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134cm" svg:height="16.887cm" svg:x="10.078cm" svg:y="0.267cm">
            <draw:object draw:notify-on-update-of-ranges="Sheet1.C1:Sheet1.C1 Sheet1.C2:Sheet1.C1310 Sheet1.D1:Sheet1.D1 Sheet1.D2:Sheet1.D13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ketID</text:p>
          </table:table-cell>
          <table:table-cell office:value-type="string" calcext:value-type="string">
            <text:p>Transmitions</text:p>
          </table:table-cell>
          <table:table-cell office:value-type="string" calcext:value-type="string">
            <text:p>RTT</text:p>
          </table:table-cell>
          <table:table-cell office:value-type="string" calcext:value-type="string">
            <text:p>RT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0127921104431152" calcext:value-type="float">
            <text:p>0.0127921104</text:p>
          </table:table-cell>
          <table:table-cell office:value-type="float" office:value="0.0319802761077881" calcext:value-type="float">
            <text:p>0.03198027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7980709075928" calcext:value-type="float">
            <text:p>0.0127980709</text:p>
          </table:table-cell>
          <table:table-cell office:value-type="float" office:value="0.0271899402141571" calcext:value-type="float">
            <text:p>0.02718994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8078460693359" calcext:value-type="float">
            <text:p>0.0128078461</text:p>
          </table:table-cell>
          <table:table-cell office:value-type="float" office:value="0.0236075334250927" calcext:value-type="float">
            <text:p>0.02360753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8238201141357" calcext:value-type="float">
            <text:p>0.0128238201</text:p>
          </table:table-cell>
          <table:table-cell office:value-type="float" office:value="0.0209370595403016" calcext:value-type="float">
            <text:p>0.02093705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28440856933594" calcext:value-type="float">
            <text:p>0.0128440857</text:p>
          </table:table-cell>
          <table:table-cell office:value-type="float" office:value="0.0189538210979663" calcext:value-type="float">
            <text:p>0.01895382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18529796600342" calcext:value-type="float">
            <text:p>0.0118529797</text:p>
          </table:table-cell>
          <table:table-cell office:value-type="float" office:value="0.0182485993791488" calcext:value-type="float">
            <text:p>0.01824859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18489265441895" calcext:value-type="float">
            <text:p>0.0118489265</text:p>
          </table:table-cell>
          <table:table-cell office:value-type="float" office:value="0.0175894809863166" calcext:value-type="float">
            <text:p>0.01758948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28498077392578" calcext:value-type="float">
            <text:p>0.0128498077</text:p>
          </table:table-cell>
          <table:table-cell office:value-type="float" office:value="0.0166400671788551" calcext:value-type="float">
            <text:p>0.016640067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28400325775146" calcext:value-type="float">
            <text:p>0.0128400326</text:p>
          </table:table-cell>
          <table:table-cell office:value-type="float" office:value="0.0158875717032601" calcext:value-type="float">
            <text:p>0.01588757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28340721130371" calcext:value-type="float">
            <text:p>0.0128340721</text:p>
          </table:table-cell>
          <table:table-cell office:value-type="float" office:value="0.015291805427184" calcext:value-type="float">
            <text:p>0.015291805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18279457092285" calcext:value-type="float">
            <text:p>0.0118279457</text:p>
          </table:table-cell>
          <table:table-cell office:value-type="float" office:value="0.0153691730028152" calcext:value-type="float">
            <text:p>0.01536917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18241310119629" calcext:value-type="float">
            <text:p>0.011824131</text:p>
          </table:table-cell>
          <table:table-cell office:value-type="float" office:value="0.0153126199815059" calcext:value-type="float">
            <text:p>0.0153126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118260383605957" calcext:value-type="float">
            <text:p>0.0118260384</text:p>
          </table:table-cell>
          <table:table-cell office:value-type="float" office:value="0.0151648228509198" calcext:value-type="float">
            <text:p>0.015164822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118238925933838" calcext:value-type="float">
            <text:p>0.0118238926</text:p>
          </table:table-cell>
          <table:table-cell office:value-type="float" office:value="0.0149653715149605" calcext:value-type="float">
            <text:p>0.01496537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118169784545898" calcext:value-type="float">
            <text:p>0.0118169785</text:p>
          </table:table-cell>
          <table:table-cell office:value-type="float" office:value="0.0147423602308826" calcext:value-type="float">
            <text:p>0.01474236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18029117584229" calcext:value-type="float">
            <text:p>0.0118029118</text:p>
          </table:table-cell>
          <table:table-cell office:value-type="float" office:value="0.0145168992543435" calcext:value-type="float">
            <text:p>0.014516899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117959976196289" calcext:value-type="float">
            <text:p>0.0117959976</text:p>
          </table:table-cell>
          <table:table-cell office:value-type="float" office:value="0.0142901782506868" calcext:value-type="float">
            <text:p>0.014290178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17900371551514" calcext:value-type="float">
            <text:p>0.0117900372</text:p>
          </table:table-cell>
          <table:table-cell office:value-type="float" office:value="0.0140686648537345" calcext:value-type="float">
            <text:p>0.014068664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117349624633789" calcext:value-type="float">
            <text:p>0.0117349625</text:p>
          </table:table-cell>
          <table:table-cell office:value-type="float" office:value="0.0139002799267046" calcext:value-type="float">
            <text:p>0.01390027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1646032333374" calcext:value-type="float">
            <text:p>0.0116460323</text:p>
          </table:table-cell>
          <table:table-cell office:value-type="float" office:value="0.0137999250113667" calcext:value-type="float">
            <text:p>0.01379992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126180648803711" calcext:value-type="float">
            <text:p>0.0126180649</text:p>
          </table:table-cell>
          <table:table-cell office:value-type="float" office:value="0.0140397503715911" calcext:value-type="float">
            <text:p>0.014039750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0125529766082764" calcext:value-type="float">
            <text:p>0.0125529766</text:p>
          </table:table-cell>
          <table:table-cell office:value-type="float" office:value="0.0140794837865311" calcext:value-type="float">
            <text:p>0.01407948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0124788284301758" calcext:value-type="float">
            <text:p>0.0124788284</text:p>
          </table:table-cell>
          <table:table-cell office:value-type="float" office:value="0.0139744387904019" calcext:value-type="float">
            <text:p>0.01397443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0126321315765381" calcext:value-type="float">
            <text:p>0.0126321316</text:p>
          </table:table-cell>
          <table:table-cell office:value-type="float" office:value="0.0140312312275926" calcext:value-type="float">
            <text:p>0.01403123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126240253448486" calcext:value-type="float">
            <text:p>0.0126240253</text:p>
          </table:table-cell>
          <table:table-cell office:value-type="float" office:value="0.014015659889753" calcext:value-type="float">
            <text:p>0.014015659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126550197601318" calcext:value-type="float">
            <text:p>0.0126550198</text:p>
          </table:table-cell>
          <table:table-cell office:value-type="float" office:value="0.013996821336961" calcext:value-type="float">
            <text:p>0.013996821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0128018856048584" calcext:value-type="float">
            <text:p>0.0128018856</text:p>
          </table:table-cell>
          <table:table-cell office:value-type="float" office:value="0.0141077513127328" calcext:value-type="float">
            <text:p>0.01410775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0117990970611572" calcext:value-type="float">
            <text:p>0.0117990971</text:p>
          </table:table-cell>
          <table:table-cell office:value-type="float" office:value="0.0141978529641056" calcext:value-type="float">
            <text:p>0.0141978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1180100440979" calcext:value-type="float">
            <text:p>0.0118010044</text:p>
          </table:table-cell>
          <table:table-cell office:value-type="float" office:value="0.0141803521207982" calcext:value-type="float">
            <text:p>0.014180352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17969512939453" calcext:value-type="float">
            <text:p>0.0117969513</text:p>
          </table:table-cell>
          <table:table-cell office:value-type="float" office:value="0.0140980590527728" calcext:value-type="float">
            <text:p>0.01409805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0127861499786377" calcext:value-type="float">
            <text:p>0.01278615</text:p>
          </table:table-cell>
          <table:table-cell office:value-type="float" office:value="0.0142861264695156" calcext:value-type="float">
            <text:p>0.014286126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127959251403809" calcext:value-type="float">
            <text:p>0.0127959251</text:p>
          </table:table-cell>
          <table:table-cell office:value-type="float" office:value="0.0143736685033742" calcext:value-type="float">
            <text:p>0.014373668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0127971172332764" calcext:value-type="float">
            <text:p>0.0127971172</text:p>
          </table:table-cell>
          <table:table-cell office:value-type="float" office:value="0.0143831545875079" calcext:value-type="float">
            <text:p>0.014383154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27949714660645" calcext:value-type="float">
            <text:p>0.0127949715</text:p>
          </table:table-cell>
          <table:table-cell office:value-type="float" office:value="0.0143374021747874" calcext:value-type="float">
            <text:p>0.01433740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127949714660645" calcext:value-type="float">
            <text:p>0.0127949715</text:p>
          </table:table-cell>
          <table:table-cell office:value-type="float" office:value="0.014259176194292" calcext:value-type="float">
            <text:p>0.014259176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127780437469482" calcext:value-type="float">
            <text:p>0.0127780437</text:p>
          </table:table-cell>
          <table:table-cell office:value-type="float" office:value="0.0141430403128291" calcext:value-type="float">
            <text:p>0.014143040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12761116027832" calcext:value-type="float">
            <text:p>0.012761116</text:p>
          </table:table-cell>
          <table:table-cell office:value-type="float" office:value="0.0140051263139295" calcext:value-type="float">
            <text:p>0.014005126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127580165863037" calcext:value-type="float">
            <text:p>0.0127580166</text:p>
          </table:table-cell>
          <table:table-cell office:value-type="float" office:value="0.0138722580589917" calcext:value-type="float">
            <text:p>0.013872258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37580216268105" calcext:value-type="float">
            <text:p>0.013758021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127661228179932" calcext:value-type="float">
            <text:p>0.0127661228</text:p>
          </table:table-cell>
          <table:table-cell office:value-type="float" office:value="0.0136533609820205" calcext:value-type="float">
            <text:p>0.01365336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1754035949707" calcext:value-type="float">
            <text:p>0.0117540359</text:p>
          </table:table-cell>
          <table:table-cell office:value-type="float" office:value="0.0141558991361729" calcext:value-type="float">
            <text:p>0.014155899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127551555633545" calcext:value-type="float">
            <text:p>0.0127551556</text:p>
          </table:table-cell>
          <table:table-cell office:value-type="float" office:value="0.0140165387215861" calcext:value-type="float">
            <text:p>0.014016538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127480030059814" calcext:value-type="float">
            <text:p>0.012748003</text:p>
          </table:table-cell>
          <table:table-cell office:value-type="float" office:value="0.0138776185987741" calcext:value-type="float">
            <text:p>0.013877618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127449035644531" calcext:value-type="float">
            <text:p>0.0127449036</text:p>
          </table:table-cell>
          <table:table-cell office:value-type="float" office:value="0.0137476649091846" calcext:value-type="float">
            <text:p>0.013747664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12747049331665" calcext:value-type="float">
            <text:p>0.0127470493</text:p>
          </table:table-cell>
          <table:table-cell office:value-type="float" office:value="0.013633460496482" calcext:value-type="float">
            <text:p>0.013633460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117630958557129" calcext:value-type="float">
            <text:p>0.0117630959</text:p>
          </table:table-cell>
          <table:table-cell office:value-type="float" office:value="0.0141198738298489" calcext:value-type="float">
            <text:p>0.014119873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17719173431396" calcext:value-type="float">
            <text:p>0.0117719173</text:p>
          </table:table-cell>
          <table:table-cell office:value-type="float" office:value="0.0143577144666808" calcext:value-type="float">
            <text:p>0.014357714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117769241333008" calcext:value-type="float">
            <text:p>0.0117769241</text:p>
          </table:table-cell>
          <table:table-cell office:value-type="float" office:value="0.0144286102831" calcext:value-type="float">
            <text:p>0.014428610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117769241333008" calcext:value-type="float">
            <text:p>0.0117769241</text:p>
          </table:table-cell>
          <table:table-cell office:value-type="float" office:value="0.014392270470444" calcext:value-type="float">
            <text:p>0.014392270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27677917480469" calcext:value-type="float">
            <text:p>0.0127677917</text:p>
          </table:table-cell>
          <table:table-cell office:value-type="float" office:value="0.0144267362789296" calcext:value-type="float">
            <text:p>0.014426736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117661952972412" calcext:value-type="float">
            <text:p>0.0117661953</text:p>
          </table:table-cell>
          <table:table-cell office:value-type="float" office:value="0.0143927383654434" calcext:value-type="float">
            <text:p>0.01439273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11768102645874" calcext:value-type="float">
            <text:p>0.0117681026</text:p>
          </table:table-cell>
          <table:table-cell office:value-type="float" office:value="0.014286678833783" calcext:value-type="float">
            <text:p>0.014286678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117650032043457" calcext:value-type="float">
            <text:p>0.0117650032</text:p>
          </table:table-cell>
          <table:table-cell office:value-type="float" office:value="0.014141083771596" calcext:value-type="float">
            <text:p>0.014141083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117671489715576" calcext:value-type="float">
            <text:p>0.011767149</text:p>
          </table:table-cell>
          <table:table-cell office:value-type="float" office:value="0.0139694069479988" calcext:value-type="float">
            <text:p>0.013969406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117900371551514" calcext:value-type="float">
            <text:p>0.0117900372</text:p>
          </table:table-cell>
          <table:table-cell office:value-type="float" office:value="0.0137678963101048" calcext:value-type="float">
            <text:p>0.013767896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127520561218262" calcext:value-type="float">
            <text:p>0.0127520561</text:p>
          </table:table-cell>
          <table:table-cell office:value-type="float" office:value="0.0141220464879648" calcext:value-type="float">
            <text:p>0.014122046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17518901824951" calcext:value-type="float">
            <text:p>0.0117518902</text:p>
          </table:table-cell>
          <table:table-cell office:value-type="float" office:value="0.013970570090299" calcext:value-type="float">
            <text:p>0.013970570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117568969726563" calcext:value-type="float">
            <text:p>0.011756897</text:p>
          </table:table-cell>
          <table:table-cell office:value-type="float" office:value="0.0137974490158209" calcext:value-type="float">
            <text:p>0.01379744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117659568786621" calcext:value-type="float">
            <text:p>0.0117659569</text:p>
          </table:table-cell>
          <table:table-cell office:value-type="float" office:value="0.0136121436415906" calcext:value-type="float">
            <text:p>0.013612143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117418766021729" calcext:value-type="float">
            <text:p>0.0117418766</text:p>
          </table:table-cell>
          <table:table-cell office:value-type="float" office:value="0.0134539138953386" calcext:value-type="float">
            <text:p>0.013453913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125911235809326" calcext:value-type="float">
            <text:p>0.0125911236</text:p>
          </table:table-cell>
          <table:table-cell office:value-type="float" office:value="0.0137707864000058" calcext:value-type="float">
            <text:p>0.01377078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125949382781982" calcext:value-type="float">
            <text:p>0.0125949383</text:p>
          </table:table-cell>
          <table:table-cell office:value-type="float" office:value="0.0139461610525215" calcext:value-type="float">
            <text:p>0.01394616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125889778137207" calcext:value-type="float">
            <text:p>0.0125889778</text:p>
          </table:table-cell>
          <table:table-cell office:value-type="float" office:value="0.014012319434" calcext:value-type="float">
            <text:p>0.014012319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25827789306641" calcext:value-type="float">
            <text:p>0.0125827789</text:p>
          </table:table-cell>
          <table:table-cell office:value-type="float" office:value="0.0140042827027729" calcext:value-type="float">
            <text:p>0.014004282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116031169891357" calcext:value-type="float">
            <text:p>0.011603117</text:p>
          </table:table-cell>
          <table:table-cell office:value-type="float" office:value="0.0141130940146503" calcext:value-type="float">
            <text:p>0.01411309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127410888671875" calcext:value-type="float">
            <text:p>0.0127410889</text:p>
          </table:table-cell>
          <table:table-cell office:value-type="float" office:value="0.0142832343117181" calcext:value-type="float">
            <text:p>0.014283234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127379894256592" calcext:value-type="float">
            <text:p>0.0127379894</text:p>
          </table:table-cell>
          <table:table-cell office:value-type="float" office:value="0.0143432099648079" calcext:value-type="float">
            <text:p>0.0143432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127370357513428" calcext:value-type="float">
            <text:p>0.0127370358</text:p>
          </table:table-cell>
          <table:table-cell office:value-type="float" office:value="0.0143313329616938" calcext:value-type="float">
            <text:p>0.01433133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127429962158203" calcext:value-type="float">
            <text:p>0.0127429962</text:p>
          </table:table-cell>
          <table:table-cell office:value-type="float" office:value="0.0142804224131139" calcext:value-type="float">
            <text:p>0.014280422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127420425415039" calcext:value-type="float">
            <text:p>0.0127420425</text:p>
          </table:table-cell>
          <table:table-cell office:value-type="float" office:value="0.0141978949133369" calcext:value-type="float">
            <text:p>0.014197894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127229690551758" calcext:value-type="float">
            <text:p>0.0127229691</text:p>
          </table:table-cell>
          <table:table-cell office:value-type="float" office:value="0.0140767831828694" calcext:value-type="float">
            <text:p>0.014076783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127239227294922" calcext:value-type="float">
            <text:p>0.0127239227</text:p>
          </table:table-cell>
          <table:table-cell office:value-type="float" office:value="0.0139560698018656" calcext:value-type="float">
            <text:p>0.013956069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127279758453369" calcext:value-type="float">
            <text:p>0.0127279758</text:p>
          </table:table-cell>
          <table:table-cell office:value-type="float" office:value="0.0138429068048955" calcext:value-type="float">
            <text:p>0.013842906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127420425415039" calcext:value-type="float">
            <text:p>0.0127420425</text:p>
          </table:table-cell>
          <table:table-cell office:value-type="float" office:value="0.0137496270288356" calcext:value-type="float">
            <text:p>0.01374962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127439498901367" calcext:value-type="float">
            <text:p>0.0127439499</text:p>
          </table:table-cell>
          <table:table-cell office:value-type="float" office:value="0.013659070927779" calcext:value-type="float">
            <text:p>0.013659070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0127401351928711" calcext:value-type="float">
            <text:p>0.0127401352</text:p>
          </table:table-cell>
          <table:table-cell office:value-type="float" office:value="0.0135667544196105" calcext:value-type="float">
            <text:p>0.013566754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127379894256592" calcext:value-type="float">
            <text:p>0.0127379894</text:p>
          </table:table-cell>
          <table:table-cell office:value-type="float" office:value="0.0134779258721759" calcext:value-type="float">
            <text:p>0.013477925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0127360820770264" calcext:value-type="float">
            <text:p>0.0127360821</text:p>
          </table:table-cell>
          <table:table-cell office:value-type="float" office:value="0.0133943633567564" calcext:value-type="float">
            <text:p>0.013394363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0127129554748535" calcext:value-type="float">
            <text:p>0.0127129555</text:p>
          </table:table-cell>
          <table:table-cell office:value-type="float" office:value="0.0132929367385763" calcext:value-type="float">
            <text:p>0.013292936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27100944519043" calcext:value-type="float">
            <text:p>0.0127100945</text:p>
          </table:table-cell>
          <table:table-cell office:value-type="float" office:value="0.0132050324550864" calcext:value-type="float">
            <text:p>0.013205032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117030143737793" calcext:value-type="float">
            <text:p>0.0117030144</text:p>
          </table:table-cell>
          <table:table-cell office:value-type="float" office:value="0.0138974609484499" calcext:value-type="float">
            <text:p>0.013897460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12688159942627" calcext:value-type="float">
            <text:p>0.0126881599</text:p>
          </table:table-cell>
          <table:table-cell office:value-type="float" office:value="0.0137303503243078" calcext:value-type="float">
            <text:p>0.013730350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126891136169434" calcext:value-type="float">
            <text:p>0.0126891136</text:p>
          </table:table-cell>
          <table:table-cell office:value-type="float" office:value="0.0135891884113929" calcext:value-type="float">
            <text:p>0.013589188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0126969814300537" calcext:value-type="float">
            <text:p>0.0126969814</text:p>
          </table:table-cell>
          <table:table-cell office:value-type="float" office:value="0.0134772748584652" calcext:value-type="float">
            <text:p>0.013477274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127010345458984" calcext:value-type="float">
            <text:p>0.0127010345</text:p>
          </table:table-cell>
          <table:table-cell office:value-type="float" office:value="0.0133840071750438" calcext:value-type="float">
            <text:p>0.013384007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0115530490875244" calcext:value-type="float">
            <text:p>0.0115530491</text:p>
          </table:table-cell>
          <table:table-cell office:value-type="float" office:value="0.0141043598497744" calcext:value-type="float">
            <text:p>0.014104359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125329494476318" calcext:value-type="float">
            <text:p>0.0125329494</text:p>
          </table:table-cell>
          <table:table-cell office:value-type="float" office:value="0.0137671628749729" calcext:value-type="float">
            <text:p>0.01376716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125300884246826" calcext:value-type="float">
            <text:p>0.0125300884</text:p>
          </table:table-cell>
          <table:table-cell office:value-type="float" office:value="0.0135040895398371" calcext:value-type="float">
            <text:p>0.013504089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.0125241279602051" calcext:value-type="float">
            <text:p>0.012524128</text:p>
          </table:table-cell>
          <table:table-cell office:value-type="float" office:value="0.0132943046062684" calcext:value-type="float">
            <text:p>0.013294304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12545108795166" calcext:value-type="float">
            <text:p>0.0125451088</text:p>
          </table:table-cell>
          <table:table-cell office:value-type="float" office:value="0.0131561686627556" calcext:value-type="float">
            <text:p>0.013156168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116980075836182" calcext:value-type="float">
            <text:p>0.0116980076</text:p>
          </table:table-cell>
          <table:table-cell office:value-type="float" office:value="0.013689308870542" calcext:value-type="float">
            <text:p>0.013689308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1373291015625" calcext:value-type="float">
            <text:p>0.0137329102</text:p>
          </table:table-cell>
          <table:table-cell office:value-type="float" office:value="0.0150492962692048" calcext:value-type="float">
            <text:p>0.015049296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0125999450683594" calcext:value-type="float">
            <text:p>0.0125999451</text:p>
          </table:table-cell>
          <table:table-cell office:value-type="float" office:value="0.0135952417830203" calcext:value-type="float">
            <text:p>0.013595241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126819610595703" calcext:value-type="float">
            <text:p>0.0126819611</text:p>
          </table:table-cell>
          <table:table-cell office:value-type="float" office:value="0.0135946752246134" calcext:value-type="float">
            <text:p>0.013594675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126810073852539" calcext:value-type="float">
            <text:p>0.0126810074</text:p>
          </table:table-cell>
          <table:table-cell office:value-type="float" office:value="0.0135647082193953" calcext:value-type="float">
            <text:p>0.013564708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117309093475342" calcext:value-type="float">
            <text:p>0.0117309093</text:p>
          </table:table-cell>
          <table:table-cell office:value-type="float" office:value="0.0139518625949152" calcext:value-type="float">
            <text:p>0.01395186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0127549171447754" calcext:value-type="float">
            <text:p>0.0127549171</text:p>
          </table:table-cell>
          <table:table-cell office:value-type="float" office:value="0.0139731524913445" calcext:value-type="float">
            <text:p>0.013973152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0137319564819336" calcext:value-type="float">
            <text:p>0.0137319565</text:p>
          </table:table-cell>
          <table:table-cell office:value-type="float" office:value="0.0157133056737899" calcext:value-type="float">
            <text:p>0.015713305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137391090393066" calcext:value-type="float">
            <text:p>0.013739109</text:p>
          </table:table-cell>
          <table:table-cell office:value-type="float" office:value="0.016095191310348" calcext:value-type="float">
            <text:p>0.016095191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17611885070801" calcext:value-type="float">
            <text:p>0.0117611885</text:p>
          </table:table-cell>
          <table:table-cell office:value-type="float" office:value="0.0162519870637096" calcext:value-type="float">
            <text:p>0.016251987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1173996925354" calcext:value-type="float">
            <text:p>0.0117399693</text:p>
          </table:table-cell>
          <table:table-cell office:value-type="float" office:value="0.016233113668806" calcext:value-type="float">
            <text:p>0.016233113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117418766021729" calcext:value-type="float">
            <text:p>0.0117418766</text:p>
          </table:table-cell>
          <table:table-cell office:value-type="float" office:value="0.0160786483103698" calcext:value-type="float">
            <text:p>0.016078648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127391815185547" calcext:value-type="float">
            <text:p>0.0127391815</text:p>
          </table:table-cell>
          <table:table-cell office:value-type="float" office:value="0.0154574115878212" calcext:value-type="float">
            <text:p>0.015457411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0127310752868652" calcext:value-type="float">
            <text:p>0.0127310753</text:p>
          </table:table-cell>
          <table:table-cell office:value-type="float" office:value="0.0149556607883335" calcext:value-type="float">
            <text:p>0.014955660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012706995010376" calcext:value-type="float">
            <text:p>0.012706995</text:p>
          </table:table-cell>
          <table:table-cell office:value-type="float" office:value="0.0145297782181984" calcext:value-type="float">
            <text:p>0.014529778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0117208957672119" calcext:value-type="float">
            <text:p>0.0117208958</text:p>
          </table:table-cell>
          <table:table-cell office:value-type="float" office:value="0.0147835998953628" calcext:value-type="float">
            <text:p>0.014783599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0117249488830566" calcext:value-type="float">
            <text:p>0.0117249489</text:p>
          </table:table-cell>
          <table:table-cell office:value-type="float" office:value="0.0148509143906331" calcext:value-type="float">
            <text:p>0.014850914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117218494415283" calcext:value-type="float">
            <text:p>0.0117218494</text:p>
          </table:table-cell>
          <table:table-cell office:value-type="float" office:value="0.0148001151173797" calcext:value-type="float">
            <text:p>0.014800115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127058029174805" calcext:value-type="float">
            <text:p>0.0127058029</text:p>
          </table:table-cell>
          <table:table-cell office:value-type="float" office:value="0.0146396924527919" calcext:value-type="float">
            <text:p>0.014639692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0127060413360596" calcext:value-type="float">
            <text:p>0.0127060413</text:p>
          </table:table-cell>
          <table:table-cell office:value-type="float" office:value="0.0144742492520792" calcext:value-type="float">
            <text:p>0.014474249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011713981628418" calcext:value-type="float">
            <text:p>0.0117139816</text:p>
          </table:table-cell>
          <table:table-cell office:value-type="float" office:value="0.0145425337414815" calcext:value-type="float">
            <text:p>0.014542533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.0117161273956299" calcext:value-type="float">
            <text:p>0.0117161274</text:p>
          </table:table-cell>
          <table:table-cell office:value-type="float" office:value="0.0144970756378082" calcext:value-type="float">
            <text:p>0.014497075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011707067489624" calcext:value-type="float">
            <text:p>0.0117070675</text:p>
          </table:table-cell>
          <table:table-cell office:value-type="float" office:value="0.0143882665424595" calcext:value-type="float">
            <text:p>0.014388266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117080211639404" calcext:value-type="float">
            <text:p>0.0117080212</text:p>
          </table:table-cell>
          <table:table-cell office:value-type="float" office:value="0.0142322386382091" calcext:value-type="float">
            <text:p>0.014232238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.0126979351043701" calcext:value-type="float">
            <text:p>0.0126979351</text:p>
          </table:table-cell>
          <table:table-cell office:value-type="float" office:value="0.0143650091390338" calcext:value-type="float">
            <text:p>0.014365009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117127895355225" calcext:value-type="float">
            <text:p>0.0117127895</text:p>
          </table:table-cell>
          <table:table-cell office:value-type="float" office:value="0.0142293533207895" calcext:value-type="float">
            <text:p>0.014229353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.0117230415344238" calcext:value-type="float">
            <text:p>0.0117230415</text:p>
          </table:table-cell>
          <table:table-cell office:value-type="float" office:value="0.0140527160727384" calcext:value-type="float">
            <text:p>0.014052716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117290019989014" calcext:value-type="float">
            <text:p>0.011729002</text:p>
          </table:table-cell>
          <table:table-cell office:value-type="float" office:value="0.0138587801429647" calcext:value-type="float">
            <text:p>0.013858780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117301940917969" calcext:value-type="float">
            <text:p>0.0117301941</text:p>
          </table:table-cell>
          <table:table-cell office:value-type="float" office:value="0.0136639110407651" calcext:value-type="float">
            <text:p>0.0136639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127129554748535" calcext:value-type="float">
            <text:p>0.0127129555</text:p>
          </table:table-cell>
          <table:table-cell office:value-type="float" office:value="0.0140565523439197" calcext:value-type="float">
            <text:p>0.014056552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127098560333252" calcext:value-type="float">
            <text:p>0.012709856</text:p>
          </table:table-cell>
          <table:table-cell office:value-type="float" office:value="0.0142687489252373" calcext:value-type="float">
            <text:p>0.014268748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127041339874268" calcext:value-type="float">
            <text:p>0.012704134</text:p>
          </table:table-cell>
          <table:table-cell office:value-type="float" office:value="0.0143528502272189" calcext:value-type="float">
            <text:p>0.014352850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117118358612061" calcext:value-type="float">
            <text:p>0.0117118359</text:p>
          </table:table-cell>
          <table:table-cell office:value-type="float" office:value="0.0142742701117254" calcext:value-type="float">
            <text:p>0.014274270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117220878601074" calcext:value-type="float">
            <text:p>0.0117220879</text:p>
          </table:table-cell>
          <table:table-cell office:value-type="float" office:value="0.0141336553415654" calcext:value-type="float">
            <text:p>0.014133655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126910209655762" calcext:value-type="float">
            <text:p>0.012691021</text:p>
          </table:table-cell>
          <table:table-cell office:value-type="float" office:value="0.0142822839253466" calcext:value-type="float">
            <text:p>0.014282283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0127010345458984" calcext:value-type="float">
            <text:p>0.0127010345</text:p>
          </table:table-cell>
          <table:table-cell office:value-type="float" office:value="0.0143413597438227" calcext:value-type="float">
            <text:p>0.014341359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127019882202148" calcext:value-type="float">
            <text:p>0.0127019882</text:p>
          </table:table-cell>
          <table:table-cell office:value-type="float" office:value="0.0143299409708685" calcext:value-type="float">
            <text:p>0.01432994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126879215240479" calcext:value-type="float">
            <text:p>0.0126879215</text:p>
          </table:table-cell>
          <table:table-cell office:value-type="float" office:value="0.0142557488444715" calcext:value-type="float">
            <text:p>0.014255748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116991996765137" calcext:value-type="float">
            <text:p>0.0116991997</text:p>
          </table:table-cell>
          <table:table-cell office:value-type="float" office:value="0.0143505718037363" calcext:value-type="float">
            <text:p>0.014350571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116920471191406" calcext:value-type="float">
            <text:p>0.0116920471</text:p>
          </table:table-cell>
          <table:table-cell office:value-type="float" office:value="0.0143362024794796" calcext:value-type="float">
            <text:p>0.014336202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126619338989258" calcext:value-type="float">
            <text:p>0.0126619339</text:p>
          </table:table-cell>
          <table:table-cell office:value-type="float" office:value="0.0143237469541848" calcext:value-type="float">
            <text:p>0.01432374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126619338989258" calcext:value-type="float">
            <text:p>0.0126619339</text:p>
          </table:table-cell>
          <table:table-cell office:value-type="float" office:value="0.0142636413577333" calcext:value-type="float">
            <text:p>0.014263641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126638412475586" calcext:value-type="float">
            <text:p>0.0126638412</text:p>
          </table:table-cell>
          <table:table-cell office:value-type="float" office:value="0.0141762894691862" calcext:value-type="float">
            <text:p>0.014176289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126721858978271" calcext:value-type="float">
            <text:p>0.0126721859</text:p>
          </table:table-cell>
          <table:table-cell office:value-type="float" office:value="0.0140810885169534" calcext:value-type="float">
            <text:p>0.014081088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116817951202393" calcext:value-type="float">
            <text:p>0.0116817951</text:p>
          </table:table-cell>
          <table:table-cell office:value-type="float" office:value="0.0142795267343784" calcext:value-type="float">
            <text:p>0.014279526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26609802246094" calcext:value-type="float">
            <text:p>0.0126609802</text:p>
          </table:table-cell>
          <table:table-cell office:value-type="float" office:value="0.0141884157293215" calcext:value-type="float">
            <text:p>0.014188415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126690864562988" calcext:value-type="float">
            <text:p>0.0126690865</text:p>
          </table:table-cell>
          <table:table-cell office:value-type="float" office:value="0.0140900112833813" calcext:value-type="float">
            <text:p>0.014090011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0126621723175049" calcext:value-type="float">
            <text:p>0.0126621723</text:p>
          </table:table-cell>
          <table:table-cell office:value-type="float" office:value="0.0139732510587435" calcext:value-type="float">
            <text:p>0.013973251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126621723175049" calcext:value-type="float">
            <text:p>0.0126621723</text:p>
          </table:table-cell>
          <table:table-cell office:value-type="float" office:value="0.0138556559506613" calcext:value-type="float">
            <text:p>0.01385565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116839408874512" calcext:value-type="float">
            <text:p>0.0116839409</text:p>
          </table:table-cell>
          <table:table-cell office:value-type="float" office:value="0.0141767911442883" calcext:value-type="float">
            <text:p>0.014176791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126650333404541" calcext:value-type="float">
            <text:p>0.0126650333</text:p>
          </table:table-cell>
          <table:table-cell office:value-type="float" office:value="0.0140692640617622" calcext:value-type="float">
            <text:p>0.014069264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126709938049316" calcext:value-type="float">
            <text:p>0.0126709938</text:p>
          </table:table-cell>
          <table:table-cell office:value-type="float" office:value="0.0139615227263508" calcext:value-type="float">
            <text:p>0.013961522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126848220825195" calcext:value-type="float">
            <text:p>0.0126848221</text:p>
          </table:table-cell>
          <table:table-cell office:value-type="float" office:value="0.0138660452584791" calcext:value-type="float">
            <text:p>0.013866045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126791000366211" calcext:value-type="float">
            <text:p>0.0126791</text:p>
          </table:table-cell>
          <table:table-cell office:value-type="float" office:value="0.0137600376443038" calcext:value-type="float">
            <text:p>0.013760037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116980075836182" calcext:value-type="float">
            <text:p>0.0116980076</text:p>
          </table:table-cell>
          <table:table-cell office:value-type="float" office:value="0.0141336893610603" calcext:value-type="float">
            <text:p>0.014133689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127899646759033" calcext:value-type="float">
            <text:p>0.0127899647</text:p>
          </table:table-cell>
          <table:table-cell office:value-type="float" office:value="0.0141480983904585" calcext:value-type="float">
            <text:p>0.014148098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128161907196045" calcext:value-type="float">
            <text:p>0.0128161907</text:p>
          </table:table-cell>
          <table:table-cell office:value-type="float" office:value="0.014144616936585" calcext:value-type="float">
            <text:p>0.014144616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128128528594971" calcext:value-type="float">
            <text:p>0.0128128529</text:p>
          </table:table-cell>
          <table:table-cell office:value-type="float" office:value="0.0140970638205791" calcext:value-type="float">
            <text:p>0.014097063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28219127655029" calcext:value-type="float">
            <text:p>0.0128219128</text:p>
          </table:table-cell>
          <table:table-cell office:value-type="float" office:value="0.0140359178899229" calcext:value-type="float">
            <text:p>0.014035917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128309726715088" calcext:value-type="float">
            <text:p>0.0128309727</text:p>
          </table:table-cell>
          <table:table-cell office:value-type="float" office:value="0.0139680456070483" calcext:value-type="float">
            <text:p>0.013968045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117459297180176" calcext:value-type="float">
            <text:p>0.0117459297</text:p>
          </table:table-cell>
          <table:table-cell office:value-type="float" office:value="0.0143706554330232" calcext:value-type="float">
            <text:p>0.014370655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117230415344238" calcext:value-type="float">
            <text:p>0.0117230415</text:p>
          </table:table-cell>
          <table:table-cell office:value-type="float" office:value="0.0145728726133698" calcext:value-type="float">
            <text:p>0.014572872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117189884185791" calcext:value-type="float">
            <text:p>0.0117189884</text:p>
          </table:table-cell>
          <table:table-cell office:value-type="float" office:value="0.0146200668931194" calcext:value-type="float">
            <text:p>0.014620066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117089748382568" calcext:value-type="float">
            <text:p>0.0117089748</text:p>
          </table:table-cell>
          <table:table-cell office:value-type="float" office:value="0.0145691413196576" calcext:value-type="float">
            <text:p>0.014569141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126760005950928" calcext:value-type="float">
            <text:p>0.0126760006</text:p>
          </table:table-cell>
          <table:table-cell office:value-type="float" office:value="0.0144813713900195" calcext:value-type="float">
            <text:p>0.014481371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116760730743408" calcext:value-type="float">
            <text:p>0.0116760731</text:p>
          </table:table-cell>
          <table:table-cell office:value-type="float" office:value="0.0144712606140048" calcext:value-type="float">
            <text:p>0.014471260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116698741912842" calcext:value-type="float">
            <text:p>0.0116698742</text:p>
          </table:table-cell>
          <table:table-cell office:value-type="float" office:value="0.0143826998293052" calcext:value-type="float">
            <text:p>0.014382699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116729736328125" calcext:value-type="float">
            <text:p>0.0116729736</text:p>
          </table:table-cell>
          <table:table-cell office:value-type="float" office:value="0.0142370940018206" calcext:value-type="float">
            <text:p>0.01423709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116779804229736" calcext:value-type="float">
            <text:p>0.0116779804</text:p>
          </table:table-cell>
          <table:table-cell office:value-type="float" office:value="0.0140570304746114" calcext:value-type="float">
            <text:p>0.014057030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125100612640381" calcext:value-type="float">
            <text:p>0.0125100613</text:p>
          </table:table-cell>
          <table:table-cell office:value-type="float" office:value="0.0140854974008492" calcext:value-type="float">
            <text:p>0.014085497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115289688110352" calcext:value-type="float">
            <text:p>0.0115289688</text:p>
          </table:table-cell>
          <table:table-cell office:value-type="float" office:value="0.0140829838805327" calcext:value-type="float">
            <text:p>0.014082983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115358829498291" calcext:value-type="float">
            <text:p>0.0115358829</text:p>
          </table:table-cell>
          <table:table-cell office:value-type="float" office:value="0.0139954715404586" calcext:value-type="float">
            <text:p>0.013995471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115430355072021" calcext:value-type="float">
            <text:p>0.0115430355</text:p>
          </table:table-cell>
          <table:table-cell office:value-type="float" office:value="0.0138549209361264" calcext:value-type="float">
            <text:p>0.013854920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115468502044678" calcext:value-type="float">
            <text:p>0.0115468502</text:p>
          </table:table-cell>
          <table:table-cell office:value-type="float" office:value="0.013687100322272" calcext:value-type="float">
            <text:p>0.013687100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126278400421143" calcext:value-type="float">
            <text:p>0.01262784</text:p>
          </table:table-cell>
          <table:table-cell office:value-type="float" office:value="0.0140896700215072" calcext:value-type="float">
            <text:p>0.0140896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1149582862854" calcext:value-type="float">
            <text:p>0.0114958286</text:p>
          </table:table-cell>
          <table:table-cell office:value-type="float" office:value="0.0139639146481025" calcext:value-type="float">
            <text:p>0.013963914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114920139312744" calcext:value-type="float">
            <text:p>0.0114920139</text:p>
          </table:table-cell>
          <table:table-cell office:value-type="float" office:value="0.0138075978563017" calcext:value-type="float">
            <text:p>0.013807597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11497974395752" calcext:value-type="float">
            <text:p>0.0114979744</text:p>
          </table:table-cell>
          <table:table-cell office:value-type="float" office:value="0.0136274375576075" calcext:value-type="float">
            <text:p>0.013627437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114960670471191" calcext:value-type="float">
            <text:p>0.011496067</text:p>
          </table:table-cell>
          <table:table-cell office:value-type="float" office:value="0.0134443305678351" calcext:value-type="float">
            <text:p>0.013444330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123419761657715" calcext:value-type="float">
            <text:p>0.0123419762</text:p>
          </table:table-cell>
          <table:table-cell office:value-type="float" office:value="0.0136708979148256" calcext:value-type="float">
            <text:p>0.013670897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115089416503906" calcext:value-type="float">
            <text:p>0.0115089417</text:p>
          </table:table-cell>
          <table:table-cell office:value-type="float" office:value="0.0135026472375756" calcext:value-type="float">
            <text:p>0.013502647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115101337432861" calcext:value-type="float">
            <text:p>0.0115101337</text:p>
          </table:table-cell>
          <table:table-cell office:value-type="float" office:value="0.0133288863497472" calcext:value-type="float">
            <text:p>0.013328886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115110874176025" calcext:value-type="float">
            <text:p>0.0115110874</text:p>
          </table:table-cell>
          <table:table-cell office:value-type="float" office:value="0.0131571852831311" calcext:value-type="float">
            <text:p>0.013157185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115110874176025" calcext:value-type="float">
            <text:p>0.0115110874</text:p>
          </table:table-cell>
          <table:table-cell office:value-type="float" office:value="0.0129930658998665" calcext:value-type="float">
            <text:p>0.012993065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116410255432129" calcext:value-type="float">
            <text:p>0.0116410255</text:p>
          </table:table-cell>
          <table:table-cell office:value-type="float" office:value="0.0127253548671193" calcext:value-type="float">
            <text:p>0.012725354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114991664886475" calcext:value-type="float">
            <text:p>0.0114991665</text:p>
          </table:table-cell>
          <table:table-cell office:value-type="float" office:value="0.0126399108832516" calcext:value-type="float">
            <text:p>0.012639910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115001201629639" calcext:value-type="float">
            <text:p>0.0115001202</text:p>
          </table:table-cell>
          <table:table-cell office:value-type="float" office:value="0.0125473555414802" calcext:value-type="float">
            <text:p>0.012547355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115079879760742" calcext:value-type="float">
            <text:p>0.011507988</text:p>
          </table:table-cell>
          <table:table-cell office:value-type="float" office:value="0.0124470056563925" calcext:value-type="float">
            <text:p>0.012447005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124220848083496" calcext:value-type="float">
            <text:p>0.0124220848</text:p>
          </table:table-cell>
          <table:table-cell office:value-type="float" office:value="0.0131320670016932" calcext:value-type="float">
            <text:p>0.01313206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123360157012939" calcext:value-type="float">
            <text:p>0.0123360157</text:p>
          </table:table-cell>
          <table:table-cell office:value-type="float" office:value="0.0134626238205672" calcext:value-type="float">
            <text:p>0.013462623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114970207214356" calcext:value-type="float">
            <text:p>0.0114970207</text:p>
          </table:table-cell>
          <table:table-cell office:value-type="float" office:value="0.0133193265486545" calcext:value-type="float">
            <text:p>0.013319326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11497974395752" calcext:value-type="float">
            <text:p>0.0114979744</text:p>
          </table:table-cell>
          <table:table-cell office:value-type="float" office:value="0.0131675061918343" calcext:value-type="float">
            <text:p>0.013167506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115120410919189" calcext:value-type="float">
            <text:p>0.0115120411</text:p>
          </table:table-cell>
          <table:table-cell office:value-type="float" office:value="0.0130033928548974" calcext:value-type="float">
            <text:p>0.013003392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125930309295654" calcext:value-type="float">
            <text:p>0.0125930309</text:p>
          </table:table-cell>
          <table:table-cell office:value-type="float" office:value="0.0136766977320043" calcext:value-type="float">
            <text:p>0.013676697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114998817443848" calcext:value-type="float">
            <text:p>0.0114998817</text:p>
          </table:table-cell>
          <table:table-cell office:value-type="float" office:value="0.0134894042901827" calcext:value-type="float">
            <text:p>0.013489404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115001201629639" calcext:value-type="float">
            <text:p>0.0115001202</text:p>
          </table:table-cell>
          <table:table-cell office:value-type="float" office:value="0.0133041117731744" calcext:value-type="float">
            <text:p>0.013304111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115070343017578" calcext:value-type="float">
            <text:p>0.0115070343</text:p>
          </table:table-cell>
          <table:table-cell office:value-type="float" office:value="0.013120088949624" calcext:value-type="float">
            <text:p>0.013120088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12484073638916" calcext:value-type="float">
            <text:p>0.0124840736</text:p>
          </table:table-cell>
          <table:table-cell office:value-type="float" office:value="0.0136354795326426" calcext:value-type="float">
            <text:p>0.013635479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125970840454102" calcext:value-type="float">
            <text:p>0.012597084</text:p>
          </table:table-cell>
          <table:table-cell office:value-type="float" office:value="0.0140648598758756" calcext:value-type="float">
            <text:p>0.014064859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116450786590576" calcext:value-type="float">
            <text:p>0.0116450787</text:p>
          </table:table-cell>
          <table:table-cell office:value-type="float" office:value="0.0137558190143965" calcext:value-type="float">
            <text:p>0.01375581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.0116209983825684" calcext:value-type="float">
            <text:p>0.0116209984</text:p>
          </table:table-cell>
          <table:table-cell office:value-type="float" office:value="0.0135960940896675" calcext:value-type="float">
            <text:p>0.013596094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115342140197754" calcext:value-type="float">
            <text:p>0.011534214</text:p>
          </table:table-cell>
          <table:table-cell office:value-type="float" office:value="0.0135840568723185" calcext:value-type="float">
            <text:p>0.013584056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40083829799242" calcext:value-type="float">
            <text:p>0.01400838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126140117645264" calcext:value-type="float">
            <text:p>0.0126140118</text:p>
          </table:table-cell>
          <table:table-cell office:value-type="float" office:value="0.0142597014177755" calcext:value-type="float">
            <text:p>0.014259701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11631965637207" calcext:value-type="float">
            <text:p>0.0116319656</text:p>
          </table:table-cell>
          <table:table-cell office:value-type="float" office:value="0.0140326692189543" calcext:value-type="float">
            <text:p>0.014032669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116457939147949" calcext:value-type="float">
            <text:p>0.0116457939</text:p>
          </table:table-cell>
          <table:table-cell office:value-type="float" office:value="0.0137965576086588" calcext:value-type="float">
            <text:p>0.013796557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126209259033203" calcext:value-type="float">
            <text:p>0.0126209259</text:p>
          </table:table-cell>
          <table:table-cell office:value-type="float" office:value="0.0139935179558354" calcext:value-type="float">
            <text:p>0.01399351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126290321350098" calcext:value-type="float">
            <text:p>0.0126290321</text:p>
          </table:table-cell>
          <table:table-cell office:value-type="float" office:value="0.0142205533770177" calcext:value-type="float">
            <text:p>0.014220553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116469860076904" calcext:value-type="float">
            <text:p>0.011646986</text:p>
          </table:table-cell>
          <table:table-cell office:value-type="float" office:value="0.0140427869419829" calcext:value-type="float">
            <text:p>0.014042786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16579532623291" calcext:value-type="float">
            <text:p>0.0116579533</text:p>
          </table:table-cell>
          <table:table-cell office:value-type="float" office:value="0.0138416625919858" calcext:value-type="float">
            <text:p>0.013841662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0116679668426514" calcext:value-type="float">
            <text:p>0.0116679668</text:p>
          </table:table-cell>
          <table:table-cell office:value-type="float" office:value="0.0136326719379664" calcext:value-type="float">
            <text:p>0.013632671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.0126481056213379" calcext:value-type="float">
            <text:p>0.0126481056</text:p>
          </table:table-cell>
          <table:table-cell office:value-type="float" office:value="0.0140165513612378" calcext:value-type="float">
            <text:p>0.014016551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.012639045715332" calcext:value-type="float">
            <text:p>0.0126390457</text:p>
          </table:table-cell>
          <table:table-cell office:value-type="float" office:value="0.0142155159091312" calcext:value-type="float">
            <text:p>0.0142155159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.0126399993896484" calcext:value-type="float">
            <text:p>0.0126399994</text:p>
          </table:table-cell>
          <table:table-cell office:value-type="float" office:value="0.0142978945837359" calcext:value-type="float">
            <text:p>0.0142978946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.0116620063781738" calcext:value-type="float">
            <text:p>0.0116620064</text:p>
          </table:table-cell>
          <table:table-cell office:value-type="float" office:value="0.0142033746402195" calcext:value-type="float">
            <text:p>0.0142033746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.0116610527038574" calcext:value-type="float">
            <text:p>0.0116610527</text:p>
          </table:table-cell>
          <table:table-cell office:value-type="float" office:value="0.0140627626341247" calcext:value-type="float">
            <text:p>0.014062762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.012617826461792" calcext:value-type="float">
            <text:p>0.0126178265</text:p>
          </table:table-cell>
          <table:table-cell office:value-type="float" office:value="0.0142018520817094" calcext:value-type="float">
            <text:p>0.0142018521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.0126168727874756" calcext:value-type="float">
            <text:p>0.0126168728</text:p>
          </table:table-cell>
          <table:table-cell office:value-type="float" office:value="0.0142425558474585" calcext:value-type="float">
            <text:p>0.0142425558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.0126280784606934" calcext:value-type="float">
            <text:p>0.0126280785</text:p>
          </table:table-cell>
          <table:table-cell office:value-type="float" office:value="0.0142310714804768" calcext:value-type="float">
            <text:p>0.014231071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0126171112060547" calcext:value-type="float">
            <text:p>0.0126171112</text:p>
          </table:table-cell>
          <table:table-cell office:value-type="float" office:value="0.0141611031713084" calcext:value-type="float">
            <text:p>0.0141611032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.0126152038574219" calcext:value-type="float">
            <text:p>0.0126152039</text:p>
          </table:table-cell>
          <table:table-cell office:value-type="float" office:value="0.0140647909522905" calcext:value-type="float">
            <text:p>0.014064791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.0126171112060547" calcext:value-type="float">
            <text:p>0.0126171112</text:p>
          </table:table-cell>
          <table:table-cell office:value-type="float" office:value="0.0139584322290573" calcext:value-type="float">
            <text:p>0.013958432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.0126168727874756" calcext:value-type="float">
            <text:p>0.0126168728</text:p>
          </table:table-cell>
          <table:table-cell office:value-type="float" office:value="0.0138464498140652" calcext:value-type="float">
            <text:p>0.013846449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.0125999450683594" calcext:value-type="float">
            <text:p>0.0125999451</text:p>
          </table:table-cell>
          <table:table-cell office:value-type="float" office:value="0.0137154933881399" calcext:value-type="float">
            <text:p>0.013715493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35936194650274" calcext:value-type="float">
            <text:p>0.013593619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.0125980377197266" calcext:value-type="float">
            <text:p>0.0125980377</text:p>
          </table:table-cell>
          <table:table-cell office:value-type="float" office:value="0.0134814846921606" calcext:value-type="float">
            <text:p>0.0134814847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.0125918388366699" calcext:value-type="float">
            <text:p>0.0125918388</text:p>
          </table:table-cell>
          <table:table-cell office:value-type="float" office:value="0.0133733147861394" calcext:value-type="float">
            <text:p>0.0133733148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.0125999450683594" calcext:value-type="float">
            <text:p>0.0125999451</text:p>
          </table:table-cell>
          <table:table-cell office:value-type="float" office:value="0.0132870266725428" calcext:value-type="float">
            <text:p>0.0132870267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.0116250514984131" calcext:value-type="float">
            <text:p>0.0116250515</text:p>
          </table:table-cell>
          <table:table-cell office:value-type="float" office:value="0.0138478520398705" calcext:value-type="float">
            <text:p>0.01384785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.0116269588470459" calcext:value-type="float">
            <text:p>0.0116269588</text:p>
          </table:table-cell>
          <table:table-cell office:value-type="float" office:value="0.0141447622402051" calcext:value-type="float">
            <text:p>0.0141447622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.0116279125213623" calcext:value-type="float">
            <text:p>0.0116279125</text:p>
          </table:table-cell>
          <table:table-cell office:value-type="float" office:value="0.0142600937381116" calcext:value-type="float">
            <text:p>0.0142600937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.0125949382781982" calcext:value-type="float">
            <text:p>0.0125949383</text:p>
          </table:table-cell>
          <table:table-cell office:value-type="float" office:value="0.0141832489040697" calcext:value-type="float">
            <text:p>0.0141832489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.0125830173492432" calcext:value-type="float">
            <text:p>0.0125830173</text:p>
          </table:table-cell>
          <table:table-cell office:value-type="float" office:value="0.0140697737295967" calcext:value-type="float">
            <text:p>0.0140697737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0125820636749268" calcext:value-type="float">
            <text:p>0.0125820637</text:p>
          </table:table-cell>
          <table:table-cell office:value-type="float" office:value="0.0139477716258568" calcext:value-type="float">
            <text:p>0.0139477716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0125908851623535" calcext:value-type="float">
            <text:p>0.0125908852</text:p>
          </table:table-cell>
          <table:table-cell office:value-type="float" office:value="0.0138349535451661" calcext:value-type="float">
            <text:p>0.0138349535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.0125889778137207" calcext:value-type="float">
            <text:p>0.0125889778</text:p>
          </table:table-cell>
          <table:table-cell office:value-type="float" office:value="0.0137198937755379" calcext:value-type="float">
            <text:p>0.0137198938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.0124280452728271" calcext:value-type="float">
            <text:p>0.0124280453</text:p>
          </table:table-cell>
          <table:table-cell office:value-type="float" office:value="0.0134279955694075" calcext:value-type="float">
            <text:p>0.0134279956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.0124361515045166" calcext:value-type="float">
            <text:p>0.0124361515</text:p>
          </table:table-cell>
          <table:table-cell office:value-type="float" office:value="0.0132143084355168" calcext:value-type="float">
            <text:p>0.0132143084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0124280452728271" calcext:value-type="float">
            <text:p>0.0124280453</text:p>
          </table:table-cell>
          <table:table-cell office:value-type="float" office:value="0.0130406393391567" calcext:value-type="float">
            <text:p>0.013040639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.0124258995056152" calcext:value-type="float">
            <text:p>0.0124258995</text:p>
          </table:table-cell>
          <table:table-cell office:value-type="float" office:value="0.0129051114419842" calcext:value-type="float">
            <text:p>0.0129051114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.0124309062957764" calcext:value-type="float">
            <text:p>0.0124309063</text:p>
          </table:table-cell>
          <table:table-cell office:value-type="float" office:value="0.0128068285253844" calcext:value-type="float">
            <text:p>0.0128068285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.012570858001709" calcext:value-type="float">
            <text:p>0.012570858</text:p>
          </table:table-cell>
          <table:table-cell office:value-type="float" office:value="0.0128880284608648" calcext:value-type="float">
            <text:p>0.0128880285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.0125598907470703" calcext:value-type="float">
            <text:p>0.0125598907</text:p>
          </table:table-cell>
          <table:table-cell office:value-type="float" office:value="0.0129190661802067" calcext:value-type="float">
            <text:p>0.0129190662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.0115900039672852" calcext:value-type="float">
            <text:p>0.011590004</text:p>
          </table:table-cell>
          <table:table-cell office:value-type="float" office:value="0.0135507170879703" calcext:value-type="float">
            <text:p>0.013550717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.011605978012085" calcext:value-type="float">
            <text:p>0.011605978</text:p>
          </table:table-cell>
          <table:table-cell office:value-type="float" office:value="0.0138899884219689" calcext:value-type="float">
            <text:p>0.0138899884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.0116069316864014" calcext:value-type="float">
            <text:p>0.0116069317</text:p>
          </table:table-cell>
          <table:table-cell office:value-type="float" office:value="0.0140404254445698" calcext:value-type="float">
            <text:p>0.0140404254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.0125670433044434" calcext:value-type="float">
            <text:p>0.0125670433</text:p>
          </table:table-cell>
          <table:table-cell office:value-type="float" office:value="0.0140213600875729" calcext:value-type="float">
            <text:p>0.014021360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.0116047859191895" calcext:value-type="float">
            <text:p>0.0116047859</text:p>
          </table:table-cell>
          <table:table-cell office:value-type="float" office:value="0.0141068159035986" calcext:value-type="float">
            <text:p>0.0141068159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.0116078853607178" calcext:value-type="float">
            <text:p>0.0116078854</text:p>
          </table:table-cell>
          <table:table-cell office:value-type="float" office:value="0.0140819958345154" calcext:value-type="float">
            <text:p>0.014081995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0116069316864014" calcext:value-type="float">
            <text:p>0.0116069317</text:p>
          </table:table-cell>
          <table:table-cell office:value-type="float" office:value="0.0139892261769003" calcext:value-type="float">
            <text:p>0.013989226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.0116040706634521" calcext:value-type="float">
            <text:p>0.0116040707</text:p>
          </table:table-cell>
          <table:table-cell office:value-type="float" office:value="0.0138564027813428" calcext:value-type="float">
            <text:p>0.0138564028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.0125629901885986" calcext:value-type="float">
            <text:p>0.0125629902</text:p>
          </table:table-cell>
          <table:table-cell office:value-type="float" office:value="0.0140566902085291" calcext:value-type="float">
            <text:p>0.0140566902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.0125548839569092" calcext:value-type="float">
            <text:p>0.012554884</text:p>
          </table:table-cell>
          <table:table-cell office:value-type="float" office:value="0.0141323311963466" calcext:value-type="float">
            <text:p>0.014132331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.0125720500946045" calcext:value-type="float">
            <text:p>0.0125720501</text:p>
          </table:table-cell>
          <table:table-cell office:value-type="float" office:value="0.0141519872732766" calcext:value-type="float">
            <text:p>0.0141519873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.0125699043273926" calcext:value-type="float">
            <text:p>0.0125699043</text:p>
          </table:table-cell>
          <table:table-cell office:value-type="float" office:value="0.0141130995488151" calcext:value-type="float">
            <text:p>0.014113099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0125720500946045" calcext:value-type="float">
            <text:p>0.0125720501</text:p>
          </table:table-cell>
          <table:table-cell office:value-type="float" office:value="0.0140417686170811" calcext:value-type="float">
            <text:p>0.0140417686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.0125651359558106" calcext:value-type="float">
            <text:p>0.012565136</text:p>
          </table:table-cell>
          <table:table-cell office:value-type="float" office:value="0.0139412505831601" calcext:value-type="float">
            <text:p>0.0139412506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.0125739574432373" calcext:value-type="float">
            <text:p>0.0125739574</text:p>
          </table:table-cell>
          <table:table-cell office:value-type="float" office:value="0.0138422062146499" calcext:value-type="float">
            <text:p>0.0138422062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0125608444213867" calcext:value-type="float">
            <text:p>0.0125608444</text:p>
          </table:table-cell>
          <table:table-cell office:value-type="float" office:value="0.0137228234241265" calcext:value-type="float">
            <text:p>0.013722823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125608444213867" calcext:value-type="float">
            <text:p>0.0125608444</text:p>
          </table:table-cell>
          <table:table-cell office:value-type="float" office:value="0.0136081666240099" calcext:value-type="float">
            <text:p>0.0136081666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.0125720500946045" calcext:value-type="float">
            <text:p>0.0125720501</text:p>
          </table:table-cell>
          <table:table-cell office:value-type="float" office:value="0.0135128006624715" calcext:value-type="float">
            <text:p>0.0135128007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.0125758647918701" calcext:value-type="float">
            <text:p>0.0125758648</text:p>
          </table:table-cell>
          <table:table-cell office:value-type="float" office:value="0.0134251098293898" calcext:value-type="float">
            <text:p>0.0134251098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.0116229057312012" calcext:value-type="float">
            <text:p>0.0116229057</text:p>
          </table:table-cell>
          <table:table-cell office:value-type="float" office:value="0.0138817767217054" calcext:value-type="float">
            <text:p>0.0138817767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16229057312012" calcext:value-type="float">
            <text:p>0.0116229057</text:p>
          </table:table-cell>
          <table:table-cell office:value-type="float" office:value="0.0141108746513343" calcext:value-type="float">
            <text:p>0.0141108747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0116341114044189" calcext:value-type="float">
            <text:p>0.0116341114</text:p>
          </table:table-cell>
          <table:table-cell office:value-type="float" office:value="0.0141736661748336" calcext:value-type="float">
            <text:p>0.014173666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116329193115234" calcext:value-type="float">
            <text:p>0.0116329193</text:p>
          </table:table-cell>
          <table:table-cell office:value-type="float" office:value="0.014136555106838" calcext:value-type="float">
            <text:p>0.014136555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.0126609802246094" calcext:value-type="float">
            <text:p>0.0126609802</text:p>
          </table:table-cell>
          <table:table-cell office:value-type="float" office:value="0.0142601909804565" calcext:value-type="float">
            <text:p>0.01426019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.0126500129699707" calcext:value-type="float">
            <text:p>0.012650013</text:p>
          </table:table-cell>
          <table:table-cell office:value-type="float" office:value="0.0142790135249299" calcext:value-type="float">
            <text:p>0.014279013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.0126509666442871" calcext:value-type="float">
            <text:p>0.0126509666</text:p>
          </table:table-cell>
          <table:table-cell office:value-type="float" office:value="0.014241532436004" calcext:value-type="float">
            <text:p>0.0142415324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.0126521587371826" calcext:value-type="float">
            <text:p>0.0126521587</text:p>
          </table:table-cell>
          <table:table-cell office:value-type="float" office:value="0.0141685713949127" calcext:value-type="float">
            <text:p>0.0141685714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.0126450061798096" calcext:value-type="float">
            <text:p>0.0126450062</text:p>
          </table:table-cell>
          <table:table-cell office:value-type="float" office:value="0.0140652561890978" calcext:value-type="float">
            <text:p>0.0140652562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.0125570297241211" calcext:value-type="float">
            <text:p>0.0125570297</text:p>
          </table:table-cell>
          <table:table-cell office:value-type="float" office:value="0.013854099259842" calcext:value-type="float">
            <text:p>0.0138540993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.0125617980957031" calcext:value-type="float">
            <text:p>0.0125617981</text:p>
          </table:table-cell>
          <table:table-cell office:value-type="float" office:value="0.0136803585200564" calcext:value-type="float">
            <text:p>0.0136803585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.0125620365142822" calcext:value-type="float">
            <text:p>0.0125620365</text:p>
          </table:table-cell>
          <table:table-cell office:value-type="float" office:value="0.0135316543672125" calcext:value-type="float">
            <text:p>0.0135316544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.0125410556793213" calcext:value-type="float">
            <text:p>0.0125410557</text:p>
          </table:table-cell>
          <table:table-cell office:value-type="float" office:value="0.0133801632696736" calcext:value-type="float">
            <text:p>0.0133801633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.0125439167022705" calcext:value-type="float">
            <text:p>0.0125439167</text:p>
          </table:table-cell>
          <table:table-cell office:value-type="float" office:value="0.013257743775533" calcext:value-type="float">
            <text:p>0.0132577438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.0125420093536377" calcext:value-type="float">
            <text:p>0.0125420094</text:p>
          </table:table-cell>
          <table:table-cell office:value-type="float" office:value="0.0131529531192519" calcext:value-type="float">
            <text:p>0.0131529531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0125389099121094" calcext:value-type="float">
            <text:p>0.0125389099</text:p>
          </table:table-cell>
          <table:table-cell office:value-type="float" office:value="0.0130616053866726" calcext:value-type="float">
            <text:p>0.0130616054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.012531042098999" calcext:value-type="float">
            <text:p>0.0125310421</text:p>
          </table:table-cell>
          <table:table-cell office:value-type="float" office:value="0.0129764729138382" calcext:value-type="float">
            <text:p>0.0129764729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0125389099121094" calcext:value-type="float">
            <text:p>0.0125389099</text:p>
          </table:table-cell>
          <table:table-cell office:value-type="float" office:value="0.0129155363053261" calcext:value-type="float">
            <text:p>0.0129155363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.0125389099121094" calcext:value-type="float">
            <text:p>0.0125389099</text:p>
          </table:table-cell>
          <table:table-cell office:value-type="float" office:value="0.012863777081202" calcext:value-type="float">
            <text:p>0.012863777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0115818977355957" calcext:value-type="float">
            <text:p>0.0115818977</text:p>
          </table:table-cell>
          <table:table-cell office:value-type="float" office:value="0.0135722488974257" calcext:value-type="float">
            <text:p>0.0135722489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.011570930480957" calcext:value-type="float">
            <text:p>0.0115709305</text:p>
          </table:table-cell>
          <table:table-cell office:value-type="float" office:value="0.0139845814008242" calcext:value-type="float">
            <text:p>0.0139845814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.0115740299224854" calcext:value-type="float">
            <text:p>0.0115740299</text:p>
          </table:table-cell>
          <table:table-cell office:value-type="float" office:value="0.0141770360035963" calcext:value-type="float">
            <text:p>0.014177036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.0115618705749512" calcext:value-type="float">
            <text:p>0.0115618706</text:p>
          </table:table-cell>
          <table:table-cell office:value-type="float" office:value="0.0142326298257232" calcext:value-type="float">
            <text:p>0.0142326298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.0115618705749512" calcext:value-type="float">
            <text:p>0.0115618706</text:p>
          </table:table-cell>
          <table:table-cell office:value-type="float" office:value="0.0141856520449074" calcext:value-type="float">
            <text:p>0.014185652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.0125081539154053" calcext:value-type="float">
            <text:p>0.0125081539</text:p>
          </table:table-cell>
          <table:table-cell office:value-type="float" office:value="0.014171846413735" calcext:value-type="float">
            <text:p>0.014171846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.0125129222869873" calcext:value-type="float">
            <text:p>0.0125129223</text:p>
          </table:table-cell>
          <table:table-cell office:value-type="float" office:value="0.0141161604957351" calcext:value-type="float">
            <text:p>0.0141161605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.0125141143798828" calcext:value-type="float">
            <text:p>0.0125141144</text:p>
          </table:table-cell>
          <table:table-cell office:value-type="float" office:value="0.0140308565225318" calcext:value-type="float">
            <text:p>0.0140308565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.0125210285186768" calcext:value-type="float">
            <text:p>0.0125210285</text:p>
          </table:table-cell>
          <table:table-cell office:value-type="float" office:value="0.0139352560043025" calcext:value-type="float">
            <text:p>0.013935256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.0125229358673096" calcext:value-type="float">
            <text:p>0.0125229359</text:p>
          </table:table-cell>
          <table:table-cell office:value-type="float" office:value="0.0138304693225006" calcext:value-type="float">
            <text:p>0.0138304693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.0115599632263184" calcext:value-type="float">
            <text:p>0.0115599632</text:p>
          </table:table-cell>
          <table:table-cell office:value-type="float" office:value="0.014066856998068" calcext:value-type="float">
            <text:p>0.014066857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.011559009552002" calcext:value-type="float">
            <text:p>0.0115590096</text:p>
          </table:table-cell>
          <table:table-cell office:value-type="float" office:value="0.0141444804448188" calcext:value-type="float">
            <text:p>0.014144480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.0115549564361572" calcext:value-type="float">
            <text:p>0.0115549564</text:p>
          </table:table-cell>
          <table:table-cell office:value-type="float" office:value="0.0141181713427126" calcext:value-type="float">
            <text:p>0.0141181713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0115561485290527" calcext:value-type="float">
            <text:p>0.0115561485</text:p>
          </table:table-cell>
          <table:table-cell office:value-type="float" office:value="0.014019762447342" calcext:value-type="float">
            <text:p>0.014019762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0.0115530490875244" calcext:value-type="float">
            <text:p>0.0115530491</text:p>
          </table:table-cell>
          <table:table-cell office:value-type="float" office:value="0.0138809056861457" calcext:value-type="float">
            <text:p>0.0138809057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.01155686378479" calcext:value-type="float">
            <text:p>0.0115568638</text:p>
          </table:table-cell>
          <table:table-cell office:value-type="float" office:value="0.0137136975577964" calcext:value-type="float">
            <text:p>0.0137136976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0115621089935303" calcext:value-type="float">
            <text:p>0.011562109</text:p>
          </table:table-cell>
          <table:table-cell office:value-type="float" office:value="0.013531976610513" calcext:value-type="float">
            <text:p>0.013531976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.0115630626678467" calcext:value-type="float">
            <text:p>0.0115630627</text:p>
          </table:table-cell>
          <table:table-cell office:value-type="float" office:value="0.0133503294108007" calcext:value-type="float">
            <text:p>0.0133503294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0114810466766357" calcext:value-type="float">
            <text:p>0.0114810467</text:p>
          </table:table-cell>
          <table:table-cell office:value-type="float" office:value="0.0138143647356449" calcext:value-type="float">
            <text:p>0.0138143647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.0114550590515137" calcext:value-type="float">
            <text:p>0.0114550591</text:p>
          </table:table-cell>
          <table:table-cell office:value-type="float" office:value="0.0132697745145635" calcext:value-type="float">
            <text:p>0.013269774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.0124499797821045" calcext:value-type="float">
            <text:p>0.0124499798</text:p>
          </table:table-cell>
          <table:table-cell office:value-type="float" office:value="0.013667744359804" calcext:value-type="float">
            <text:p>0.0136677444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.0124499797821045" calcext:value-type="float">
            <text:p>0.0124499798</text:p>
          </table:table-cell>
          <table:table-cell office:value-type="float" office:value="0.0138908569276899" calcext:value-type="float">
            <text:p>0.0138908569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.0124480724334717" calcext:value-type="float">
            <text:p>0.0124480724</text:p>
          </table:table-cell>
          <table:table-cell office:value-type="float" office:value="0.0139901013723536" calcext:value-type="float">
            <text:p>0.013990101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.0114908218383789" calcext:value-type="float">
            <text:p>0.0114908218</text:p>
          </table:table-cell>
          <table:table-cell office:value-type="float" office:value="0.0139247552690938" calcext:value-type="float">
            <text:p>0.0139247553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.0115218162536621" calcext:value-type="float">
            <text:p>0.0115218163</text:p>
          </table:table-cell>
          <table:table-cell office:value-type="float" office:value="0.013633331378827" calcext:value-type="float">
            <text:p>0.013633331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.0115230083465576" calcext:value-type="float">
            <text:p>0.0115230083</text:p>
          </table:table-cell>
          <table:table-cell office:value-type="float" office:value="0.0134475003094703" calcext:value-type="float">
            <text:p>0.0134475003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.0115289688110352" calcext:value-type="float">
            <text:p>0.0115289688</text:p>
          </table:table-cell>
          <table:table-cell office:value-type="float" office:value="0.0132601928899461" calcext:value-type="float">
            <text:p>0.0132601929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.0115258693695068" calcext:value-type="float">
            <text:p>0.0115258694</text:p>
          </table:table-cell>
          <table:table-cell office:value-type="float" office:value="0.0130858836547546" calcext:value-type="float">
            <text:p>0.013085883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115170478820801" calcext:value-type="float">
            <text:p>0.0115170479</text:p>
          </table:table-cell>
          <table:table-cell office:value-type="float" office:value="0.0129304615742447" calcext:value-type="float">
            <text:p>0.012930461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0115170478820801" calcext:value-type="float">
            <text:p>0.0115170479</text:p>
          </table:table-cell>
          <table:table-cell office:value-type="float" office:value="0.0127842966560298" calcext:value-type="float">
            <text:p>0.0127842967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.0115199089050293" calcext:value-type="float">
            <text:p>0.0115199089</text:p>
          </table:table-cell>
          <table:table-cell office:value-type="float" office:value="0.0126462710091849" calcext:value-type="float">
            <text:p>0.012646271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.011523962020874" calcext:value-type="float">
            <text:p>0.011523962</text:p>
          </table:table-cell>
          <table:table-cell office:value-type="float" office:value="0.0125169463863239" calcext:value-type="float">
            <text:p>0.0125169464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0115268230438232" calcext:value-type="float">
            <text:p>0.011526823</text:p>
          </table:table-cell>
          <table:table-cell office:value-type="float" office:value="0.0123985429460705" calcext:value-type="float">
            <text:p>0.0123985429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.0115370750427246" calcext:value-type="float">
            <text:p>0.011537075</text:p>
          </table:table-cell>
          <table:table-cell office:value-type="float" office:value="0.0122846289424202" calcext:value-type="float">
            <text:p>0.0122846289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.0115039348602295" calcext:value-type="float">
            <text:p>0.0115039349</text:p>
          </table:table-cell>
          <table:table-cell office:value-type="float" office:value="0.0122155094778425" calcext:value-type="float">
            <text:p>0.012215509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.0114998817443848" calcext:value-type="float">
            <text:p>0.0114998817</text:p>
          </table:table-cell>
          <table:table-cell office:value-type="float" office:value="0.0121514595987771" calcext:value-type="float">
            <text:p>0.0121514596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0.011497974395752" calcext:value-type="float">
            <text:p>0.0114979744</text:p>
          </table:table-cell>
          <table:table-cell office:value-type="float" office:value="0.0120907339877444" calcext:value-type="float">
            <text:p>0.01209073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0.0114917755126953" calcext:value-type="float">
            <text:p>0.0114917755</text:p>
          </table:table-cell>
          <table:table-cell office:value-type="float" office:value="0.012037783090929" calcext:value-type="float">
            <text:p>0.0120377831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.0114982128143311" calcext:value-type="float">
            <text:p>0.0114982128</text:p>
          </table:table-cell>
          <table:table-cell office:value-type="float" office:value="0.0119803386891428" calcext:value-type="float">
            <text:p>0.0119803387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.0114898681640625" calcext:value-type="float">
            <text:p>0.0114898682</text:p>
          </table:table-cell>
          <table:table-cell office:value-type="float" office:value="0.0119348759358677" calcext:value-type="float">
            <text:p>0.0119348759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0114870071411133" calcext:value-type="float">
            <text:p>0.0114870071</text:p>
          </table:table-cell>
          <table:table-cell office:value-type="float" office:value="0.0118936379062426" calcext:value-type="float">
            <text:p>0.0118936379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0.0114879608154297" calcext:value-type="float">
            <text:p>0.0114879608</text:p>
          </table:table-cell>
          <table:table-cell office:value-type="float" office:value="0.011853033772864" calcext:value-type="float">
            <text:p>0.0118530338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.0114870071411133" calcext:value-type="float">
            <text:p>0.0114870071</text:p>
          </table:table-cell>
          <table:table-cell office:value-type="float" office:value="0.0118158132454413" calcext:value-type="float">
            <text:p>0.0118158132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01242995262146" calcext:value-type="float">
            <text:p>0.0124299526</text:p>
          </table:table-cell>
          <table:table-cell office:value-type="float" office:value="0.0127574806570377" calcext:value-type="float">
            <text:p>0.0127574807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.0114798545837402" calcext:value-type="float">
            <text:p>0.0114798546</text:p>
          </table:table-cell>
          <table:table-cell office:value-type="float" office:value="0.0126202852926073" calcext:value-type="float">
            <text:p>0.012620285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.011476993560791" calcext:value-type="float">
            <text:p>0.0114769936</text:p>
          </table:table-cell>
          <table:table-cell office:value-type="float" office:value="0.0124971157701283" calcext:value-type="float">
            <text:p>0.0124971158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.0114829540252686" calcext:value-type="float">
            <text:p>0.011482954</text:p>
          </table:table-cell>
          <table:table-cell office:value-type="float" office:value="0.0123791915455418" calcext:value-type="float">
            <text:p>0.0123791915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0.00050806999206543" calcext:value-type="float">
            <text:p>0.00050807</text:p>
          </table:table-cell>
          <table:table-cell office:value-type="float" office:value="0.0218768198797012" calcext:value-type="float">
            <text:p>0.0218768199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0.0124731063842773" calcext:value-type="float">
            <text:p>0.0124731064</text:p>
          </table:table-cell>
          <table:table-cell office:value-type="float" office:value="0.0188316791605174" calcext:value-type="float">
            <text:p>0.018831679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0125350952148438" calcext:value-type="float">
            <text:p>0.0125350952</text:p>
          </table:table-cell>
          <table:table-cell office:value-type="float" office:value="0.0215816326250304" calcext:value-type="float">
            <text:p>0.0215816326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.0114850997924805" calcext:value-type="float">
            <text:p>0.0114850998</text:p>
          </table:table-cell>
          <table:table-cell office:value-type="float" office:value="0.0199239668449258" calcext:value-type="float">
            <text:p>0.0199239668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.0124580860137939" calcext:value-type="float">
            <text:p>0.012458086</text:p>
          </table:table-cell>
          <table:table-cell office:value-type="float" office:value="0.0196670185803208" calcext:value-type="float">
            <text:p>0.0196670186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.0124759674072266" calcext:value-type="float">
            <text:p>0.0124759674</text:p>
          </table:table-cell>
          <table:table-cell office:value-type="float" office:value="0.0192932337065815" calcext:value-type="float">
            <text:p>0.0192932337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.0124361515045166" calcext:value-type="float">
            <text:p>0.0124361515</text:p>
          </table:table-cell>
          <table:table-cell office:value-type="float" office:value="0.0182885043506745" calcext:value-type="float">
            <text:p>0.0182885044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0.0124549865722656" calcext:value-type="float">
            <text:p>0.0124549866</text:p>
          </table:table-cell>
          <table:table-cell office:value-type="float" office:value="0.0177703493064903" calcext:value-type="float">
            <text:p>0.017770349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.0116560459136963" calcext:value-type="float">
            <text:p>0.0116560459</text:p>
          </table:table-cell>
          <table:table-cell office:value-type="float" office:value="0.0163653967324094" calcext:value-type="float">
            <text:p>0.0163653967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.0126340389251709" calcext:value-type="float">
            <text:p>0.0126340389</text:p>
          </table:table-cell>
          <table:table-cell office:value-type="float" office:value="0.016396471530493" calcext:value-type="float">
            <text:p>0.0163964715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.0126268863677979" calcext:value-type="float">
            <text:p>0.0126268864</text:p>
          </table:table-cell>
          <table:table-cell office:value-type="float" office:value="0.0162912417207743" calcext:value-type="float">
            <text:p>0.0162912417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.01261305809021" calcext:value-type="float">
            <text:p>0.0126130581</text:p>
          </table:table-cell>
          <table:table-cell office:value-type="float" office:value="0.0160921167410796" calcext:value-type="float">
            <text:p>0.016092116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0125482082366943" calcext:value-type="float">
            <text:p>0.0125482082</text:p>
          </table:table-cell>
          <table:table-cell office:value-type="float" office:value="0.0157797643051101" calcext:value-type="float">
            <text:p>0.015779764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.0115160942077637" calcext:value-type="float">
            <text:p>0.0115160942</text:p>
          </table:table-cell>
          <table:table-cell office:value-type="float" office:value="0.0152296472869278" calcext:value-type="float">
            <text:p>0.0152296473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.0124721527099609" calcext:value-type="float">
            <text:p>0.0124721527</text:p>
          </table:table-cell>
          <table:table-cell office:value-type="float" office:value="0.015025793932087" calcext:value-type="float">
            <text:p>0.0150257939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.0124630928039551" calcext:value-type="float">
            <text:p>0.0124630928</text:p>
          </table:table-cell>
          <table:table-cell office:value-type="float" office:value="0.0148020214855247" calcext:value-type="float">
            <text:p>0.0148020215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.0124800205230713" calcext:value-type="float">
            <text:p>0.0124800205</text:p>
          </table:table-cell>
          <table:table-cell office:value-type="float" office:value="0.0146011229801749" calcext:value-type="float">
            <text:p>0.014601123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.012624979019165" calcext:value-type="float">
            <text:p>0.012624979</text:p>
          </table:table-cell>
          <table:table-cell office:value-type="float" office:value="0.0145660771923601" calcext:value-type="float">
            <text:p>0.0145660772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0116488933563232" calcext:value-type="float">
            <text:p>0.0116488934</text:p>
          </table:table-cell>
          <table:table-cell office:value-type="float" office:value="0.0144185136263056" calcext:value-type="float">
            <text:p>0.0144185136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0.0124590396881104" calcext:value-type="float">
            <text:p>0.0124590397</text:p>
          </table:table-cell>
          <table:table-cell office:value-type="float" office:value="0.0142416219701985" calcext:value-type="float">
            <text:p>0.014241622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.0124650001525879" calcext:value-type="float">
            <text:p>0.0124650002</text:p>
          </table:table-cell>
          <table:table-cell office:value-type="float" office:value="0.0140765366471003" calcext:value-type="float">
            <text:p>0.0140765366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.0124619007110596" calcext:value-type="float">
            <text:p>0.0124619007</text:p>
          </table:table-cell>
          <table:table-cell office:value-type="float" office:value="0.0139143520166442" calcext:value-type="float">
            <text:p>0.01391435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.0124759674072266" calcext:value-type="float">
            <text:p>0.0124759674</text:p>
          </table:table-cell>
          <table:table-cell office:value-type="float" office:value="0.0137783542827957" calcext:value-type="float">
            <text:p>0.0137783543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.0114519596099854" calcext:value-type="float">
            <text:p>0.0114519596</text:p>
          </table:table-cell>
          <table:table-cell office:value-type="float" office:value="0.0140972161656703" calcext:value-type="float">
            <text:p>0.0140972162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.0124630928039551" calcext:value-type="float">
            <text:p>0.0124630928</text:p>
          </table:table-cell>
          <table:table-cell office:value-type="float" office:value="0.0139606134393708" calcext:value-type="float">
            <text:p>0.0139606134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0124619007110596" calcext:value-type="float">
            <text:p>0.0124619007</text:p>
          </table:table-cell>
          <table:table-cell office:value-type="float" office:value="0.0138228292758726" calcext:value-type="float">
            <text:p>0.0138228293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.0124621391296387" calcext:value-type="float">
            <text:p>0.0124621391</text:p>
          </table:table-cell>
          <table:table-cell office:value-type="float" office:value="0.013690147621828" calcext:value-type="float">
            <text:p>0.0136901476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0115089416503906" calcext:value-type="float">
            <text:p>0.0115089417</text:p>
          </table:table-cell>
          <table:table-cell office:value-type="float" office:value="0.0139837660502946" calcext:value-type="float">
            <text:p>0.013983766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.0116579532623291" calcext:value-type="float">
            <text:p>0.0116579533</text:p>
          </table:table-cell>
          <table:table-cell office:value-type="float" office:value="0.0139687297210327" calcext:value-type="float">
            <text:p>0.013968729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.0125999450683594" calcext:value-type="float">
            <text:p>0.0125999451</text:p>
          </table:table-cell>
          <table:table-cell office:value-type="float" office:value="0.0140652982420472" calcext:value-type="float">
            <text:p>0.0140652982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.0126039981842041" calcext:value-type="float">
            <text:p>0.0126039982</text:p>
          </table:table-cell>
          <table:table-cell office:value-type="float" office:value="0.0140874388026105" calcext:value-type="float">
            <text:p>0.0140874388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.0116360187530518" calcext:value-type="float">
            <text:p>0.0116360188</text:p>
          </table:table-cell>
          <table:table-cell office:value-type="float" office:value="0.0141276618783651" calcext:value-type="float">
            <text:p>0.0141276619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.0116360187530518" calcext:value-type="float">
            <text:p>0.0116360188</text:p>
          </table:table-cell>
          <table:table-cell office:value-type="float" office:value="0.014076194424163" calcext:value-type="float">
            <text:p>0.0140761944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.0116300582885742" calcext:value-type="float">
            <text:p>0.0116300583</text:p>
          </table:table-cell>
          <table:table-cell office:value-type="float" office:value="0.0139713788240385" calcext:value-type="float">
            <text:p>0.0139713788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0125918388366699" calcext:value-type="float">
            <text:p>0.0125918388</text:p>
          </table:table-cell>
          <table:table-cell office:value-type="float" office:value="0.0141232017615737" calcext:value-type="float">
            <text:p>0.0141232018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0.0125970840454102" calcext:value-type="float">
            <text:p>0.012597084</text:p>
          </table:table-cell>
          <table:table-cell office:value-type="float" office:value="0.0141808813327607" calcext:value-type="float">
            <text:p>0.0141808813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41713856533343" calcext:value-type="float">
            <text:p>0.0141713857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.0126149654388428" calcext:value-type="float">
            <text:p>0.0126149654</text:p>
          </table:table-cell>
          <table:table-cell office:value-type="float" office:value="0.0141339875935077" calcext:value-type="float">
            <text:p>0.0141339876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.0116579532623291" calcext:value-type="float">
            <text:p>0.0116579533</text:p>
          </table:table-cell>
          <table:table-cell office:value-type="float" office:value="0.0141959473412701" calcext:value-type="float">
            <text:p>0.0141959473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.012627124786377" calcext:value-type="float">
            <text:p>0.0126271248</text:p>
          </table:table-cell>
          <table:table-cell office:value-type="float" office:value="0.0141883300055707" calcext:value-type="float">
            <text:p>0.01418833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.0126399993896484" calcext:value-type="float">
            <text:p>0.0126399994</text:p>
          </table:table-cell>
          <table:table-cell office:value-type="float" office:value="0.0141490273945986" calcext:value-type="float">
            <text:p>0.0141490274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.0126421451568604" calcext:value-type="float">
            <text:p>0.0126421452</text:p>
          </table:table-cell>
          <table:table-cell office:value-type="float" office:value="0.0140784919191068" calcext:value-type="float">
            <text:p>0.0140784919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.0126380920410156" calcext:value-type="float">
            <text:p>0.012638092</text:p>
          </table:table-cell>
          <table:table-cell office:value-type="float" office:value="0.0139827574216699" calcext:value-type="float">
            <text:p>0.013982757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.0126421451568604" calcext:value-type="float">
            <text:p>0.0126421452</text:p>
          </table:table-cell>
          <table:table-cell office:value-type="float" office:value="0.0138824706199067" calcext:value-type="float">
            <text:p>0.0138824706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0127339363098145" calcext:value-type="float">
            <text:p>0.0127339363</text:p>
          </table:table-cell>
          <table:table-cell office:value-type="float" office:value="0.0138811622826028" calcext:value-type="float">
            <text:p>0.0138811623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.0127270221710205" calcext:value-type="float">
            <text:p>0.0127270222</text:p>
          </table:table-cell>
          <table:table-cell office:value-type="float" office:value="0.0138366744684543" calcext:value-type="float">
            <text:p>0.0138366745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.0127329826354981" calcext:value-type="float">
            <text:p>0.0127329826</text:p>
          </table:table-cell>
          <table:table-cell office:value-type="float" office:value="0.0137795082286618" calcext:value-type="float">
            <text:p>0.0137795082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.0127439498901367" calcext:value-type="float">
            <text:p>0.0127439499</text:p>
          </table:table-cell>
          <table:table-cell office:value-type="float" office:value="0.0137216271204801" calcext:value-type="float">
            <text:p>0.0137216271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.012721061706543" calcext:value-type="float">
            <text:p>0.0127210617</text:p>
          </table:table-cell>
          <table:table-cell office:value-type="float" office:value="0.0136273410232446" calcext:value-type="float">
            <text:p>0.01362734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.0125770568847656" calcext:value-type="float">
            <text:p>0.0125770569</text:p>
          </table:table-cell>
          <table:table-cell office:value-type="float" office:value="0.0133751391187874" calcext:value-type="float">
            <text:p>0.0133751391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.0125758647918701" calcext:value-type="float">
            <text:p>0.0125758648</text:p>
          </table:table-cell>
          <table:table-cell office:value-type="float" office:value="0.0131833504446668" calcext:value-type="float">
            <text:p>0.0131833504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.01255202293396" calcext:value-type="float">
            <text:p>0.0125520229</text:p>
          </table:table-cell>
          <table:table-cell office:value-type="float" office:value="0.0130433070110792" calcext:value-type="float">
            <text:p>0.013043307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.0125348567962646" calcext:value-type="float">
            <text:p>0.0125348568</text:p>
          </table:table-cell>
          <table:table-cell office:value-type="float" office:value="0.0129510712508609" calcext:value-type="float">
            <text:p>0.012951071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125348567962646" calcext:value-type="float">
            <text:p>0.0125348568</text:p>
          </table:table-cell>
          <table:table-cell office:value-type="float" office:value="0.0128775348315114" calcext:value-type="float">
            <text:p>0.0128775348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.0124239921569824" calcext:value-type="float">
            <text:p>0.0124239922</text:p>
          </table:table-cell>
          <table:table-cell office:value-type="float" office:value="0.0129155744270838" calcext:value-type="float">
            <text:p>0.0129155744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0.0124201774597168" calcext:value-type="float">
            <text:p>0.0124201775</text:p>
          </table:table-cell>
          <table:table-cell office:value-type="float" office:value="0.012928513825845" calcext:value-type="float">
            <text:p>0.0129285138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.0124280452728271" calcext:value-type="float">
            <text:p>0.0124280453</text:p>
          </table:table-cell>
          <table:table-cell office:value-type="float" office:value="0.0129142354583689" calcext:value-type="float">
            <text:p>0.0129142355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.0124309062957764" calcext:value-type="float">
            <text:p>0.0124309063</text:p>
          </table:table-cell>
          <table:table-cell office:value-type="float" office:value="0.012887168441334" calcext:value-type="float">
            <text:p>0.0128871684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.0124340057373047" calcext:value-type="float">
            <text:p>0.0124340057</text:p>
          </table:table-cell>
          <table:table-cell office:value-type="float" office:value="0.0128524355080189" calcext:value-type="float">
            <text:p>0.0128524355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.0115931034088135" calcext:value-type="float">
            <text:p>0.0115931034</text:p>
          </table:table-cell>
          <table:table-cell office:value-type="float" office:value="0.0135523556276258" calcext:value-type="float">
            <text:p>0.0135523556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0.0115928649902344" calcext:value-type="float">
            <text:p>0.011592865</text:p>
          </table:table-cell>
          <table:table-cell office:value-type="float" office:value="0.0139506601905367" calcext:value-type="float">
            <text:p>0.0139506602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.0115962028503418" calcext:value-type="float">
            <text:p>0.0115962029</text:p>
          </table:table-cell>
          <table:table-cell office:value-type="float" office:value="0.0141354458323435" calcext:value-type="float">
            <text:p>0.014135445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011605978012085" calcext:value-type="float">
            <text:p>0.011605978</text:p>
          </table:table-cell>
          <table:table-cell office:value-type="float" office:value="0.0141688068000665" calcext:value-type="float">
            <text:p>0.0141688068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.0116090774536133" calcext:value-type="float">
            <text:p>0.0116090775</text:p>
          </table:table-cell>
          <table:table-cell office:value-type="float" office:value="0.0141078995241729" calcext:value-type="float">
            <text:p>0.0141078995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.0125629901885986" calcext:value-type="float">
            <text:p>0.0125629902</text:p>
          </table:table-cell>
          <table:table-cell office:value-type="float" office:value="0.0141622871115128" calcext:value-type="float">
            <text:p>0.014162287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.0125670433044434" calcext:value-type="float">
            <text:p>0.0125670433</text:p>
          </table:table-cell>
          <table:table-cell office:value-type="float" office:value="0.0141525606921889" calcext:value-type="float">
            <text:p>0.0141525607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0125689506530762" calcext:value-type="float">
            <text:p>0.0125689507</text:p>
          </table:table-cell>
          <table:table-cell office:value-type="float" office:value="0.0140987760783524" calcext:value-type="float">
            <text:p>0.0140987761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.0125629901885986" calcext:value-type="float">
            <text:p>0.0125629902</text:p>
          </table:table-cell>
          <table:table-cell office:value-type="float" office:value="0.0140089673584451" calcext:value-type="float">
            <text:p>0.0140089674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.012566089630127" calcext:value-type="float">
            <text:p>0.0125660896</text:p>
          </table:table-cell>
          <table:table-cell office:value-type="float" office:value="0.0139083304711676" calcext:value-type="float">
            <text:p>0.013908330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.0125429630279541" calcext:value-type="float">
            <text:p>0.012542963</text:p>
          </table:table-cell>
          <table:table-cell office:value-type="float" office:value="0.0137743250601647" calcext:value-type="float">
            <text:p>0.013774325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0.0124630928039551" calcext:value-type="float">
            <text:p>0.0124630928</text:p>
          </table:table-cell>
          <table:table-cell office:value-type="float" office:value="0.0140492304749851" calcext:value-type="float">
            <text:p>0.0140492305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0.0124168395996094" calcext:value-type="float">
            <text:p>0.0124168396</text:p>
          </table:table-cell>
          <table:table-cell office:value-type="float" office:value="0.0135060150887997" calcext:value-type="float">
            <text:p>0.0135060151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.012423038482666" calcext:value-type="float">
            <text:p>0.0124230385</text:p>
          </table:table-cell>
          <table:table-cell office:value-type="float" office:value="0.013302873679493" calcext:value-type="float">
            <text:p>0.0133028737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.0124950408935547" calcext:value-type="float">
            <text:p>0.0124950409</text:p>
          </table:table-cell>
          <table:table-cell office:value-type="float" office:value="0.0132230699919843" calcext:value-type="float">
            <text:p>0.01322307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.0115180015563965" calcext:value-type="float">
            <text:p>0.0115180016</text:p>
          </table:table-cell>
          <table:table-cell office:value-type="float" office:value="0.0137585483147924" calcext:value-type="float">
            <text:p>0.0137585483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.0115151405334473" calcext:value-type="float">
            <text:p>0.0115151405</text:p>
          </table:table-cell>
          <table:table-cell office:value-type="float" office:value="0.014042442273016" calcext:value-type="float">
            <text:p>0.0140424423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.0115220546722412" calcext:value-type="float">
            <text:p>0.0115220547</text:p>
          </table:table-cell>
          <table:table-cell office:value-type="float" office:value="0.0141437196322939" calcext:value-type="float">
            <text:p>0.0141437196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12537956237793" calcext:value-type="float">
            <text:p>0.0125379562</text:p>
          </table:table-cell>
          <table:table-cell office:value-type="float" office:value="0.0140218765263491" calcext:value-type="float">
            <text:p>0.0140218765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.011584997177124" calcext:value-type="float">
            <text:p>0.0115849972</text:p>
          </table:table-cell>
          <table:table-cell office:value-type="float" office:value="0.0140904629453006" calcext:value-type="float">
            <text:p>0.0140904629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115911960601807" calcext:value-type="float">
            <text:p>0.0115911961</text:p>
          </table:table-cell>
          <table:table-cell office:value-type="float" office:value="0.0140517529548074" calcext:value-type="float">
            <text:p>0.014051753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0.0115890502929688" calcext:value-type="float">
            <text:p>0.0115890503</text:p>
          </table:table-cell>
          <table:table-cell office:value-type="float" office:value="0.0139513346668996" calcext:value-type="float">
            <text:p>0.0139513347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0.0115950107574463" calcext:value-type="float">
            <text:p>0.0115950108</text:p>
          </table:table-cell>
          <table:table-cell office:value-type="float" office:value="0.013806398372357" calcext:value-type="float">
            <text:p>0.0138063984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115959644317627" calcext:value-type="float">
            <text:p>0.0115959644</text:p>
          </table:table-cell>
          <table:table-cell office:value-type="float" office:value="0.0136413436010705" calcext:value-type="float">
            <text:p>0.0136413436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.0125298500061035" calcext:value-type="float">
            <text:p>0.01252985</text:p>
          </table:table-cell>
          <table:table-cell office:value-type="float" office:value="0.0139168682468319" calcext:value-type="float">
            <text:p>0.0139168682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.0115671157836914" calcext:value-type="float">
            <text:p>0.0115671158</text:p>
          </table:table-cell>
          <table:table-cell office:value-type="float" office:value="0.0137899333311944" calcext:value-type="float">
            <text:p>0.0137899333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0.0115659236907959" calcext:value-type="float">
            <text:p>0.0115659237</text:p>
          </table:table-cell>
          <table:table-cell office:value-type="float" office:value="0.0136382123257313" calcext:value-type="float">
            <text:p>0.0136382123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.0115718841552734" calcext:value-type="float">
            <text:p>0.0115718842</text:p>
          </table:table-cell>
          <table:table-cell office:value-type="float" office:value="0.0134686709896366" calcext:value-type="float">
            <text:p>0.013468671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0.0115821361541748" calcext:value-type="float">
            <text:p>0.0115821362</text:p>
          </table:table-cell>
          <table:table-cell office:value-type="float" office:value="0.0132891644002119" calcext:value-type="float">
            <text:p>0.0132891644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0.0115900039672852" calcext:value-type="float">
            <text:p>0.011590004</text:p>
          </table:table-cell>
          <table:table-cell office:value-type="float" office:value="0.0131111342317417" calcext:value-type="float">
            <text:p>0.0131111342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.0115931034088135" calcext:value-type="float">
            <text:p>0.0115931034</text:p>
          </table:table-cell>
          <table:table-cell office:value-type="float" office:value="0.0129440546015816" calcext:value-type="float">
            <text:p>0.0129440546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116031169891357" calcext:value-type="float">
            <text:p>0.011603117</text:p>
          </table:table-cell>
          <table:table-cell office:value-type="float" office:value="0.0127834294867331" calcext:value-type="float">
            <text:p>0.0127834295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.011613130569458" calcext:value-type="float">
            <text:p>0.0116131306</text:p>
          </table:table-cell>
          <table:table-cell office:value-type="float" office:value="0.0126323726067818" calcext:value-type="float">
            <text:p>0.0126323726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0.0116050243377686" calcext:value-type="float">
            <text:p>0.0116050243</text:p>
          </table:table-cell>
          <table:table-cell office:value-type="float" office:value="0.0125084831683757" calcext:value-type="float">
            <text:p>0.0125084832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.0115478038787842" calcext:value-type="float">
            <text:p>0.0115478039</text:p>
          </table:table-cell>
          <table:table-cell office:value-type="float" office:value="0.0124490155375766" calcext:value-type="float">
            <text:p>0.012449015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0.0115580558776856" calcext:value-type="float">
            <text:p>0.0115580559</text:p>
          </table:table-cell>
          <table:table-cell office:value-type="float" office:value="0.0123728565414886" calcext:value-type="float">
            <text:p>0.0123728565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.0115420818328857" calcext:value-type="float">
            <text:p>0.0115420818</text:p>
          </table:table-cell>
          <table:table-cell office:value-type="float" office:value="0.0123113919687619" calcext:value-type="float">
            <text:p>0.012311392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.0115230083465576" calcext:value-type="float">
            <text:p>0.0115230083</text:p>
          </table:table-cell>
          <table:table-cell office:value-type="float" office:value="0.012263704201701" calcext:value-type="float">
            <text:p>0.0122637042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0.0115048885345459" calcext:value-type="float">
            <text:p>0.0115048885</text:p>
          </table:table-cell>
          <table:table-cell office:value-type="float" office:value="0.0122251171946043" calcext:value-type="float">
            <text:p>0.0122251172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0114259719848633" calcext:value-type="float">
            <text:p>0.011425972</text:p>
          </table:table-cell>
          <table:table-cell office:value-type="float" office:value="0.0122463393065426" calcext:value-type="float">
            <text:p>0.012246339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.0114130973815918" calcext:value-type="float">
            <text:p>0.0114130974</text:p>
          </table:table-cell>
          <table:table-cell office:value-type="float" office:value="0.0122458951165621" calcext:value-type="float">
            <text:p>0.0122458951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.0114090442657471" calcext:value-type="float">
            <text:p>0.0114090443</text:p>
          </table:table-cell>
          <table:table-cell office:value-type="float" office:value="0.0122231251640338" calcext:value-type="float">
            <text:p>0.0122231252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.0114030838012695" calcext:value-type="float">
            <text:p>0.0114030838</text:p>
          </table:table-cell>
          <table:table-cell office:value-type="float" office:value="0.0121879577610334" calcext:value-type="float">
            <text:p>0.012187957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0.0114109516143799" calcext:value-type="float">
            <text:p>0.0114109516</text:p>
          </table:table-cell>
          <table:table-cell office:value-type="float" office:value="0.0121334675051003" calcext:value-type="float">
            <text:p>0.0121334675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.0113880634307861" calcext:value-type="float">
            <text:p>0.0113880634</text:p>
          </table:table-cell>
          <table:table-cell office:value-type="float" office:value="0.0120951568137036" calcext:value-type="float">
            <text:p>0.0120951568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.0113930702209473" calcext:value-type="float">
            <text:p>0.0113930702</text:p>
          </table:table-cell>
          <table:table-cell office:value-type="float" office:value="0.0120435378128674" calcext:value-type="float">
            <text:p>0.0120435378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0.0123300552368164" calcext:value-type="float">
            <text:p>0.0123300552</text:p>
          </table:table-cell>
          <table:table-cell office:value-type="float" office:value="0.0128507064227361" calcext:value-type="float">
            <text:p>0.0128507064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0.0123341083526611" calcext:value-type="float">
            <text:p>0.0123341084</text:p>
          </table:table-cell>
          <table:table-cell office:value-type="float" office:value="0.0133687002287278" calcext:value-type="float">
            <text:p>0.0133687002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0.012319803237915" calcext:value-type="float">
            <text:p>0.0123198032</text:p>
          </table:table-cell>
          <table:table-cell office:value-type="float" office:value="0.0136602094136934" calcext:value-type="float">
            <text:p>0.0136602094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0.0114820003509521" calcext:value-type="float">
            <text:p>0.0114820004</text:p>
          </table:table-cell>
          <table:table-cell office:value-type="float" office:value="0.0134352352840889" calcext:value-type="float">
            <text:p>0.0134352353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.0124478340148926" calcext:value-type="float">
            <text:p>0.012447834</text:p>
          </table:table-cell>
          <table:table-cell office:value-type="float" office:value="0.0138159987467938" calcext:value-type="float">
            <text:p>0.0138159987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.0124480724334717" calcext:value-type="float">
            <text:p>0.0124480724</text:p>
          </table:table-cell>
          <table:table-cell office:value-type="float" office:value="0.0140233878422234" calcext:value-type="float">
            <text:p>0.0140233878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0.0124549865722656" calcext:value-type="float">
            <text:p>0.0124549866</text:p>
          </table:table-cell>
          <table:table-cell office:value-type="float" office:value="0.0141180367357188" calcext:value-type="float">
            <text:p>0.0141180367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0.0124688148498535" calcext:value-type="float">
            <text:p>0.0124688148</text:p>
          </table:table-cell>
          <table:table-cell office:value-type="float" office:value="0.0141437365667536" calcext:value-type="float">
            <text:p>0.0141437366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0.0123369693756104" calcext:value-type="float">
            <text:p>0.0123369694</text:p>
          </table:table-cell>
          <table:table-cell office:value-type="float" office:value="0.0139599346186935" calcext:value-type="float">
            <text:p>0.0139599346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.0123109817504883" calcext:value-type="float">
            <text:p>0.0123109818</text:p>
          </table:table-cell>
          <table:table-cell office:value-type="float" office:value="0.0137593608481704" calcext:value-type="float">
            <text:p>0.0137593608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0.0123159885406494" calcext:value-type="float">
            <text:p>0.0123159885</text:p>
          </table:table-cell>
          <table:table-cell office:value-type="float" office:value="0.0135881051033933" calcext:value-type="float">
            <text:p>0.0135881051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.0123019218444824" calcext:value-type="float">
            <text:p>0.0123019218</text:p>
          </table:table-cell>
          <table:table-cell office:value-type="float" office:value="0.0134201398451098" calcext:value-type="float">
            <text:p>0.0134201398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0.0123090744018555" calcext:value-type="float">
            <text:p>0.0123090744</text:p>
          </table:table-cell>
          <table:table-cell office:value-type="float" office:value="0.0132830149588862" calcext:value-type="float">
            <text:p>0.01328301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0123419761657715" calcext:value-type="float">
            <text:p>0.0123419762</text:p>
          </table:table-cell>
          <table:table-cell office:value-type="float" office:value="0.0131996055943004" calcext:value-type="float">
            <text:p>0.0131996056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0.0123589038848877" calcext:value-type="float">
            <text:p>0.0123589039</text:p>
          </table:table-cell>
          <table:table-cell office:value-type="float" office:value="0.0131371109631551" calcext:value-type="float">
            <text:p>0.01313711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.0123610496520996" calcext:value-type="float">
            <text:p>0.0123610497</text:p>
          </table:table-cell>
          <table:table-cell office:value-type="float" office:value="0.0130741938783835" calcext:value-type="float">
            <text:p>0.013074193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.0123641490936279" calcext:value-type="float">
            <text:p>0.0123641491</text:p>
          </table:table-cell>
          <table:table-cell office:value-type="float" office:value="0.0130141056561502" calcext:value-type="float">
            <text:p>0.013014105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.0123660564422607" calcext:value-type="float">
            <text:p>0.0123660564</text:p>
          </table:table-cell>
          <table:table-cell office:value-type="float" office:value="0.0129565073849427" calcext:value-type="float">
            <text:p>0.012956507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0.0123231410980225" calcext:value-type="float">
            <text:p>0.0123231411</text:p>
          </table:table-cell>
          <table:table-cell office:value-type="float" office:value="0.0128519771652359" calcext:value-type="float">
            <text:p>0.0128519772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.0113699436187744" calcext:value-type="float">
            <text:p>0.0113699436</text:p>
          </table:table-cell>
          <table:table-cell office:value-type="float" office:value="0.0134932781717484" calcext:value-type="float">
            <text:p>0.0134932782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0.0122931003570557" calcext:value-type="float">
            <text:p>0.0122931004</text:p>
          </table:table-cell>
          <table:table-cell office:value-type="float" office:value="0.0133124033604148" calcext:value-type="float">
            <text:p>0.013312403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012296199798584" calcext:value-type="float">
            <text:p>0.0122961998</text:p>
          </table:table-cell>
          <table:table-cell office:value-type="float" office:value="0.0131653379183415" calcext:value-type="float">
            <text:p>0.0131653379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.0123059749603271" calcext:value-type="float">
            <text:p>0.012305975</text:p>
          </table:table-cell>
          <table:table-cell office:value-type="float" office:value="0.0130526627126996" calcext:value-type="float">
            <text:p>0.013052662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0114049911499023" calcext:value-type="float">
            <text:p>0.0114049911</text:p>
          </table:table-cell>
          <table:table-cell office:value-type="float" office:value="0.0135394153831338" calcext:value-type="float">
            <text:p>0.0135394154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0.0114071369171143" calcext:value-type="float">
            <text:p>0.0114071369</text:p>
          </table:table-cell>
          <table:table-cell office:value-type="float" office:value="0.0137902685195074" calcext:value-type="float">
            <text:p>0.0137902685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0123488903045654" calcext:value-type="float">
            <text:p>0.0123488903</text:p>
          </table:table-cell>
          <table:table-cell office:value-type="float" office:value="0.0137204551951938" calcext:value-type="float">
            <text:p>0.0137204552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.0123500823974609" calcext:value-type="float">
            <text:p>0.0123500824</text:p>
          </table:table-cell>
          <table:table-cell office:value-type="float" office:value="0.0136331199027884" calcext:value-type="float">
            <text:p>0.01363311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0.0123379230499268" calcext:value-type="float">
            <text:p>0.012337923</text:p>
          </table:table-cell>
          <table:table-cell office:value-type="float" office:value="0.0135220319291299" calcext:value-type="float">
            <text:p>0.013522031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0.0123209953308106" calcext:value-type="float">
            <text:p>0.0123209953</text:p>
          </table:table-cell>
          <table:table-cell office:value-type="float" office:value="0.0133930833599356" calcext:value-type="float">
            <text:p>0.0133930834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0.0123269557952881" calcext:value-type="float">
            <text:p>0.0123269558</text:p>
          </table:table-cell>
          <table:table-cell office:value-type="float" office:value="0.013281663633029" calcext:value-type="float">
            <text:p>0.0132816636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0.0123250484466553" calcext:value-type="float">
            <text:p>0.0123250484</text:p>
          </table:table-cell>
          <table:table-cell office:value-type="float" office:value="0.0131765640501052" calcext:value-type="float">
            <text:p>0.0131765641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.0123248100280762" calcext:value-type="float">
            <text:p>0.01232481</text:p>
          </table:table-cell>
          <table:table-cell office:value-type="float" office:value="0.0130807143653021" calcext:value-type="float">
            <text:p>0.0130807144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0.0123248100280762" calcext:value-type="float">
            <text:p>0.01232481</text:p>
          </table:table-cell>
          <table:table-cell office:value-type="float" office:value="0.0129941909991118" calcext:value-type="float">
            <text:p>0.012994191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.0123140811920166" calcext:value-type="float">
            <text:p>0.0123140812</text:p>
          </table:table-cell>
          <table:table-cell office:value-type="float" office:value="0.0129044219441375" calcext:value-type="float">
            <text:p>0.0129044219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.0123171806335449" calcext:value-type="float">
            <text:p>0.0123171806</text:p>
          </table:table-cell>
          <table:table-cell office:value-type="float" office:value="0.0128305497250263" calcext:value-type="float">
            <text:p>0.0128305497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.0113658905029297" calcext:value-type="float">
            <text:p>0.0113658905</text:p>
          </table:table-cell>
          <table:table-cell office:value-type="float" office:value="0.0134525309443403" calcext:value-type="float">
            <text:p>0.0134525309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0.0113651752471924" calcext:value-type="float">
            <text:p>0.0113651752</text:p>
          </table:table-cell>
          <table:table-cell office:value-type="float" office:value="0.0137961244544912" calcext:value-type="float">
            <text:p>0.013796124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.011361837387085" calcext:value-type="float">
            <text:p>0.0113618374</text:p>
          </table:table-cell>
          <table:table-cell office:value-type="float" office:value="0.0139485611603936" calcext:value-type="float">
            <text:p>0.0139485612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0.0122809410095215" calcext:value-type="float">
            <text:p>0.012280941</text:p>
          </table:table-cell>
          <table:table-cell office:value-type="float" office:value="0.01381796324835" calcext:value-type="float">
            <text:p>0.013817963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0.0122840404510498" calcext:value-type="float">
            <text:p>0.0122840405</text:p>
          </table:table-cell>
          <table:table-cell office:value-type="float" office:value="0.0136877132953273" calcext:value-type="float">
            <text:p>0.013687713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0.0122830867767334" calcext:value-type="float">
            <text:p>0.0122830868</text:p>
          </table:table-cell>
          <table:table-cell office:value-type="float" office:value="0.0135572991036665" calcext:value-type="float">
            <text:p>0.0135572991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.0122919082641602" calcext:value-type="float">
            <text:p>0.0122919083</text:p>
          </table:table-cell>
          <table:table-cell office:value-type="float" office:value="0.0134418198285276" calcext:value-type="float">
            <text:p>0.0134418198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.0122940540313721" calcext:value-type="float">
            <text:p>0.012294054</text:p>
          </table:table-cell>
          <table:table-cell office:value-type="float" office:value="0.0133325158059446" calcext:value-type="float">
            <text:p>0.0133325158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0.0113592147827148" calcext:value-type="float">
            <text:p>0.0113592148</text:p>
          </table:table-cell>
          <table:table-cell office:value-type="float" office:value="0.0136910425998324" calcext:value-type="float">
            <text:p>0.0136910426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0.0122849941253662" calcext:value-type="float">
            <text:p>0.0122849941</text:p>
          </table:table-cell>
          <table:table-cell office:value-type="float" office:value="0.0135698547611043" calcext:value-type="float">
            <text:p>0.0135698548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0.0122978687286377" calcext:value-type="float">
            <text:p>0.0122978687</text:p>
          </table:table-cell>
          <table:table-cell office:value-type="float" office:value="0.0134646572757526" calcext:value-type="float">
            <text:p>0.0134646573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0.0123021602630615" calcext:value-type="float">
            <text:p>0.0123021603</text:p>
          </table:table-cell>
          <table:table-cell office:value-type="float" office:value="0.01336398726012" calcext:value-type="float">
            <text:p>0.0133639873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.0122971534729004" calcext:value-type="float">
            <text:p>0.0122971535</text:p>
          </table:table-cell>
          <table:table-cell office:value-type="float" office:value="0.0132591078297718" calcext:value-type="float">
            <text:p>0.0132591078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0.0122878551483154" calcext:value-type="float">
            <text:p>0.0122878551</text:p>
          </table:table-cell>
          <table:table-cell office:value-type="float" office:value="0.0131497590147954" calcext:value-type="float">
            <text:p>0.013149759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.0122971534729004" calcext:value-type="float">
            <text:p>0.0122971535</text:p>
          </table:table-cell>
          <table:table-cell office:value-type="float" office:value="0.0130615249742978" calcext:value-type="float">
            <text:p>0.013061525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.0122840404510498" calcext:value-type="float">
            <text:p>0.0122840405</text:p>
          </table:table-cell>
          <table:table-cell office:value-type="float" office:value="0.0129649826262206" calcext:value-type="float">
            <text:p>0.0129649826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0.0122749805450439" calcext:value-type="float">
            <text:p>0.0122749805</text:p>
          </table:table-cell>
          <table:table-cell office:value-type="float" office:value="0.0128701548730643" calcext:value-type="float">
            <text:p>0.0128701549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0.0122759342193604" calcext:value-type="float">
            <text:p>0.0122759342</text:p>
          </table:table-cell>
          <table:table-cell office:value-type="float" office:value="0.0127903978459108" calcext:value-type="float">
            <text:p>0.012790397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.0123028755187988" calcext:value-type="float">
            <text:p>0.0123028755</text:p>
          </table:table-cell>
          <table:table-cell office:value-type="float" office:value="0.0127522892703799" calcext:value-type="float">
            <text:p>0.012752289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0.0122919082641602" calcext:value-type="float">
            <text:p>0.0122919083</text:p>
          </table:table-cell>
          <table:table-cell office:value-type="float" office:value="0.0127008981764823" calcext:value-type="float">
            <text:p>0.0127008982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0.0114541053771973" calcext:value-type="float">
            <text:p>0.0114541054</text:p>
          </table:table-cell>
          <table:table-cell office:value-type="float" office:value="0.0132600610471298" calcext:value-type="float">
            <text:p>0.01326006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0.0114741325378418" calcext:value-type="float">
            <text:p>0.0114741325</text:p>
          </table:table-cell>
          <table:table-cell office:value-type="float" office:value="0.0135530518007428" calcext:value-type="float">
            <text:p>0.0135530518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0114650726318359" calcext:value-type="float">
            <text:p>0.0114650726</text:p>
          </table:table-cell>
          <table:table-cell office:value-type="float" office:value="0.0136882881735908" calcext:value-type="float">
            <text:p>0.0136882882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0.0123810768127441" calcext:value-type="float">
            <text:p>0.0123810768</text:p>
          </table:table-cell>
          <table:table-cell office:value-type="float" office:value="0.013715706670998" calcext:value-type="float">
            <text:p>0.0137157067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0.0114531517028809" calcext:value-type="float">
            <text:p>0.0114531517</text:p>
          </table:table-cell>
          <table:table-cell office:value-type="float" office:value="0.0137954846727437" calcext:value-type="float">
            <text:p>0.0137954847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0.0122740268707275" calcext:value-type="float">
            <text:p>0.0122740269</text:p>
          </table:table-cell>
          <table:table-cell office:value-type="float" office:value="0.0136941440434809" calcext:value-type="float">
            <text:p>0.013694144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.0122661590576172" calcext:value-type="float">
            <text:p>0.0122661591</text:p>
          </table:table-cell>
          <table:table-cell office:value-type="float" office:value="0.0135744093041294" calcext:value-type="float">
            <text:p>0.0135744093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0122709274291992" calcext:value-type="float">
            <text:p>0.0122709274</text:p>
          </table:table-cell>
          <table:table-cell office:value-type="float" office:value="0.0134603149792563" calcext:value-type="float">
            <text:p>0.013460315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0.0122599601745606" calcext:value-type="float">
            <text:p>0.0122599602</text:p>
          </table:table-cell>
          <table:table-cell office:value-type="float" office:value="0.0133359340561505" calcext:value-type="float">
            <text:p>0.013335934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.0125308036804199" calcext:value-type="float">
            <text:p>0.0125308037</text:p>
          </table:table-cell>
          <table:table-cell office:value-type="float" office:value="0.0130726896869292" calcext:value-type="float">
            <text:p>0.0130726897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0.0122151374816895" calcext:value-type="float">
            <text:p>0.0122151375</text:p>
          </table:table-cell>
          <table:table-cell office:value-type="float" office:value="0.0131702593620827" calcext:value-type="float">
            <text:p>0.0131702594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0.0122208595275879" calcext:value-type="float">
            <text:p>0.0122208595</text:p>
          </table:table-cell>
          <table:table-cell office:value-type="float" office:value="0.0130381250869741" calcext:value-type="float">
            <text:p>0.0130381251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.0122189521789551" calcext:value-type="float">
            <text:p>0.0122189522</text:p>
          </table:table-cell>
          <table:table-cell office:value-type="float" office:value="0.0129237266529914" calcext:value-type="float">
            <text:p>0.0129237267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.0121889114379883" calcext:value-type="float">
            <text:p>0.0121889114</text:p>
          </table:table-cell>
          <table:table-cell office:value-type="float" office:value="0.012792832644789" calcext:value-type="float">
            <text:p>0.0127928326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.0126619338989258" calcext:value-type="float">
            <text:p>0.0126619339</text:p>
          </table:table-cell>
          <table:table-cell office:value-type="float" office:value="0.0133869334289494" calcext:value-type="float">
            <text:p>0.0133869334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.0126590728759766" calcext:value-type="float">
            <text:p>0.0126590729</text:p>
          </table:table-cell>
          <table:table-cell office:value-type="float" office:value="0.013567280998519" calcext:value-type="float">
            <text:p>0.01356728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.0126669406890869" calcext:value-type="float">
            <text:p>0.0126669407</text:p>
          </table:table-cell>
          <table:table-cell office:value-type="float" office:value="0.0136661038769688" calcext:value-type="float">
            <text:p>0.0136661039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.01267409324646" calcext:value-type="float">
            <text:p>0.0126740932</text:p>
          </table:table-cell>
          <table:table-cell office:value-type="float" office:value="0.0137077791683748" calcext:value-type="float">
            <text:p>0.0137077792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122990608215332" calcext:value-type="float">
            <text:p>0.0122990608</text:p>
          </table:table-cell>
          <table:table-cell office:value-type="float" office:value="0.0134516233670446" calcext:value-type="float">
            <text:p>0.0134516234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0.0122718811035156" calcext:value-type="float">
            <text:p>0.0122718811</text:p>
          </table:table-cell>
          <table:table-cell office:value-type="float" office:value="0.0132712857961398" calcext:value-type="float">
            <text:p>0.0132712858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.0122699737548828" calcext:value-type="float">
            <text:p>0.0122699738</text:p>
          </table:table-cell>
          <table:table-cell office:value-type="float" office:value="0.0131233767986428" calcext:value-type="float">
            <text:p>0.0131233768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0.0122702121734619" calcext:value-type="float">
            <text:p>0.0122702122</text:p>
          </table:table-cell>
          <table:table-cell office:value-type="float" office:value="0.0129994340576611" calcext:value-type="float">
            <text:p>0.012999434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122859477996826" calcext:value-type="float">
            <text:p>0.0122859478</text:p>
          </table:table-cell>
          <table:table-cell office:value-type="float" office:value="0.0128815397770675" calcext:value-type="float">
            <text:p>0.0128815398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.0122799873352051" calcext:value-type="float">
            <text:p>0.0122799873</text:p>
          </table:table-cell>
          <table:table-cell office:value-type="float" office:value="0.0127907748125526" calcext:value-type="float">
            <text:p>0.0127907748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.0122790336608887" calcext:value-type="float">
            <text:p>0.0122790337</text:p>
          </table:table-cell>
          <table:table-cell office:value-type="float" office:value="0.0127160826609494" calcext:value-type="float">
            <text:p>0.0127160827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.0122849941253662" calcext:value-type="float">
            <text:p>0.0122849941</text:p>
          </table:table-cell>
          <table:table-cell office:value-type="float" office:value="0.0126481927487901" calcext:value-type="float">
            <text:p>0.0126481927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.0122880935668945" calcext:value-type="float">
            <text:p>0.0122880936</text:p>
          </table:table-cell>
          <table:table-cell office:value-type="float" office:value="0.0125895780256162" calcext:value-type="float">
            <text:p>0.012589578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122339725494385" calcext:value-type="float">
            <text:p>0.0122339725</text:p>
          </table:table-cell>
          <table:table-cell office:value-type="float" office:value="0.0125890466144724" calcext:value-type="float">
            <text:p>0.0125890466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.0122377872467041" calcext:value-type="float">
            <text:p>0.0122377872</text:p>
          </table:table-cell>
          <table:table-cell office:value-type="float" office:value="0.0125742639512695" calcext:value-type="float">
            <text:p>0.012574264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.0122311115264893" calcext:value-type="float">
            <text:p>0.0122311115</text:p>
          </table:table-cell>
          <table:table-cell office:value-type="float" office:value="0.0125598891867129" calcext:value-type="float">
            <text:p>0.0125598892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.0122301578521729" calcext:value-type="float">
            <text:p>0.0122301579</text:p>
          </table:table-cell>
          <table:table-cell office:value-type="float" office:value="0.0125410159106176" calcext:value-type="float">
            <text:p>0.0125410159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.0122339725494385" calcext:value-type="float">
            <text:p>0.0122339725</text:p>
          </table:table-cell>
          <table:table-cell office:value-type="float" office:value="0.0125155781487461" calcext:value-type="float">
            <text:p>0.012515578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.0122551918029785" calcext:value-type="float">
            <text:p>0.0122551918</text:p>
          </table:table-cell>
          <table:table-cell office:value-type="float" office:value="0.0124715175956921" calcext:value-type="float">
            <text:p>0.0124715176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0.012239933013916" calcext:value-type="float">
            <text:p>0.012239933</text:p>
          </table:table-cell>
          <table:table-cell office:value-type="float" office:value="0.0124491941171578" calcext:value-type="float">
            <text:p>0.012449194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22411251068115" calcext:value-type="float">
            <text:p>0.0122411251</text:p>
          </table:table-cell>
          <table:table-cell office:value-type="float" office:value="0.0124269618436098" calcext:value-type="float">
            <text:p>0.0124269618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.0122420787811279" calcext:value-type="float">
            <text:p>0.0122420788</text:p>
          </table:table-cell>
          <table:table-cell office:value-type="float" office:value="0.0124057300510421" calcext:value-type="float">
            <text:p>0.012405730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0.000480890274047852" calcext:value-type="float">
            <text:p>0.0004808903</text:p>
          </table:table-cell>
          <table:table-cell office:value-type="float" office:value="0.0226777225286798" calcext:value-type="float">
            <text:p>0.0226777225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0.0123488903045654" calcext:value-type="float">
            <text:p>0.0123488903</text:p>
          </table:table-cell>
          <table:table-cell office:value-type="float" office:value="0.0177973112643055" calcext:value-type="float">
            <text:p>0.0177973113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0.012315034866333" calcext:value-type="float">
            <text:p>0.0123150349</text:p>
          </table:table-cell>
          <table:table-cell office:value-type="float" office:value="0.0214223865942256" calcext:value-type="float">
            <text:p>0.0214223866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.0123279094696045" calcext:value-type="float">
            <text:p>0.0123279095</text:p>
          </table:table-cell>
          <table:table-cell office:value-type="float" office:value="0.0203284515744238" calcext:value-type="float">
            <text:p>0.0203284516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.0123410224914551" calcext:value-type="float">
            <text:p>0.0123410225</text:p>
          </table:table-cell>
          <table:table-cell office:value-type="float" office:value="0.0193752919264851" calcext:value-type="float">
            <text:p>0.0193752919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.0123500823974609" calcext:value-type="float">
            <text:p>0.0123500824</text:p>
          </table:table-cell>
          <table:table-cell office:value-type="float" office:value="0.0185401523819373" calcext:value-type="float">
            <text:p>0.0185401524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.0122909545898438" calcext:value-type="float">
            <text:p>0.0122909546</text:p>
          </table:table-cell>
          <table:table-cell office:value-type="float" office:value="0.0170743809468058" calcext:value-type="float">
            <text:p>0.0170743809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0.0122640132904053" calcext:value-type="float">
            <text:p>0.0122640133</text:p>
          </table:table-cell>
          <table:table-cell office:value-type="float" office:value="0.0164201668904233" calcext:value-type="float">
            <text:p>0.0164201669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0.0122709274291992" calcext:value-type="float">
            <text:p>0.0122709274</text:p>
          </table:table-cell>
          <table:table-cell office:value-type="float" office:value="0.0158687375220649" calcext:value-type="float">
            <text:p>0.0158687375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0.0122709274291992" calcext:value-type="float">
            <text:p>0.0122709274</text:p>
          </table:table-cell>
          <table:table-cell office:value-type="float" office:value="0.0153944304336777" calcext:value-type="float">
            <text:p>0.0153944304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.0122690200805664" calcext:value-type="float">
            <text:p>0.0122690201</text:p>
          </table:table-cell>
          <table:table-cell office:value-type="float" office:value="0.0149834111708217" calcext:value-type="float">
            <text:p>0.0149834112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.0122458934783936" calcext:value-type="float">
            <text:p>0.0122458935</text:p>
          </table:table-cell>
          <table:table-cell office:value-type="float" office:value="0.0146028376305575" calcext:value-type="float">
            <text:p>0.0146028376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.0122621059417725" calcext:value-type="float">
            <text:p>0.0122621059</text:p>
          </table:table-cell>
          <table:table-cell office:value-type="float" office:value="0.0142976707613053" calcext:value-type="float">
            <text:p>0.0142976708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.0122570991516113" calcext:value-type="float">
            <text:p>0.0122570992</text:p>
          </table:table-cell>
          <table:table-cell office:value-type="float" office:value="0.0140281609638168" calcext:value-type="float">
            <text:p>0.014028161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.0122580528259277" calcext:value-type="float">
            <text:p>0.0122580528</text:p>
          </table:table-cell>
          <table:table-cell office:value-type="float" office:value="0.0137970223611896" calcext:value-type="float">
            <text:p>0.0137970224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.0122599601745606" calcext:value-type="float">
            <text:p>0.0122599602</text:p>
          </table:table-cell>
          <table:table-cell office:value-type="float" office:value="0.0135993906224504" calcext:value-type="float">
            <text:p>0.0135993906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0.0113470554351807" calcext:value-type="float">
            <text:p>0.0113470554</text:p>
          </table:table-cell>
          <table:table-cell office:value-type="float" office:value="0.0138533616235275" calcext:value-type="float">
            <text:p>0.0138533616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.0122449398040771" calcext:value-type="float">
            <text:p>0.0122449398</text:p>
          </table:table-cell>
          <table:table-cell office:value-type="float" office:value="0.0136808538095489" calcext:value-type="float">
            <text:p>0.0136808538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.0122489929199219" calcext:value-type="float">
            <text:p>0.0122489929</text:p>
          </table:table-cell>
          <table:table-cell office:value-type="float" office:value="0.0135273329992798" calcext:value-type="float">
            <text:p>0.013527333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.012239933013916" calcext:value-type="float">
            <text:p>0.012239933</text:p>
          </table:table-cell>
          <table:table-cell office:value-type="float" office:value="0.0133764444458041" calcext:value-type="float">
            <text:p>0.0133764444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0.0122389793395996" calcext:value-type="float">
            <text:p>0.0122389793</text:p>
          </table:table-cell>
          <table:table-cell office:value-type="float" office:value="0.0132408349667333" calcext:value-type="float">
            <text:p>0.013240835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0.0122349262237549" calcext:value-type="float">
            <text:p>0.0122349262</text:p>
          </table:table-cell>
          <table:table-cell office:value-type="float" office:value="0.0131159735024198" calcext:value-type="float">
            <text:p>0.0131159735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.012239933013916" calcext:value-type="float">
            <text:p>0.012239933</text:p>
          </table:table-cell>
          <table:table-cell office:value-type="float" office:value="0.0130121330779371" calcext:value-type="float">
            <text:p>0.0130121331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.0122299194335938" calcext:value-type="float">
            <text:p>0.0122299194</text:p>
          </table:table-cell>
          <table:table-cell office:value-type="float" office:value="0.0129085912695071" calcext:value-type="float">
            <text:p>0.0129085913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0.0122349262237549" calcext:value-type="float">
            <text:p>0.0122349262</text:p>
          </table:table-cell>
          <table:table-cell office:value-type="float" office:value="0.0128250661017839" calcext:value-type="float">
            <text:p>0.0128250661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27620032335337" calcext:value-type="float">
            <text:p>0.0127620032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.0122458934783936" calcext:value-type="float">
            <text:p>0.0122458935</text:p>
          </table:table-cell>
          <table:table-cell office:value-type="float" office:value="0.0127065759589635" calcext:value-type="float">
            <text:p>0.012706576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.012221097946167" calcext:value-type="float">
            <text:p>0.0122210979</text:p>
          </table:table-cell>
          <table:table-cell office:value-type="float" office:value="0.0126279105087542" calcext:value-type="float">
            <text:p>0.0126279105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0.0122230052947998" calcext:value-type="float">
            <text:p>0.0122230053</text:p>
          </table:table-cell>
          <table:table-cell office:value-type="float" office:value="0.0125657191816853" calcext:value-type="float">
            <text:p>0.0125657192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0.0122280120849609" calcext:value-type="float">
            <text:p>0.0122280121</text:p>
          </table:table-cell>
          <table:table-cell office:value-type="float" office:value="0.0125198289532625" calcext:value-type="float">
            <text:p>0.012519829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0.0131521224975586" calcext:value-type="float">
            <text:p>0.0131521225</text:p>
          </table:table-cell>
          <table:table-cell office:value-type="float" office:value="0.013520218427898" calcext:value-type="float">
            <text:p>0.0135202184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0.0005340576171875" calcext:value-type="float">
            <text:p>0.0005340576</text:p>
          </table:table-cell>
          <table:table-cell office:value-type="float" office:value="0.0235213956160062" calcext:value-type="float">
            <text:p>0.0235213956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0.0133600234985352" calcext:value-type="float">
            <text:p>0.0133600235</text:p>
          </table:table-cell>
          <table:table-cell office:value-type="float" office:value="0.019203675621355" calcext:value-type="float">
            <text:p>0.0192036756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.0123858451843262" calcext:value-type="float">
            <text:p>0.0123858452</text:p>
          </table:table-cell>
          <table:table-cell office:value-type="float" office:value="0.0220920144606033" calcext:value-type="float">
            <text:p>0.0220920145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.0123867988586426" calcext:value-type="float">
            <text:p>0.0123867989</text:p>
          </table:table-cell>
          <table:table-cell office:value-type="float" office:value="0.0208517381710924" calcext:value-type="float">
            <text:p>0.0208517382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0.0124728679656982" calcext:value-type="float">
            <text:p>0.012472868</text:p>
          </table:table-cell>
          <table:table-cell office:value-type="float" office:value="0.0198701052480245" calcext:value-type="float">
            <text:p>0.0198701052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0.0124580860137939" calcext:value-type="float">
            <text:p>0.012458086</text:p>
          </table:table-cell>
          <table:table-cell office:value-type="float" office:value="0.0189781152812961" calcext:value-type="float">
            <text:p>0.0189781153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0.0132660865783691" calcext:value-type="float">
            <text:p>0.0132660866</text:p>
          </table:table-cell>
          <table:table-cell office:value-type="float" office:value="0.0190634064304938" calcext:value-type="float">
            <text:p>0.019063406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.0123298168182373" calcext:value-type="float">
            <text:p>0.0123298168</text:p>
          </table:table-cell>
          <table:table-cell office:value-type="float" office:value="0.0177368850484639" calcext:value-type="float">
            <text:p>0.017736885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.0122630596160889" calcext:value-type="float">
            <text:p>0.0122630596</text:p>
          </table:table-cell>
          <table:table-cell office:value-type="float" office:value="0.0166222826568952" calcext:value-type="float">
            <text:p>0.0166222827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.0122358798980713" calcext:value-type="float">
            <text:p>0.0122358799</text:p>
          </table:table-cell>
          <table:table-cell office:value-type="float" office:value="0.0157240219346333" calcext:value-type="float">
            <text:p>0.0157240219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.0122411251068115" calcext:value-type="float">
            <text:p>0.0122411251</text:p>
          </table:table-cell>
          <table:table-cell office:value-type="float" office:value="0.0150314347568391" calcext:value-type="float">
            <text:p>0.0150314348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0.0122518539428711" calcext:value-type="float">
            <text:p>0.0122518539</text:p>
          </table:table-cell>
          <table:table-cell office:value-type="float" office:value="0.0145017971854153" calcext:value-type="float">
            <text:p>0.0145017972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.012260913848877" calcext:value-type="float">
            <text:p>0.0122609138</text:p>
          </table:table-cell>
          <table:table-cell office:value-type="float" office:value="0.0140941041970956" calcext:value-type="float">
            <text:p>0.0140941042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.0122590065002441" calcext:value-type="float">
            <text:p>0.0122590065</text:p>
          </table:table-cell>
          <table:table-cell office:value-type="float" office:value="0.013767122707917" calcext:value-type="float">
            <text:p>0.0137671227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.0122530460357666" calcext:value-type="float">
            <text:p>0.012253046</text:p>
          </table:table-cell>
          <table:table-cell office:value-type="float" office:value="0.0134987069516165" calcext:value-type="float">
            <text:p>0.013498707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.0113270282745361" calcext:value-type="float">
            <text:p>0.0113270283</text:p>
          </table:table-cell>
          <table:table-cell office:value-type="float" office:value="0.0138736909255264" calcext:value-type="float">
            <text:p>0.0138736909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0.0122168064117432" calcext:value-type="float">
            <text:p>0.0122168064</text:p>
          </table:table-cell>
          <table:table-cell office:value-type="float" office:value="0.0136133412433059" calcext:value-type="float">
            <text:p>0.0136133412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121769905090332" calcext:value-type="float">
            <text:p>0.0121769905</text:p>
          </table:table-cell>
          <table:table-cell office:value-type="float" office:value="0.0133540521603137" calcext:value-type="float">
            <text:p>0.0133540522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0.0121748447418213" calcext:value-type="float">
            <text:p>0.0121748447</text:p>
          </table:table-cell>
          <table:table-cell office:value-type="float" office:value="0.0131446965348841" calcext:value-type="float">
            <text:p>0.0131446965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.0121769905090332" calcext:value-type="float">
            <text:p>0.0121769905</text:p>
          </table:table-cell>
          <table:table-cell office:value-type="float" office:value="0.0129794130252761" calcext:value-type="float">
            <text:p>0.012979413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0.01218581199646" calcext:value-type="float">
            <text:p>0.012185812</text:p>
          </table:table-cell>
          <table:table-cell office:value-type="float" office:value="0.0128557941918184" calcext:value-type="float">
            <text:p>0.0128557942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.0122001171112061" calcext:value-type="float">
            <text:p>0.0122001171</text:p>
          </table:table-cell>
          <table:table-cell office:value-type="float" office:value="0.0127698256428462" calcext:value-type="float">
            <text:p>0.0127698256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0.0122361183166504" calcext:value-type="float">
            <text:p>0.0122361183</text:p>
          </table:table-cell>
          <table:table-cell office:value-type="float" office:value="0.0127361067470943" calcext:value-type="float">
            <text:p>0.0127361067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0.0122330188751221" calcext:value-type="float">
            <text:p>0.0122330189</text:p>
          </table:table-cell>
          <table:table-cell office:value-type="float" office:value="0.0126948672115864" calcext:value-type="float">
            <text:p>0.0126948672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.0122349262237549" calcext:value-type="float">
            <text:p>0.0122349262</text:p>
          </table:table-cell>
          <table:table-cell office:value-type="float" office:value="0.0126555167731067" calcext:value-type="float">
            <text:p>0.0126555168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0.0122380256652832" calcext:value-type="float">
            <text:p>0.0122380257</text:p>
          </table:table-cell>
          <table:table-cell office:value-type="float" office:value="0.0126200364649065" calcext:value-type="float">
            <text:p>0.0126200365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0.0113010406494141" calcext:value-type="float">
            <text:p>0.0113010406</text:p>
          </table:table-cell>
          <table:table-cell office:value-type="float" office:value="0.013266891626536" calcext:value-type="float">
            <text:p>0.0132668916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.0121779441833496" calcext:value-type="float">
            <text:p>0.0121779442</text:p>
          </table:table-cell>
          <table:table-cell office:value-type="float" office:value="0.0130973120015493" calcext:value-type="float">
            <text:p>0.013097312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.0130949020385742" calcext:value-type="float">
            <text:p>0.013094902</text:p>
          </table:table-cell>
          <table:table-cell office:value-type="float" office:value="0.0139888727154607" calcext:value-type="float">
            <text:p>0.0139888727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.000468015670776367" calcext:value-type="float">
            <text:p>0.0004680157</text:p>
          </table:table-cell>
          <table:table-cell office:value-type="float" office:value="0.0238102220128251" calcext:value-type="float">
            <text:p>0.023810222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.0132207870483398" calcext:value-type="float">
            <text:p>0.013220787</text:p>
          </table:table-cell>
          <table:table-cell office:value-type="float" office:value="0.0237782835971497" calcext:value-type="float">
            <text:p>0.0237782836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0.000456094741821289" calcext:value-type="float">
            <text:p>0.0004560947</text:p>
          </table:table-cell>
          <table:table-cell office:value-type="float" office:value="0.0295364693538672" calcext:value-type="float">
            <text:p>0.0295364694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0.0140731334686279" calcext:value-type="float">
            <text:p>0.0140731335</text:p>
          </table:table-cell>
          <table:table-cell office:value-type="float" office:value="0.023713263463033" calcext:value-type="float">
            <text:p>0.0237132635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.0123159885406494" calcext:value-type="float">
            <text:p>0.0123159885</text:p>
          </table:table-cell>
          <table:table-cell office:value-type="float" office:value="0.0277382815192477" calcext:value-type="float">
            <text:p>0.0277382815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0.0114080905914307" calcext:value-type="float">
            <text:p>0.0114080906</text:p>
          </table:table-cell>
          <table:table-cell office:value-type="float" office:value="0.0250548889043263" calcext:value-type="float">
            <text:p>0.0250548889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.0123138427734375" calcext:value-type="float">
            <text:p>0.0123138428</text:p>
          </table:table-cell>
          <table:table-cell office:value-type="float" office:value="0.0238864212582639" calcext:value-type="float">
            <text:p>0.0238864213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.0131628513336182" calcext:value-type="float">
            <text:p>0.0131628513</text:p>
          </table:table-cell>
          <table:table-cell office:value-type="float" office:value="0.0233122188108313" calcext:value-type="float">
            <text:p>0.0233122188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.0140190124511719" calcext:value-type="float">
            <text:p>0.0140190125</text:p>
          </table:table-cell>
          <table:table-cell office:value-type="float" office:value="0.0236143088090771" calcext:value-type="float">
            <text:p>0.0236143088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0.0140218734741211" calcext:value-type="float">
            <text:p>0.0140218735</text:p>
          </table:table-cell>
          <table:table-cell office:value-type="float" office:value="0.0232527354570519" calcext:value-type="float">
            <text:p>0.0232527355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0.0121979713439941" calcext:value-type="float">
            <text:p>0.0121979713</text:p>
          </table:table-cell>
          <table:table-cell office:value-type="float" office:value="0.0206750986114259" calcext:value-type="float">
            <text:p>0.0206750986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0.0121870040893555" calcext:value-type="float">
            <text:p>0.0121870041</text:p>
          </table:table-cell>
          <table:table-cell office:value-type="float" office:value="0.0187062760429081" calcext:value-type="float">
            <text:p>0.018706276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0.013045072555542" calcext:value-type="float">
            <text:p>0.0130450726</text:p>
          </table:table-cell>
          <table:table-cell office:value-type="float" office:value="0.0143313334315415" calcext:value-type="float">
            <text:p>0.0143313334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0.011995792388916" calcext:value-type="float">
            <text:p>0.0119957924</text:p>
          </table:table-cell>
          <table:table-cell office:value-type="float" office:value="0.0170714170976547" calcext:value-type="float">
            <text:p>0.0170714171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0.0119919776916504" calcext:value-type="float">
            <text:p>0.0119919777</text:p>
          </table:table-cell>
          <table:table-cell office:value-type="float" office:value="0.0158432655027914" calcext:value-type="float">
            <text:p>0.0158432655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0.012005090713501" calcext:value-type="float">
            <text:p>0.0120050907</text:p>
          </table:table-cell>
          <table:table-cell office:value-type="float" office:value="0.014905464380445" calcext:value-type="float">
            <text:p>0.0149054644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.0120499134063721" calcext:value-type="float">
            <text:p>0.0120499134</text:p>
          </table:table-cell>
          <table:table-cell office:value-type="float" office:value="0.0142159994629969" calcext:value-type="float">
            <text:p>0.0142159995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0.0121190547943115" calcext:value-type="float">
            <text:p>0.0121190548</text:p>
          </table:table-cell>
          <table:table-cell office:value-type="float" office:value="0.0137736319830839" calcext:value-type="float">
            <text:p>0.013773632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0.012117862701416" calcext:value-type="float">
            <text:p>0.0121178627</text:p>
          </table:table-cell>
          <table:table-cell office:value-type="float" office:value="0.0134302816827344" calcext:value-type="float">
            <text:p>0.0134302817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0.0112829208374023" calcext:value-type="float">
            <text:p>0.0112829208</text:p>
          </table:table-cell>
          <table:table-cell office:value-type="float" office:value="0.0137533350458408" calcext:value-type="float">
            <text:p>0.01375333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0.0121371746063232" calcext:value-type="float">
            <text:p>0.0121371746</text:p>
          </table:table-cell>
          <table:table-cell office:value-type="float" office:value="0.0135115616344959" calcext:value-type="float">
            <text:p>0.0135115616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39278907919738" calcext:value-type="float">
            <text:p>0.0139278908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.0123860836029053" calcext:value-type="float">
            <text:p>0.0123860836</text:p>
          </table:table-cell>
          <table:table-cell office:value-type="float" office:value="0.0137703691963509" calcext:value-type="float">
            <text:p>0.0137703692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.012160062789917" calcext:value-type="float">
            <text:p>0.0121600628</text:p>
          </table:table-cell>
          <table:table-cell office:value-type="float" office:value="0.0133694633098164" calcext:value-type="float">
            <text:p>0.0133694633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.0121469497680664" calcext:value-type="float">
            <text:p>0.0121469498</text:p>
          </table:table-cell>
          <table:table-cell office:value-type="float" office:value="0.0130767075195026" calcext:value-type="float">
            <text:p>0.0130767075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.0121510028839111" calcext:value-type="float">
            <text:p>0.0121510029</text:p>
          </table:table-cell>
          <table:table-cell office:value-type="float" office:value="0.0128519851260126" calcext:value-type="float">
            <text:p>0.012851985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.0121309757232666" calcext:value-type="float">
            <text:p>0.0121309757</text:p>
          </table:table-cell>
          <table:table-cell office:value-type="float" office:value="0.0127001291257831" calcext:value-type="float">
            <text:p>0.0127001291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.0121328830718994" calcext:value-type="float">
            <text:p>0.0121328831</text:p>
          </table:table-cell>
          <table:table-cell office:value-type="float" office:value="0.0125810186517502" calcext:value-type="float">
            <text:p>0.0125810187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0.0121259689331055" calcext:value-type="float">
            <text:p>0.0121259689</text:p>
          </table:table-cell>
          <table:table-cell office:value-type="float" office:value="0.0124948980377404" calcext:value-type="float">
            <text:p>0.012494898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.0121338367462158" calcext:value-type="float">
            <text:p>0.0121338367</text:p>
          </table:table-cell>
          <table:table-cell office:value-type="float" office:value="0.0124199680138051" calcext:value-type="float">
            <text:p>0.01241996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121421813964844" calcext:value-type="float">
            <text:p>0.0121421814</text:p>
          </table:table-cell>
          <table:table-cell office:value-type="float" office:value="0.0123545520145004" calcext:value-type="float">
            <text:p>0.012354552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.013049840927124" calcext:value-type="float">
            <text:p>0.0130498409</text:p>
          </table:table-cell>
          <table:table-cell office:value-type="float" office:value="0.0133198332472959" calcext:value-type="float">
            <text:p>0.013319833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.0121481418609619" calcext:value-type="float">
            <text:p>0.0121481419</text:p>
          </table:table-cell>
          <table:table-cell office:value-type="float" office:value="0.0131509304699253" calcext:value-type="float">
            <text:p>0.0131509305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.0121481418609619" calcext:value-type="float">
            <text:p>0.0121481419</text:p>
          </table:table-cell>
          <table:table-cell office:value-type="float" office:value="0.0130087508782457" calcext:value-type="float">
            <text:p>0.0130087509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.011221170425415" calcext:value-type="float">
            <text:p>0.0112211704</text:p>
          </table:table-cell>
          <table:table-cell office:value-type="float" office:value="0.0136996514955193" calcext:value-type="float">
            <text:p>0.0136996515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0.011214017868042" calcext:value-type="float">
            <text:p>0.0112140179</text:p>
          </table:table-cell>
          <table:table-cell office:value-type="float" office:value="0.0140818609798658" calcext:value-type="float">
            <text:p>0.01408186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0.0119619369506836" calcext:value-type="float">
            <text:p>0.011961937</text:p>
          </table:table-cell>
          <table:table-cell office:value-type="float" office:value="0.0135886366594123" calcext:value-type="float">
            <text:p>0.0135886367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0.0119647979736328" calcext:value-type="float">
            <text:p>0.011964798</text:p>
          </table:table-cell>
          <table:table-cell office:value-type="float" office:value="0.0132116204381364" calcext:value-type="float">
            <text:p>0.0132116204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.011962890625" calcext:value-type="float">
            <text:p>0.0119628906</text:p>
          </table:table-cell>
          <table:table-cell office:value-type="float" office:value="0.012926909270962" calcext:value-type="float">
            <text:p>0.0129269093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.0119888782501221" calcext:value-type="float">
            <text:p>0.0119888783</text:p>
          </table:table-cell>
          <table:table-cell office:value-type="float" office:value="0.0126964449513536" calcext:value-type="float">
            <text:p>0.012696445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.0119950771331787" calcext:value-type="float">
            <text:p>0.0119950771</text:p>
          </table:table-cell>
          <table:table-cell office:value-type="float" office:value="0.0125300650256358" calcext:value-type="float">
            <text:p>0.012530065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0.0121490955352783" calcext:value-type="float">
            <text:p>0.0121490955</text:p>
          </table:table-cell>
          <table:table-cell office:value-type="float" office:value="0.0125774305301063" calcext:value-type="float">
            <text:p>0.0125774305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.0121409893035889" calcext:value-type="float">
            <text:p>0.0121409893</text:p>
          </table:table-cell>
          <table:table-cell office:value-type="float" office:value="0.0125860091631761" calcext:value-type="float">
            <text:p>0.0125860092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0.0121519565582275" calcext:value-type="float">
            <text:p>0.0121519566</text:p>
          </table:table-cell>
          <table:table-cell office:value-type="float" office:value="0.0125900701819845" calcext:value-type="float">
            <text:p>0.0125900702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0.0121350288391113" calcext:value-type="float">
            <text:p>0.0121350288</text:p>
          </table:table-cell>
          <table:table-cell office:value-type="float" office:value="0.0125600004908294" calcext:value-type="float">
            <text:p>0.0125600005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0.0121300220489502" calcext:value-type="float">
            <text:p>0.012130022</text:p>
          </table:table-cell>
          <table:table-cell office:value-type="float" office:value="0.0125213542529614" calcext:value-type="float">
            <text:p>0.0125213543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0.0121161937713623" calcext:value-type="float">
            <text:p>0.0121161938</text:p>
          </table:table-cell>
          <table:table-cell office:value-type="float" office:value="0.0124682067156988" calcext:value-type="float">
            <text:p>0.0124682067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.0121228694915771" calcext:value-type="float">
            <text:p>0.0121228695</text:p>
          </table:table-cell>
          <table:table-cell office:value-type="float" office:value="0.0124298384251014" calcext:value-type="float">
            <text:p>0.0124298384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0.0121190547943115" calcext:value-type="float">
            <text:p>0.0121190548</text:p>
          </table:table-cell>
          <table:table-cell office:value-type="float" office:value="0.0123907749208004" calcext:value-type="float">
            <text:p>0.0123907749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.0121099948883057" calcext:value-type="float">
            <text:p>0.0121099949</text:p>
          </table:table-cell>
          <table:table-cell office:value-type="float" office:value="0.0123464558478935" calcext:value-type="float">
            <text:p>0.0123464558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.0121140480041504" calcext:value-type="float">
            <text:p>0.012114048</text:p>
          </table:table-cell>
          <table:table-cell office:value-type="float" office:value="0.0123145418066365" calcext:value-type="float">
            <text:p>0.0123145418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0.011275053024292" calcext:value-type="float">
            <text:p>0.011275053</text:p>
          </table:table-cell>
          <table:table-cell office:value-type="float" office:value="0.0129690775537524" calcext:value-type="float">
            <text:p>0.0129690776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.0112879276275635" calcext:value-type="float">
            <text:p>0.0112879276</text:p>
          </table:table-cell>
          <table:table-cell office:value-type="float" office:value="0.013334413093389" calcext:value-type="float">
            <text:p>0.0133344131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0.0113070011138916" calcext:value-type="float">
            <text:p>0.0113070011</text:p>
          </table:table-cell>
          <table:table-cell office:value-type="float" office:value="0.0134935225699314" calcext:value-type="float">
            <text:p>0.0134935226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.0122270584106445" calcext:value-type="float">
            <text:p>0.0122270584</text:p>
          </table:table-cell>
          <table:table-cell office:value-type="float" office:value="0.0135287322050543" calcext:value-type="float">
            <text:p>0.0135287322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0.0122358798980713" calcext:value-type="float">
            <text:p>0.0122358799</text:p>
          </table:table-cell>
          <table:table-cell office:value-type="float" office:value="0.0135210853953836" calcext:value-type="float">
            <text:p>0.0135210854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0.0122129917144775" calcext:value-type="float">
            <text:p>0.0122129917</text:p>
          </table:table-cell>
          <table:table-cell office:value-type="float" office:value="0.0134501552982031" calcext:value-type="float">
            <text:p>0.0134501553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0.0122170448303223" calcext:value-type="float">
            <text:p>0.0122170448</text:p>
          </table:table-cell>
          <table:table-cell office:value-type="float" office:value="0.0133695058152624" calcext:value-type="float">
            <text:p>0.0133695058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.0122108459472656" calcext:value-type="float">
            <text:p>0.0122108459</text:p>
          </table:table-cell>
          <table:table-cell office:value-type="float" office:value="0.0132735914428644" calcext:value-type="float">
            <text:p>0.0132735914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0.0112788677215576" calcext:value-type="float">
            <text:p>0.0112788677</text:p>
          </table:table-cell>
          <table:table-cell office:value-type="float" office:value="0.0136054165975328" calcext:value-type="float">
            <text:p>0.0136054166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.01220703125" calcext:value-type="float">
            <text:p>0.0122070313</text:p>
          </table:table-cell>
          <table:table-cell office:value-type="float" office:value="0.0135027578179706" calcext:value-type="float">
            <text:p>0.0135027578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0.0122079849243164" calcext:value-type="float">
            <text:p>0.0122079849</text:p>
          </table:table-cell>
          <table:table-cell office:value-type="float" office:value="0.0133959694222397" calcext:value-type="float">
            <text:p>0.0133959694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0.0121779441833496" calcext:value-type="float">
            <text:p>0.0121779442</text:p>
          </table:table-cell>
          <table:table-cell office:value-type="float" office:value="0.0132549691883936" calcext:value-type="float">
            <text:p>0.0132549692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0.0121829509735107" calcext:value-type="float">
            <text:p>0.012182951</text:p>
          </table:table-cell>
          <table:table-cell office:value-type="float" office:value="0.0131344133924557" calcext:value-type="float">
            <text:p>0.0131344134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0.0121760368347168" calcext:value-type="float">
            <text:p>0.0121760368</text:p>
          </table:table-cell>
          <table:table-cell office:value-type="float" office:value="0.0130177870446363" calcext:value-type="float">
            <text:p>0.013017787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.0121369361877441" calcext:value-type="float">
            <text:p>0.0121369362</text:p>
          </table:table-cell>
          <table:table-cell office:value-type="float" office:value="0.0128709580819755" calcext:value-type="float">
            <text:p>0.0128709581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.0129761695861816" calcext:value-type="float">
            <text:p>0.0129761696</text:p>
          </table:table-cell>
          <table:table-cell office:value-type="float" office:value="0.0136958009642769" calcext:value-type="float">
            <text:p>0.013695801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0.0129759311676025" calcext:value-type="float">
            <text:p>0.0129759312</text:p>
          </table:table-cell>
          <table:table-cell office:value-type="float" office:value="0.0142143474043202" calcext:value-type="float">
            <text:p>0.0142143474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0129668712615967" calcext:value-type="float">
            <text:p>0.0129668713</text:p>
          </table:table-cell>
          <table:table-cell office:value-type="float" office:value="0.0145057506039446" calcext:value-type="float">
            <text:p>0.0145057506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.012070894241333" calcext:value-type="float">
            <text:p>0.0120708942</text:p>
          </table:table-cell>
          <table:table-cell office:value-type="float" office:value="0.0142263293963699" calcext:value-type="float">
            <text:p>0.014226329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0.0129859447479248" calcext:value-type="float">
            <text:p>0.0129859447</text:p>
          </table:table-cell>
          <table:table-cell office:value-type="float" office:value="0.0144928003265427" calcext:value-type="float">
            <text:p>0.0144928003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42391199866532" calcext:value-type="float">
            <text:p>0.01423912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.0121121406555176" calcext:value-type="float">
            <text:p>0.0121121407</text:p>
          </table:table-cell>
          <table:table-cell office:value-type="float" office:value="0.0139988278870342" calcext:value-type="float">
            <text:p>0.0139988279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37892701734027" calcext:value-type="float">
            <text:p>0.0137892702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0120968818664551" calcext:value-type="float">
            <text:p>0.0120968819</text:p>
          </table:table-cell>
          <table:table-cell office:value-type="float" office:value="0.0136053427943591" calcext:value-type="float">
            <text:p>0.0136053428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0.0120799541473389" calcext:value-type="float">
            <text:p>0.0120799541</text:p>
          </table:table-cell>
          <table:table-cell office:value-type="float" office:value="0.0134523128020915" calcext:value-type="float">
            <text:p>0.0134523128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.0120670795440674" calcext:value-type="float">
            <text:p>0.0120670795</text:p>
          </table:table-cell>
          <table:table-cell office:value-type="float" office:value="0.0133202659395674" calcext:value-type="float">
            <text:p>0.0133202659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0.0120608806610107" calcext:value-type="float">
            <text:p>0.0120608807</text:p>
          </table:table-cell>
          <table:table-cell office:value-type="float" office:value="0.0131998721338512" calcext:value-type="float">
            <text:p>0.0131998721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.0120649337768555" calcext:value-type="float">
            <text:p>0.0120649338</text:p>
          </table:table-cell>
          <table:table-cell office:value-type="float" office:value="0.0130817237389595" calcext:value-type="float">
            <text:p>0.0130817237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0.0120751857757568" calcext:value-type="float">
            <text:p>0.0120751858</text:p>
          </table:table-cell>
          <table:table-cell office:value-type="float" office:value="0.0129634436694573" calcext:value-type="float">
            <text:p>0.0129634437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.0120840072631836" calcext:value-type="float">
            <text:p>0.0120840073</text:p>
          </table:table-cell>
          <table:table-cell office:value-type="float" office:value="0.01285034551317" calcext:value-type="float">
            <text:p>0.0128503455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0.0120799541473389" calcext:value-type="float">
            <text:p>0.0120799541</text:p>
          </table:table-cell>
          <table:table-cell office:value-type="float" office:value="0.0127557232541585" calcext:value-type="float">
            <text:p>0.0127557233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0.0120828151702881" calcext:value-type="float">
            <text:p>0.0120828152</text:p>
          </table:table-cell>
          <table:table-cell office:value-type="float" office:value="0.0126700062170136" calcext:value-type="float">
            <text:p>0.0126700062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.0120871067047119" calcext:value-type="float">
            <text:p>0.0120871067</text:p>
          </table:table-cell>
          <table:table-cell office:value-type="float" office:value="0.0125916495985562" calcext:value-type="float">
            <text:p>0.0125916496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0.0120711326599121" calcext:value-type="float">
            <text:p>0.0120711327</text:p>
          </table:table-cell>
          <table:table-cell office:value-type="float" office:value="0.0125384383914607" calcext:value-type="float">
            <text:p>0.0125384384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0.0120561122894287" calcext:value-type="float">
            <text:p>0.0120561123</text:p>
          </table:table-cell>
          <table:table-cell office:value-type="float" office:value="0.0125020580568663" calcext:value-type="float">
            <text:p>0.0125020581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0.0120489597320557" calcext:value-type="float">
            <text:p>0.0120489597</text:p>
          </table:table-cell>
          <table:table-cell office:value-type="float" office:value="0.0124705061447578" calcext:value-type="float">
            <text:p>0.0124705061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0.0120410919189453" calcext:value-type="float">
            <text:p>0.0120410919</text:p>
          </table:table-cell>
          <table:table-cell office:value-type="float" office:value="0.0124435112135112" calcext:value-type="float">
            <text:p>0.0124435112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.0120601654052734" calcext:value-type="float">
            <text:p>0.0120601654</text:p>
          </table:table-cell>
          <table:table-cell office:value-type="float" office:value="0.0123965308863883" calcext:value-type="float">
            <text:p>0.0123965309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.0120549201965332" calcext:value-type="float">
            <text:p>0.0120549202</text:p>
          </table:table-cell>
          <table:table-cell office:value-type="float" office:value="0.0123597781830768" calcext:value-type="float">
            <text:p>0.0123597782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.0120630264282227" calcext:value-type="float">
            <text:p>0.0120630264</text:p>
          </table:table-cell>
          <table:table-cell office:value-type="float" office:value="0.0123190394567208" calcext:value-type="float">
            <text:p>0.0123190395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.0120909214019775" calcext:value-type="float">
            <text:p>0.0120909214</text:p>
          </table:table-cell>
          <table:table-cell office:value-type="float" office:value="0.0122636539977716" calcext:value-type="float">
            <text:p>0.012263654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0.0120928287506104" calcext:value-type="float">
            <text:p>0.0120928288</text:p>
          </table:table-cell>
          <table:table-cell office:value-type="float" office:value="0.0122240551639296" calcext:value-type="float">
            <text:p>0.0122240552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0.0120849609375" calcext:value-type="float">
            <text:p>0.0120849609</text:p>
          </table:table-cell>
          <table:table-cell office:value-type="float" office:value="0.0121946369843795" calcext:value-type="float">
            <text:p>0.012194637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0.0120878219604492" calcext:value-type="float">
            <text:p>0.012087822</text:p>
          </table:table-cell>
          <table:table-cell office:value-type="float" office:value="0.0121694005325043" calcext:value-type="float">
            <text:p>0.0121694005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.012113094329834" calcext:value-type="float">
            <text:p>0.0121130943</text:p>
          </table:table-cell>
          <table:table-cell office:value-type="float" office:value="0.0121764387230865" calcext:value-type="float">
            <text:p>0.0121764387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0.0121071338653564" calcext:value-type="float">
            <text:p>0.0121071339</text:p>
          </table:table-cell>
          <table:table-cell office:value-type="float" office:value="0.0121723725008296" calcext:value-type="float">
            <text:p>0.0121723725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0.0121068954467773" calcext:value-type="float">
            <text:p>0.0121068954</text:p>
          </table:table-cell>
          <table:table-cell office:value-type="float" office:value="0.0121673971142136" calcext:value-type="float">
            <text:p>0.0121673971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0.0121009349822998" calcext:value-type="float">
            <text:p>0.012100935</text:p>
          </table:table-cell>
          <table:table-cell office:value-type="float" office:value="0.0121555358171021" calcext:value-type="float">
            <text:p>0.0121555358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0.0120959281921387" calcext:value-type="float">
            <text:p>0.0120959282</text:p>
          </table:table-cell>
          <table:table-cell office:value-type="float" office:value="0.0121409180344421" calcext:value-type="float">
            <text:p>0.012140918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0.0111789703369141" calcext:value-type="float">
            <text:p>0.0111789703</text:p>
          </table:table-cell>
          <table:table-cell office:value-type="float" office:value="0.0129322573053211" calcext:value-type="float">
            <text:p>0.0129322573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0.0120489597320557" calcext:value-type="float">
            <text:p>0.0120489597</text:p>
          </table:table-cell>
          <table:table-cell office:value-type="float" office:value="0.012770458583201" calcext:value-type="float">
            <text:p>0.0127704586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0.0120429992675781" calcext:value-type="float">
            <text:p>0.0120429993</text:p>
          </table:table-cell>
          <table:table-cell office:value-type="float" office:value="0.0126350258101742" calcext:value-type="float">
            <text:p>0.0126350258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0.0120429992675781" calcext:value-type="float">
            <text:p>0.0120429993</text:p>
          </table:table-cell>
          <table:table-cell office:value-type="float" office:value="0.0125276472234193" calcext:value-type="float">
            <text:p>0.0125276472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.0120410919189453" calcext:value-type="float">
            <text:p>0.0120410919</text:p>
          </table:table-cell>
          <table:table-cell office:value-type="float" office:value="0.0124398890100294" calcext:value-type="float">
            <text:p>0.012439889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0.0120310783386231" calcext:value-type="float">
            <text:p>0.0120310783</text:p>
          </table:table-cell>
          <table:table-cell office:value-type="float" office:value="0.0123585699955333" calcext:value-type="float">
            <text:p>0.01235857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0.0120341777801514" calcext:value-type="float">
            <text:p>0.0120341778</text:p>
          </table:table-cell>
          <table:table-cell office:value-type="float" office:value="0.0122984571497112" calcext:value-type="float">
            <text:p>0.0122984571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0.0120360851287842" calcext:value-type="float">
            <text:p>0.0120360851</text:p>
          </table:table-cell>
          <table:table-cell office:value-type="float" office:value="0.0122528951315536" calcext:value-type="float">
            <text:p>0.0122528951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.0120501518249512" calcext:value-type="float">
            <text:p>0.0120501518</text:p>
          </table:table-cell>
          <table:table-cell office:value-type="float" office:value="0.012232044777739" calcext:value-type="float">
            <text:p>0.0122320448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0.0120489597320557" calcext:value-type="float">
            <text:p>0.0120489597</text:p>
          </table:table-cell>
          <table:table-cell office:value-type="float" office:value="0.0122113364737661" calcext:value-type="float">
            <text:p>0.0122113365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0.000447988510131836" calcext:value-type="float">
            <text:p>0.0004479885</text:p>
          </table:table-cell>
          <table:table-cell office:value-type="float" office:value="0.0222933962803929" calcext:value-type="float">
            <text:p>0.0222933963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0.0119869709014893" calcext:value-type="float">
            <text:p>0.0119869709</text:p>
          </table:table-cell>
          <table:table-cell office:value-type="float" office:value="0.0179296932025228" calcext:value-type="float">
            <text:p>0.0179296932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0.0119290351867676" calcext:value-type="float">
            <text:p>0.0119290352</text:p>
          </table:table-cell>
          <table:table-cell office:value-type="float" office:value="0.0163960981972461" calcext:value-type="float">
            <text:p>0.016396098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0.0120120048522949" calcext:value-type="float">
            <text:p>0.0120120049</text:p>
          </table:table-cell>
          <table:table-cell office:value-type="float" office:value="0.0209787579577718" calcext:value-type="float">
            <text:p>0.020978758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0.0120031833648682" calcext:value-type="float">
            <text:p>0.0120031834</text:p>
          </table:table-cell>
          <table:table-cell office:value-type="float" office:value="0.0198258913506504" calcext:value-type="float">
            <text:p>0.019825891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.0119938850402832" calcext:value-type="float">
            <text:p>0.011993885</text:p>
          </table:table-cell>
          <table:table-cell office:value-type="float" office:value="0.0188144024000132" calcext:value-type="float">
            <text:p>0.0188144024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0.0119359493255615" calcext:value-type="float">
            <text:p>0.0119359493</text:p>
          </table:table-cell>
          <table:table-cell office:value-type="float" office:value="0.0171059934468437" calcext:value-type="float">
            <text:p>0.0171059934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0.0120549201965332" calcext:value-type="float">
            <text:p>0.0120549202</text:p>
          </table:table-cell>
          <table:table-cell office:value-type="float" office:value="0.0159322543566065" calcext:value-type="float">
            <text:p>0.0159322544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0.0120589733123779" calcext:value-type="float">
            <text:p>0.0120589733</text:p>
          </table:table-cell>
          <table:table-cell office:value-type="float" office:value="0.0155112498990098" calcext:value-type="float">
            <text:p>0.0155112499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.0120658874511719" calcext:value-type="float">
            <text:p>0.0120658875</text:p>
          </table:table-cell>
          <table:table-cell office:value-type="float" office:value="0.0151348604865229" calcext:value-type="float">
            <text:p>0.0151348605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0.0120580196380615" calcext:value-type="float">
            <text:p>0.0120580196</text:p>
          </table:table-cell>
          <table:table-cell office:value-type="float" office:value="0.0147830982374745" calcext:value-type="float">
            <text:p>0.014783098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.0120739936828613" calcext:value-type="float">
            <text:p>0.0120739937</text:p>
          </table:table-cell>
          <table:table-cell office:value-type="float" office:value="0.0144850663557046" calcext:value-type="float">
            <text:p>0.0144850664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.0120608806610107" calcext:value-type="float">
            <text:p>0.0120608807</text:p>
          </table:table-cell>
          <table:table-cell office:value-type="float" office:value="0.0141993847626849" calcext:value-type="float">
            <text:p>0.0141993848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.0120599269866943" calcext:value-type="float">
            <text:p>0.012059927</text:p>
          </table:table-cell>
          <table:table-cell office:value-type="float" office:value="0.0139440050804824" calcext:value-type="float">
            <text:p>0.0139440051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0.0119149684906006" calcext:value-type="float">
            <text:p>0.0119149685</text:p>
          </table:table-cell>
          <table:table-cell office:value-type="float" office:value="0.0135544564155007" calcext:value-type="float">
            <text:p>0.0135544564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0.011897087097168" calcext:value-type="float">
            <text:p>0.0118970871</text:p>
          </table:table-cell>
          <table:table-cell office:value-type="float" office:value="0.0132274645388416" calcext:value-type="float">
            <text:p>0.0132274645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0.0118858814239502" calcext:value-type="float">
            <text:p>0.0118858814</text:p>
          </table:table-cell>
          <table:table-cell office:value-type="float" office:value="0.0129586954423618" calcext:value-type="float">
            <text:p>0.0129586954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0118889808654785" calcext:value-type="float">
            <text:p>0.0118889809</text:p>
          </table:table-cell>
          <table:table-cell office:value-type="float" office:value="0.0127522771564409" calcext:value-type="float">
            <text:p>0.0127522772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0.0119140148162842" calcext:value-type="float">
            <text:p>0.0119140148</text:p>
          </table:table-cell>
          <table:table-cell office:value-type="float" office:value="0.0126180003418691" calcext:value-type="float">
            <text:p>0.0126180003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0.0129499435424805" calcext:value-type="float">
            <text:p>0.0129499435</text:p>
          </table:table-cell>
          <table:table-cell office:value-type="float" office:value="0.0136733014516027" calcext:value-type="float">
            <text:p>0.0136733015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0.0120561122894287" calcext:value-type="float">
            <text:p>0.0120561123</text:p>
          </table:table-cell>
          <table:table-cell office:value-type="float" office:value="0.013337677710522" calcext:value-type="float">
            <text:p>0.013337677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.0120608806610107" calcext:value-type="float">
            <text:p>0.0120608807</text:p>
          </table:table-cell>
          <table:table-cell office:value-type="float" office:value="0.0130827401290585" calcext:value-type="float">
            <text:p>0.0130827401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0.0129339694976807" calcext:value-type="float">
            <text:p>0.0129339695</text:p>
          </table:table-cell>
          <table:table-cell office:value-type="float" office:value="0.0138657291741002" calcext:value-type="float">
            <text:p>0.0138657292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0.0129389762878418" calcext:value-type="float">
            <text:p>0.0129389763</text:p>
          </table:table-cell>
          <table:table-cell office:value-type="float" office:value="0.014356080883952" calcext:value-type="float">
            <text:p>0.0143560809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0.0121140480041504" calcext:value-type="float">
            <text:p>0.012114048</text:p>
          </table:table-cell>
          <table:table-cell office:value-type="float" office:value="0.013911322060311" calcext:value-type="float">
            <text:p>0.0139113221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0.012113094329834" calcext:value-type="float">
            <text:p>0.0121130943</text:p>
          </table:table-cell>
          <table:table-cell office:value-type="float" office:value="0.0135641187330684" calcext:value-type="float">
            <text:p>0.013564118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.0121181011199951" calcext:value-type="float">
            <text:p>0.0121181011</text:p>
          </table:table-cell>
          <table:table-cell office:value-type="float" office:value="0.0132865410955734" calcext:value-type="float">
            <text:p>0.0132865411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.0121290683746338" calcext:value-type="float">
            <text:p>0.0121290684</text:p>
          </table:table-cell>
          <table:table-cell office:value-type="float" office:value="0.0130582706739217" calcext:value-type="float">
            <text:p>0.0130582707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0.0121138095855713" calcext:value-type="float">
            <text:p>0.0121138096</text:p>
          </table:table-cell>
          <table:table-cell office:value-type="float" office:value="0.0128927820782896" calcext:value-type="float">
            <text:p>0.0128927821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0.0120508670806885" calcext:value-type="float">
            <text:p>0.0120508671</text:p>
          </table:table-cell>
          <table:table-cell office:value-type="float" office:value="0.0128149119887811" calcext:value-type="float">
            <text:p>0.012814912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0.0120508670806885" calcext:value-type="float">
            <text:p>0.0120508671</text:p>
          </table:table-cell>
          <table:table-cell office:value-type="float" office:value="0.0127399333391633" calcext:value-type="float">
            <text:p>0.0127399333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0.0120489597320557" calcext:value-type="float">
            <text:p>0.0120489597</text:p>
          </table:table-cell>
          <table:table-cell office:value-type="float" office:value="0.0126708642098279" calcext:value-type="float">
            <text:p>0.0126708642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0.0129280090332031" calcext:value-type="float">
            <text:p>0.012928009</text:p>
          </table:table-cell>
          <table:table-cell office:value-type="float" office:value="0.0134337624520975" calcext:value-type="float">
            <text:p>0.0134337625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.0129389762878418" calcext:value-type="float">
            <text:p>0.0129389763</text:p>
          </table:table-cell>
          <table:table-cell office:value-type="float" office:value="0.0139309477907149" calcext:value-type="float">
            <text:p>0.0139309478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.0120170116424561" calcext:value-type="float">
            <text:p>0.0120170116</text:p>
          </table:table-cell>
          <table:table-cell office:value-type="float" office:value="0.0137911818650676" calcext:value-type="float">
            <text:p>0.0137911819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0.0120129585266113" calcext:value-type="float">
            <text:p>0.0120129585</text:p>
          </table:table-cell>
          <table:table-cell office:value-type="float" office:value="0.0136475641332691" calcext:value-type="float">
            <text:p>0.0136475641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.0118629932403564" calcext:value-type="float">
            <text:p>0.0118629932</text:p>
          </table:table-cell>
          <table:table-cell office:value-type="float" office:value="0.0136334531970413" calcext:value-type="float">
            <text:p>0.0136334532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0.0127599239349365" calcext:value-type="float">
            <text:p>0.0127599239</text:p>
          </table:table-cell>
          <table:table-cell office:value-type="float" office:value="0.013905863606453" calcext:value-type="float">
            <text:p>0.0139058636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0.0127749443054199" calcext:value-type="float">
            <text:p>0.0127749443</text:p>
          </table:table-cell>
          <table:table-cell office:value-type="float" office:value="0.0140657202396883" calcext:value-type="float">
            <text:p>0.0140657202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.011890172958374" calcext:value-type="float">
            <text:p>0.011890173</text:p>
          </table:table-cell>
          <table:table-cell office:value-type="float" office:value="0.0140192914189811" calcext:value-type="float">
            <text:p>0.0140192914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0.0118911266326904" calcext:value-type="float">
            <text:p>0.0118911266</text:p>
          </table:table-cell>
          <table:table-cell office:value-type="float" office:value="0.0139214530884711" calcext:value-type="float">
            <text:p>0.013921453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.012037992477417" calcext:value-type="float">
            <text:p>0.0120379925</text:p>
          </table:table-cell>
          <table:table-cell office:value-type="float" office:value="0.0136652913681951" calcext:value-type="float">
            <text:p>0.013665291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.0120220184326172" calcext:value-type="float">
            <text:p>0.0120220184</text:p>
          </table:table-cell>
          <table:table-cell office:value-type="float" office:value="0.0134603094381269" calcext:value-type="float">
            <text:p>0.0134603094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0.0120160579681396" calcext:value-type="float">
            <text:p>0.012016058</text:p>
          </table:table-cell>
          <table:table-cell office:value-type="float" office:value="0.0132860588590154" calcext:value-type="float">
            <text:p>0.0132860589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0.0120151042938232" calcext:value-type="float">
            <text:p>0.0120151043</text:p>
          </table:table-cell>
          <table:table-cell office:value-type="float" office:value="0.0131328538536604" calcext:value-type="float">
            <text:p>0.0131328539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0.0120141506195068" calcext:value-type="float">
            <text:p>0.0120141506</text:p>
          </table:table-cell>
          <table:table-cell office:value-type="float" office:value="0.0129982178601781" calcext:value-type="float">
            <text:p>0.0129982179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0.0120201110839844" calcext:value-type="float">
            <text:p>0.0120201111</text:p>
          </table:table-cell>
          <table:table-cell office:value-type="float" office:value="0.0128738954817666" calcext:value-type="float">
            <text:p>0.0128738955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0.0120069980621338" calcext:value-type="float">
            <text:p>0.0120069981</text:p>
          </table:table-cell>
          <table:table-cell office:value-type="float" office:value="0.0127771020526226" calcext:value-type="float">
            <text:p>0.0127771021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.0120110511779785" calcext:value-type="float">
            <text:p>0.0120110512</text:p>
          </table:table-cell>
          <table:table-cell office:value-type="float" office:value="0.0126859691386799" calcext:value-type="float">
            <text:p>0.0126859691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.0120310783386231" calcext:value-type="float">
            <text:p>0.0120310783</text:p>
          </table:table-cell>
          <table:table-cell office:value-type="float" office:value="0.0125875482120691" calcext:value-type="float">
            <text:p>0.0125875482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0.0120198726654053" calcext:value-type="float">
            <text:p>0.0120198727</text:p>
          </table:table-cell>
          <table:table-cell office:value-type="float" office:value="0.0125153747595012" calcext:value-type="float">
            <text:p>0.012515374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0.0120170116424561" calcext:value-type="float">
            <text:p>0.0120170116</text:p>
          </table:table-cell>
          <table:table-cell office:value-type="float" office:value="0.0124550298858935" calcext:value-type="float">
            <text:p>0.012455029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0.0120301246643066" calcext:value-type="float">
            <text:p>0.0120301247</text:p>
          </table:table-cell>
          <table:table-cell office:value-type="float" office:value="0.0123902665983618" calcext:value-type="float">
            <text:p>0.0123902666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.0120530128479004" calcext:value-type="float">
            <text:p>0.0120530128</text:p>
          </table:table-cell>
          <table:table-cell office:value-type="float" office:value="0.0123164840948354" calcext:value-type="float">
            <text:p>0.012316484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0.0129129886627197" calcext:value-type="float">
            <text:p>0.0129129887</text:p>
          </table:table-cell>
          <table:table-cell office:value-type="float" office:value="0.013210922189074" calcext:value-type="float">
            <text:p>0.013210922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0.0120339393615723" calcext:value-type="float">
            <text:p>0.0120339394</text:p>
          </table:table-cell>
          <table:table-cell office:value-type="float" office:value="0.0130671309996885" calcext:value-type="float">
            <text:p>0.013067131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0.0120160579681396" calcext:value-type="float">
            <text:p>0.012016058</text:p>
          </table:table-cell>
          <table:table-cell office:value-type="float" office:value="0.0129561270122167" calcext:value-type="float">
            <text:p>0.012956127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.0119881629943848" calcext:value-type="float">
            <text:p>0.011988163</text:p>
          </table:table-cell>
          <table:table-cell office:value-type="float" office:value="0.0128783115898464" calcext:value-type="float">
            <text:p>0.0128783116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.0119948387145996" calcext:value-type="float">
            <text:p>0.0119948387</text:p>
          </table:table-cell>
          <table:table-cell office:value-type="float" office:value="0.0127935868201198" calcext:value-type="float">
            <text:p>0.0127935868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0.0119991302490234" calcext:value-type="float">
            <text:p>0.0119991302</text:p>
          </table:table-cell>
          <table:table-cell office:value-type="float" office:value="0.0127092702190683" calcext:value-type="float">
            <text:p>0.01270927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0.0120041370391846" calcext:value-type="float">
            <text:p>0.012004137</text:p>
          </table:table-cell>
          <table:table-cell office:value-type="float" office:value="0.0126273646341734" calcext:value-type="float">
            <text:p>0.0126273646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0.0120170116424561" calcext:value-type="float">
            <text:p>0.0120170116</text:p>
          </table:table-cell>
          <table:table-cell office:value-type="float" office:value="0.0125428729538801" calcext:value-type="float">
            <text:p>0.012542873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0.0119869709014893" calcext:value-type="float">
            <text:p>0.0119869709</text:p>
          </table:table-cell>
          <table:table-cell office:value-type="float" office:value="0.0124972777710516" calcext:value-type="float">
            <text:p>0.0124972778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0.0128650665283203" calcext:value-type="float">
            <text:p>0.0128650665</text:p>
          </table:table-cell>
          <table:table-cell office:value-type="float" office:value="0.0132940081313017" calcext:value-type="float">
            <text:p>0.0132940081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0.0119748115539551" calcext:value-type="float">
            <text:p>0.0119748116</text:p>
          </table:table-cell>
          <table:table-cell office:value-type="float" office:value="0.0131728647658264" calcext:value-type="float">
            <text:p>0.0131728648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.0119688510894775" calcext:value-type="float">
            <text:p>0.0119688511</text:p>
          </table:table-cell>
          <table:table-cell office:value-type="float" office:value="0.0130611406757802" calcext:value-type="float">
            <text:p>0.0130611407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0.0119922161102295" calcext:value-type="float">
            <text:p>0.0119922161</text:p>
          </table:table-cell>
          <table:table-cell office:value-type="float" office:value="0.0129332432989575" calcext:value-type="float">
            <text:p>0.012933243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0.0119960308074951" calcext:value-type="float">
            <text:p>0.0119960308</text:p>
          </table:table-cell>
          <table:table-cell office:value-type="float" office:value="0.0128165656856624" calcext:value-type="float">
            <text:p>0.0128165657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office:value-type="float" office:value="0.0120079517364502" calcext:value-type="float">
            <text:p>0.0120079517</text:p>
          </table:table-cell>
          <table:table-cell office:value-type="float" office:value="0.012703923474159" calcext:value-type="float">
            <text:p>0.012703923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0.012059211730957" calcext:value-type="float">
            <text:p>0.0120592117</text:p>
          </table:table-cell>
          <table:table-cell office:value-type="float" office:value="0.0125634004108631" calcext:value-type="float">
            <text:p>0.0125634004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0.0120899677276611" calcext:value-type="float">
            <text:p>0.0120899677</text:p>
          </table:table-cell>
          <table:table-cell office:value-type="float" office:value="0.0124578969489464" calcext:value-type="float">
            <text:p>0.0124578969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120749473571777" calcext:value-type="float">
            <text:p>0.0120749474</text:p>
          </table:table-cell>
          <table:table-cell office:value-type="float" office:value="0.0123645959203038" calcext:value-type="float">
            <text:p>0.0123645959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0.0129721164703369" calcext:value-type="float">
            <text:p>0.0129721165</text:p>
          </table:table-cell>
          <table:table-cell office:value-type="float" office:value="0.0132998409471642" calcext:value-type="float">
            <text:p>0.0132998409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0.0120868682861328" calcext:value-type="float">
            <text:p>0.0120868683</text:p>
          </table:table-cell>
          <table:table-cell office:value-type="float" office:value="0.0131112164886148" calcext:value-type="float">
            <text:p>0.0131112165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0.0120458602905273" calcext:value-type="float">
            <text:p>0.0120458603</text:p>
          </table:table-cell>
          <table:table-cell office:value-type="float" office:value="0.012991302802519" calcext:value-type="float">
            <text:p>0.0129913028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0.0120148658752441" calcext:value-type="float">
            <text:p>0.0120148659</text:p>
          </table:table-cell>
          <table:table-cell office:value-type="float" office:value="0.0129101844808917" calcext:value-type="float">
            <text:p>0.0129101845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0.000436782836914063" calcext:value-type="float">
            <text:p>0.0004367828</text:p>
          </table:table-cell>
          <table:table-cell office:value-type="float" office:value="0.0229597945344362" calcext:value-type="float">
            <text:p>0.0229597945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0.0120549201965332" calcext:value-type="float">
            <text:p>0.0120549202</text:p>
          </table:table-cell>
          <table:table-cell office:value-type="float" office:value="0.0173148113605316" calcext:value-type="float">
            <text:p>0.0173148114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.0120809078216553" calcext:value-type="float">
            <text:p>0.0120809078</text:p>
          </table:table-cell>
          <table:table-cell office:value-type="float" office:value="0.0214671535684117" calcext:value-type="float">
            <text:p>0.0214671536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0.0120649337768555" calcext:value-type="float">
            <text:p>0.0120649338</text:p>
          </table:table-cell>
          <table:table-cell office:value-type="float" office:value="0.0201763169544722" calcext:value-type="float">
            <text:p>0.020176317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0.0120680332183838" calcext:value-type="float">
            <text:p>0.0120680332</text:p>
          </table:table-cell>
          <table:table-cell office:value-type="float" office:value="0.0190792115739932" calcext:value-type="float">
            <text:p>0.0190792116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0.0120618343353271" calcext:value-type="float">
            <text:p>0.0120618343</text:p>
          </table:table-cell>
          <table:table-cell office:value-type="float" office:value="0.0181331631010024" calcext:value-type="float">
            <text:p>0.0181331631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0165517056246302" calcext:value-type="float">
            <text:p>0.0165517056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0.0119879245758057" calcext:value-type="float">
            <text:p>0.0119879246</text:p>
          </table:table-cell>
          <table:table-cell office:value-type="float" office:value="0.0158950000413036" calcext:value-type="float">
            <text:p>0.015895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0.0119869709014893" calcext:value-type="float">
            <text:p>0.0119869709</text:p>
          </table:table-cell>
          <table:table-cell office:value-type="float" office:value="0.0153408680103428" calcext:value-type="float">
            <text:p>0.015340868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0.0119860172271729" calcext:value-type="float">
            <text:p>0.0119860172</text:p>
          </table:table-cell>
          <table:table-cell office:value-type="float" office:value="0.0148713366967671" calcext:value-type="float">
            <text:p>0.0148713367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0.0119979381561279" calcext:value-type="float">
            <text:p>0.0119979382</text:p>
          </table:table-cell>
          <table:table-cell office:value-type="float" office:value="0.0144864515838827" calcext:value-type="float">
            <text:p>0.0144864516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0.0119509696960449" calcext:value-type="float">
            <text:p>0.0119509697</text:p>
          </table:table-cell>
          <table:table-cell office:value-type="float" office:value="0.0141032651663416" calcext:value-type="float">
            <text:p>0.0141032652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.0119500160217285" calcext:value-type="float">
            <text:p>0.011950016</text:p>
          </table:table-cell>
          <table:table-cell office:value-type="float" office:value="0.0137834669627775" calcext:value-type="float">
            <text:p>0.013783467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0.0119640827178955" calcext:value-type="float">
            <text:p>0.0119640827</text:p>
          </table:table-cell>
          <table:table-cell office:value-type="float" office:value="0.0135321290829687" calcext:value-type="float">
            <text:p>0.0135321291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.0128688812255859" calcext:value-type="float">
            <text:p>0.0128688812</text:p>
          </table:table-cell>
          <table:table-cell office:value-type="float" office:value="0.0143360854715873" calcext:value-type="float">
            <text:p>0.0143360855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0.012861967086792" calcext:value-type="float">
            <text:p>0.0128619671</text:p>
          </table:table-cell>
          <table:table-cell office:value-type="float" office:value="0.0148100533127876" calcext:value-type="float">
            <text:p>0.0148100533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0.0119760036468506" calcext:value-type="float">
            <text:p>0.0119760036</text:p>
          </table:table-cell>
          <table:table-cell office:value-type="float" office:value="0.0141504401491634" calcext:value-type="float">
            <text:p>0.0141504401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.0119779109954834" calcext:value-type="float">
            <text:p>0.011977911</text:p>
          </table:table-cell>
          <table:table-cell office:value-type="float" office:value="0.0136479489397841" calcext:value-type="float">
            <text:p>0.0136479489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0.0119750499725342" calcext:value-type="float">
            <text:p>0.01197505</text:p>
          </table:table-cell>
          <table:table-cell office:value-type="float" office:value="0.0132685037929501" calcext:value-type="float">
            <text:p>0.0132685038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0.0119500160217285" calcext:value-type="float">
            <text:p>0.011950016</text:p>
          </table:table-cell>
          <table:table-cell office:value-type="float" office:value="0.0130009771904072" calcext:value-type="float">
            <text:p>0.0130009772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0.0119431018829346" calcext:value-type="float">
            <text:p>0.0119431019</text:p>
          </table:table-cell>
          <table:table-cell office:value-type="float" office:value="0.012798620192412" calcext:value-type="float">
            <text:p>0.01279862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.0119378566741943" calcext:value-type="float">
            <text:p>0.0119378567</text:p>
          </table:table-cell>
          <table:table-cell office:value-type="float" office:value="0.0126436780229541" calcext:value-type="float">
            <text:p>0.012643678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.0128090381622314" calcext:value-type="float">
            <text:p>0.0128090382</text:p>
          </table:table-cell>
          <table:table-cell office:value-type="float" office:value="0.0134062992654347" calcext:value-type="float">
            <text:p>0.0134062993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0.0128049850463867" calcext:value-type="float">
            <text:p>0.012804985</text:p>
          </table:table-cell>
          <table:table-cell office:value-type="float" office:value="0.0138835452910121" calcext:value-type="float">
            <text:p>0.013883545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0.0126669406890869" calcext:value-type="float">
            <text:p>0.0126669407</text:p>
          </table:table-cell>
          <table:table-cell office:value-type="float" office:value="0.0141260389053969" calcext:value-type="float">
            <text:p>0.0141260389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.0117278099060059" calcext:value-type="float">
            <text:p>0.0117278099</text:p>
          </table:table-cell>
          <table:table-cell office:value-type="float" office:value="0.0138504120748072" calcext:value-type="float">
            <text:p>0.0138504121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.0126769542694092" calcext:value-type="float">
            <text:p>0.0126769543</text:p>
          </table:table-cell>
          <table:table-cell office:value-type="float" office:value="0.0140433235126538" calcext:value-type="float">
            <text:p>0.0140433235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0.0126779079437256" calcext:value-type="float">
            <text:p>0.0126779079</text:p>
          </table:table-cell>
          <table:table-cell office:value-type="float" office:value="0.0141282954884953" calcext:value-type="float">
            <text:p>0.0141282955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0.0126750469207764" calcext:value-type="float">
            <text:p>0.0126750469</text:p>
          </table:table-cell>
          <table:table-cell office:value-type="float" office:value="0.0141355150860493" calcext:value-type="float">
            <text:p>0.014135515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.011803150177002" calcext:value-type="float">
            <text:p>0.0118031502</text:p>
          </table:table-cell>
          <table:table-cell office:value-type="float" office:value="0.0141164594886145" calcext:value-type="float">
            <text:p>0.0141164595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0.0128068923950195" calcext:value-type="float">
            <text:p>0.0128068924</text:p>
          </table:table-cell>
          <table:table-cell office:value-type="float" office:value="0.0142441742475749" calcext:value-type="float">
            <text:p>0.0142441742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0.0119199752807617" calcext:value-type="float">
            <text:p>0.0119199753</text:p>
          </table:table-cell>
          <table:table-cell office:value-type="float" office:value="0.0141569940434178" calcext:value-type="float">
            <text:p>0.01415699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0.0119349956512451" calcext:value-type="float">
            <text:p>0.0119349957</text:p>
          </table:table-cell>
          <table:table-cell office:value-type="float" office:value="0.0140167323739337" calcext:value-type="float">
            <text:p>0.0140167324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0.0128018856048584" calcext:value-type="float">
            <text:p>0.0128018856</text:p>
          </table:table-cell>
          <table:table-cell office:value-type="float" office:value="0.0141889569119182" calcext:value-type="float">
            <text:p>0.0141889569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0.0127551555633545" calcext:value-type="float">
            <text:p>0.0127551556</text:p>
          </table:table-cell>
          <table:table-cell office:value-type="float" office:value="0.014206061989933" calcext:value-type="float">
            <text:p>0.014206062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0.0118122100830078" calcext:value-type="float">
            <text:p>0.0118122101</text:p>
          </table:table-cell>
          <table:table-cell office:value-type="float" office:value="0.0142459128365415" calcext:value-type="float">
            <text:p>0.014245912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.0118188858032227" calcext:value-type="float">
            <text:p>0.0118188858</text:p>
          </table:table-cell>
          <table:table-cell office:value-type="float" office:value="0.0141901704883924" calcext:value-type="float">
            <text:p>0.0141901705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0.0118110179901123" calcext:value-type="float">
            <text:p>0.011811018</text:p>
          </table:table-cell>
          <table:table-cell office:value-type="float" office:value="0.0140863712624796" calcext:value-type="float">
            <text:p>0.0140863713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0.011807918548584" calcext:value-type="float">
            <text:p>0.0118079185</text:p>
          </table:table-cell>
          <table:table-cell office:value-type="float" office:value="0.0139498602420501" calcext:value-type="float">
            <text:p>0.0139498602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0.0119619369506836" calcext:value-type="float">
            <text:p>0.011961937</text:p>
          </table:table-cell>
          <table:table-cell office:value-type="float" office:value="0.0136585731051352" calcext:value-type="float">
            <text:p>0.0136585731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0.0119409561157227" calcext:value-type="float">
            <text:p>0.0119409561</text:p>
          </table:table-cell>
          <table:table-cell office:value-type="float" office:value="0.0134327542722991" calcext:value-type="float">
            <text:p>0.013432754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.0128068923950195" calcext:value-type="float">
            <text:p>0.0128068924</text:p>
          </table:table-cell>
          <table:table-cell office:value-type="float" office:value="0.0138954318624843" calcext:value-type="float">
            <text:p>0.0138954319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0.0127990245819092" calcext:value-type="float">
            <text:p>0.0127990246</text:p>
          </table:table-cell>
          <table:table-cell office:value-type="float" office:value="0.014156195882936" calcext:value-type="float">
            <text:p>0.0141561959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0.0119190216064453" calcext:value-type="float">
            <text:p>0.0119190216</text:p>
          </table:table-cell>
          <table:table-cell office:value-type="float" office:value="0.0139851815905403" calcext:value-type="float">
            <text:p>0.01398518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0.0119199752807617" calcext:value-type="float">
            <text:p>0.0119199753</text:p>
          </table:table-cell>
          <table:table-cell office:value-type="float" office:value="0.0138075514966258" calcext:value-type="float">
            <text:p>0.0138075515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0.0127809047698975" calcext:value-type="float">
            <text:p>0.0127809048</text:p>
          </table:table-cell>
          <table:table-cell office:value-type="float" office:value="0.0140737183583128" calcext:value-type="float">
            <text:p>0.014073718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119009017944336" calcext:value-type="float">
            <text:p>0.0119009018</text:p>
          </table:table-cell>
          <table:table-cell office:value-type="float" office:value="0.0139323354534496" calcext:value-type="float">
            <text:p>0.0139323355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0.0119040012359619" calcext:value-type="float">
            <text:p>0.0119040012</text:p>
          </table:table-cell>
          <table:table-cell office:value-type="float" office:value="0.0137733586089516" calcext:value-type="float">
            <text:p>0.0137733586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0.0127799510955811" calcext:value-type="float">
            <text:p>0.0127799511</text:p>
          </table:table-cell>
          <table:table-cell office:value-type="float" office:value="0.0140545569024449" calcext:value-type="float">
            <text:p>0.0140545569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.0127809047698975" calcext:value-type="float">
            <text:p>0.0127809048</text:p>
          </table:table-cell>
          <table:table-cell office:value-type="float" office:value="0.0142003347346913" calcext:value-type="float">
            <text:p>0.0142003347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.0127811431884766" calcext:value-type="float">
            <text:p>0.0127811432</text:p>
          </table:table-cell>
          <table:table-cell office:value-type="float" office:value="0.0142519124716046" calcext:value-type="float">
            <text:p>0.0142519125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0.0119049549102783" calcext:value-type="float">
            <text:p>0.0119049549</text:p>
          </table:table-cell>
          <table:table-cell office:value-type="float" office:value="0.0141937123178456" calcext:value-type="float">
            <text:p>0.014193712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.0119080543518066" calcext:value-type="float">
            <text:p>0.0119080544</text:p>
          </table:table-cell>
          <table:table-cell office:value-type="float" office:value="0.0140812827866175" calcext:value-type="float">
            <text:p>0.0140812828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0.0127830505371094" calcext:value-type="float">
            <text:p>0.0127830505</text:p>
          </table:table-cell>
          <table:table-cell office:value-type="float" office:value="0.0142099816217443" calcext:value-type="float">
            <text:p>0.0142099816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0.0127789974212646" calcext:value-type="float">
            <text:p>0.0127789974</text:p>
          </table:table-cell>
          <table:table-cell office:value-type="float" office:value="0.014245288880576" calcext:value-type="float">
            <text:p>0.0142452889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.0119030475616455" calcext:value-type="float">
            <text:p>0.0119030476</text:p>
          </table:table-cell>
          <table:table-cell office:value-type="float" office:value="0.0142029871703443" calcext:value-type="float">
            <text:p>0.014202987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.012761116027832" calcext:value-type="float">
            <text:p>0.012761116</text:p>
          </table:table-cell>
          <table:table-cell office:value-type="float" office:value="0.0142236116210247" calcext:value-type="float">
            <text:p>0.0142236116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.0127661228179932" calcext:value-type="float">
            <text:p>0.0127661228</text:p>
          </table:table-cell>
          <table:table-cell office:value-type="float" office:value="0.0141970760684276" calcext:value-type="float">
            <text:p>0.0141970761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0.011897087097168" calcext:value-type="float">
            <text:p>0.0118970871</text:p>
          </table:table-cell>
          <table:table-cell office:value-type="float" office:value="0.0142196777823601" calcext:value-type="float">
            <text:p>0.0142196778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.0118958950042725" calcext:value-type="float">
            <text:p>0.011895895</text:p>
          </table:table-cell>
          <table:table-cell office:value-type="float" office:value="0.0141629722794996" calcext:value-type="float">
            <text:p>0.0141629723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0.0120091438293457" calcext:value-type="float">
            <text:p>0.0120091438</text:p>
          </table:table-cell>
          <table:table-cell office:value-type="float" office:value="0.0139558204064575" calcext:value-type="float">
            <text:p>0.0139558204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0.0120069980621338" calcext:value-type="float">
            <text:p>0.0120069981</text:p>
          </table:table-cell>
          <table:table-cell office:value-type="float" office:value="0.0137609208930492" calcext:value-type="float">
            <text:p>0.0137609209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.0128769874572754" calcext:value-type="float">
            <text:p>0.0128769875</text:p>
          </table:table-cell>
          <table:table-cell office:value-type="float" office:value="0.0141022477331746" calcext:value-type="float">
            <text:p>0.0141022477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0.012019157409668" calcext:value-type="float">
            <text:p>0.0120191574</text:p>
          </table:table-cell>
          <table:table-cell office:value-type="float" office:value="0.0139139349819038" calcext:value-type="float">
            <text:p>0.013913935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0.0120210647583008" calcext:value-type="float">
            <text:p>0.0120210648</text:p>
          </table:table-cell>
          <table:table-cell office:value-type="float" office:value="0.0137294740096963" calcext:value-type="float">
            <text:p>0.013729474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.0127730369567871" calcext:value-type="float">
            <text:p>0.012773037</text:p>
          </table:table-cell>
          <table:table-cell office:value-type="float" office:value="0.0139518255229089" calcext:value-type="float">
            <text:p>0.0139518255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.0119090080261231" calcext:value-type="float">
            <text:p>0.011909008</text:p>
          </table:table-cell>
          <table:table-cell office:value-type="float" office:value="0.0138940103222146" calcext:value-type="float">
            <text:p>0.0138940103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0.0119140148162842" calcext:value-type="float">
            <text:p>0.0119140148</text:p>
          </table:table-cell>
          <table:table-cell office:value-type="float" office:value="0.0137896568336152" calcext:value-type="float">
            <text:p>0.0137896568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0.0127699375152588" calcext:value-type="float">
            <text:p>0.0127699375</text:p>
          </table:table-cell>
          <table:table-cell office:value-type="float" office:value="0.0140178034766528" calcext:value-type="float">
            <text:p>0.0140178035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0.0127689838409424" calcext:value-type="float">
            <text:p>0.0127689838</text:p>
          </table:table-cell>
          <table:table-cell office:value-type="float" office:value="0.0141274560162468" calcext:value-type="float">
            <text:p>0.014127456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0.0118858814239502" calcext:value-type="float">
            <text:p>0.0118858814</text:p>
          </table:table-cell>
          <table:table-cell office:value-type="float" office:value="0.0140859629577021" calcext:value-type="float">
            <text:p>0.014085963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0.0118949413299561" calcext:value-type="float">
            <text:p>0.0118949413</text:p>
          </table:table-cell>
          <table:table-cell office:value-type="float" office:value="0.0139820531723473" calcext:value-type="float">
            <text:p>0.0139820532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0.0118980407714844" calcext:value-type="float">
            <text:p>0.0118980408</text:p>
          </table:table-cell>
          <table:table-cell office:value-type="float" office:value="0.0138459281192962" calcext:value-type="float">
            <text:p>0.013845928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0.0118927955627441" calcext:value-type="float">
            <text:p>0.0118927956</text:p>
          </table:table-cell>
          <table:table-cell office:value-type="float" office:value="0.01370031413126" calcext:value-type="float">
            <text:p>0.0137003141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.0118920803070068" calcext:value-type="float">
            <text:p>0.0118920803</text:p>
          </table:table-cell>
          <table:table-cell office:value-type="float" office:value="0.0135488958451152" calcext:value-type="float">
            <text:p>0.0135488958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0.0118908882141113" calcext:value-type="float">
            <text:p>0.0118908882</text:p>
          </table:table-cell>
          <table:table-cell office:value-type="float" office:value="0.0133987951905504" calcext:value-type="float">
            <text:p>0.0133987952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.0118789672851563" calcext:value-type="float">
            <text:p>0.0118789673</text:p>
          </table:table-cell>
          <table:table-cell office:value-type="float" office:value="0.0132636003558143" calcext:value-type="float">
            <text:p>0.0132636004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.0127401351928711" calcext:value-type="float">
            <text:p>0.0127401352</text:p>
          </table:table-cell>
          <table:table-cell office:value-type="float" office:value="0.013719681749065" calcext:value-type="float">
            <text:p>0.0137196817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0.0118701457977295" calcext:value-type="float">
            <text:p>0.0118701458</text:p>
          </table:table-cell>
          <table:table-cell office:value-type="float" office:value="0.0135757196862806" calcext:value-type="float">
            <text:p>0.0135757197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0.0118730068206787" calcext:value-type="float">
            <text:p>0.0118730068</text:p>
          </table:table-cell>
          <table:table-cell office:value-type="float" office:value="0.0134254420034805" calcext:value-type="float">
            <text:p>0.013425442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0.0127449035644531" calcext:value-type="float">
            <text:p>0.0127449036</text:p>
          </table:table-cell>
          <table:table-cell office:value-type="float" office:value="0.0138307916813816" calcext:value-type="float">
            <text:p>0.0138307917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0.0118751525878906" calcext:value-type="float">
            <text:p>0.0118751526</text:p>
          </table:table-cell>
          <table:table-cell office:value-type="float" office:value="0.0136729319330265" calcext:value-type="float">
            <text:p>0.0136729319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.0127489566802979" calcext:value-type="float">
            <text:p>0.0127489567</text:p>
          </table:table-cell>
          <table:table-cell office:value-type="float" office:value="0.0139812187670081" calcext:value-type="float">
            <text:p>0.0139812188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0.0127549171447754" calcext:value-type="float">
            <text:p>0.0127549171</text:p>
          </table:table-cell>
          <table:table-cell office:value-type="float" office:value="0.014151729334136" calcext:value-type="float">
            <text:p>0.0141517293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.0127558708190918" calcext:value-type="float">
            <text:p>0.0127558708</text:p>
          </table:table-cell>
          <table:table-cell office:value-type="float" office:value="0.0142210493965022" calcext:value-type="float">
            <text:p>0.0142210494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0.012761116027832" calcext:value-type="float">
            <text:p>0.012761116</text:p>
          </table:table-cell>
          <table:table-cell office:value-type="float" office:value="0.0142266547167186" calcext:value-type="float">
            <text:p>0.0142266547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.0118918418884277" calcext:value-type="float">
            <text:p>0.0118918419</text:p>
          </table:table-cell>
          <table:table-cell office:value-type="float" office:value="0.0142039726712937" calcext:value-type="float">
            <text:p>0.0142039727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.0119121074676514" calcext:value-type="float">
            <text:p>0.0119121075</text:p>
          </table:table-cell>
          <table:table-cell office:value-type="float" office:value="0.0140991011101984" calcext:value-type="float">
            <text:p>0.0140991011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office:value-type="float" office:value="0.0127878189086914" calcext:value-type="float">
            <text:p>0.0127878189</text:p>
          </table:table-cell>
          <table:table-cell office:value-type="float" office:value="0.0142189635950241" calcext:value-type="float">
            <text:p>0.0142189636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0.0127949714660645" calcext:value-type="float">
            <text:p>0.0127949715</text:p>
          </table:table-cell>
          <table:table-cell office:value-type="float" office:value="0.0142609467062877" calcext:value-type="float">
            <text:p>0.0142609467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0.0119171142578125" calcext:value-type="float">
            <text:p>0.0119171143</text:p>
          </table:table-cell>
          <table:table-cell office:value-type="float" office:value="0.0142148491670109" calcext:value-type="float">
            <text:p>0.0142148492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.0119149684906006" calcext:value-type="float">
            <text:p>0.0119149685</text:p>
          </table:table-cell>
          <table:table-cell office:value-type="float" office:value="0.0141146709872584" calcext:value-type="float">
            <text:p>0.014114671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0.0118899345397949" calcext:value-type="float">
            <text:p>0.0118899345</text:p>
          </table:table-cell>
          <table:table-cell office:value-type="float" office:value="0.0140020930607303" calcext:value-type="float">
            <text:p>0.014002093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0.0118839740753174" calcext:value-type="float">
            <text:p>0.0118839741</text:p>
          </table:table-cell>
          <table:table-cell office:value-type="float" office:value="0.0138674242490848" calcext:value-type="float">
            <text:p>0.013867424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0.0127570629119873" calcext:value-type="float">
            <text:p>0.0127570629</text:p>
          </table:table-cell>
          <table:table-cell office:value-type="float" office:value="0.0140850618441094" calcext:value-type="float">
            <text:p>0.0140850618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0.0118670463562012" calcext:value-type="float">
            <text:p>0.0118670464</text:p>
          </table:table-cell>
          <table:table-cell office:value-type="float" office:value="0.0139746951769304" calcext:value-type="float">
            <text:p>0.0139746952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.0118691921234131" calcext:value-type="float">
            <text:p>0.0118691921</text:p>
          </table:table-cell>
          <table:table-cell office:value-type="float" office:value="0.013834525479636" calcext:value-type="float">
            <text:p>0.013834525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0.0127151012420654" calcext:value-type="float">
            <text:p>0.0127151012</text:p>
          </table:table-cell>
          <table:table-cell office:value-type="float" office:value="0.0140320052152008" calcext:value-type="float">
            <text:p>0.0140320052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office:value-type="float" office:value="0.0118489265441895" calcext:value-type="float">
            <text:p>0.0118489265</text:p>
          </table:table-cell>
          <table:table-cell office:value-type="float" office:value="0.0139236793132313" calcext:value-type="float">
            <text:p>0.0139236793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0.0118741989135742" calcext:value-type="float">
            <text:p>0.0118741989</text:p>
          </table:table-cell>
          <table:table-cell office:value-type="float" office:value="0.0137656410928196" calcext:value-type="float">
            <text:p>0.0137656411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0.0127580165863037" calcext:value-type="float">
            <text:p>0.0127580166</text:p>
          </table:table-cell>
          <table:table-cell office:value-type="float" office:value="0.014045932900723" calcext:value-type="float">
            <text:p>0.0140459329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0.012753963470459" calcext:value-type="float">
            <text:p>0.0127539635</text:p>
          </table:table-cell>
          <table:table-cell office:value-type="float" office:value="0.0141850672595087" calcext:value-type="float">
            <text:p>0.0141850673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0.0128219127655029" calcext:value-type="float">
            <text:p>0.0128219128</text:p>
          </table:table-cell>
          <table:table-cell office:value-type="float" office:value="0.0143080951459785" calcext:value-type="float">
            <text:p>0.0143080951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0.0119509696960449" calcext:value-type="float">
            <text:p>0.0119509697</text:p>
          </table:table-cell>
          <table:table-cell office:value-type="float" office:value="0.0141768311629177" calcext:value-type="float">
            <text:p>0.0141768312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.0119359493255615" calcext:value-type="float">
            <text:p>0.0119359493</text:p>
          </table:table-cell>
          <table:table-cell office:value-type="float" office:value="0.0140342738273673" calcext:value-type="float">
            <text:p>0.0140342738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0.0127878189086914" calcext:value-type="float">
            <text:p>0.0127878189</text:p>
          </table:table-cell>
          <table:table-cell office:value-type="float" office:value="0.014183803023692" calcext:value-type="float">
            <text:p>0.014183803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0.0127830505371094" calcext:value-type="float">
            <text:p>0.0127830505</text:p>
          </table:table-cell>
          <table:table-cell office:value-type="float" office:value="0.0142329426371564" calcext:value-type="float">
            <text:p>0.0142329426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0.0118560791015625" calcext:value-type="float">
            <text:p>0.0118560791</text:p>
          </table:table-cell>
          <table:table-cell office:value-type="float" office:value="0.0142323259162493" calcext:value-type="float">
            <text:p>0.0142323259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0.0118529796600342" calcext:value-type="float">
            <text:p>0.0118529797</text:p>
          </table:table-cell>
          <table:table-cell office:value-type="float" office:value="0.0141603754915323" calcext:value-type="float">
            <text:p>0.0141603755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0.0127081871032715" calcext:value-type="float">
            <text:p>0.0127081871</text:p>
          </table:table-cell>
          <table:table-cell office:value-type="float" office:value="0.0141897818402511" calcext:value-type="float">
            <text:p>0.0141897818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.0118451118469238" calcext:value-type="float">
            <text:p>0.0118451118</text:p>
          </table:table-cell>
          <table:table-cell office:value-type="float" office:value="0.0141330638788034" calcext:value-type="float">
            <text:p>0.0141330639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0.0118429660797119" calcext:value-type="float">
            <text:p>0.0118429661</text:p>
          </table:table-cell>
          <table:table-cell office:value-type="float" office:value="0.0140262217619175" calcext:value-type="float">
            <text:p>0.0140262218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0.0118339061737061" calcext:value-type="float">
            <text:p>0.0118339062</text:p>
          </table:table-cell>
          <table:table-cell office:value-type="float" office:value="0.0138958073003974" calcext:value-type="float">
            <text:p>0.013895807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0.0118441581726074" calcext:value-type="float">
            <text:p>0.0118441582</text:p>
          </table:table-cell>
          <table:table-cell office:value-type="float" office:value="0.013736817900777" calcext:value-type="float">
            <text:p>0.0137368179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0.0127170085906982" calcext:value-type="float">
            <text:p>0.0127170086</text:p>
          </table:table-cell>
          <table:table-cell office:value-type="float" office:value="0.0140047455052808" calcext:value-type="float">
            <text:p>0.014004745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0.0118448734283447" calcext:value-type="float">
            <text:p>0.0118448734</text:p>
          </table:table-cell>
          <table:table-cell office:value-type="float" office:value="0.013857689620168" calcext:value-type="float">
            <text:p>0.013857689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.0118398666381836" calcext:value-type="float">
            <text:p>0.0118398666</text:p>
          </table:table-cell>
          <table:table-cell office:value-type="float" office:value="0.0137026646309593" calcext:value-type="float">
            <text:p>0.0137026646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0.0127038955688477" calcext:value-type="float">
            <text:p>0.0127038956</text:p>
          </table:table-cell>
          <table:table-cell office:value-type="float" office:value="0.0139711906372891" calcext:value-type="float">
            <text:p>0.0139711906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.0127110481262207" calcext:value-type="float">
            <text:p>0.0127110481</text:p>
          </table:table-cell>
          <table:table-cell office:value-type="float" office:value="0.0141158544850989" calcext:value-type="float">
            <text:p>0.0141158545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.0118370056152344" calcext:value-type="float">
            <text:p>0.0118370056</text:p>
          </table:table-cell>
          <table:table-cell office:value-type="float" office:value="0.0140122781824684" calcext:value-type="float">
            <text:p>0.0140122782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.0118401050567627" calcext:value-type="float">
            <text:p>0.0118401051</text:p>
          </table:table-cell>
          <table:table-cell office:value-type="float" office:value="0.0138736169548037" calcext:value-type="float">
            <text:p>0.013873617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.0118300914764404" calcext:value-type="float">
            <text:p>0.0118300915</text:p>
          </table:table-cell>
          <table:table-cell office:value-type="float" office:value="0.013727835160117" calcext:value-type="float">
            <text:p>0.013727835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0.0127370357513428" calcext:value-type="float">
            <text:p>0.0127370358</text:p>
          </table:table-cell>
          <table:table-cell office:value-type="float" office:value="0.014025241004431" calcext:value-type="float">
            <text:p>0.01402524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office:value-type="float" office:value="0.0125689506530762" calcext:value-type="float">
            <text:p>0.0125689507</text:p>
          </table:table-cell>
          <table:table-cell office:value-type="float" office:value="0.0140194853100484" calcext:value-type="float">
            <text:p>0.0140194853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0.0116589069366455" calcext:value-type="float">
            <text:p>0.0116589069</text:p>
          </table:table-cell>
          <table:table-cell office:value-type="float" office:value="0.014033308495448" calcext:value-type="float">
            <text:p>0.0140333085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0.0126090049743652" calcext:value-type="float">
            <text:p>0.012609005</text:p>
          </table:table-cell>
          <table:table-cell office:value-type="float" office:value="0.0141004725733181" calcext:value-type="float">
            <text:p>0.0141004726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.0126159191131592" calcext:value-type="float">
            <text:p>0.0126159191</text:p>
          </table:table-cell>
          <table:table-cell office:value-type="float" office:value="0.0141057190430963" calcext:value-type="float">
            <text:p>0.014105719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0.0125839710235596" calcext:value-type="float">
            <text:p>0.012583971</text:p>
          </table:table-cell>
          <table:table-cell office:value-type="float" office:value="0.0140266641902781" calcext:value-type="float">
            <text:p>0.0140266642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.0117161273956299" calcext:value-type="float">
            <text:p>0.0117161274</text:p>
          </table:table-cell>
          <table:table-cell office:value-type="float" office:value="0.0140862991519627" calcext:value-type="float">
            <text:p>0.014086299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0.0127279758453369" calcext:value-type="float">
            <text:p>0.0127279758</text:p>
          </table:table-cell>
          <table:table-cell office:value-type="float" office:value="0.0141092128595551" calcext:value-type="float">
            <text:p>0.0141092129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0.0127379894256592" calcext:value-type="float">
            <text:p>0.0127379894</text:p>
          </table:table-cell>
          <table:table-cell office:value-type="float" office:value="0.0141361981850872" calcext:value-type="float">
            <text:p>0.0141361982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0.0127131938934326" calcext:value-type="float">
            <text:p>0.0127131939</text:p>
          </table:table-cell>
          <table:table-cell office:value-type="float" office:value="0.0140823183074805" calcext:value-type="float">
            <text:p>0.0140823183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.0127120018005371" calcext:value-type="float">
            <text:p>0.0127120018</text:p>
          </table:table-cell>
          <table:table-cell office:value-type="float" office:value="0.0140028333953547" calcext:value-type="float">
            <text:p>0.0140028334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0.0127050876617432" calcext:value-type="float">
            <text:p>0.0127050877</text:p>
          </table:table-cell>
          <table:table-cell office:value-type="float" office:value="0.013902554528291" calcext:value-type="float">
            <text:p>0.0139025545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0118260383605957" calcext:value-type="float">
            <text:p>0.0118260384</text:p>
          </table:table-cell>
          <table:table-cell office:value-type="float" office:value="0.0141201786880265" calcext:value-type="float">
            <text:p>0.0141201787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.0118257999420166" calcext:value-type="float">
            <text:p>0.0118257999</text:p>
          </table:table-cell>
          <table:table-cell office:value-type="float" office:value="0.0141915112738775" calcext:value-type="float">
            <text:p>0.0141915113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.0118439197540283" calcext:value-type="float">
            <text:p>0.0118439198</text:p>
          </table:table-cell>
          <table:table-cell office:value-type="float" office:value="0.0141485399687113" calcext:value-type="float">
            <text:p>0.01414854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0.0127120018005371" calcext:value-type="float">
            <text:p>0.0127120018</text:p>
          </table:table-cell>
          <table:table-cell office:value-type="float" office:value="0.0141788049650712" calcext:value-type="float">
            <text:p>0.014178805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0.0127239227294922" calcext:value-type="float">
            <text:p>0.0127239227</text:p>
          </table:table-cell>
          <table:table-cell office:value-type="float" office:value="0.0141662398151151" calcext:value-type="float">
            <text:p>0.0141662398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0.0118629932403564" calcext:value-type="float">
            <text:p>0.0118629932</text:p>
          </table:table-cell>
          <table:table-cell office:value-type="float" office:value="0.0141639240116471" calcext:value-type="float">
            <text:p>0.014163924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0.011876106262207" calcext:value-type="float">
            <text:p>0.0118761063</text:p>
          </table:table-cell>
          <table:table-cell office:value-type="float" office:value="0.0140790262848992" calcext:value-type="float">
            <text:p>0.0140790263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0.0118408203125" calcext:value-type="float">
            <text:p>0.0118408203</text:p>
          </table:table-cell>
          <table:table-cell office:value-type="float" office:value="0.0139853461070054" calcext:value-type="float">
            <text:p>0.0139853461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0.0126719474792481" calcext:value-type="float">
            <text:p>0.0126719475</text:p>
          </table:table-cell>
          <table:table-cell office:value-type="float" office:value="0.0140671814092332" calcext:value-type="float">
            <text:p>0.0140671814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0.0126609802246094" calcext:value-type="float">
            <text:p>0.0126609802</text:p>
          </table:table-cell>
          <table:table-cell office:value-type="float" office:value="0.0140649466045396" calcext:value-type="float">
            <text:p>0.0140649466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0.0126578807830811" calcext:value-type="float">
            <text:p>0.0126578808</text:p>
          </table:table-cell>
          <table:table-cell office:value-type="float" office:value="0.0140161191928673" calcext:value-type="float">
            <text:p>0.0140161192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0.0126569271087646" calcext:value-type="float">
            <text:p>0.0126569271</text:p>
          </table:table-cell>
          <table:table-cell office:value-type="float" office:value="0.0139405583700456" calcext:value-type="float">
            <text:p>0.013940558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117878913879395" calcext:value-type="float">
            <text:p>0.0117878914</text:p>
          </table:table-cell>
          <table:table-cell office:value-type="float" office:value="0.014082789962468" calcext:value-type="float">
            <text:p>0.0140827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.0126399993896484" calcext:value-type="float">
            <text:p>0.0126399994</text:p>
          </table:table-cell>
          <table:table-cell office:value-type="float" office:value="0.0140046379518765" calcext:value-type="float">
            <text:p>0.014004638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0.0126428604125977" calcext:value-type="float">
            <text:p>0.0126428604</text:p>
          </table:table-cell>
          <table:table-cell office:value-type="float" office:value="0.0139139243906742" calcext:value-type="float">
            <text:p>0.0139139244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.0126309394836426" calcext:value-type="float">
            <text:p>0.0126309395</text:p>
          </table:table-cell>
          <table:table-cell office:value-type="float" office:value="0.0138012618217457" calcext:value-type="float">
            <text:p>0.0138012618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0.012631893157959" calcext:value-type="float">
            <text:p>0.0126318932</text:p>
          </table:table-cell>
          <table:table-cell office:value-type="float" office:value="0.0136918273214267" calcext:value-type="float">
            <text:p>0.013691827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.0126168727874756" calcext:value-type="float">
            <text:p>0.0126168728</text:p>
          </table:table-cell>
          <table:table-cell office:value-type="float" office:value="0.0135699900711901" calcext:value-type="float">
            <text:p>0.0135699901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012627124786377" calcext:value-type="float">
            <text:p>0.0126271248</text:p>
          </table:table-cell>
          <table:table-cell office:value-type="float" office:value="0.0134717829593704" calcext:value-type="float">
            <text:p>0.013471783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0.0126268863677979" calcext:value-type="float">
            <text:p>0.0126268864</text:p>
          </table:table-cell>
          <table:table-cell office:value-type="float" office:value="0.0133806707534311" calcext:value-type="float">
            <text:p>0.0133806708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0.0126299858093262" calcext:value-type="float">
            <text:p>0.0126299858</text:p>
          </table:table-cell>
          <table:table-cell office:value-type="float" office:value="0.0133008094779518" calcext:value-type="float">
            <text:p>0.0133008095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0.0126338005065918" calcext:value-type="float">
            <text:p>0.0126338005</text:p>
          </table:table-cell>
          <table:table-cell office:value-type="float" office:value="0.0132317288106977" calcext:value-type="float">
            <text:p>0.0132317288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.0126399993896484" calcext:value-type="float">
            <text:p>0.0126399994</text:p>
          </table:table-cell>
          <table:table-cell office:value-type="float" office:value="0.0131746831067477" calcext:value-type="float">
            <text:p>0.0131746831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.0117712020874023" calcext:value-type="float">
            <text:p>0.0117712021</text:p>
          </table:table-cell>
          <table:table-cell office:value-type="float" office:value="0.0136989623342119" calcext:value-type="float">
            <text:p>0.0136989623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.0126330852508545" calcext:value-type="float">
            <text:p>0.0126330853</text:p>
          </table:table-cell>
          <table:table-cell office:value-type="float" office:value="0.013591052989272" calcext:value-type="float">
            <text:p>0.013591053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.0126321315765381" calcext:value-type="float">
            <text:p>0.0126321316</text:p>
          </table:table-cell>
          <table:table-cell office:value-type="float" office:value="0.0134892281062236" calcext:value-type="float">
            <text:p>0.013489228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0.0126378536224365" calcext:value-type="float">
            <text:p>0.0126378536</text:p>
          </table:table-cell>
          <table:table-cell office:value-type="float" office:value="0.0134020585618063" calcext:value-type="float">
            <text:p>0.0134020586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.0126380920410156" calcext:value-type="float">
            <text:p>0.012638092</text:p>
          </table:table-cell>
          <table:table-cell office:value-type="float" office:value="0.0133212403648285" calcext:value-type="float">
            <text:p>0.0133212404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0.0117700099945068" calcext:value-type="float">
            <text:p>0.01177001</text:p>
          </table:table-cell>
          <table:table-cell office:value-type="float" office:value="0.0137860799621981" calcext:value-type="float">
            <text:p>0.01378608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.0117647647857666" calcext:value-type="float">
            <text:p>0.0117647648</text:p>
          </table:table-cell>
          <table:table-cell office:value-type="float" office:value="0.0140327183191292" calcext:value-type="float">
            <text:p>0.0140327183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0.0126240253448486" calcext:value-type="float">
            <text:p>0.0126240253</text:p>
          </table:table-cell>
          <table:table-cell office:value-type="float" office:value="0.013920642642521" calcext:value-type="float">
            <text:p>0.0139206426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0.0126101970672607" calcext:value-type="float">
            <text:p>0.0126101971</text:p>
          </table:table-cell>
          <table:table-cell office:value-type="float" office:value="0.0137910168769082" calcext:value-type="float">
            <text:p>0.013791016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.0126149654388428" calcext:value-type="float">
            <text:p>0.0126149654</text:p>
          </table:table-cell>
          <table:table-cell office:value-type="float" office:value="0.0136744137672031" calcext:value-type="float">
            <text:p>0.0136744138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.0117669105529785" calcext:value-type="float">
            <text:p>0.0117669106</text:p>
          </table:table-cell>
          <table:table-cell office:value-type="float" office:value="0.0139520137417066" calcext:value-type="float">
            <text:p>0.0139520137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0.0117669105529785" calcext:value-type="float">
            <text:p>0.0117669106</text:p>
          </table:table-cell>
          <table:table-cell office:value-type="float" office:value="0.0140659042503267" calcext:value-type="float">
            <text:p>0.0140659043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0.012624979019165" calcext:value-type="float">
            <text:p>0.012624979</text:p>
          </table:table-cell>
          <table:table-cell office:value-type="float" office:value="0.0140072030034453" calcext:value-type="float">
            <text:p>0.014007203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.0126259326934814" calcext:value-type="float">
            <text:p>0.0126259327</text:p>
          </table:table-cell>
          <table:table-cell office:value-type="float" office:value="0.0139265586942765" calcext:value-type="float">
            <text:p>0.0139265587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0.0126259326934814" calcext:value-type="float">
            <text:p>0.0126259327</text:p>
          </table:table-cell>
          <table:table-cell office:value-type="float" office:value="0.0138329913038596" calcext:value-type="float">
            <text:p>0.0138329913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0.0126149654388428" calcext:value-type="float">
            <text:p>0.0126149654</text:p>
          </table:table-cell>
          <table:table-cell office:value-type="float" office:value="0.0137215289608558" calcext:value-type="float">
            <text:p>0.013721529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0.0117518901824951" calcext:value-type="float">
            <text:p>0.0117518902</text:p>
          </table:table-cell>
          <table:table-cell office:value-type="float" office:value="0.0139829042910001" calcext:value-type="float">
            <text:p>0.0139829043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0.0126571655273438" calcext:value-type="float">
            <text:p>0.0126571655</text:p>
          </table:table-cell>
          <table:table-cell office:value-type="float" office:value="0.0139305929405509" calcext:value-type="float">
            <text:p>0.0139305929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0.0126800537109375" calcext:value-type="float">
            <text:p>0.0126800537</text:p>
          </table:table-cell>
          <table:table-cell office:value-type="float" office:value="0.0138822182166989" calcext:value-type="float">
            <text:p>0.0138822182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.0118279457092285" calcext:value-type="float">
            <text:p>0.0118279457</text:p>
          </table:table-cell>
          <table:table-cell office:value-type="float" office:value="0.0140299789977587" calcext:value-type="float">
            <text:p>0.014029979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0.0126779079437256" calcext:value-type="float">
            <text:p>0.0126779079</text:p>
          </table:table-cell>
          <table:table-cell office:value-type="float" office:value="0.0139856071270959" calcext:value-type="float">
            <text:p>0.0139856071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0.0126888751983643" calcext:value-type="float">
            <text:p>0.0126888752</text:p>
          </table:table-cell>
          <table:table-cell office:value-type="float" office:value="0.0139279606489616" calcext:value-type="float">
            <text:p>0.0139279606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0.0126440525054932" calcext:value-type="float">
            <text:p>0.0126440525</text:p>
          </table:table-cell>
          <table:table-cell office:value-type="float" office:value="0.0138009831978749" calcext:value-type="float">
            <text:p>0.0138009832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0.012627124786377" calcext:value-type="float">
            <text:p>0.0126271248</text:p>
          </table:table-cell>
          <table:table-cell office:value-type="float" office:value="0.0136624564774565" calcext:value-type="float">
            <text:p>0.0136624565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0.011768102645874" calcext:value-type="float">
            <text:p>0.0117681026</text:p>
          </table:table-cell>
          <table:table-cell office:value-type="float" office:value="0.0139809628098635" calcext:value-type="float">
            <text:p>0.0139809628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.012624979019165" calcext:value-type="float">
            <text:p>0.012624979</text:p>
          </table:table-cell>
          <table:table-cell office:value-type="float" office:value="0.0138526691787515" calcext:value-type="float">
            <text:p>0.0138526692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0.0126240253448486" calcext:value-type="float">
            <text:p>0.0126240253</text:p>
          </table:table-cell>
          <table:table-cell office:value-type="float" office:value="0.0137290382822411" calcext:value-type="float">
            <text:p>0.0137290383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0.0126209259033203" calcext:value-type="float">
            <text:p>0.0126209259</text:p>
          </table:table-cell>
          <table:table-cell office:value-type="float" office:value="0.0136098869803934" calcext:value-type="float">
            <text:p>0.013609887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.0126121044158936" calcext:value-type="float">
            <text:p>0.0126121044</text:p>
          </table:table-cell>
          <table:table-cell office:value-type="float" office:value="0.0134908647315421" calcext:value-type="float">
            <text:p>0.0134908647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0.0117561817169189" calcext:value-type="float">
            <text:p>0.0117561817</text:p>
          </table:table-cell>
          <table:table-cell office:value-type="float" office:value="0.0138733806979248" calcext:value-type="float">
            <text:p>0.0138733807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0.0125961303710938" calcext:value-type="float">
            <text:p>0.0125961304</text:p>
          </table:table-cell>
          <table:table-cell office:value-type="float" office:value="0.0137335627819271" calcext:value-type="float">
            <text:p>0.0137335628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.012592077255249" calcext:value-type="float">
            <text:p>0.0125920773</text:p>
          </table:table-cell>
          <table:table-cell office:value-type="float" office:value="0.0136017027563898" calcext:value-type="float">
            <text:p>0.0136017028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.0125808715820313" calcext:value-type="float">
            <text:p>0.0125808716</text:p>
          </table:table-cell>
          <table:table-cell office:value-type="float" office:value="0.0134710124353503" calcext:value-type="float">
            <text:p>0.0134710124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.0125851631164551" calcext:value-type="float">
            <text:p>0.0125851631</text:p>
          </table:table-cell>
          <table:table-cell office:value-type="float" office:value="0.0133622579867287" calcext:value-type="float">
            <text:p>0.013362258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0.0125889778137207" calcext:value-type="float">
            <text:p>0.0125889778</text:p>
          </table:table-cell>
          <table:table-cell office:value-type="float" office:value="0.0132708951995485" calcext:value-type="float">
            <text:p>0.0132708952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.0125761032104492" calcext:value-type="float">
            <text:p>0.0125761032</text:p>
          </table:table-cell>
          <table:table-cell office:value-type="float" office:value="0.013175144523474" calcext:value-type="float">
            <text:p>0.0131751445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0.0125908851623535" calcext:value-type="float">
            <text:p>0.0125908852</text:p>
          </table:table-cell>
          <table:table-cell office:value-type="float" office:value="0.0131102177971604" calcext:value-type="float">
            <text:p>0.0131102178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.0126018524169922" calcext:value-type="float">
            <text:p>0.0126018524</text:p>
          </table:table-cell>
          <table:table-cell office:value-type="float" office:value="0.0130637186496479" calcext:value-type="float">
            <text:p>0.0130637186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0.0125858783721924" calcext:value-type="float">
            <text:p>0.0125858784</text:p>
          </table:table-cell>
          <table:table-cell office:value-type="float" office:value="0.0130007994639226" calcext:value-type="float">
            <text:p>0.0130007995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125930309295654" calcext:value-type="float">
            <text:p>0.0125930309</text:p>
          </table:table-cell>
          <table:table-cell office:value-type="float" office:value="0.0129545890912184" calcext:value-type="float">
            <text:p>0.0129545891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.0125579833984375" calcext:value-type="float">
            <text:p>0.0125579834</text:p>
          </table:table-cell>
          <table:table-cell office:value-type="float" office:value="0.0128735363690607" calcext:value-type="float">
            <text:p>0.0128735364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0.0125679969787598" calcext:value-type="float">
            <text:p>0.012567997</text:p>
          </table:table-cell>
          <table:table-cell office:value-type="float" office:value="0.0128217497676753" calcext:value-type="float">
            <text:p>0.0128217498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0.0125420093536377" calcext:value-type="float">
            <text:p>0.0125420094</text:p>
          </table:table-cell>
          <table:table-cell office:value-type="float" office:value="0.0127533777154647" calcext:value-type="float">
            <text:p>0.0127533777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0.0125460624694824" calcext:value-type="float">
            <text:p>0.0125460625</text:p>
          </table:table-cell>
          <table:table-cell office:value-type="float" office:value="0.0127040316370883" calcext:value-type="float">
            <text:p>0.0127040316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0.0125470161437988" calcext:value-type="float">
            <text:p>0.0125470161</text:p>
          </table:table-cell>
          <table:table-cell office:value-type="float" office:value="0.012667784620272" calcext:value-type="float">
            <text:p>0.0126677846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0.0125691890716553" calcext:value-type="float">
            <text:p>0.0125691891</text:p>
          </table:table-cell>
          <table:table-cell office:value-type="float" office:value="0.0126651680444351" calcext:value-type="float">
            <text:p>0.012665168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0.0125608444213867" calcext:value-type="float">
            <text:p>0.0125608444</text:p>
          </table:table-cell>
          <table:table-cell office:value-type="float" office:value="0.0126510638420906" calcext:value-type="float">
            <text:p>0.0126510638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0.0125570297241211" calcext:value-type="float">
            <text:p>0.0125570297</text:p>
          </table:table-cell>
          <table:table-cell office:value-type="float" office:value="0.0126346970679812" calcext:value-type="float">
            <text:p>0.012634697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0.0125539302825928" calcext:value-type="float">
            <text:p>0.0125539303</text:p>
          </table:table-cell>
          <table:table-cell office:value-type="float" office:value="0.0126180423962569" calcext:value-type="float">
            <text:p>0.0126180424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012563943862915" calcext:value-type="float">
            <text:p>0.0125639439</text:p>
          </table:table-cell>
          <table:table-cell office:value-type="float" office:value="0.0126163745422484" calcext:value-type="float">
            <text:p>0.0126163745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.0125560760498047" calcext:value-type="float">
            <text:p>0.012556076</text:p>
          </table:table-cell>
          <table:table-cell office:value-type="float" office:value="0.012604790264577" calcext:value-type="float">
            <text:p>0.01260479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0.0125620365142822" calcext:value-type="float">
            <text:p>0.0125620365</text:p>
          </table:table-cell>
          <table:table-cell office:value-type="float" office:value="0.0126023712856807" calcext:value-type="float">
            <text:p>0.0126023713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.01255202293396" calcext:value-type="float">
            <text:p>0.0125520229</text:p>
          </table:table-cell>
          <table:table-cell office:value-type="float" office:value="0.012591746334601" calcext:value-type="float">
            <text:p>0.0125917463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0.0125689506530762" calcext:value-type="float">
            <text:p>0.0125689507</text:p>
          </table:table-cell>
          <table:table-cell office:value-type="float" office:value="0.0125995238253121" calcext:value-type="float">
            <text:p>0.0125995238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0.01255202293396" calcext:value-type="float">
            <text:p>0.0125520229</text:p>
          </table:table-cell>
          <table:table-cell office:value-type="float" office:value="0.0125915313240009" calcext:value-type="float">
            <text:p>0.0125915313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.0125570297241211" calcext:value-type="float">
            <text:p>0.0125570297</text:p>
          </table:table-cell>
          <table:table-cell office:value-type="float" office:value="0.0125846444577162" calcext:value-type="float">
            <text:p>0.0125846445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0.0125548839569092" calcext:value-type="float">
            <text:p>0.012554884</text:p>
          </table:table-cell>
          <table:table-cell office:value-type="float" office:value="0.012577662470232" calcext:value-type="float">
            <text:p>0.012577662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0.01255202293396" calcext:value-type="float">
            <text:p>0.0125520229</text:p>
          </table:table-cell>
          <table:table-cell office:value-type="float" office:value="0.0125748721074847" calcext:value-type="float">
            <text:p>0.0125748721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0.0125410556793213" calcext:value-type="float">
            <text:p>0.0125410557</text:p>
          </table:table-cell>
          <table:table-cell office:value-type="float" office:value="0.0125819232430679" calcext:value-type="float">
            <text:p>0.0125819232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.0125410556793213" calcext:value-type="float">
            <text:p>0.0125410557</text:p>
          </table:table-cell>
          <table:table-cell office:value-type="float" office:value="0.0125852734394274" calcext:value-type="float">
            <text:p>0.0125852734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0.0125980377197266" calcext:value-type="float">
            <text:p>0.0125980377</text:p>
          </table:table-cell>
          <table:table-cell office:value-type="float" office:value="0.0126290906382247" calcext:value-type="float">
            <text:p>0.0126290906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.0126018524169922" calcext:value-type="float">
            <text:p>0.0126018524</text:p>
          </table:table-cell>
          <table:table-cell office:value-type="float" office:value="0.0126611668056562" calcext:value-type="float">
            <text:p>0.0126611668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0.0125799179077148" calcext:value-type="float">
            <text:p>0.0125799179</text:p>
          </table:table-cell>
          <table:table-cell office:value-type="float" office:value="0.0126556868929504" calcext:value-type="float">
            <text:p>0.0126556869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0.0125818252563477" calcext:value-type="float">
            <text:p>0.0125818253</text:p>
          </table:table-cell>
          <table:table-cell office:value-type="float" office:value="0.0126518686866605" calcext:value-type="float">
            <text:p>0.0126518687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.0117318630218506" calcext:value-type="float">
            <text:p>0.011731863</text:p>
          </table:table-cell>
          <table:table-cell office:value-type="float" office:value="0.0133615966810488" calcext:value-type="float">
            <text:p>0.013361596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0.0123720169067383" calcext:value-type="float">
            <text:p>0.0123720169</text:p>
          </table:table-cell>
          <table:table-cell office:value-type="float" office:value="0.012824101272234" calcext:value-type="float">
            <text:p>0.0128241013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0123600959777832" calcext:value-type="float">
            <text:p>0.012360096</text:p>
          </table:table-cell>
          <table:table-cell office:value-type="float" office:value="0.0132267226640752" calcext:value-type="float">
            <text:p>0.0132267227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.0123600959777832" calcext:value-type="float">
            <text:p>0.012360096</text:p>
          </table:table-cell>
          <table:table-cell office:value-type="float" office:value="0.0131111295064896" calcext:value-type="float">
            <text:p>0.0131111295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.012380838394165" calcext:value-type="float">
            <text:p>0.0123808384</text:p>
          </table:table-cell>
          <table:table-cell office:value-type="float" office:value="0.0129936520847179" calcext:value-type="float">
            <text:p>0.0129936521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.0123841762542725" calcext:value-type="float">
            <text:p>0.0123841763</text:p>
          </table:table-cell>
          <table:table-cell office:value-type="float" office:value="0.0128944864712565" calcext:value-type="float">
            <text:p>0.0128944865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0.0125439167022705" calcext:value-type="float">
            <text:p>0.0125439167</text:p>
          </table:table-cell>
          <table:table-cell office:value-type="float" office:value="0.0128634760978721" calcext:value-type="float">
            <text:p>0.0128634761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0.0125348567962646" calcext:value-type="float">
            <text:p>0.0125348568</text:p>
          </table:table-cell>
          <table:table-cell office:value-type="float" office:value="0.0128691372018279" calcext:value-type="float">
            <text:p>0.0128691372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0.012537956237793" calcext:value-type="float">
            <text:p>0.0125379562</text:p>
          </table:table-cell>
          <table:table-cell office:value-type="float" office:value="0.0128658929103444" calcext:value-type="float">
            <text:p>0.0128658929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.0125398635864258" calcext:value-type="float">
            <text:p>0.0125398636</text:p>
          </table:table-cell>
          <table:table-cell office:value-type="float" office:value="0.012855661590253" calcext:value-type="float">
            <text:p>0.0128556616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0.011713981628418" calcext:value-type="float">
            <text:p>0.0117139816</text:p>
          </table:table-cell>
          <table:table-cell office:value-type="float" office:value="0.0134191732903037" calcext:value-type="float">
            <text:p>0.0134191733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0.0117208957672119" calcext:value-type="float">
            <text:p>0.0117208958</text:p>
          </table:table-cell>
          <table:table-cell office:value-type="float" office:value="0.0137296407325834" calcext:value-type="float">
            <text:p>0.01372964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.0117180347442627" calcext:value-type="float">
            <text:p>0.0117180347</text:p>
          </table:table-cell>
          <table:table-cell office:value-type="float" office:value="0.0138731151064921" calcext:value-type="float">
            <text:p>0.0138731151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0.0117228031158447" calcext:value-type="float">
            <text:p>0.0117228031</text:p>
          </table:table-cell>
          <table:table-cell office:value-type="float" office:value="0.0138957515779157" calcext:value-type="float">
            <text:p>0.0138957516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0.0117001533508301" calcext:value-type="float">
            <text:p>0.0117001534</text:p>
          </table:table-cell>
          <table:table-cell office:value-type="float" office:value="0.0138625206672356" calcext:value-type="float">
            <text:p>0.0138625207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.0125370025634766" calcext:value-type="float">
            <text:p>0.0125370026</text:p>
          </table:table-cell>
          <table:table-cell office:value-type="float" office:value="0.0139124430404383" calcext:value-type="float">
            <text:p>0.013912443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0.0125348567962646" calcext:value-type="float">
            <text:p>0.0125348568</text:p>
          </table:table-cell>
          <table:table-cell office:value-type="float" office:value="0.0138998080948341" calcext:value-type="float">
            <text:p>0.0138998081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0.0125441551208496" calcext:value-type="float">
            <text:p>0.0125441551</text:p>
          </table:table-cell>
          <table:table-cell office:value-type="float" office:value="0.0138593222988591" calcext:value-type="float">
            <text:p>0.013859322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.0125470161437988" calcext:value-type="float">
            <text:p>0.0125470161</text:p>
          </table:table-cell>
          <table:table-cell office:value-type="float" office:value="0.0137948731717556" calcext:value-type="float">
            <text:p>0.0137948732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0.0125558376312256" calcext:value-type="float">
            <text:p>0.0125558376</text:p>
          </table:table-cell>
          <table:table-cell office:value-type="float" office:value="0.0137235070733254" calcext:value-type="float">
            <text:p>0.013723507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0.012531042098999" calcext:value-type="float">
            <text:p>0.0125310421</text:p>
          </table:table-cell>
          <table:table-cell office:value-type="float" office:value="0.0136122884274101" calcext:value-type="float">
            <text:p>0.0136122884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.0125319957733154" calcext:value-type="float">
            <text:p>0.0125319958</text:p>
          </table:table-cell>
          <table:table-cell office:value-type="float" office:value="0.0135065851268712" calcext:value-type="float">
            <text:p>0.013506585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.0125339031219482" calcext:value-type="float">
            <text:p>0.0125339031</text:p>
          </table:table-cell>
          <table:table-cell office:value-type="float" office:value="0.0134089071858059" calcext:value-type="float">
            <text:p>0.013408907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0.0125360488891602" calcext:value-type="float">
            <text:p>0.0125360489</text:p>
          </table:table-cell>
          <table:table-cell office:value-type="float" office:value="0.0133198761480997" calcext:value-type="float">
            <text:p>0.0133198761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125279426574707" calcext:value-type="float">
            <text:p>0.0125279427</text:p>
          </table:table-cell>
          <table:table-cell office:value-type="float" office:value="0.0132278354171124" calcext:value-type="float">
            <text:p>0.013227835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15270614624023" calcext:value-type="float">
            <text:p>0.0115270615</text:p>
          </table:table-cell>
          <table:table-cell office:value-type="float" office:value="0.0138094478010081" calcext:value-type="float">
            <text:p>0.0138094478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.0115339756011963" calcext:value-type="float">
            <text:p>0.0115339756</text:p>
          </table:table-cell>
          <table:table-cell office:value-type="float" office:value="0.0141137564834134" calcext:value-type="float">
            <text:p>0.0141137565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.0123851299285889" calcext:value-type="float">
            <text:p>0.0123851299</text:p>
          </table:table-cell>
          <table:table-cell office:value-type="float" office:value="0.0138321146049875" calcext:value-type="float">
            <text:p>0.0138321146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0.0123839378356934" calcext:value-type="float">
            <text:p>0.0123839378</text:p>
          </table:table-cell>
          <table:table-cell office:value-type="float" office:value="0.0136007277466256" calcext:value-type="float">
            <text:p>0.0136007277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.0123789310455322" calcext:value-type="float">
            <text:p>0.012378931</text:p>
          </table:table-cell>
          <table:table-cell office:value-type="float" office:value="0.0134052227971777" calcext:value-type="float">
            <text:p>0.0134052228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.0116679668426514" calcext:value-type="float">
            <text:p>0.0116679668</text:p>
          </table:table-cell>
          <table:table-cell office:value-type="float" office:value="0.0136470562827335" calcext:value-type="float">
            <text:p>0.0136470563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.0116698741912842" calcext:value-type="float">
            <text:p>0.0116698742</text:p>
          </table:table-cell>
          <table:table-cell office:value-type="float" office:value="0.0137422440325732" calcext:value-type="float">
            <text:p>0.013742244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0.0116519927978516" calcext:value-type="float">
            <text:p>0.0116519928</text:p>
          </table:table-cell>
          <table:table-cell office:value-type="float" office:value="0.0137555956551187" calcext:value-type="float">
            <text:p>0.0137555957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.0116519927978516" calcext:value-type="float">
            <text:p>0.0116519928</text:p>
          </table:table-cell>
          <table:table-cell office:value-type="float" office:value="0.0136986200681247" calcext:value-type="float">
            <text:p>0.0136986201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.0116510391235352" calcext:value-type="float">
            <text:p>0.0116510391</text:p>
          </table:table-cell>
          <table:table-cell office:value-type="float" office:value="0.0135981072019906" calcext:value-type="float">
            <text:p>0.0135981072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.0124912261962891" calcext:value-type="float">
            <text:p>0.0124912262</text:p>
          </table:table-cell>
          <table:table-cell office:value-type="float" office:value="0.0137765820818547" calcext:value-type="float">
            <text:p>0.0137765821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.0124490261077881" calcext:value-type="float">
            <text:p>0.0124490261</text:p>
          </table:table-cell>
          <table:table-cell office:value-type="float" office:value="0.013806063750778" calcext:value-type="float">
            <text:p>0.0138060638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.0115170478820801" calcext:value-type="float">
            <text:p>0.0115170479</text:p>
          </table:table-cell>
          <table:table-cell office:value-type="float" office:value="0.0138757432922801" calcext:value-type="float">
            <text:p>0.0138757433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.0115170478820801" calcext:value-type="float">
            <text:p>0.0115170479</text:p>
          </table:table-cell>
          <table:table-cell office:value-type="float" office:value="0.0138477612598221" calcext:value-type="float">
            <text:p>0.0138477613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.0115180015563965" calcext:value-type="float">
            <text:p>0.0115180016</text:p>
          </table:table-cell>
          <table:table-cell office:value-type="float" office:value="0.0137557287929402" calcext:value-type="float">
            <text:p>0.0137557288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.0123538970947266" calcext:value-type="float">
            <text:p>0.0123538971</text:p>
          </table:table-cell>
          <table:table-cell office:value-type="float" office:value="0.0138029299437346" calcext:value-type="float">
            <text:p>0.0138029299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0.0124950408935547" calcext:value-type="float">
            <text:p>0.0124950409</text:p>
          </table:table-cell>
          <table:table-cell office:value-type="float" office:value="0.0139474101960936" calcext:value-type="float">
            <text:p>0.0139474102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.011652946472168" calcext:value-type="float">
            <text:p>0.0116529465</text:p>
          </table:table-cell>
          <table:table-cell office:value-type="float" office:value="0.0137907664099053" calcext:value-type="float">
            <text:p>0.0137907664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.0116620063781738" calcext:value-type="float">
            <text:p>0.0116620064</text:p>
          </table:table-cell>
          <table:table-cell office:value-type="float" office:value="0.0136132346344098" calcext:value-type="float">
            <text:p>0.0136132346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0.0116448402404785" calcext:value-type="float">
            <text:p>0.0116448402</text:p>
          </table:table-cell>
          <table:table-cell office:value-type="float" office:value="0.013450773894217" calcext:value-type="float">
            <text:p>0.0134507739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.0116479396820068" calcext:value-type="float">
            <text:p>0.0116479397</text:p>
          </table:table-cell>
          <table:table-cell office:value-type="float" office:value="0.0132850115954488" calcext:value-type="float">
            <text:p>0.0132850116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.0116510391235352" calcext:value-type="float">
            <text:p>0.0116510391</text:p>
          </table:table-cell>
          <table:table-cell office:value-type="float" office:value="0.0131223595782498" calcext:value-type="float">
            <text:p>0.0131223596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.0124847888946533" calcext:value-type="float">
            <text:p>0.0124847889</text:p>
          </table:table-cell>
          <table:table-cell office:value-type="float" office:value="0.0135251894301597" calcext:value-type="float">
            <text:p>0.0135251894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.0124821662902832" calcext:value-type="float">
            <text:p>0.0124821663</text:p>
          </table:table-cell>
          <table:table-cell office:value-type="float" office:value="0.0137540835738247" calcext:value-type="float">
            <text:p>0.0137540836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24838352203369" calcext:value-type="float">
            <text:p>0.0124838352</text:p>
          </table:table-cell>
          <table:table-cell office:value-type="float" office:value="0.0138664254868045" calcext:value-type="float">
            <text:p>0.0138664255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0.011660099029541" calcext:value-type="float">
            <text:p>0.011660099</text:p>
          </table:table-cell>
          <table:table-cell office:value-type="float" office:value="0.0137579050856133" calcext:value-type="float">
            <text:p>0.0137579051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.0116689205169678" calcext:value-type="float">
            <text:p>0.0116689205</text:p>
          </table:table-cell>
          <table:table-cell office:value-type="float" office:value="0.0136134133315808" calcext:value-type="float">
            <text:p>0.0136134133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.0125010013580322" calcext:value-type="float">
            <text:p>0.0125010014</text:p>
          </table:table-cell>
          <table:table-cell office:value-type="float" office:value="0.0138062982266484" calcext:value-type="float">
            <text:p>0.0138062982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0.0125100612640381" calcext:value-type="float">
            <text:p>0.0125100613</text:p>
          </table:table-cell>
          <table:table-cell office:value-type="float" office:value="0.0139022808061489" calcext:value-type="float">
            <text:p>0.0139022808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.0125000476837158" calcext:value-type="float">
            <text:p>0.0125000477</text:p>
          </table:table-cell>
          <table:table-cell office:value-type="float" office:value="0.0139104972353926" calcext:value-type="float">
            <text:p>0.0139104972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.0125079154968262" calcext:value-type="float">
            <text:p>0.0125079155</text:p>
          </table:table-cell>
          <table:table-cell office:value-type="float" office:value="0.013880664008343" calcext:value-type="float">
            <text:p>0.013880664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0.0125000476837158" calcext:value-type="float">
            <text:p>0.0125000477</text:p>
          </table:table-cell>
          <table:table-cell office:value-type="float" office:value="0.0138093362723576" calcext:value-type="float">
            <text:p>0.0138093363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.0116329193115234" calcext:value-type="float">
            <text:p>0.0116329193</text:p>
          </table:table-cell>
          <table:table-cell office:value-type="float" office:value="0.0139326968125476" calcext:value-type="float">
            <text:p>0.0139326968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0.011631965637207" calcext:value-type="float">
            <text:p>0.0116319656</text:p>
          </table:table-cell>
          <table:table-cell office:value-type="float" office:value="0.0139426185851672" calcext:value-type="float">
            <text:p>0.0139426186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.011646032333374" calcext:value-type="float">
            <text:p>0.0116460323</text:p>
          </table:table-cell>
          <table:table-cell office:value-type="float" office:value="0.0138646134846789" calcext:value-type="float">
            <text:p>0.0138646135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0.0124711990356445" calcext:value-type="float">
            <text:p>0.012471199</text:p>
          </table:table-cell>
          <table:table-cell office:value-type="float" office:value="0.0139006289082884" calcext:value-type="float">
            <text:p>0.0139006289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0.0124709606170654" calcext:value-type="float">
            <text:p>0.0124709606</text:p>
          </table:table-cell>
          <table:table-cell office:value-type="float" office:value="0.0138793261256105" calcext:value-type="float">
            <text:p>0.0138793261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0.0123069286346436" calcext:value-type="float">
            <text:p>0.0123069286</text:p>
          </table:table-cell>
          <table:table-cell office:value-type="float" office:value="0.0136367987721115" calcext:value-type="float">
            <text:p>0.0136367988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.0123040676116943" calcext:value-type="float">
            <text:p>0.0123040676</text:p>
          </table:table-cell>
          <table:table-cell office:value-type="float" office:value="0.013432863103764" calcext:value-type="float">
            <text:p>0.0134328631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0.0122981071472168" calcext:value-type="float">
            <text:p>0.0122981071</text:p>
          </table:table-cell>
          <table:table-cell office:value-type="float" office:value="0.0132570499397466" calcext:value-type="float">
            <text:p>0.013257049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.0114672183990479" calcext:value-type="float">
            <text:p>0.0114672184</text:p>
          </table:table-cell>
          <table:table-cell office:value-type="float" office:value="0.0136229815930027" calcext:value-type="float">
            <text:p>0.0136229816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0.0114679336547852" calcext:value-type="float">
            <text:p>0.0114679337</text:p>
          </table:table-cell>
          <table:table-cell office:value-type="float" office:value="0.0137951307918707" calcext:value-type="float">
            <text:p>0.0137951308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0.0114669799804688" calcext:value-type="float">
            <text:p>0.01146698</text:p>
          </table:table-cell>
          <table:table-cell office:value-type="float" office:value="0.0138362132581208" calcext:value-type="float">
            <text:p>0.013836213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0.0114750862121582" calcext:value-type="float">
            <text:p>0.0114750862</text:p>
          </table:table-cell>
          <table:table-cell office:value-type="float" office:value="0.0137820421339426" calcext:value-type="float">
            <text:p>0.0137820421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.0114750862121582" calcext:value-type="float">
            <text:p>0.0114750862</text:p>
          </table:table-cell>
          <table:table-cell office:value-type="float" office:value="0.0136743999611448" calcext:value-type="float">
            <text:p>0.0136744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.0114779472351074" calcext:value-type="float">
            <text:p>0.0114779472</text:p>
          </table:table-cell>
          <table:table-cell office:value-type="float" office:value="0.0135325278355099" calcext:value-type="float">
            <text:p>0.0135325278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0.0114820003509521" calcext:value-type="float">
            <text:p>0.0114820004</text:p>
          </table:table-cell>
          <table:table-cell office:value-type="float" office:value="0.0133716721329353" calcext:value-type="float">
            <text:p>0.0133716721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.0116019248962402" calcext:value-type="float">
            <text:p>0.0116019249</text:p>
          </table:table-cell>
          <table:table-cell office:value-type="float" office:value="0.0131021243578066" calcext:value-type="float">
            <text:p>0.0131021244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0.0115959644317627" calcext:value-type="float">
            <text:p>0.0115959644</text:p>
          </table:table-cell>
          <table:table-cell office:value-type="float" office:value="0.0128835678036223" calcext:value-type="float">
            <text:p>0.0128835678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0.0115928649902344" calcext:value-type="float">
            <text:p>0.011592865</text:p>
          </table:table-cell>
          <table:table-cell office:value-type="float" office:value="0.0127026144709056" calcext:value-type="float">
            <text:p>0.0127026145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.0116009712219238" calcext:value-type="float">
            <text:p>0.0116009712</text:p>
          </table:table-cell>
          <table:table-cell office:value-type="float" office:value="0.0125420912223109" calcext:value-type="float">
            <text:p>0.012542091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0.0115988254547119" calcext:value-type="float">
            <text:p>0.0115988255</text:p>
          </table:table-cell>
          <table:table-cell office:value-type="float" office:value="0.012409215386719" calcext:value-type="float">
            <text:p>0.0124092154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.0116000175476074" calcext:value-type="float">
            <text:p>0.0116000175</text:p>
          </table:table-cell>
          <table:table-cell office:value-type="float" office:value="0.0122956478529531" calcext:value-type="float">
            <text:p>0.0122956479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0.0116000175476074" calcext:value-type="float">
            <text:p>0.0116000175</text:p>
          </table:table-cell>
          <table:table-cell office:value-type="float" office:value="0.0121993807118771" calcext:value-type="float">
            <text:p>0.0121993807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0.011605978012085" calcext:value-type="float">
            <text:p>0.011605978</text:p>
          </table:table-cell>
          <table:table-cell office:value-type="float" office:value="0.0121122598952447" calcext:value-type="float">
            <text:p>0.0121122599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0.0115950107574463" calcext:value-type="float">
            <text:p>0.0115950108</text:p>
          </table:table-cell>
          <table:table-cell office:value-type="float" office:value="0.0120488618982898" calcext:value-type="float">
            <text:p>0.0120488619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.0115971565246582" calcext:value-type="float">
            <text:p>0.0115971565</text:p>
          </table:table-cell>
          <table:table-cell office:value-type="float" office:value="0.0119911965683264" calcext:value-type="float">
            <text:p>0.0119911966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.0115780830383301" calcext:value-type="float">
            <text:p>0.011578083</text:p>
          </table:table-cell>
          <table:table-cell office:value-type="float" office:value="0.0119577292447103" calcext:value-type="float">
            <text:p>0.0119577292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0.0115888118743896" calcext:value-type="float">
            <text:p>0.0115888119</text:p>
          </table:table-cell>
          <table:table-cell office:value-type="float" office:value="0.0119145146380858" calcext:value-type="float">
            <text:p>0.0119145146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0.0115959644317627" calcext:value-type="float">
            <text:p>0.0115959644</text:p>
          </table:table-cell>
          <table:table-cell office:value-type="float" office:value="0.0118697183534216" calcext:value-type="float">
            <text:p>0.0118697184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.011591911315918" calcext:value-type="float">
            <text:p>0.0115919113</text:p>
          </table:table-cell>
          <table:table-cell office:value-type="float" office:value="0.0118353124579229" calcext:value-type="float">
            <text:p>0.0118353125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0.0115900039672852" calcext:value-type="float">
            <text:p>0.011590004</text:p>
          </table:table-cell>
          <table:table-cell office:value-type="float" office:value="0.011806796233368" calcext:value-type="float">
            <text:p>0.0118067962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0.000375986099243164" calcext:value-type="float">
            <text:p>0.0003759861</text:p>
          </table:table-cell>
          <table:table-cell office:value-type="float" office:value="0.0215935733372255" calcext:value-type="float">
            <text:p>0.0215935733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0.0127339363098145" calcext:value-type="float">
            <text:p>0.0127339363</text:p>
          </table:table-cell>
          <table:table-cell office:value-type="float" office:value="0.0321902343762119" calcext:value-type="float">
            <text:p>0.0321902344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float" office:value="0.000373125076293945" calcext:value-type="float">
            <text:p>0.0003731251</text:p>
          </table:table-cell>
          <table:table-cell office:value-type="float" office:value="0.0273555996055256" calcext:value-type="float">
            <text:p>0.0273555996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float" office:value="0.0135321617126465" calcext:value-type="float">
            <text:p>0.0135321617</text:p>
          </table:table-cell>
          <table:table-cell office:value-type="float" office:value="0.032748787726698" calcext:value-type="float">
            <text:p>0.0327487877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0.000375032424926758" calcext:value-type="float">
            <text:p>0.0003750324</text:p>
          </table:table-cell>
          <table:table-cell office:value-type="float" office:value="0.0302920580850053" calcext:value-type="float">
            <text:p>0.0302920581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0.0151581764221191" calcext:value-type="float">
            <text:p>0.0151581764</text:p>
          </table:table-cell>
          <table:table-cell office:value-type="float" office:value="0.0334217459295888" calcext:value-type="float">
            <text:p>0.0334217459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0.000368118286132812" calcext:value-type="float">
            <text:p>0.0003681183</text:p>
          </table:table-cell>
          <table:table-cell office:value-type="float" office:value="0.0312902517817311" calcext:value-type="float">
            <text:p>0.0312902518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0.0125839710235596" calcext:value-type="float">
            <text:p>0.012583971</text:p>
          </table:table-cell>
          <table:table-cell office:value-type="float" office:value="0.0300975172829628" calcext:value-type="float">
            <text:p>0.0300975173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0.000365972518920898" calcext:value-type="float">
            <text:p>0.0003659725</text:p>
          </table:table-cell>
          <table:table-cell office:value-type="float" office:value="0.0309808772697804" calcext:value-type="float">
            <text:p>0.0309808773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0.0126888751983643" calcext:value-type="float">
            <text:p>0.0126888752</text:p>
          </table:table-cell>
          <table:table-cell office:value-type="float" office:value="0.0323251719123512" calcext:value-type="float">
            <text:p>0.0323251719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0.0134890079498291" calcext:value-type="float">
            <text:p>0.0134890079</text:p>
          </table:table-cell>
          <table:table-cell office:value-type="float" office:value="0.0323777180587544" calcext:value-type="float">
            <text:p>0.0323777181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0.015099048614502" calcext:value-type="float">
            <text:p>0.0150990486</text:p>
          </table:table-cell>
          <table:table-cell office:value-type="float" office:value="0.0334696338891461" calcext:value-type="float">
            <text:p>0.0334696339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0.0125210285186768" calcext:value-type="float">
            <text:p>0.0125210285</text:p>
          </table:table-cell>
          <table:table-cell office:value-type="float" office:value="0.0272664571215555" calcext:value-type="float">
            <text:p>0.0272664571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0.0132980346679688" calcext:value-type="float">
            <text:p>0.0132980347</text:p>
          </table:table-cell>
          <table:table-cell office:value-type="float" office:value="0.0258219111647454" calcext:value-type="float">
            <text:p>0.0258219112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0.011605978012085" calcext:value-type="float">
            <text:p>0.011605978</text:p>
          </table:table-cell>
          <table:table-cell office:value-type="float" office:value="0.0225789930021953" calcext:value-type="float">
            <text:p>0.022578993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0.0115938186645508" calcext:value-type="float">
            <text:p>0.0115938187</text:p>
          </table:table-cell>
          <table:table-cell office:value-type="float" office:value="0.0200942419736049" calcext:value-type="float">
            <text:p>0.020094242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0.0124149322509766" calcext:value-type="float">
            <text:p>0.0124149323</text:p>
          </table:table-cell>
          <table:table-cell office:value-type="float" office:value="0.0191217386674135" calcext:value-type="float">
            <text:p>0.0191217387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0.0115699768066406" calcext:value-type="float">
            <text:p>0.0115699768</text:p>
          </table:table-cell>
          <table:table-cell office:value-type="float" office:value="0.0173233707973338" calcext:value-type="float">
            <text:p>0.0173233708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0.0115752220153809" calcext:value-type="float">
            <text:p>0.011575222</text:p>
          </table:table-cell>
          <table:table-cell office:value-type="float" office:value="0.0159692991802176" calcext:value-type="float">
            <text:p>0.015969299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0.0115890502929688" calcext:value-type="float">
            <text:p>0.0115890503</text:p>
          </table:table-cell>
          <table:table-cell office:value-type="float" office:value="0.0149589315823704" calcext:value-type="float">
            <text:p>0.0149589316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0.0115809440612793" calcext:value-type="float">
            <text:p>0.0115809441</text:p>
          </table:table-cell>
          <table:table-cell office:value-type="float" office:value="0.0141814495453387" calcext:value-type="float">
            <text:p>0.0141814495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.0123939514160156" calcext:value-type="float">
            <text:p>0.0123939514</text:p>
          </table:table-cell>
          <table:table-cell office:value-type="float" office:value="0.0145045944362381" calcext:value-type="float">
            <text:p>0.0145045944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.0123929977416992" calcext:value-type="float">
            <text:p>0.0123929977</text:p>
          </table:table-cell>
          <table:table-cell office:value-type="float" office:value="0.014649627792903" calcext:value-type="float">
            <text:p>0.0146496278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0.0115537643432617" calcext:value-type="float">
            <text:p>0.0115537643</text:p>
          </table:table-cell>
          <table:table-cell office:value-type="float" office:value="0.0140627504071478" calcext:value-type="float">
            <text:p>0.0140627504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0.0123870372772217" calcext:value-type="float">
            <text:p>0.0123870373</text:p>
          </table:table-cell>
          <table:table-cell office:value-type="float" office:value="0.0142456118397132" calcext:value-type="float">
            <text:p>0.0142456118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float" office:value="0.0115530490875244" calcext:value-type="float">
            <text:p>0.0115530491</text:p>
          </table:table-cell>
          <table:table-cell office:value-type="float" office:value="0.0138336944356477" calcext:value-type="float">
            <text:p>0.0138336944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0.0115489959716797" calcext:value-type="float">
            <text:p>0.011548996</text:p>
          </table:table-cell>
          <table:table-cell office:value-type="float" office:value="0.013495649948465" calcext:value-type="float">
            <text:p>0.0134956499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0.0115470886230469" calcext:value-type="float">
            <text:p>0.0115470886</text:p>
          </table:table-cell>
          <table:table-cell office:value-type="float" office:value="0.0132146442470305" calcext:value-type="float">
            <text:p>0.0132146442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0.0115599632263184" calcext:value-type="float">
            <text:p>0.0115599632</text:p>
          </table:table-cell>
          <table:table-cell office:value-type="float" office:value="0.0129668578643521" calcext:value-type="float">
            <text:p>0.0129668579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.0115480422973633" calcext:value-type="float">
            <text:p>0.0115480423</text:p>
          </table:table-cell>
          <table:table-cell office:value-type="float" office:value="0.0127707134061165" calcext:value-type="float">
            <text:p>0.0127707134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0.0115489959716797" calcext:value-type="float">
            <text:p>0.011548996</text:p>
          </table:table-cell>
          <table:table-cell office:value-type="float" office:value="0.012602950668224" calcext:value-type="float">
            <text:p>0.0126029507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0.0115401744842529" calcext:value-type="float">
            <text:p>0.0115401745</text:p>
          </table:table-cell>
          <table:table-cell office:value-type="float" office:value="0.0124676390887135" calcext:value-type="float">
            <text:p>0.0124676391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0.0115511417388916" calcext:value-type="float">
            <text:p>0.0115511417</text:p>
          </table:table-cell>
          <table:table-cell office:value-type="float" office:value="0.0123402612479615" calcext:value-type="float">
            <text:p>0.0123402612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0.0115489959716797" calcext:value-type="float">
            <text:p>0.011548996</text:p>
          </table:table-cell>
          <table:table-cell office:value-type="float" office:value="0.01223388710162" calcext:value-type="float">
            <text:p>0.0122338871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.0115389823913574" calcext:value-type="float">
            <text:p>0.0115389824</text:p>
          </table:table-cell>
          <table:table-cell office:value-type="float" office:value="0.0121514381030547" calcext:value-type="float">
            <text:p>0.0121514381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0.0115330219268799" calcext:value-type="float">
            <text:p>0.0115330219</text:p>
          </table:table-cell>
          <table:table-cell office:value-type="float" office:value="0.0120834071131735" calcext:value-type="float">
            <text:p>0.012083407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0.0115299224853516" calcext:value-type="float">
            <text:p>0.0115299225</text:p>
          </table:table-cell>
          <table:table-cell office:value-type="float" office:value="0.0120242742503296" calcext:value-type="float">
            <text:p>0.0120242743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0.0115249156951904" calcext:value-type="float">
            <text:p>0.0115249157</text:p>
          </table:table-cell>
          <table:table-cell office:value-type="float" office:value="0.0119744007578237" calcext:value-type="float">
            <text:p>0.0119744008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0.0115251541137695" calcext:value-type="float">
            <text:p>0.0115251541</text:p>
          </table:table-cell>
          <table:table-cell office:value-type="float" office:value="0.0119274162539027" calcext:value-type="float">
            <text:p>0.0119274163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0.0115129947662354" calcext:value-type="float">
            <text:p>0.0115129948</text:p>
          </table:table-cell>
          <table:table-cell office:value-type="float" office:value="0.0118946514104178" calcext:value-type="float">
            <text:p>0.0118946514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0.0115339756011963" calcext:value-type="float">
            <text:p>0.0115339756</text:p>
          </table:table-cell>
          <table:table-cell office:value-type="float" office:value="0.0118428644811593" calcext:value-type="float">
            <text:p>0.0118428645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0.0115702152252197" calcext:value-type="float">
            <text:p>0.0115702152</text:p>
          </table:table-cell>
          <table:table-cell office:value-type="float" office:value="0.0117802907391769" calcext:value-type="float">
            <text:p>0.0117802907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.0115818977355957" calcext:value-type="float">
            <text:p>0.0115818977</text:p>
          </table:table-cell>
          <table:table-cell office:value-type="float" office:value="0.0117458046853628" calcext:value-type="float">
            <text:p>0.0117458047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0.0115880966186523" calcext:value-type="float">
            <text:p>0.0115880966</text:p>
          </table:table-cell>
          <table:table-cell office:value-type="float" office:value="0.0117250248638057" calcext:value-type="float">
            <text:p>0.0117250249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0.0115740299224854" calcext:value-type="float">
            <text:p>0.0115740299</text:p>
          </table:table-cell>
          <table:table-cell office:value-type="float" office:value="0.01169128406506" calcext:value-type="float">
            <text:p>0.011691284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0.0115730762481689" calcext:value-type="float">
            <text:p>0.0115730762</text:p>
          </table:table-cell>
          <table:table-cell office:value-type="float" office:value="0.0116644045903217" calcext:value-type="float">
            <text:p>0.0116644046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0.0115339756011963" calcext:value-type="float">
            <text:p>0.0115339756</text:p>
          </table:table-cell>
          <table:table-cell office:value-type="float" office:value="0.0116727790314646" calcext:value-type="float">
            <text:p>0.011672779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0.0115311145782471" calcext:value-type="float">
            <text:p>0.0115311146</text:p>
          </table:table-cell>
          <table:table-cell office:value-type="float" office:value="0.0116764405463492" calcext:value-type="float">
            <text:p>0.0116764405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0.0115349292755127" calcext:value-type="float">
            <text:p>0.0115349293</text:p>
          </table:table-cell>
          <table:table-cell office:value-type="float" office:value="0.0116709641188817" calcext:value-type="float">
            <text:p>0.011670964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0.0115201473236084" calcext:value-type="float">
            <text:p>0.0115201473</text:p>
          </table:table-cell>
          <table:table-cell office:value-type="float" office:value="0.0116760533324171" calcext:value-type="float">
            <text:p>0.0116760533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0.0115220546722412" calcext:value-type="float">
            <text:p>0.0115220547</text:p>
          </table:table-cell>
          <table:table-cell office:value-type="float" office:value="0.0116728521359707" calcext:value-type="float">
            <text:p>0.0116728521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float" office:value="0.0115349292755127" calcext:value-type="float">
            <text:p>0.0115349293</text:p>
          </table:table-cell>
          <table:table-cell office:value-type="float" office:value="0.0116547736521987" calcext:value-type="float">
            <text:p>0.0116547737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.0115430355072021" calcext:value-type="float">
            <text:p>0.0115430355</text:p>
          </table:table-cell>
          <table:table-cell office:value-type="float" office:value="0.0116320715577236" calcext:value-type="float">
            <text:p>0.0116320716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0.0115489959716797" calcext:value-type="float">
            <text:p>0.011548996</text:p>
          </table:table-cell>
          <table:table-cell office:value-type="float" office:value="0.011612957100312" calcext:value-type="float">
            <text:p>0.0116129571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0.0115270614624023" calcext:value-type="float">
            <text:p>0.0115270615</text:p>
          </table:table-cell>
          <table:table-cell office:value-type="float" office:value="0.0116142982697848" calcext:value-type="float">
            <text:p>0.0116142983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0.0115280151367188" calcext:value-type="float">
            <text:p>0.0115280151</text:p>
          </table:table-cell>
          <table:table-cell office:value-type="float" office:value="0.0116116177969937" calcext:value-type="float">
            <text:p>0.011611617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0.0115270614624023" calcext:value-type="float">
            <text:p>0.0115270615</text:p>
          </table:table-cell>
          <table:table-cell office:value-type="float" office:value="0.0116080806186178" calcext:value-type="float">
            <text:p>0.0116080806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0.0115089416503906" calcext:value-type="float">
            <text:p>0.0115089417</text:p>
          </table:table-cell>
          <table:table-cell office:value-type="float" office:value="0.0116190823321872" calcext:value-type="float">
            <text:p>0.0116190823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.0115120410919189" calcext:value-type="float">
            <text:p>0.0115120411</text:p>
          </table:table-cell>
          <table:table-cell office:value-type="float" office:value="0.0116201482990737" calcext:value-type="float">
            <text:p>0.0116201483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0.0115070343017578" calcext:value-type="float">
            <text:p>0.0115070343</text:p>
          </table:table-cell>
          <table:table-cell office:value-type="float" office:value="0.0116218504310103" calcext:value-type="float">
            <text:p>0.0116218504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0.0115091800689697" calcext:value-type="float">
            <text:p>0.0115091801</text:p>
          </table:table-cell>
          <table:table-cell office:value-type="float" office:value="0.0116175019047442" calcext:value-type="float">
            <text:p>0.0116175019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.0115189552307129" calcext:value-type="float">
            <text:p>0.0115189552</text:p>
          </table:table-cell>
          <table:table-cell office:value-type="float" office:value="0.0116027098604888" calcext:value-type="float">
            <text:p>0.0116027099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0.0115189552307129" calcext:value-type="float">
            <text:p>0.0115189552</text:p>
          </table:table-cell>
          <table:table-cell office:value-type="float" office:value="0.0115903852492657" calcext:value-type="float">
            <text:p>0.0115903852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0.0115158557891846" calcext:value-type="float">
            <text:p>0.0115158558</text:p>
          </table:table-cell>
          <table:table-cell office:value-type="float" office:value="0.0115827770464081" calcext:value-type="float">
            <text:p>0.011582777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0.0114989280700684" calcext:value-type="float">
            <text:p>0.0114989281</text:p>
          </table:table-cell>
          <table:table-cell office:value-type="float" office:value="0.0115905046282212" calcext:value-type="float">
            <text:p>0.0115905046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0.0115079879760742" calcext:value-type="float">
            <text:p>0.011507988</text:p>
          </table:table-cell>
          <table:table-cell office:value-type="float" office:value="0.0115847866685886" calcext:value-type="float">
            <text:p>0.0115847867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float" office:value="0.000363826751708984" calcext:value-type="float">
            <text:p>0.0003638268</text:p>
          </table:table-cell>
          <table:table-cell office:value-type="float" office:value="0.0213297753697583" calcext:value-type="float">
            <text:p>0.0213297754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float" office:value="0.0126237869262695" calcext:value-type="float">
            <text:p>0.0126237869</text:p>
          </table:table-cell>
          <table:table-cell office:value-type="float" office:value="0.0319066351186237" calcext:value-type="float">
            <text:p>0.0319066351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0.000365018844604492" calcext:value-type="float">
            <text:p>0.0003650188</text:p>
          </table:table-cell>
          <table:table-cell office:value-type="float" office:value="0.0270686952293033" calcext:value-type="float">
            <text:p>0.0270686952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0.013416051864624" calcext:value-type="float">
            <text:p>0.0134160519</text:p>
          </table:table-cell>
          <table:table-cell office:value-type="float" office:value="0.0324635568556458" calcext:value-type="float">
            <text:p>0.0324635569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0.000355958938598633" calcext:value-type="float">
            <text:p>0.0003559589</text:p>
          </table:table-cell>
          <table:table-cell office:value-type="float" office:value="0.0300082989178629" calcext:value-type="float">
            <text:p>0.0300082989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0.0150120258331299" calcext:value-type="float">
            <text:p>0.0150120258</text:p>
          </table:table-cell>
          <table:table-cell office:value-type="float" office:value="0.0337149057833318" calcext:value-type="float">
            <text:p>0.0337149058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0.000359058380126953" calcext:value-type="float">
            <text:p>0.0003590584</text:p>
          </table:table-cell>
          <table:table-cell office:value-type="float" office:value="0.0310080662027909" calcext:value-type="float">
            <text:p>0.0310080662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0.0124878883361816" calcext:value-type="float">
            <text:p>0.0124878883</text:p>
          </table:table-cell>
          <table:table-cell office:value-type="float" office:value="0.0300533209608339" calcext:value-type="float">
            <text:p>0.030053321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office:value-type="float" office:value="0.000360965728759766" calcext:value-type="float">
            <text:p>0.0003609657</text:p>
          </table:table-cell>
          <table:table-cell office:value-type="float" office:value="0.030704713059013" calcext:value-type="float">
            <text:p>0.0307047131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office:value-type="float" office:value="0.0132629871368408" calcext:value-type="float">
            <text:p>0.0132629871</text:p>
          </table:table-cell>
          <table:table-cell office:value-type="float" office:value="0.0257333118161065" calcext:value-type="float">
            <text:p>0.0257333118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0.0125770568847656" calcext:value-type="float">
            <text:p>0.0125770569</text:p>
          </table:table-cell>
          <table:table-cell office:value-type="float" office:value="0.0320402361675403" calcext:value-type="float">
            <text:p>0.0320402362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0.0141880512237549" calcext:value-type="float">
            <text:p>0.0141880512</text:p>
          </table:table-cell>
          <table:table-cell office:value-type="float" office:value="0.0330146258052678" calcext:value-type="float">
            <text:p>0.0330146258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0.0149650573730469" calcext:value-type="float">
            <text:p>0.0149650574</text:p>
          </table:table-cell>
          <table:table-cell office:value-type="float" office:value="0.0335371600028991" calcext:value-type="float">
            <text:p>0.03353716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0.0124390125274658" calcext:value-type="float">
            <text:p>0.0124390125</text:p>
          </table:table-cell>
          <table:table-cell office:value-type="float" office:value="0.027163146535153" calcext:value-type="float">
            <text:p>0.0271631465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0.0140440464019775" calcext:value-type="float">
            <text:p>0.0140440464</text:p>
          </table:table-cell>
          <table:table-cell office:value-type="float" office:value="0.025283976808784" calcext:value-type="float">
            <text:p>0.0252839768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0.0115640163421631" calcext:value-type="float">
            <text:p>0.0115640163</text:p>
          </table:table-cell>
          <table:table-cell office:value-type="float" office:value="0.0218619164949341" calcext:value-type="float">
            <text:p>0.0218619165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0.0123629570007324" calcext:value-type="float">
            <text:p>0.012362957</text:p>
          </table:table-cell>
          <table:table-cell office:value-type="float" office:value="0.0201808530262782" calcext:value-type="float">
            <text:p>0.020180853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0.0115358829498291" calcext:value-type="float">
            <text:p>0.0115358829</text:p>
          </table:table-cell>
          <table:table-cell office:value-type="float" office:value="0.0181696828589258" calcext:value-type="float">
            <text:p>0.0181696829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0.0115101337432861" calcext:value-type="float">
            <text:p>0.0115101337</text:p>
          </table:table-cell>
          <table:table-cell office:value-type="float" office:value="0.0166650767451666" calcext:value-type="float">
            <text:p>0.0166650767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0.0123319625854492" calcext:value-type="float">
            <text:p>0.0123319626</text:p>
          </table:table-cell>
          <table:table-cell office:value-type="float" office:value="0.0161918182047357" calcext:value-type="float">
            <text:p>0.0161918182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0.0115151405334473" calcext:value-type="float">
            <text:p>0.0115151405</text:p>
          </table:table-cell>
          <table:table-cell office:value-type="float" office:value="0.01525530109598" calcext:value-type="float">
            <text:p>0.0152553011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0.0115280151367188" calcext:value-type="float">
            <text:p>0.0115280151</text:p>
          </table:table-cell>
          <table:table-cell office:value-type="float" office:value="0.0145125664479174" calcext:value-type="float">
            <text:p>0.0145125664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0.0115289688110352" calcext:value-type="float">
            <text:p>0.0115289688</text:p>
          </table:table-cell>
          <table:table-cell office:value-type="float" office:value="0.0139310451416245" calcext:value-type="float">
            <text:p>0.0139310451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0.0115218162536621" calcext:value-type="float">
            <text:p>0.0115218163</text:p>
          </table:table-cell>
          <table:table-cell office:value-type="float" office:value="0.0134806153867403" calcext:value-type="float">
            <text:p>0.0134806154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0.011509895324707" calcext:value-type="float">
            <text:p>0.0115098953</text:p>
          </table:table-cell>
          <table:table-cell office:value-type="float" office:value="0.0131342392000245" calcext:value-type="float">
            <text:p>0.013134239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0.0115120410919189" calcext:value-type="float">
            <text:p>0.0115120411</text:p>
          </table:table-cell>
          <table:table-cell office:value-type="float" office:value="0.0128542915350782" calcext:value-type="float">
            <text:p>0.0128542915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0.0123038291931152" calcext:value-type="float">
            <text:p>0.0123038292</text:p>
          </table:table-cell>
          <table:table-cell office:value-type="float" office:value="0.0133240114931075" calcext:value-type="float">
            <text:p>0.0133240115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0.0123291015625" calcext:value-type="float">
            <text:p>0.0123291016</text:p>
          </table:table-cell>
          <table:table-cell office:value-type="float" office:value="0.0136288159342473" calcext:value-type="float">
            <text:p>0.0136288159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.0123169422149658" calcext:value-type="float">
            <text:p>0.0123169422</text:p>
          </table:table-cell>
          <table:table-cell office:value-type="float" office:value="0.0137745485086523" calcext:value-type="float">
            <text:p>0.0137745485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0.0115060806274414" calcext:value-type="float">
            <text:p>0.0115060806</text:p>
          </table:table-cell>
          <table:table-cell office:value-type="float" office:value="0.013586737194561" calcext:value-type="float">
            <text:p>0.013586737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.0123300552368164" calcext:value-type="float">
            <text:p>0.0123300552</text:p>
          </table:table-cell>
          <table:table-cell office:value-type="float" office:value="0.0137354059167396" calcext:value-type="float">
            <text:p>0.0137354059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.011505126953125" calcext:value-type="float">
            <text:p>0.011505127</text:p>
          </table:table-cell>
          <table:table-cell office:value-type="float" office:value="0.0135851863819222" calcext:value-type="float">
            <text:p>0.013585186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.0123231410980225" calcext:value-type="float">
            <text:p>0.0123231411</text:p>
          </table:table-cell>
          <table:table-cell office:value-type="float" office:value="0.0137082129919239" calcext:value-type="float">
            <text:p>0.013708213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0.0123250484466553" calcext:value-type="float">
            <text:p>0.0123250484</text:p>
          </table:table-cell>
          <table:table-cell office:value-type="float" office:value="0.013747811475265" calcext:value-type="float">
            <text:p>0.0137478115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0.0114810466766357" calcext:value-type="float">
            <text:p>0.0114810467</text:p>
          </table:table-cell>
          <table:table-cell office:value-type="float" office:value="0.0136970589447641" calcext:value-type="float">
            <text:p>0.0136970589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0.0123200416564941" calcext:value-type="float">
            <text:p>0.0123200417</text:p>
          </table:table-cell>
          <table:table-cell office:value-type="float" office:value="0.0137358003024523" calcext:value-type="float">
            <text:p>0.01373580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0.0122928619384766" calcext:value-type="float">
            <text:p>0.0122928619</text:p>
          </table:table-cell>
          <table:table-cell office:value-type="float" office:value="0.0136864046779793" calcext:value-type="float">
            <text:p>0.0136864047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0.0122928619384766" calcext:value-type="float">
            <text:p>0.0122928619</text:p>
          </table:table-cell>
          <table:table-cell office:value-type="float" office:value="0.0136104405888094" calcext:value-type="float">
            <text:p>0.0136104406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0.0122959613800049" calcext:value-type="float">
            <text:p>0.0122959614</text:p>
          </table:table-cell>
          <table:table-cell office:value-type="float" office:value="0.0135229016941881" calcext:value-type="float">
            <text:p>0.0135229017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0.0114779472351074" calcext:value-type="float">
            <text:p>0.0114779472</text:p>
          </table:table-cell>
          <table:table-cell office:value-type="float" office:value="0.0136607129714003" calcext:value-type="float">
            <text:p>0.013660713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0.0122990608215332" calcext:value-type="float">
            <text:p>0.0122990608</text:p>
          </table:table-cell>
          <table:table-cell office:value-type="float" office:value="0.0135970598122347" calcext:value-type="float">
            <text:p>0.0135970598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0.0123050212860107" calcext:value-type="float">
            <text:p>0.0123050213</text:p>
          </table:table-cell>
          <table:table-cell office:value-type="float" office:value="0.0135214304806102" calcext:value-type="float">
            <text:p>0.0135214305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0.0123038291931152" calcext:value-type="float">
            <text:p>0.0123038292</text:p>
          </table:table-cell>
          <table:table-cell office:value-type="float" office:value="0.0134324448398929" calcext:value-type="float">
            <text:p>0.0134324448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0.0114850997924805" calcext:value-type="float">
            <text:p>0.0114850998</text:p>
          </table:table-cell>
          <table:table-cell office:value-type="float" office:value="0.0136243376374529" calcext:value-type="float">
            <text:p>0.0136243376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office:value-type="float" office:value="0.0114760398864746" calcext:value-type="float">
            <text:p>0.0114760399</text:p>
          </table:table-cell>
          <table:table-cell office:value-type="float" office:value="0.0136913435209514" calcext:value-type="float">
            <text:p>0.0136913435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0.0115008354187012" calcext:value-type="float">
            <text:p>0.0115008354</text:p>
          </table:table-cell>
          <table:table-cell office:value-type="float" office:value="0.0136443918027216" calcext:value-type="float">
            <text:p>0.0136443918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0.0128889083862305" calcext:value-type="float">
            <text:p>0.0128889084</text:p>
          </table:table-cell>
          <table:table-cell office:value-type="float" office:value="0.0135443427375755" calcext:value-type="float">
            <text:p>0.0135443427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0.0119140148162842" calcext:value-type="float">
            <text:p>0.0119140148</text:p>
          </table:table-cell>
          <table:table-cell office:value-type="float" office:value="0.0132325921670626" calcext:value-type="float">
            <text:p>0.0132325922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0.0119860172271729" calcext:value-type="float">
            <text:p>0.0119860172</text:p>
          </table:table-cell>
          <table:table-cell office:value-type="float" office:value="0.0130021458261993" calcext:value-type="float">
            <text:p>0.0130021458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0.0119879245758057" calcext:value-type="float">
            <text:p>0.0119879246</text:p>
          </table:table-cell>
          <table:table-cell office:value-type="float" office:value="0.0128213071635" calcext:value-type="float">
            <text:p>0.0128213072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0.0119740962982178" calcext:value-type="float">
            <text:p>0.0119740963</text:p>
          </table:table-cell>
          <table:table-cell office:value-type="float" office:value="0.0126610317729519" calcext:value-type="float">
            <text:p>0.0126610318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0.0120849609375" calcext:value-type="float">
            <text:p>0.0120849609</text:p>
          </table:table-cell>
          <table:table-cell office:value-type="float" office:value="0.0126591070335117" calcext:value-type="float">
            <text:p>0.012659107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0.0130882263183594" calcext:value-type="float">
            <text:p>0.0130882263</text:p>
          </table:table-cell>
          <table:table-cell office:value-type="float" office:value="0.0143290290185328" calcext:value-type="float">
            <text:p>0.014329029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office:value-type="float" office:value="0.0130879878997803" calcext:value-type="float">
            <text:p>0.0130879879</text:p>
          </table:table-cell>
          <table:table-cell office:value-type="float" office:value="0.0148049360851292" calcext:value-type="float">
            <text:p>0.0148049361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0.0122480392456055" calcext:value-type="float">
            <text:p>0.0122480392</text:p>
          </table:table-cell>
          <table:table-cell office:value-type="float" office:value="0.0142262158466248" calcext:value-type="float">
            <text:p>0.0142262158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0.011458158493042" calcext:value-type="float">
            <text:p>0.0114581585</text:p>
          </table:table-cell>
          <table:table-cell office:value-type="float" office:value="0.0144757583298176" calcext:value-type="float">
            <text:p>0.0144757583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0.0114538669586182" calcext:value-type="float">
            <text:p>0.011453867</text:p>
          </table:table-cell>
          <table:table-cell office:value-type="float" office:value="0.0145489756821344" calcext:value-type="float">
            <text:p>0.0145489757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.0122721195220947" calcext:value-type="float">
            <text:p>0.0122721195</text:p>
          </table:table-cell>
          <table:table-cell office:value-type="float" office:value="0.0141317629190454" calcext:value-type="float">
            <text:p>0.0141317629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0.0122840404510498" calcext:value-type="float">
            <text:p>0.0122840405</text:p>
          </table:table-cell>
          <table:table-cell office:value-type="float" office:value="0.013813264232188" calcext:value-type="float">
            <text:p>0.0138132642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0.0114650726318359" calcext:value-type="float">
            <text:p>0.0114650726</text:p>
          </table:table-cell>
          <table:table-cell office:value-type="float" office:value="0.0139861942073064" calcext:value-type="float">
            <text:p>0.0139861942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0.0122621059417725" calcext:value-type="float">
            <text:p>0.0122621059</text:p>
          </table:table-cell>
          <table:table-cell office:value-type="float" office:value="0.0137353691220463" calcext:value-type="float">
            <text:p>0.0137353691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.0122649669647217" calcext:value-type="float">
            <text:p>0.012264967</text:p>
          </table:table-cell>
          <table:table-cell office:value-type="float" office:value="0.0135279443362787" calcext:value-type="float">
            <text:p>0.013527944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0.0122740268707275" calcext:value-type="float">
            <text:p>0.0122740269</text:p>
          </table:table-cell>
          <table:table-cell office:value-type="float" office:value="0.0133625461720142" calcext:value-type="float">
            <text:p>0.0133625462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.0122549533843994" calcext:value-type="float">
            <text:p>0.0122549534</text:p>
          </table:table-cell>
          <table:table-cell office:value-type="float" office:value="0.0131985297264312" calcext:value-type="float">
            <text:p>0.0131985297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.0114438533782959" calcext:value-type="float">
            <text:p>0.0114438534</text:p>
          </table:table-cell>
          <table:table-cell office:value-type="float" office:value="0.013545356176028" calcext:value-type="float">
            <text:p>0.013545356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0.0122740268707275" calcext:value-type="float">
            <text:p>0.0122740269</text:p>
          </table:table-cell>
          <table:table-cell office:value-type="float" office:value="0.0134193523042625" calcext:value-type="float">
            <text:p>0.0134193523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0.0122559070587158" calcext:value-type="float">
            <text:p>0.0122559071</text:p>
          </table:table-cell>
          <table:table-cell office:value-type="float" office:value="0.0132804860551052" calcext:value-type="float">
            <text:p>0.013280486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0.0122730731964111" calcext:value-type="float">
            <text:p>0.0122730732</text:p>
          </table:table-cell>
          <table:table-cell office:value-type="float" office:value="0.0131766488903658" calcext:value-type="float">
            <text:p>0.0131766489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0.0122780799865723" calcext:value-type="float">
            <text:p>0.01227808</text:p>
          </table:table-cell>
          <table:table-cell office:value-type="float" office:value="0.0130859016495008" calcext:value-type="float">
            <text:p>0.0130859016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0.0114560127258301" calcext:value-type="float">
            <text:p>0.0114560127</text:p>
          </table:table-cell>
          <table:table-cell office:value-type="float" office:value="0.0134526232286993" calcext:value-type="float">
            <text:p>0.0134526232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0.012253999710083" calcext:value-type="float">
            <text:p>0.0122539997</text:p>
          </table:table-cell>
          <table:table-cell office:value-type="float" office:value="0.0133243240617153" calcext:value-type="float">
            <text:p>0.013324324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0.0122601985931396" calcext:value-type="float">
            <text:p>0.0122601986</text:p>
          </table:table-cell>
          <table:table-cell office:value-type="float" office:value="0.0132136538408322" calcext:value-type="float">
            <text:p>0.0132136538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0.0114240646362305" calcext:value-type="float">
            <text:p>0.0114240646</text:p>
          </table:table-cell>
          <table:table-cell office:value-type="float" office:value="0.0135321259516611" calcext:value-type="float">
            <text:p>0.013532126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0.0122311115264893" calcext:value-type="float">
            <text:p>0.0122311115</text:p>
          </table:table-cell>
          <table:table-cell office:value-type="float" office:value="0.013391821691192" calcext:value-type="float">
            <text:p>0.0133918217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0.0122280120849609" calcext:value-type="float">
            <text:p>0.0122280121</text:p>
          </table:table-cell>
          <table:table-cell office:value-type="float" office:value="0.0132599879558928" calcext:value-type="float">
            <text:p>0.013259988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office:value-type="float" office:value="0.0122270584106445" calcext:value-type="float">
            <text:p>0.0122270584</text:p>
          </table:table-cell>
          <table:table-cell office:value-type="float" office:value="0.0131401499375301" calcext:value-type="float">
            <text:p>0.0131401499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0.0122230052947998" calcext:value-type="float">
            <text:p>0.0122230053</text:p>
          </table:table-cell>
          <table:table-cell office:value-type="float" office:value="0.0130284123724391" calcext:value-type="float">
            <text:p>0.0130284124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0.0122239589691162" calcext:value-type="float">
            <text:p>0.012223959</text:p>
          </table:table-cell>
          <table:table-cell office:value-type="float" office:value="0.0129309885077778" calcext:value-type="float">
            <text:p>0.0129309885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0.0122299194335938" calcext:value-type="float">
            <text:p>0.0122299194</text:p>
          </table:table-cell>
          <table:table-cell office:value-type="float" office:value="0.0128516649460479" calcext:value-type="float">
            <text:p>0.0128516649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0.0122330188751221" calcext:value-type="float">
            <text:p>0.0122330189</text:p>
          </table:table-cell>
          <table:table-cell office:value-type="float" office:value="0.0127836661831179" calcext:value-type="float">
            <text:p>0.0127836662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.0122101306915283" calcext:value-type="float">
            <text:p>0.0122101307</text:p>
          </table:table-cell>
          <table:table-cell office:value-type="float" office:value="0.0126960850600272" calcext:value-type="float">
            <text:p>0.0126960851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0122108459472656" calcext:value-type="float">
            <text:p>0.0122108459</text:p>
          </table:table-cell>
          <table:table-cell office:value-type="float" office:value="0.0126242285366878" calcext:value-type="float">
            <text:p>0.0126242285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0.0122020244598389" calcext:value-type="float">
            <text:p>0.0122020245</text:p>
          </table:table-cell>
          <table:table-cell office:value-type="float" office:value="0.0125542303139718" calcext:value-type="float">
            <text:p>0.0125542303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0.0122039318084717" calcext:value-type="float">
            <text:p>0.0122039318</text:p>
          </table:table-cell>
          <table:table-cell office:value-type="float" office:value="0.0124994333145846" calcext:value-type="float">
            <text:p>0.0124994333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0.0130081176757813" calcext:value-type="float">
            <text:p>0.0130081177</text:p>
          </table:table-cell>
          <table:table-cell office:value-type="float" office:value="0.0133589474623941" calcext:value-type="float">
            <text:p>0.0133589475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.0114319324493408" calcext:value-type="float">
            <text:p>0.0114319324</text:p>
          </table:table-cell>
          <table:table-cell office:value-type="float" office:value="0.0138265161491772" calcext:value-type="float">
            <text:p>0.0138265161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0.0114400386810303" calcext:value-type="float">
            <text:p>0.0114400387</text:p>
          </table:table-cell>
          <table:table-cell office:value-type="float" office:value="0.0140514344065304" calcext:value-type="float">
            <text:p>0.014051434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0.0114428997039795" calcext:value-type="float">
            <text:p>0.0114428997</text:p>
          </table:table-cell>
          <table:table-cell office:value-type="float" office:value="0.0141149275014161" calcext:value-type="float">
            <text:p>0.014114927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0.0122530460357666" calcext:value-type="float">
            <text:p>0.012253046</text:p>
          </table:table-cell>
          <table:table-cell office:value-type="float" office:value="0.0138713114009335" calcext:value-type="float">
            <text:p>0.0138713114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0.012260913848877" calcext:value-type="float">
            <text:p>0.0122609138</text:p>
          </table:table-cell>
          <table:table-cell office:value-type="float" office:value="0.0136697188320794" calcext:value-type="float">
            <text:p>0.0136697188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0.0114011764526367" calcext:value-type="float">
            <text:p>0.0114011765</text:p>
          </table:table-cell>
          <table:table-cell office:value-type="float" office:value="0.0138436551364339" calcext:value-type="float">
            <text:p>0.0138436551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.0114040374755859" calcext:value-type="float">
            <text:p>0.0114040375</text:p>
          </table:table-cell>
          <table:table-cell office:value-type="float" office:value="0.0138789699822173" calcext:value-type="float">
            <text:p>0.01387897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0.0114049911499023" calcext:value-type="float">
            <text:p>0.0114049911</text:p>
          </table:table-cell>
          <table:table-cell office:value-type="float" office:value="0.0138239692439036" calcext:value-type="float">
            <text:p>0.0138239692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0.01220703125" calcext:value-type="float">
            <text:p>0.0122070313</text:p>
          </table:table-cell>
          <table:table-cell office:value-type="float" office:value="0.0137380308813675" calcext:value-type="float">
            <text:p>0.0137380309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0.0122041702270508" calcext:value-type="float">
            <text:p>0.0122041702</text:p>
          </table:table-cell>
          <table:table-cell office:value-type="float" office:value="0.0136305714416551" calcext:value-type="float">
            <text:p>0.0136305714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0.0114090442657471" calcext:value-type="float">
            <text:p>0.0114090443</text:p>
          </table:table-cell>
          <table:table-cell office:value-type="float" office:value="0.0136591999147946" calcext:value-type="float">
            <text:p>0.0136591999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0.0122089385986328" calcext:value-type="float">
            <text:p>0.0122089386</text:p>
          </table:table-cell>
          <table:table-cell office:value-type="float" office:value="0.0135990906952416" calcext:value-type="float">
            <text:p>0.0135990907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0.0122218132019043" calcext:value-type="float">
            <text:p>0.0122218132</text:p>
          </table:table-cell>
          <table:table-cell office:value-type="float" office:value="0.0135306856955712" calcext:value-type="float">
            <text:p>0.0135306857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0.0114209651947021" calcext:value-type="float">
            <text:p>0.0114209652</text:p>
          </table:table-cell>
          <table:table-cell office:value-type="float" office:value="0.0135938059080844" calcext:value-type="float">
            <text:p>0.0135938059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0.0122368335723877" calcext:value-type="float">
            <text:p>0.0122368336</text:p>
          </table:table-cell>
          <table:table-cell office:value-type="float" office:value="0.0135665453414574" calcext:value-type="float">
            <text:p>0.0135665453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float" office:value="0.0122141838073731" calcext:value-type="float">
            <text:p>0.0122141838</text:p>
          </table:table-cell>
          <table:table-cell office:value-type="float" office:value="0.0134816211161836" calcext:value-type="float">
            <text:p>0.0134816211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0.0122179985046387" calcext:value-type="float">
            <text:p>0.0122179985</text:p>
          </table:table-cell>
          <table:table-cell office:value-type="float" office:value="0.0133905737118711" calcext:value-type="float">
            <text:p>0.0133905737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0.0122389793395996" calcext:value-type="float">
            <text:p>0.0122389793</text:p>
          </table:table-cell>
          <table:table-cell office:value-type="float" office:value="0.0133177843168961" calcext:value-type="float">
            <text:p>0.0133177843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0.0114140510559082" calcext:value-type="float">
            <text:p>0.0114140511</text:p>
          </table:table-cell>
          <table:table-cell office:value-type="float" office:value="0.0135278974729475" calcext:value-type="float">
            <text:p>0.0135278975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0.0122170448303223" calcext:value-type="float">
            <text:p>0.0122170448</text:p>
          </table:table-cell>
          <table:table-cell office:value-type="float" office:value="0.0134359111274921" calcext:value-type="float">
            <text:p>0.0134359111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0.0122339725494385" calcext:value-type="float">
            <text:p>0.0122339725</text:p>
          </table:table-cell>
          <table:table-cell office:value-type="float" office:value="0.0133564992005062" calcext:value-type="float">
            <text:p>0.0133564992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0.0122289657592773" calcext:value-type="float">
            <text:p>0.0122289658</text:p>
          </table:table-cell>
          <table:table-cell office:value-type="float" office:value="0.0132636735266445" calcext:value-type="float">
            <text:p>0.0132636735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0.0122020244598389" calcext:value-type="float">
            <text:p>0.0122020245</text:p>
          </table:table-cell>
          <table:table-cell office:value-type="float" office:value="0.0131401130985743" calcext:value-type="float">
            <text:p>0.0131401131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0.0121941566467285" calcext:value-type="float">
            <text:p>0.0121941566</text:p>
          </table:table-cell>
          <table:table-cell office:value-type="float" office:value="0.0130208600079436" calcext:value-type="float">
            <text:p>0.01302086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.011397123336792" calcext:value-type="float">
            <text:p>0.0113971233</text:p>
          </table:table-cell>
          <table:table-cell office:value-type="float" office:value="0.0133796977887122" calcext:value-type="float">
            <text:p>0.0133796978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0.0113699436187744" calcext:value-type="float">
            <text:p>0.0113699436</text:p>
          </table:table-cell>
          <table:table-cell office:value-type="float" office:value="0.0135770118839845" calcext:value-type="float">
            <text:p>0.0135770119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0.0121879577636719" calcext:value-type="float">
            <text:p>0.0121879578</text:p>
          </table:table-cell>
          <table:table-cell office:value-type="float" office:value="0.0134692901855516" calcext:value-type="float">
            <text:p>0.0134692902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0.0121860504150391" calcext:value-type="float">
            <text:p>0.0121860504</text:p>
          </table:table-cell>
          <table:table-cell office:value-type="float" office:value="0.0133564104155594" calcext:value-type="float">
            <text:p>0.0133564104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0.0121860504150391" calcext:value-type="float">
            <text:p>0.0121860504</text:p>
          </table:table-cell>
          <table:table-cell office:value-type="float" office:value="0.0132457593164857" calcext:value-type="float">
            <text:p>0.0132457593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0.0113849639892578" calcext:value-type="float">
            <text:p>0.011384964</text:p>
          </table:table-cell>
          <table:table-cell office:value-type="float" office:value="0.0134771014499942" calcext:value-type="float">
            <text:p>0.0134771014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0.0113828182220459" calcext:value-type="float">
            <text:p>0.0113828182</text:p>
          </table:table-cell>
          <table:table-cell office:value-type="float" office:value="0.0135654179757715" calcext:value-type="float">
            <text:p>0.013565418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0.0121791362762451" calcext:value-type="float">
            <text:p>0.0121791363</text:p>
          </table:table-cell>
          <table:table-cell office:value-type="float" office:value="0.0134992025246273" calcext:value-type="float">
            <text:p>0.0134992025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0.0121951103210449" calcext:value-type="float">
            <text:p>0.0121951103</text:p>
          </table:table-cell>
          <table:table-cell office:value-type="float" office:value="0.0134324673649518" calcext:value-type="float">
            <text:p>0.0134324674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0.0113790035247803" calcext:value-type="float">
            <text:p>0.0113790035</text:p>
          </table:table-cell>
          <table:table-cell office:value-type="float" office:value="0.0135455226730841" calcext:value-type="float">
            <text:p>0.0135455227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0.0121760368347168" calcext:value-type="float">
            <text:p>0.0121760368</text:p>
          </table:table-cell>
          <table:table-cell office:value-type="float" office:value="0.013474240885512" calcext:value-type="float">
            <text:p>0.0134742409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0.0121750831604004" calcext:value-type="float">
            <text:p>0.0121750832</text:p>
          </table:table-cell>
          <table:table-cell office:value-type="float" office:value="0.0133858204522245" calcext:value-type="float">
            <text:p>0.0133858205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0.0113668441772461" calcext:value-type="float">
            <text:p>0.0113668442</text:p>
          </table:table-cell>
          <table:table-cell office:value-type="float" office:value="0.0135244301167893" calcext:value-type="float">
            <text:p>0.0135244301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0.0113608837127686" calcext:value-type="float">
            <text:p>0.0113608837</text:p>
          </table:table-cell>
          <table:table-cell office:value-type="float" office:value="0.013553183554967" calcext:value-type="float">
            <text:p>0.0135531836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0.011354923248291" calcext:value-type="float">
            <text:p>0.0113549232</text:p>
          </table:table-cell>
          <table:table-cell office:value-type="float" office:value="0.0135087590351203" calcext:value-type="float">
            <text:p>0.013508759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0.0121469497680664" calcext:value-type="float">
            <text:p>0.0121469498</text:p>
          </table:table-cell>
          <table:table-cell office:value-type="float" office:value="0.0135175537108785" calcext:value-type="float">
            <text:p>0.0135175537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0.0121581554412842" calcext:value-type="float">
            <text:p>0.0121581554</text:p>
          </table:table-cell>
          <table:table-cell office:value-type="float" office:value="0.0134931002260019" calcext:value-type="float">
            <text:p>0.0134931002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.0121490955352783" calcext:value-type="float">
            <text:p>0.0121490955</text:p>
          </table:table-cell>
          <table:table-cell office:value-type="float" office:value="0.0134251432077726" calcext:value-type="float">
            <text:p>0.0134251432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0.0121619701385498" calcext:value-type="float">
            <text:p>0.0121619701</text:p>
          </table:table-cell>
          <table:table-cell office:value-type="float" office:value="0.0133551538534746" calcext:value-type="float">
            <text:p>0.0133551539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.0121650695800781" calcext:value-type="float">
            <text:p>0.0121650696</text:p>
          </table:table-cell>
          <table:table-cell office:value-type="float" office:value="0.0132754232203445" calcext:value-type="float">
            <text:p>0.0132754232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0.011368989944458" calcext:value-type="float">
            <text:p>0.0113689899</text:p>
          </table:table-cell>
          <table:table-cell office:value-type="float" office:value="0.0134493902518241" calcext:value-type="float">
            <text:p>0.0134493903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0.0120120048522949" calcext:value-type="float">
            <text:p>0.0120120049</text:p>
          </table:table-cell>
          <table:table-cell office:value-type="float" office:value="0.013209929277242" calcext:value-type="float">
            <text:p>0.0132099293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01202392578125" calcext:value-type="float">
            <text:p>0.0120239258</text:p>
          </table:table-cell>
          <table:table-cell office:value-type="float" office:value="0.0130287589194674" calcext:value-type="float">
            <text:p>0.0130287589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0.0120129585266113" calcext:value-type="float">
            <text:p>0.0120129585</text:p>
          </table:table-cell>
          <table:table-cell office:value-type="float" office:value="0.01286612667514" calcext:value-type="float">
            <text:p>0.0128661267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0.0120170116424561" calcext:value-type="float">
            <text:p>0.0120170116</text:p>
          </table:table-cell>
          <table:table-cell office:value-type="float" office:value="0.0127372975154839" calcext:value-type="float">
            <text:p>0.0127372975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0.0120260715484619" calcext:value-type="float">
            <text:p>0.0120260715</text:p>
          </table:table-cell>
          <table:table-cell office:value-type="float" office:value="0.0126404368401841" calcext:value-type="float">
            <text:p>0.0126404368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0.0121760368347168" calcext:value-type="float">
            <text:p>0.0121760368</text:p>
          </table:table-cell>
          <table:table-cell office:value-type="float" office:value="0.012726384053689" calcext:value-type="float">
            <text:p>0.0127263841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0.0121560096740723" calcext:value-type="float">
            <text:p>0.0121560097</text:p>
          </table:table-cell>
          <table:table-cell office:value-type="float" office:value="0.0127430580062336" calcext:value-type="float">
            <text:p>0.012743058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0.0121598243713379" calcext:value-type="float">
            <text:p>0.0121598244</text:p>
          </table:table-cell>
          <table:table-cell office:value-type="float" office:value="0.0127399465616348" calcext:value-type="float">
            <text:p>0.0127399466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0.0121569633483887" calcext:value-type="float">
            <text:p>0.0121569633</text:p>
          </table:table-cell>
          <table:table-cell office:value-type="float" office:value="0.0127165572068522" calcext:value-type="float">
            <text:p>0.0127165572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0.0121490955352783" calcext:value-type="float">
            <text:p>0.0121490955</text:p>
          </table:table-cell>
          <table:table-cell office:value-type="float" office:value="0.01267486934495" calcext:value-type="float">
            <text:p>0.0126748693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0.0113341808319092" calcext:value-type="float">
            <text:p>0.0113341808</text:p>
          </table:table-cell>
          <table:table-cell office:value-type="float" office:value="0.0131437765074899" calcext:value-type="float">
            <text:p>0.0131437765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0.01214599609375" calcext:value-type="float">
            <text:p>0.0121459961</text:p>
          </table:table-cell>
          <table:table-cell office:value-type="float" office:value="0.0130574491297045" calcext:value-type="float">
            <text:p>0.0130574491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0.0121359825134277" calcext:value-type="float">
            <text:p>0.0121359825</text:p>
          </table:table-cell>
          <table:table-cell office:value-type="float" office:value="0.0129610486027966" calcext:value-type="float">
            <text:p>0.0129610486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0.0121338367462158" calcext:value-type="float">
            <text:p>0.0121338367</text:p>
          </table:table-cell>
          <table:table-cell office:value-type="float" office:value="0.0128695884536072" calcext:value-type="float">
            <text:p>0.0128695885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0.0121259689331055" calcext:value-type="float">
            <text:p>0.0121259689</text:p>
          </table:table-cell>
          <table:table-cell office:value-type="float" office:value="0.0127777242000965" calcext:value-type="float">
            <text:p>0.0127777242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2" calcext:value-type="float">
            <text:p>2</text:p>
          </table:table-cell>
          <table:table-cell office:value-type="float" office:value="0.0127239227294922" calcext:value-type="float">
            <text:p>0.0127239227</text:p>
          </table:table-cell>
          <table:table-cell office:value-type="float" office:value="0.0131641389497716" calcext:value-type="float">
            <text:p>0.0131641389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0.0119240283966064" calcext:value-type="float">
            <text:p>0.0119240284</text:p>
          </table:table-cell>
          <table:table-cell office:value-type="float" office:value="0.0126856876478438" calcext:value-type="float">
            <text:p>0.0126856876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0.0119228363037109" calcext:value-type="float">
            <text:p>0.0119228363</text:p>
          </table:table-cell>
          <table:table-cell office:value-type="float" office:value="0.0126025298901104" calcext:value-type="float">
            <text:p>0.0126025299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0.0119240283966064" calcext:value-type="float">
            <text:p>0.0119240284</text:p>
          </table:table-cell>
          <table:table-cell office:value-type="float" office:value="0.0125256741057393" calcext:value-type="float">
            <text:p>0.0125256741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0.0119290351867676" calcext:value-type="float">
            <text:p>0.0119290352</text:p>
          </table:table-cell>
          <table:table-cell office:value-type="float" office:value="0.0124520551274443" calcext:value-type="float">
            <text:p>0.0124520551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0.01214599609375" calcext:value-type="float">
            <text:p>0.0121459961</text:p>
          </table:table-cell>
          <table:table-cell office:value-type="float" office:value="0.0129675197360801" calcext:value-type="float">
            <text:p>0.0129675197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0.0121469497680664" calcext:value-type="float">
            <text:p>0.0121469498</text:p>
          </table:table-cell>
          <table:table-cell office:value-type="float" office:value="0.0128138886468782" calcext:value-type="float">
            <text:p>0.0128138886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0.0121538639068604" calcext:value-type="float">
            <text:p>0.0121538639</text:p>
          </table:table-cell>
          <table:table-cell office:value-type="float" office:value="0.0127000048107698" calcext:value-type="float">
            <text:p>0.012700004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0.0121588706970215" calcext:value-type="float">
            <text:p>0.0121588707</text:p>
          </table:table-cell>
          <table:table-cell office:value-type="float" office:value="0.0126138342790078" calcext:value-type="float">
            <text:p>0.0126138343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0.0121340751647949" calcext:value-type="float">
            <text:p>0.0121340752</text:p>
          </table:table-cell>
          <table:table-cell office:value-type="float" office:value="0.012515172281847" calcext:value-type="float">
            <text:p>0.0125151723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0.0113329887390137" calcext:value-type="float">
            <text:p>0.0113329887</text:p>
          </table:table-cell>
          <table:table-cell office:value-type="float" office:value="0.0130969111210761" calcext:value-type="float">
            <text:p>0.013096911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0.011340856552124" calcext:value-type="float">
            <text:p>0.0113408566</text:p>
          </table:table-cell>
          <table:table-cell office:value-type="float" office:value="0.0134166703234092" calcext:value-type="float">
            <text:p>0.0134166703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.0121569633483887" calcext:value-type="float">
            <text:p>0.0121569633</text:p>
          </table:table-cell>
          <table:table-cell office:value-type="float" office:value="0.0132994499516081" calcext:value-type="float">
            <text:p>0.01329945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0.0122659206390381" calcext:value-type="float">
            <text:p>0.0122659206</text:p>
          </table:table-cell>
          <table:table-cell office:value-type="float" office:value="0.0133093983282436" calcext:value-type="float">
            <text:p>0.0133093983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0.0122780799865723" calcext:value-type="float">
            <text:p>0.01227808</text:p>
          </table:table-cell>
          <table:table-cell office:value-type="float" office:value="0.0132969975385989" calcext:value-type="float">
            <text:p>0.013296997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.0122699737548828" calcext:value-type="float">
            <text:p>0.0122699738</text:p>
          </table:table-cell>
          <table:table-cell office:value-type="float" office:value="0.0132478988362431" calcext:value-type="float">
            <text:p>0.0132478988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0.0122509002685547" calcext:value-type="float">
            <text:p>0.0122509003</text:p>
          </table:table-cell>
          <table:table-cell office:value-type="float" office:value="0.0131636599819105" calcext:value-type="float">
            <text:p>0.01316366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0.0122489929199219" calcext:value-type="float">
            <text:p>0.0122489929</text:p>
          </table:table-cell>
          <table:table-cell office:value-type="float" office:value="0.0130777087255004" calcext:value-type="float">
            <text:p>0.0130777087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0.0113279819488525" calcext:value-type="float">
            <text:p>0.0113279819</text:p>
          </table:table-cell>
          <table:table-cell office:value-type="float" office:value="0.0135158594260685" calcext:value-type="float">
            <text:p>0.0135158594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0.0121049880981445" calcext:value-type="float">
            <text:p>0.0121049881</text:p>
          </table:table-cell>
          <table:table-cell office:value-type="float" office:value="0.0132471395116378" calcext:value-type="float">
            <text:p>0.0132471395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0.0121090412139893" calcext:value-type="float">
            <text:p>0.0121090412</text:p>
          </table:table-cell>
          <table:table-cell office:value-type="float" office:value="0.0130396595914463" calcext:value-type="float">
            <text:p>0.0130396596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0.0121281147003174" calcext:value-type="float">
            <text:p>0.0121281147</text:p>
          </table:table-cell>
          <table:table-cell office:value-type="float" office:value="0.0128958767416443" calcext:value-type="float">
            <text:p>0.0128958767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0.0129289627075195" calcext:value-type="float">
            <text:p>0.0129289627</text:p>
          </table:table-cell>
          <table:table-cell office:value-type="float" office:value="0.0136784806907727" calcext:value-type="float">
            <text:p>0.0136784807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float" office:value="0.0121290683746338" calcext:value-type="float">
            <text:p>0.0121290684</text:p>
          </table:table-cell>
          <table:table-cell office:value-type="float" office:value="0.0133198847213674" calcext:value-type="float">
            <text:p>0.0133198847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0.0113351345062256" calcext:value-type="float">
            <text:p>0.0113351345</text:p>
          </table:table-cell>
          <table:table-cell office:value-type="float" office:value="0.013742035240467" calcext:value-type="float">
            <text:p>0.013742035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0.0113329887390137" calcext:value-type="float">
            <text:p>0.0113329887</text:p>
          </table:table-cell>
          <table:table-cell office:value-type="float" office:value="0.0139457334169914" calcext:value-type="float">
            <text:p>0.0139457334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0.0112769603729248" calcext:value-type="float">
            <text:p>0.0112769604</text:p>
          </table:table-cell>
          <table:table-cell office:value-type="float" office:value="0.0140467868944766" calcext:value-type="float">
            <text:p>0.0140467869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0.0127730369567871" calcext:value-type="float">
            <text:p>0.012773037</text:p>
          </table:table-cell>
          <table:table-cell office:value-type="float" office:value="0.0145145818350089" calcext:value-type="float">
            <text:p>0.0145145818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0.0127379894256592" calcext:value-type="float">
            <text:p>0.0127379894</text:p>
          </table:table-cell>
          <table:table-cell office:value-type="float" office:value="0.0147277205147699" calcext:value-type="float">
            <text:p>0.0147277205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.0120248794555664" calcext:value-type="float">
            <text:p>0.0120248795</text:p>
          </table:table-cell>
          <table:table-cell office:value-type="float" office:value="0.0141148113364627" calcext:value-type="float">
            <text:p>0.0141148113</text:p>
          </table:table-cell>
        </table:table-row>
      </table:table>
      <table:named-expressions/>
      <table:database-ranges>
        <table:database-range table:name="__Anonymous_Sheet_DB__0" table:target-range-address="Sheet1.A2:Sheet1.D13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10:00:17.599478575</dc:date>
    <meta:document-statistic meta:table-count="1" meta:cell-count="5240" meta:object-count="1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135cm" svg:height="16.888cm" xlink:href=".." xlink:type="simple" chart:class="chart:line" chart:style-name="ch1">
        <chart:legend chart:legend-position="end" svg:x="33.156cm" svg:y="7.896cm" style:legend-expansion="high" chart:style-name="ch2"/>
        <chart:plot-area chart:style-name="ch3" table:cell-range-address="Sheet1.C1:Sheet1.D1310" chart:data-source-has-labels="row" svg:x="1.152cm" svg:y="1.483cm" svg:width="30.6cm" svg:height="14.648cm">
          <chartooo:coordinate-region svg:x="2.25cm" svg:y="1.683cm" svg:width="29.502cm" svg:height="13.3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10" chart:label-cell-address="Sheet1.C1:Sheet1.C1" chart:class="chart:line">
            <chart:data-point chart:repeated="1309"/>
          </chart:series>
          <chart:series chart:style-name="ch7" chart:values-cell-range-address="Sheet1.D2:Sheet1.D1310" chart:label-cell-address="Sheet1.D1:Sheet1.D1" chart:class="chart:line">
            <chart:data-point chart:repeated="13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Sheet1.C1:Sheet1.C1</svg:desc>
                </draw:g>
              </table:table-cell>
              <table:table-cell office:value-type="string">
                <text:p>RT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7921104431152">
                <text:p>0.0127921104431152</text:p>
                <draw:g>
                  <svg:desc>Sheet1.C2:Sheet1.C1310</svg:desc>
                </draw:g>
              </table:table-cell>
              <table:table-cell office:value-type="float" office:value="0.0319802761077881">
                <text:p>0.0319802761077881</text:p>
                <draw:g>
                  <svg:desc>Sheet1.D2:Sheet1.D13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7980709075928">
                <text:p>0.0127980709075928</text:p>
              </table:table-cell>
              <table:table-cell office:value-type="float" office:value="0.0271899402141571">
                <text:p>0.0271899402141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8078460693359">
                <text:p>0.0128078460693359</text:p>
              </table:table-cell>
              <table:table-cell office:value-type="float" office:value="0.0236075334250927">
                <text:p>0.0236075334250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8238201141357">
                <text:p>0.0128238201141357</text:p>
              </table:table-cell>
              <table:table-cell office:value-type="float" office:value="0.0209370595403016">
                <text:p>0.0209370595403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8440856933594">
                <text:p>0.0128440856933594</text:p>
              </table:table-cell>
              <table:table-cell office:value-type="float" office:value="0.0189538210979663">
                <text:p>0.0189538210979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8529796600342">
                <text:p>0.0118529796600342</text:p>
              </table:table-cell>
              <table:table-cell office:value-type="float" office:value="0.0182485993791488">
                <text:p>0.018248599379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489265441895">
                <text:p>0.0118489265441895</text:p>
              </table:table-cell>
              <table:table-cell office:value-type="float" office:value="0.0175894809863166">
                <text:p>0.0175894809863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8498077392578">
                <text:p>0.0128498077392578</text:p>
              </table:table-cell>
              <table:table-cell office:value-type="float" office:value="0.0166400671788551">
                <text:p>0.0166400671788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8400325775146">
                <text:p>0.0128400325775146</text:p>
              </table:table-cell>
              <table:table-cell office:value-type="float" office:value="0.0158875717032601">
                <text:p>0.0158875717032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8340721130371">
                <text:p>0.0128340721130371</text:p>
              </table:table-cell>
              <table:table-cell office:value-type="float" office:value="0.015291805427184">
                <text:p>0.015291805427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8279457092285">
                <text:p>0.0118279457092285</text:p>
              </table:table-cell>
              <table:table-cell office:value-type="float" office:value="0.0153691730028152">
                <text:p>0.0153691730028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8241310119629">
                <text:p>0.0118241310119629</text:p>
              </table:table-cell>
              <table:table-cell office:value-type="float" office:value="0.0153126199815059">
                <text:p>0.0153126199815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8260383605957">
                <text:p>0.0118260383605957</text:p>
              </table:table-cell>
              <table:table-cell office:value-type="float" office:value="0.0151648228509198">
                <text:p>0.0151648228509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8238925933838">
                <text:p>0.0118238925933838</text:p>
              </table:table-cell>
              <table:table-cell office:value-type="float" office:value="0.0149653715149605">
                <text:p>0.0149653715149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8169784545898">
                <text:p>0.0118169784545898</text:p>
              </table:table-cell>
              <table:table-cell office:value-type="float" office:value="0.0147423602308826">
                <text:p>0.0147423602308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8029117584229">
                <text:p>0.0118029117584229</text:p>
              </table:table-cell>
              <table:table-cell office:value-type="float" office:value="0.0145168992543435">
                <text:p>0.0145168992543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7959976196289">
                <text:p>0.0117959976196289</text:p>
              </table:table-cell>
              <table:table-cell office:value-type="float" office:value="0.0142901782506868">
                <text:p>0.0142901782506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7900371551514">
                <text:p>0.0117900371551514</text:p>
              </table:table-cell>
              <table:table-cell office:value-type="float" office:value="0.0140686648537345">
                <text:p>0.0140686648537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7349624633789">
                <text:p>0.0117349624633789</text:p>
              </table:table-cell>
              <table:table-cell office:value-type="float" office:value="0.0139002799267046">
                <text:p>0.0139002799267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646032333374">
                <text:p>0.011646032333374</text:p>
              </table:table-cell>
              <table:table-cell office:value-type="float" office:value="0.0137999250113667">
                <text:p>0.0137999250113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6180648803711">
                <text:p>0.0126180648803711</text:p>
              </table:table-cell>
              <table:table-cell office:value-type="float" office:value="0.0140397503715911">
                <text:p>0.0140397503715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5529766082764">
                <text:p>0.0125529766082764</text:p>
              </table:table-cell>
              <table:table-cell office:value-type="float" office:value="0.0140794837865311">
                <text:p>0.0140794837865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4788284301758">
                <text:p>0.0124788284301758</text:p>
              </table:table-cell>
              <table:table-cell office:value-type="float" office:value="0.0139744387904019">
                <text:p>0.0139744387904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6321315765381">
                <text:p>0.0126321315765381</text:p>
              </table:table-cell>
              <table:table-cell office:value-type="float" office:value="0.0140312312275926">
                <text:p>0.0140312312275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6240253448486">
                <text:p>0.0126240253448486</text:p>
              </table:table-cell>
              <table:table-cell office:value-type="float" office:value="0.014015659889753">
                <text:p>0.014015659889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6550197601318">
                <text:p>0.0126550197601318</text:p>
              </table:table-cell>
              <table:table-cell office:value-type="float" office:value="0.013996821336961">
                <text:p>0.013996821336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8018856048584">
                <text:p>0.0128018856048584</text:p>
              </table:table-cell>
              <table:table-cell office:value-type="float" office:value="0.0141077513127328">
                <text:p>0.0141077513127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7990970611572">
                <text:p>0.0117990970611572</text:p>
              </table:table-cell>
              <table:table-cell office:value-type="float" office:value="0.0141978529641056">
                <text:p>0.0141978529641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80100440979">
                <text:p>0.01180100440979</text:p>
              </table:table-cell>
              <table:table-cell office:value-type="float" office:value="0.0141803521207982">
                <text:p>0.0141803521207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7969512939453">
                <text:p>0.0117969512939453</text:p>
              </table:table-cell>
              <table:table-cell office:value-type="float" office:value="0.0140980590527728">
                <text:p>0.0140980590527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7861499786377">
                <text:p>0.0127861499786377</text:p>
              </table:table-cell>
              <table:table-cell office:value-type="float" office:value="0.0142861264695156">
                <text:p>0.0142861264695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7959251403809">
                <text:p>0.0127959251403809</text:p>
              </table:table-cell>
              <table:table-cell office:value-type="float" office:value="0.0143736685033742">
                <text:p>0.0143736685033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7971172332764">
                <text:p>0.0127971172332764</text:p>
              </table:table-cell>
              <table:table-cell office:value-type="float" office:value="0.0143831545875079">
                <text:p>0.0143831545875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27949714660645">
                <text:p>0.0127949714660645</text:p>
              </table:table-cell>
              <table:table-cell office:value-type="float" office:value="0.0143374021747874">
                <text:p>0.0143374021747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7949714660645">
                <text:p>0.0127949714660645</text:p>
              </table:table-cell>
              <table:table-cell office:value-type="float" office:value="0.014259176194292">
                <text:p>0.014259176194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7780437469482">
                <text:p>0.0127780437469482</text:p>
              </table:table-cell>
              <table:table-cell office:value-type="float" office:value="0.0141430403128291">
                <text:p>0.0141430403128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761116027832">
                <text:p>0.012761116027832</text:p>
              </table:table-cell>
              <table:table-cell office:value-type="float" office:value="0.0140051263139295">
                <text:p>0.0140051263139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7580165863037">
                <text:p>0.0127580165863037</text:p>
              </table:table-cell>
              <table:table-cell office:value-type="float" office:value="0.0138722580589917">
                <text:p>0.0138722580589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37580216268105">
                <text:p>0.013758021626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7661228179932">
                <text:p>0.0127661228179932</text:p>
              </table:table-cell>
              <table:table-cell office:value-type="float" office:value="0.0136533609820205">
                <text:p>0.0136533609820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754035949707">
                <text:p>0.011754035949707</text:p>
              </table:table-cell>
              <table:table-cell office:value-type="float" office:value="0.0141558991361729">
                <text:p>0.0141558991361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7551555633545">
                <text:p>0.0127551555633545</text:p>
              </table:table-cell>
              <table:table-cell office:value-type="float" office:value="0.0140165387215861">
                <text:p>0.0140165387215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7480030059814">
                <text:p>0.0127480030059814</text:p>
              </table:table-cell>
              <table:table-cell office:value-type="float" office:value="0.0138776185987741">
                <text:p>0.0138776185987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7449035644531">
                <text:p>0.0127449035644531</text:p>
              </table:table-cell>
              <table:table-cell office:value-type="float" office:value="0.0137476649091846">
                <text:p>0.0137476649091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747049331665">
                <text:p>0.012747049331665</text:p>
              </table:table-cell>
              <table:table-cell office:value-type="float" office:value="0.013633460496482">
                <text:p>0.013633460496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7630958557129">
                <text:p>0.0117630958557129</text:p>
              </table:table-cell>
              <table:table-cell office:value-type="float" office:value="0.0141198738298489">
                <text:p>0.0141198738298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7719173431396">
                <text:p>0.0117719173431396</text:p>
              </table:table-cell>
              <table:table-cell office:value-type="float" office:value="0.0143577144666808">
                <text:p>0.0143577144666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7769241333008">
                <text:p>0.0117769241333008</text:p>
              </table:table-cell>
              <table:table-cell office:value-type="float" office:value="0.0144286102831">
                <text:p>0.0144286102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7769241333008">
                <text:p>0.0117769241333008</text:p>
              </table:table-cell>
              <table:table-cell office:value-type="float" office:value="0.014392270470444">
                <text:p>0.014392270470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7677917480469">
                <text:p>0.0127677917480469</text:p>
              </table:table-cell>
              <table:table-cell office:value-type="float" office:value="0.0144267362789296">
                <text:p>0.0144267362789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7661952972412">
                <text:p>0.0117661952972412</text:p>
              </table:table-cell>
              <table:table-cell office:value-type="float" office:value="0.0143927383654434">
                <text:p>0.0143927383654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768102645874">
                <text:p>0.011768102645874</text:p>
              </table:table-cell>
              <table:table-cell office:value-type="float" office:value="0.014286678833783">
                <text:p>0.014286678833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7650032043457">
                <text:p>0.0117650032043457</text:p>
              </table:table-cell>
              <table:table-cell office:value-type="float" office:value="0.014141083771596">
                <text:p>0.014141083771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7671489715576">
                <text:p>0.0117671489715576</text:p>
              </table:table-cell>
              <table:table-cell office:value-type="float" office:value="0.0139694069479988">
                <text:p>0.0139694069479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7900371551514">
                <text:p>0.0117900371551514</text:p>
              </table:table-cell>
              <table:table-cell office:value-type="float" office:value="0.0137678963101048">
                <text:p>0.01376789631010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7520561218262">
                <text:p>0.0127520561218262</text:p>
              </table:table-cell>
              <table:table-cell office:value-type="float" office:value="0.0141220464879648">
                <text:p>0.0141220464879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7518901824951">
                <text:p>0.0117518901824951</text:p>
              </table:table-cell>
              <table:table-cell office:value-type="float" office:value="0.013970570090299">
                <text:p>0.013970570090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7568969726563">
                <text:p>0.0117568969726563</text:p>
              </table:table-cell>
              <table:table-cell office:value-type="float" office:value="0.0137974490158209">
                <text:p>0.0137974490158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7659568786621">
                <text:p>0.0117659568786621</text:p>
              </table:table-cell>
              <table:table-cell office:value-type="float" office:value="0.0136121436415906">
                <text:p>0.0136121436415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7418766021729">
                <text:p>0.0117418766021729</text:p>
              </table:table-cell>
              <table:table-cell office:value-type="float" office:value="0.0134539138953386">
                <text:p>0.01345391389533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5911235809326">
                <text:p>0.0125911235809326</text:p>
              </table:table-cell>
              <table:table-cell office:value-type="float" office:value="0.0137707864000058">
                <text:p>0.0137707864000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5949382781982">
                <text:p>0.0125949382781982</text:p>
              </table:table-cell>
              <table:table-cell office:value-type="float" office:value="0.0139461610525215">
                <text:p>0.01394616105252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5889778137207">
                <text:p>0.0125889778137207</text:p>
              </table:table-cell>
              <table:table-cell office:value-type="float" office:value="0.014012319434">
                <text:p>0.014012319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5827789306641">
                <text:p>0.0125827789306641</text:p>
              </table:table-cell>
              <table:table-cell office:value-type="float" office:value="0.0140042827027729">
                <text:p>0.0140042827027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6031169891357">
                <text:p>0.0116031169891357</text:p>
              </table:table-cell>
              <table:table-cell office:value-type="float" office:value="0.0141130940146503">
                <text:p>0.01411309401465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7410888671875">
                <text:p>0.0127410888671875</text:p>
              </table:table-cell>
              <table:table-cell office:value-type="float" office:value="0.0142832343117181">
                <text:p>0.0142832343117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7379894256592">
                <text:p>0.0127379894256592</text:p>
              </table:table-cell>
              <table:table-cell office:value-type="float" office:value="0.0143432099648079">
                <text:p>0.0143432099648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7370357513428">
                <text:p>0.0127370357513428</text:p>
              </table:table-cell>
              <table:table-cell office:value-type="float" office:value="0.0143313329616938">
                <text:p>0.0143313329616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7429962158203">
                <text:p>0.0127429962158203</text:p>
              </table:table-cell>
              <table:table-cell office:value-type="float" office:value="0.0142804224131139">
                <text:p>0.0142804224131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27420425415039">
                <text:p>0.0127420425415039</text:p>
              </table:table-cell>
              <table:table-cell office:value-type="float" office:value="0.0141978949133369">
                <text:p>0.01419789491333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7229690551758">
                <text:p>0.0127229690551758</text:p>
              </table:table-cell>
              <table:table-cell office:value-type="float" office:value="0.0140767831828694">
                <text:p>0.01407678318286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7239227294922">
                <text:p>0.0127239227294922</text:p>
              </table:table-cell>
              <table:table-cell office:value-type="float" office:value="0.0139560698018656">
                <text:p>0.013956069801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7279758453369">
                <text:p>0.0127279758453369</text:p>
              </table:table-cell>
              <table:table-cell office:value-type="float" office:value="0.0138429068048955">
                <text:p>0.01384290680489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7420425415039">
                <text:p>0.0127420425415039</text:p>
              </table:table-cell>
              <table:table-cell office:value-type="float" office:value="0.0137496270288356">
                <text:p>0.0137496270288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7439498901367">
                <text:p>0.0127439498901367</text:p>
              </table:table-cell>
              <table:table-cell office:value-type="float" office:value="0.013659070927779">
                <text:p>0.013659070927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7401351928711">
                <text:p>0.0127401351928711</text:p>
              </table:table-cell>
              <table:table-cell office:value-type="float" office:value="0.0135667544196105">
                <text:p>0.0135667544196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7379894256592">
                <text:p>0.0127379894256592</text:p>
              </table:table-cell>
              <table:table-cell office:value-type="float" office:value="0.0134779258721759">
                <text:p>0.0134779258721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7360820770264">
                <text:p>0.0127360820770264</text:p>
              </table:table-cell>
              <table:table-cell office:value-type="float" office:value="0.0133943633567564">
                <text:p>0.0133943633567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7129554748535">
                <text:p>0.0127129554748535</text:p>
              </table:table-cell>
              <table:table-cell office:value-type="float" office:value="0.0132929367385763">
                <text:p>0.0132929367385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7100944519043">
                <text:p>0.0127100944519043</text:p>
              </table:table-cell>
              <table:table-cell office:value-type="float" office:value="0.0132050324550864">
                <text:p>0.0132050324550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7030143737793">
                <text:p>0.0117030143737793</text:p>
              </table:table-cell>
              <table:table-cell office:value-type="float" office:value="0.0138974609484499">
                <text:p>0.0138974609484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688159942627">
                <text:p>0.012688159942627</text:p>
              </table:table-cell>
              <table:table-cell office:value-type="float" office:value="0.0137303503243078">
                <text:p>0.01373035032430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6891136169434">
                <text:p>0.0126891136169434</text:p>
              </table:table-cell>
              <table:table-cell office:value-type="float" office:value="0.0135891884113929">
                <text:p>0.01358918841139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6969814300537">
                <text:p>0.0126969814300537</text:p>
              </table:table-cell>
              <table:table-cell office:value-type="float" office:value="0.0134772748584652">
                <text:p>0.0134772748584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7010345458984">
                <text:p>0.0127010345458984</text:p>
              </table:table-cell>
              <table:table-cell office:value-type="float" office:value="0.0133840071750438">
                <text:p>0.0133840071750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5530490875244">
                <text:p>0.0115530490875244</text:p>
              </table:table-cell>
              <table:table-cell office:value-type="float" office:value="0.0141043598497744">
                <text:p>0.0141043598497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5329494476318">
                <text:p>0.0125329494476318</text:p>
              </table:table-cell>
              <table:table-cell office:value-type="float" office:value="0.0137671628749729">
                <text:p>0.01376716287497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5300884246826">
                <text:p>0.0125300884246826</text:p>
              </table:table-cell>
              <table:table-cell office:value-type="float" office:value="0.0135040895398371">
                <text:p>0.0135040895398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5241279602051">
                <text:p>0.0125241279602051</text:p>
              </table:table-cell>
              <table:table-cell office:value-type="float" office:value="0.0132943046062684">
                <text:p>0.0132943046062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45108795166">
                <text:p>0.012545108795166</text:p>
              </table:table-cell>
              <table:table-cell office:value-type="float" office:value="0.0131561686627556">
                <text:p>0.0131561686627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6980075836182">
                <text:p>0.0116980075836182</text:p>
              </table:table-cell>
              <table:table-cell office:value-type="float" office:value="0.013689308870542">
                <text:p>0.0136893088705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73291015625">
                <text:p>0.01373291015625</text:p>
              </table:table-cell>
              <table:table-cell office:value-type="float" office:value="0.0150492962692048">
                <text:p>0.0150492962692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5999450683594">
                <text:p>0.0125999450683594</text:p>
              </table:table-cell>
              <table:table-cell office:value-type="float" office:value="0.0135952417830203">
                <text:p>0.0135952417830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6819610595703">
                <text:p>0.0126819610595703</text:p>
              </table:table-cell>
              <table:table-cell office:value-type="float" office:value="0.0135946752246134">
                <text:p>0.0135946752246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6810073852539">
                <text:p>0.0126810073852539</text:p>
              </table:table-cell>
              <table:table-cell office:value-type="float" office:value="0.0135647082193953">
                <text:p>0.0135647082193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7309093475342">
                <text:p>0.0117309093475342</text:p>
              </table:table-cell>
              <table:table-cell office:value-type="float" office:value="0.0139518625949152">
                <text:p>0.0139518625949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7549171447754">
                <text:p>0.0127549171447754</text:p>
              </table:table-cell>
              <table:table-cell office:value-type="float" office:value="0.0139731524913445">
                <text:p>0.0139731524913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7319564819336">
                <text:p>0.0137319564819336</text:p>
              </table:table-cell>
              <table:table-cell office:value-type="float" office:value="0.0157133056737899">
                <text:p>0.0157133056737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391090393066">
                <text:p>0.0137391090393066</text:p>
              </table:table-cell>
              <table:table-cell office:value-type="float" office:value="0.016095191310348">
                <text:p>0.016095191310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7611885070801">
                <text:p>0.0117611885070801</text:p>
              </table:table-cell>
              <table:table-cell office:value-type="float" office:value="0.0162519870637096">
                <text:p>0.0162519870637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73996925354">
                <text:p>0.01173996925354</text:p>
              </table:table-cell>
              <table:table-cell office:value-type="float" office:value="0.016233113668806">
                <text:p>0.0162331136688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17418766021729">
                <text:p>0.0117418766021729</text:p>
              </table:table-cell>
              <table:table-cell office:value-type="float" office:value="0.0160786483103698">
                <text:p>0.01607864831036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7391815185547">
                <text:p>0.0127391815185547</text:p>
              </table:table-cell>
              <table:table-cell office:value-type="float" office:value="0.0154574115878212">
                <text:p>0.01545741158782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7310752868652">
                <text:p>0.0127310752868652</text:p>
              </table:table-cell>
              <table:table-cell office:value-type="float" office:value="0.0149556607883335">
                <text:p>0.0149556607883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706995010376">
                <text:p>0.012706995010376</text:p>
              </table:table-cell>
              <table:table-cell office:value-type="float" office:value="0.0145297782181984">
                <text:p>0.0145297782181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17208957672119">
                <text:p>0.0117208957672119</text:p>
              </table:table-cell>
              <table:table-cell office:value-type="float" office:value="0.0147835998953628">
                <text:p>0.01478359989536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17249488830566">
                <text:p>0.0117249488830566</text:p>
              </table:table-cell>
              <table:table-cell office:value-type="float" office:value="0.0148509143906331">
                <text:p>0.0148509143906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17218494415283">
                <text:p>0.0117218494415283</text:p>
              </table:table-cell>
              <table:table-cell office:value-type="float" office:value="0.0148001151173797">
                <text:p>0.0148001151173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7058029174805">
                <text:p>0.0127058029174805</text:p>
              </table:table-cell>
              <table:table-cell office:value-type="float" office:value="0.0146396924527919">
                <text:p>0.0146396924527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7060413360596">
                <text:p>0.0127060413360596</text:p>
              </table:table-cell>
              <table:table-cell office:value-type="float" office:value="0.0144742492520792">
                <text:p>0.0144742492520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713981628418">
                <text:p>0.011713981628418</text:p>
              </table:table-cell>
              <table:table-cell office:value-type="float" office:value="0.0145425337414815">
                <text:p>0.0145425337414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7161273956299">
                <text:p>0.0117161273956299</text:p>
              </table:table-cell>
              <table:table-cell office:value-type="float" office:value="0.0144970756378082">
                <text:p>0.0144970756378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707067489624">
                <text:p>0.011707067489624</text:p>
              </table:table-cell>
              <table:table-cell office:value-type="float" office:value="0.0143882665424595">
                <text:p>0.0143882665424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7080211639404">
                <text:p>0.0117080211639404</text:p>
              </table:table-cell>
              <table:table-cell office:value-type="float" office:value="0.0142322386382091">
                <text:p>0.01423223863820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6979351043701">
                <text:p>0.0126979351043701</text:p>
              </table:table-cell>
              <table:table-cell office:value-type="float" office:value="0.0143650091390338">
                <text:p>0.01436500913903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7127895355225">
                <text:p>0.0117127895355225</text:p>
              </table:table-cell>
              <table:table-cell office:value-type="float" office:value="0.0142293533207895">
                <text:p>0.0142293533207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7230415344238">
                <text:p>0.0117230415344238</text:p>
              </table:table-cell>
              <table:table-cell office:value-type="float" office:value="0.0140527160727384">
                <text:p>0.0140527160727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7290019989014">
                <text:p>0.0117290019989014</text:p>
              </table:table-cell>
              <table:table-cell office:value-type="float" office:value="0.0138587801429647">
                <text:p>0.0138587801429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7301940917969">
                <text:p>0.0117301940917969</text:p>
              </table:table-cell>
              <table:table-cell office:value-type="float" office:value="0.0136639110407651">
                <text:p>0.01366391104076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7129554748535">
                <text:p>0.0127129554748535</text:p>
              </table:table-cell>
              <table:table-cell office:value-type="float" office:value="0.0140565523439197">
                <text:p>0.0140565523439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7098560333252">
                <text:p>0.0127098560333252</text:p>
              </table:table-cell>
              <table:table-cell office:value-type="float" office:value="0.0142687489252373">
                <text:p>0.01426874892523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7041339874268">
                <text:p>0.0127041339874268</text:p>
              </table:table-cell>
              <table:table-cell office:value-type="float" office:value="0.0143528502272189">
                <text:p>0.01435285022721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7118358612061">
                <text:p>0.0117118358612061</text:p>
              </table:table-cell>
              <table:table-cell office:value-type="float" office:value="0.0142742701117254">
                <text:p>0.0142742701117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7220878601074">
                <text:p>0.0117220878601074</text:p>
              </table:table-cell>
              <table:table-cell office:value-type="float" office:value="0.0141336553415654">
                <text:p>0.01413365534156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6910209655762">
                <text:p>0.0126910209655762</text:p>
              </table:table-cell>
              <table:table-cell office:value-type="float" office:value="0.0142822839253466">
                <text:p>0.0142822839253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7010345458984">
                <text:p>0.0127010345458984</text:p>
              </table:table-cell>
              <table:table-cell office:value-type="float" office:value="0.0143413597438227">
                <text:p>0.0143413597438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7019882202148">
                <text:p>0.0127019882202148</text:p>
              </table:table-cell>
              <table:table-cell office:value-type="float" office:value="0.0143299409708685">
                <text:p>0.01432994097086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26879215240479">
                <text:p>0.0126879215240479</text:p>
              </table:table-cell>
              <table:table-cell office:value-type="float" office:value="0.0142557488444715">
                <text:p>0.0142557488444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16991996765137">
                <text:p>0.0116991996765137</text:p>
              </table:table-cell>
              <table:table-cell office:value-type="float" office:value="0.0143505718037363">
                <text:p>0.0143505718037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16920471191406">
                <text:p>0.0116920471191406</text:p>
              </table:table-cell>
              <table:table-cell office:value-type="float" office:value="0.0143362024794796">
                <text:p>0.0143362024794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26619338989258">
                <text:p>0.0126619338989258</text:p>
              </table:table-cell>
              <table:table-cell office:value-type="float" office:value="0.0143237469541848">
                <text:p>0.01432374695418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26619338989258">
                <text:p>0.0126619338989258</text:p>
              </table:table-cell>
              <table:table-cell office:value-type="float" office:value="0.0142636413577333">
                <text:p>0.0142636413577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26638412475586">
                <text:p>0.0126638412475586</text:p>
              </table:table-cell>
              <table:table-cell office:value-type="float" office:value="0.0141762894691862">
                <text:p>0.01417628946918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26721858978271">
                <text:p>0.0126721858978271</text:p>
              </table:table-cell>
              <table:table-cell office:value-type="float" office:value="0.0140810885169534">
                <text:p>0.0140810885169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6817951202393">
                <text:p>0.0116817951202393</text:p>
              </table:table-cell>
              <table:table-cell office:value-type="float" office:value="0.0142795267343784">
                <text:p>0.01427952673437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6609802246094">
                <text:p>0.0126609802246094</text:p>
              </table:table-cell>
              <table:table-cell office:value-type="float" office:value="0.0141884157293215">
                <text:p>0.0141884157293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26690864562988">
                <text:p>0.0126690864562988</text:p>
              </table:table-cell>
              <table:table-cell office:value-type="float" office:value="0.0140900112833813">
                <text:p>0.01409001128338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26621723175049">
                <text:p>0.0126621723175049</text:p>
              </table:table-cell>
              <table:table-cell office:value-type="float" office:value="0.0139732510587435">
                <text:p>0.0139732510587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26621723175049">
                <text:p>0.0126621723175049</text:p>
              </table:table-cell>
              <table:table-cell office:value-type="float" office:value="0.0138556559506613">
                <text:p>0.01385565595066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6839408874512">
                <text:p>0.0116839408874512</text:p>
              </table:table-cell>
              <table:table-cell office:value-type="float" office:value="0.0141767911442883">
                <text:p>0.0141767911442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6650333404541">
                <text:p>0.0126650333404541</text:p>
              </table:table-cell>
              <table:table-cell office:value-type="float" office:value="0.0140692640617622">
                <text:p>0.01406926406176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26709938049316">
                <text:p>0.0126709938049316</text:p>
              </table:table-cell>
              <table:table-cell office:value-type="float" office:value="0.0139615227263508">
                <text:p>0.01396152272635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26848220825195">
                <text:p>0.0126848220825195</text:p>
              </table:table-cell>
              <table:table-cell office:value-type="float" office:value="0.0138660452584791">
                <text:p>0.0138660452584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26791000366211">
                <text:p>0.0126791000366211</text:p>
              </table:table-cell>
              <table:table-cell office:value-type="float" office:value="0.0137600376443038">
                <text:p>0.0137600376443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6980075836182">
                <text:p>0.0116980075836182</text:p>
              </table:table-cell>
              <table:table-cell office:value-type="float" office:value="0.0141336893610603">
                <text:p>0.0141336893610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7899646759033">
                <text:p>0.0127899646759033</text:p>
              </table:table-cell>
              <table:table-cell office:value-type="float" office:value="0.0141480983904585">
                <text:p>0.0141480983904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8161907196045">
                <text:p>0.0128161907196045</text:p>
              </table:table-cell>
              <table:table-cell office:value-type="float" office:value="0.014144616936585">
                <text:p>0.014144616936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8128528594971">
                <text:p>0.0128128528594971</text:p>
              </table:table-cell>
              <table:table-cell office:value-type="float" office:value="0.0140970638205791">
                <text:p>0.01409706382057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8219127655029">
                <text:p>0.0128219127655029</text:p>
              </table:table-cell>
              <table:table-cell office:value-type="float" office:value="0.0140359178899229">
                <text:p>0.0140359178899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8309726715088">
                <text:p>0.0128309726715088</text:p>
              </table:table-cell>
              <table:table-cell office:value-type="float" office:value="0.0139680456070483">
                <text:p>0.0139680456070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7459297180176">
                <text:p>0.0117459297180176</text:p>
              </table:table-cell>
              <table:table-cell office:value-type="float" office:value="0.0143706554330232">
                <text:p>0.0143706554330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7230415344238">
                <text:p>0.0117230415344238</text:p>
              </table:table-cell>
              <table:table-cell office:value-type="float" office:value="0.0145728726133698">
                <text:p>0.01457287261336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7189884185791">
                <text:p>0.0117189884185791</text:p>
              </table:table-cell>
              <table:table-cell office:value-type="float" office:value="0.0146200668931194">
                <text:p>0.01462006689311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7089748382568">
                <text:p>0.0117089748382568</text:p>
              </table:table-cell>
              <table:table-cell office:value-type="float" office:value="0.0145691413196576">
                <text:p>0.01456914131965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6760005950928">
                <text:p>0.0126760005950928</text:p>
              </table:table-cell>
              <table:table-cell office:value-type="float" office:value="0.0144813713900195">
                <text:p>0.0144813713900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6760730743408">
                <text:p>0.0116760730743408</text:p>
              </table:table-cell>
              <table:table-cell office:value-type="float" office:value="0.0144712606140048">
                <text:p>0.0144712606140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6698741912842">
                <text:p>0.0116698741912842</text:p>
              </table:table-cell>
              <table:table-cell office:value-type="float" office:value="0.0143826998293052">
                <text:p>0.01438269982930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6729736328125">
                <text:p>0.0116729736328125</text:p>
              </table:table-cell>
              <table:table-cell office:value-type="float" office:value="0.0142370940018206">
                <text:p>0.0142370940018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6779804229736">
                <text:p>0.0116779804229736</text:p>
              </table:table-cell>
              <table:table-cell office:value-type="float" office:value="0.0140570304746114">
                <text:p>0.0140570304746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5100612640381">
                <text:p>0.0125100612640381</text:p>
              </table:table-cell>
              <table:table-cell office:value-type="float" office:value="0.0140854974008492">
                <text:p>0.0140854974008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5289688110352">
                <text:p>0.0115289688110352</text:p>
              </table:table-cell>
              <table:table-cell office:value-type="float" office:value="0.0140829838805327">
                <text:p>0.01408298388053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5358829498291">
                <text:p>0.0115358829498291</text:p>
              </table:table-cell>
              <table:table-cell office:value-type="float" office:value="0.0139954715404586">
                <text:p>0.0139954715404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15430355072021">
                <text:p>0.0115430355072021</text:p>
              </table:table-cell>
              <table:table-cell office:value-type="float" office:value="0.0138549209361264">
                <text:p>0.01385492093612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15468502044678">
                <text:p>0.0115468502044678</text:p>
              </table:table-cell>
              <table:table-cell office:value-type="float" office:value="0.013687100322272">
                <text:p>0.0136871003222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6278400421143">
                <text:p>0.0126278400421143</text:p>
              </table:table-cell>
              <table:table-cell office:value-type="float" office:value="0.0140896700215072">
                <text:p>0.0140896700215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149582862854">
                <text:p>0.01149582862854</text:p>
              </table:table-cell>
              <table:table-cell office:value-type="float" office:value="0.0139639146481025">
                <text:p>0.01396391464810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14920139312744">
                <text:p>0.0114920139312744</text:p>
              </table:table-cell>
              <table:table-cell office:value-type="float" office:value="0.0138075978563017">
                <text:p>0.01380759785630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497974395752">
                <text:p>0.011497974395752</text:p>
              </table:table-cell>
              <table:table-cell office:value-type="float" office:value="0.0136274375576075">
                <text:p>0.0136274375576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14960670471191">
                <text:p>0.0114960670471191</text:p>
              </table:table-cell>
              <table:table-cell office:value-type="float" office:value="0.0134443305678351">
                <text:p>0.01344433056783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3419761657715">
                <text:p>0.0123419761657715</text:p>
              </table:table-cell>
              <table:table-cell office:value-type="float" office:value="0.0136708979148256">
                <text:p>0.01367089791482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5089416503906">
                <text:p>0.0115089416503906</text:p>
              </table:table-cell>
              <table:table-cell office:value-type="float" office:value="0.0135026472375756">
                <text:p>0.01350264723757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5101337432861">
                <text:p>0.0115101337432861</text:p>
              </table:table-cell>
              <table:table-cell office:value-type="float" office:value="0.0133288863497472">
                <text:p>0.01332888634974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15110874176025">
                <text:p>0.0115110874176025</text:p>
              </table:table-cell>
              <table:table-cell office:value-type="float" office:value="0.0131571852831311">
                <text:p>0.01315718528313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5110874176025">
                <text:p>0.0115110874176025</text:p>
              </table:table-cell>
              <table:table-cell office:value-type="float" office:value="0.0129930658998665">
                <text:p>0.01299306589986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16410255432129">
                <text:p>0.0116410255432129</text:p>
              </table:table-cell>
              <table:table-cell office:value-type="float" office:value="0.0127253548671193">
                <text:p>0.01272535486711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4991664886475">
                <text:p>0.0114991664886475</text:p>
              </table:table-cell>
              <table:table-cell office:value-type="float" office:value="0.0126399108832516">
                <text:p>0.01263991088325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5001201629639">
                <text:p>0.0115001201629639</text:p>
              </table:table-cell>
              <table:table-cell office:value-type="float" office:value="0.0125473555414802">
                <text:p>0.0125473555414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15079879760742">
                <text:p>0.0115079879760742</text:p>
              </table:table-cell>
              <table:table-cell office:value-type="float" office:value="0.0124470056563925">
                <text:p>0.01244700565639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24220848083496">
                <text:p>0.0124220848083496</text:p>
              </table:table-cell>
              <table:table-cell office:value-type="float" office:value="0.0131320670016932">
                <text:p>0.01313206700169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3360157012939">
                <text:p>0.0123360157012939</text:p>
              </table:table-cell>
              <table:table-cell office:value-type="float" office:value="0.0134626238205672">
                <text:p>0.01346262382056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14970207214356">
                <text:p>0.0114970207214356</text:p>
              </table:table-cell>
              <table:table-cell office:value-type="float" office:value="0.0133193265486545">
                <text:p>0.0133193265486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497974395752">
                <text:p>0.011497974395752</text:p>
              </table:table-cell>
              <table:table-cell office:value-type="float" office:value="0.0131675061918343">
                <text:p>0.01316750619183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15120410919189">
                <text:p>0.0115120410919189</text:p>
              </table:table-cell>
              <table:table-cell office:value-type="float" office:value="0.0130033928548974">
                <text:p>0.01300339285489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25930309295654">
                <text:p>0.0125930309295654</text:p>
              </table:table-cell>
              <table:table-cell office:value-type="float" office:value="0.0136766977320043">
                <text:p>0.0136766977320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14998817443848">
                <text:p>0.0114998817443848</text:p>
              </table:table-cell>
              <table:table-cell office:value-type="float" office:value="0.0134894042901827">
                <text:p>0.01348940429018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15001201629639">
                <text:p>0.0115001201629639</text:p>
              </table:table-cell>
              <table:table-cell office:value-type="float" office:value="0.0133041117731744">
                <text:p>0.01330411177317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5070343017578">
                <text:p>0.0115070343017578</text:p>
              </table:table-cell>
              <table:table-cell office:value-type="float" office:value="0.013120088949624">
                <text:p>0.013120088949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2484073638916">
                <text:p>0.012484073638916</text:p>
              </table:table-cell>
              <table:table-cell office:value-type="float" office:value="0.0136354795326426">
                <text:p>0.0136354795326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5970840454102">
                <text:p>0.0125970840454102</text:p>
              </table:table-cell>
              <table:table-cell office:value-type="float" office:value="0.0140648598758756">
                <text:p>0.0140648598758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16450786590576">
                <text:p>0.0116450786590576</text:p>
              </table:table-cell>
              <table:table-cell office:value-type="float" office:value="0.0137558190143965">
                <text:p>0.01375581901439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16209983825684">
                <text:p>0.0116209983825684</text:p>
              </table:table-cell>
              <table:table-cell office:value-type="float" office:value="0.0135960940896675">
                <text:p>0.01359609408966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5342140197754">
                <text:p>0.0115342140197754</text:p>
              </table:table-cell>
              <table:table-cell office:value-type="float" office:value="0.0135840568723185">
                <text:p>0.0135840568723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40083829799242">
                <text:p>0.01400838297992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26140117645264">
                <text:p>0.0126140117645264</text:p>
              </table:table-cell>
              <table:table-cell office:value-type="float" office:value="0.0142597014177755">
                <text:p>0.01425970141777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631965637207">
                <text:p>0.011631965637207</text:p>
              </table:table-cell>
              <table:table-cell office:value-type="float" office:value="0.0140326692189543">
                <text:p>0.01403266921895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6457939147949">
                <text:p>0.0116457939147949</text:p>
              </table:table-cell>
              <table:table-cell office:value-type="float" office:value="0.0137965576086588">
                <text:p>0.01379655760865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26209259033203">
                <text:p>0.0126209259033203</text:p>
              </table:table-cell>
              <table:table-cell office:value-type="float" office:value="0.0139935179558354">
                <text:p>0.01399351795583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26290321350098">
                <text:p>0.0126290321350098</text:p>
              </table:table-cell>
              <table:table-cell office:value-type="float" office:value="0.0142205533770177">
                <text:p>0.01422055337701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6469860076904">
                <text:p>0.0116469860076904</text:p>
              </table:table-cell>
              <table:table-cell office:value-type="float" office:value="0.0140427869419829">
                <text:p>0.01404278694198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6579532623291">
                <text:p>0.0116579532623291</text:p>
              </table:table-cell>
              <table:table-cell office:value-type="float" office:value="0.0138416625919858">
                <text:p>0.01384166259198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6679668426514">
                <text:p>0.0116679668426514</text:p>
              </table:table-cell>
              <table:table-cell office:value-type="float" office:value="0.0136326719379664">
                <text:p>0.01363267193796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6481056213379">
                <text:p>0.0126481056213379</text:p>
              </table:table-cell>
              <table:table-cell office:value-type="float" office:value="0.0140165513612378">
                <text:p>0.01401655136123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2639045715332">
                <text:p>0.012639045715332</text:p>
              </table:table-cell>
              <table:table-cell office:value-type="float" office:value="0.0142155159091312">
                <text:p>0.01421551590913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6399993896484">
                <text:p>0.0126399993896484</text:p>
              </table:table-cell>
              <table:table-cell office:value-type="float" office:value="0.0142978945837359">
                <text:p>0.01429789458373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16620063781738">
                <text:p>0.0116620063781738</text:p>
              </table:table-cell>
              <table:table-cell office:value-type="float" office:value="0.0142033746402195">
                <text:p>0.0142033746402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16610527038574">
                <text:p>0.0116610527038574</text:p>
              </table:table-cell>
              <table:table-cell office:value-type="float" office:value="0.0140627626341247">
                <text:p>0.0140627626341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2617826461792">
                <text:p>0.012617826461792</text:p>
              </table:table-cell>
              <table:table-cell office:value-type="float" office:value="0.0142018520817094">
                <text:p>0.01420185208170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26168727874756">
                <text:p>0.0126168727874756</text:p>
              </table:table-cell>
              <table:table-cell office:value-type="float" office:value="0.0142425558474585">
                <text:p>0.01424255584745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26280784606934">
                <text:p>0.0126280784606934</text:p>
              </table:table-cell>
              <table:table-cell office:value-type="float" office:value="0.0142310714804768">
                <text:p>0.01423107148047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26171112060547">
                <text:p>0.0126171112060547</text:p>
              </table:table-cell>
              <table:table-cell office:value-type="float" office:value="0.0141611031713084">
                <text:p>0.0141611031713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26152038574219">
                <text:p>0.0126152038574219</text:p>
              </table:table-cell>
              <table:table-cell office:value-type="float" office:value="0.0140647909522905">
                <text:p>0.01406479095229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26171112060547">
                <text:p>0.0126171112060547</text:p>
              </table:table-cell>
              <table:table-cell office:value-type="float" office:value="0.0139584322290573">
                <text:p>0.01395843222905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26168727874756">
                <text:p>0.0126168727874756</text:p>
              </table:table-cell>
              <table:table-cell office:value-type="float" office:value="0.0138464498140652">
                <text:p>0.01384644981406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25999450683594">
                <text:p>0.0125999450683594</text:p>
              </table:table-cell>
              <table:table-cell office:value-type="float" office:value="0.0137154933881399">
                <text:p>0.01371549338813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35936194650274">
                <text:p>0.01359361946502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5980377197266">
                <text:p>0.0125980377197266</text:p>
              </table:table-cell>
              <table:table-cell office:value-type="float" office:value="0.0134814846921606">
                <text:p>0.01348148469216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5918388366699">
                <text:p>0.0125918388366699</text:p>
              </table:table-cell>
              <table:table-cell office:value-type="float" office:value="0.0133733147861394">
                <text:p>0.01337331478613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25999450683594">
                <text:p>0.0125999450683594</text:p>
              </table:table-cell>
              <table:table-cell office:value-type="float" office:value="0.0132870266725428">
                <text:p>0.01328702667254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16250514984131">
                <text:p>0.0116250514984131</text:p>
              </table:table-cell>
              <table:table-cell office:value-type="float" office:value="0.0138478520398705">
                <text:p>0.01384785203987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16269588470459">
                <text:p>0.0116269588470459</text:p>
              </table:table-cell>
              <table:table-cell office:value-type="float" office:value="0.0141447622402051">
                <text:p>0.01414476224020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6279125213623">
                <text:p>0.0116279125213623</text:p>
              </table:table-cell>
              <table:table-cell office:value-type="float" office:value="0.0142600937381116">
                <text:p>0.01426009373811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25949382781982">
                <text:p>0.0125949382781982</text:p>
              </table:table-cell>
              <table:table-cell office:value-type="float" office:value="0.0141832489040697">
                <text:p>0.01418324890406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5830173492432">
                <text:p>0.0125830173492432</text:p>
              </table:table-cell>
              <table:table-cell office:value-type="float" office:value="0.0140697737295967">
                <text:p>0.01406977372959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5820636749268">
                <text:p>0.0125820636749268</text:p>
              </table:table-cell>
              <table:table-cell office:value-type="float" office:value="0.0139477716258568">
                <text:p>0.01394777162585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5908851623535">
                <text:p>0.0125908851623535</text:p>
              </table:table-cell>
              <table:table-cell office:value-type="float" office:value="0.0138349535451661">
                <text:p>0.01383495354516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25889778137207">
                <text:p>0.0125889778137207</text:p>
              </table:table-cell>
              <table:table-cell office:value-type="float" office:value="0.0137198937755379">
                <text:p>0.01371989377553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4280452728271">
                <text:p>0.0124280452728271</text:p>
              </table:table-cell>
              <table:table-cell office:value-type="float" office:value="0.0134279955694075">
                <text:p>0.0134279955694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24361515045166">
                <text:p>0.0124361515045166</text:p>
              </table:table-cell>
              <table:table-cell office:value-type="float" office:value="0.0132143084355168">
                <text:p>0.01321430843551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24280452728271">
                <text:p>0.0124280452728271</text:p>
              </table:table-cell>
              <table:table-cell office:value-type="float" office:value="0.0130406393391567">
                <text:p>0.01304063933915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4258995056152">
                <text:p>0.0124258995056152</text:p>
              </table:table-cell>
              <table:table-cell office:value-type="float" office:value="0.0129051114419842">
                <text:p>0.01290511144198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4309062957764">
                <text:p>0.0124309062957764</text:p>
              </table:table-cell>
              <table:table-cell office:value-type="float" office:value="0.0128068285253844">
                <text:p>0.01280682852538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2570858001709">
                <text:p>0.012570858001709</text:p>
              </table:table-cell>
              <table:table-cell office:value-type="float" office:value="0.0128880284608648">
                <text:p>0.01288802846086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5598907470703">
                <text:p>0.0125598907470703</text:p>
              </table:table-cell>
              <table:table-cell office:value-type="float" office:value="0.0129190661802067">
                <text:p>0.0129190661802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15900039672852">
                <text:p>0.0115900039672852</text:p>
              </table:table-cell>
              <table:table-cell office:value-type="float" office:value="0.0135507170879703">
                <text:p>0.0135507170879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1605978012085">
                <text:p>0.011605978012085</text:p>
              </table:table-cell>
              <table:table-cell office:value-type="float" office:value="0.0138899884219689">
                <text:p>0.01388998842196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6069316864014">
                <text:p>0.0116069316864014</text:p>
              </table:table-cell>
              <table:table-cell office:value-type="float" office:value="0.0140404254445698">
                <text:p>0.0140404254445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5670433044434">
                <text:p>0.0125670433044434</text:p>
              </table:table-cell>
              <table:table-cell office:value-type="float" office:value="0.0140213600875729">
                <text:p>0.01402136008757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16047859191895">
                <text:p>0.0116047859191895</text:p>
              </table:table-cell>
              <table:table-cell office:value-type="float" office:value="0.0141068159035986">
                <text:p>0.01410681590359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16078853607178">
                <text:p>0.0116078853607178</text:p>
              </table:table-cell>
              <table:table-cell office:value-type="float" office:value="0.0140819958345154">
                <text:p>0.01408199583451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6069316864014">
                <text:p>0.0116069316864014</text:p>
              </table:table-cell>
              <table:table-cell office:value-type="float" office:value="0.0139892261769003">
                <text:p>0.01398922617690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16040706634521">
                <text:p>0.0116040706634521</text:p>
              </table:table-cell>
              <table:table-cell office:value-type="float" office:value="0.0138564027813428">
                <text:p>0.01385640278134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25629901885986">
                <text:p>0.0125629901885986</text:p>
              </table:table-cell>
              <table:table-cell office:value-type="float" office:value="0.0140566902085291">
                <text:p>0.0140566902085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25548839569092">
                <text:p>0.0125548839569092</text:p>
              </table:table-cell>
              <table:table-cell office:value-type="float" office:value="0.0141323311963466">
                <text:p>0.01413233119634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25720500946045">
                <text:p>0.0125720500946045</text:p>
              </table:table-cell>
              <table:table-cell office:value-type="float" office:value="0.0141519872732766">
                <text:p>0.01415198727327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25699043273926">
                <text:p>0.0125699043273926</text:p>
              </table:table-cell>
              <table:table-cell office:value-type="float" office:value="0.0141130995488151">
                <text:p>0.01411309954881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25720500946045">
                <text:p>0.0125720500946045</text:p>
              </table:table-cell>
              <table:table-cell office:value-type="float" office:value="0.0140417686170811">
                <text:p>0.01404176861708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5651359558106">
                <text:p>0.0125651359558106</text:p>
              </table:table-cell>
              <table:table-cell office:value-type="float" office:value="0.0139412505831601">
                <text:p>0.01394125058316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5739574432373">
                <text:p>0.0125739574432373</text:p>
              </table:table-cell>
              <table:table-cell office:value-type="float" office:value="0.0138422062146499">
                <text:p>0.01384220621464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25608444213867">
                <text:p>0.0125608444213867</text:p>
              </table:table-cell>
              <table:table-cell office:value-type="float" office:value="0.0137228234241265">
                <text:p>0.0137228234241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25608444213867">
                <text:p>0.0125608444213867</text:p>
              </table:table-cell>
              <table:table-cell office:value-type="float" office:value="0.0136081666240099">
                <text:p>0.01360816662400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25720500946045">
                <text:p>0.0125720500946045</text:p>
              </table:table-cell>
              <table:table-cell office:value-type="float" office:value="0.0135128006624715">
                <text:p>0.01351280066247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25758647918701">
                <text:p>0.0125758647918701</text:p>
              </table:table-cell>
              <table:table-cell office:value-type="float" office:value="0.0134251098293898">
                <text:p>0.01342510982938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16229057312012">
                <text:p>0.0116229057312012</text:p>
              </table:table-cell>
              <table:table-cell office:value-type="float" office:value="0.0138817767217054">
                <text:p>0.01388177672170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16229057312012">
                <text:p>0.0116229057312012</text:p>
              </table:table-cell>
              <table:table-cell office:value-type="float" office:value="0.0141108746513343">
                <text:p>0.01411087465133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16341114044189">
                <text:p>0.0116341114044189</text:p>
              </table:table-cell>
              <table:table-cell office:value-type="float" office:value="0.0141736661748336">
                <text:p>0.01417366617483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16329193115234">
                <text:p>0.0116329193115234</text:p>
              </table:table-cell>
              <table:table-cell office:value-type="float" office:value="0.014136555106838">
                <text:p>0.0141365551068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26609802246094">
                <text:p>0.0126609802246094</text:p>
              </table:table-cell>
              <table:table-cell office:value-type="float" office:value="0.0142601909804565">
                <text:p>0.01426019098045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26500129699707">
                <text:p>0.0126500129699707</text:p>
              </table:table-cell>
              <table:table-cell office:value-type="float" office:value="0.0142790135249299">
                <text:p>0.01427901352492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6509666442871">
                <text:p>0.0126509666442871</text:p>
              </table:table-cell>
              <table:table-cell office:value-type="float" office:value="0.014241532436004">
                <text:p>0.014241532436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26521587371826">
                <text:p>0.0126521587371826</text:p>
              </table:table-cell>
              <table:table-cell office:value-type="float" office:value="0.0141685713949127">
                <text:p>0.01416857139491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26450061798096">
                <text:p>0.0126450061798096</text:p>
              </table:table-cell>
              <table:table-cell office:value-type="float" office:value="0.0140652561890978">
                <text:p>0.01406525618909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25570297241211">
                <text:p>0.0125570297241211</text:p>
              </table:table-cell>
              <table:table-cell office:value-type="float" office:value="0.013854099259842">
                <text:p>0.0138540992598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25617980957031">
                <text:p>0.0125617980957031</text:p>
              </table:table-cell>
              <table:table-cell office:value-type="float" office:value="0.0136803585200564">
                <text:p>0.0136803585200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25620365142822">
                <text:p>0.0125620365142822</text:p>
              </table:table-cell>
              <table:table-cell office:value-type="float" office:value="0.0135316543672125">
                <text:p>0.0135316543672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25410556793213">
                <text:p>0.0125410556793213</text:p>
              </table:table-cell>
              <table:table-cell office:value-type="float" office:value="0.0133801632696736">
                <text:p>0.01338016326967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25439167022705">
                <text:p>0.0125439167022705</text:p>
              </table:table-cell>
              <table:table-cell office:value-type="float" office:value="0.013257743775533">
                <text:p>0.013257743775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25420093536377">
                <text:p>0.0125420093536377</text:p>
              </table:table-cell>
              <table:table-cell office:value-type="float" office:value="0.0131529531192519">
                <text:p>0.01315295311925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25389099121094">
                <text:p>0.0125389099121094</text:p>
              </table:table-cell>
              <table:table-cell office:value-type="float" office:value="0.0130616053866726">
                <text:p>0.01306160538667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2531042098999">
                <text:p>0.012531042098999</text:p>
              </table:table-cell>
              <table:table-cell office:value-type="float" office:value="0.0129764729138382">
                <text:p>0.01297647291383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25389099121094">
                <text:p>0.0125389099121094</text:p>
              </table:table-cell>
              <table:table-cell office:value-type="float" office:value="0.0129155363053261">
                <text:p>0.01291553630532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25389099121094">
                <text:p>0.0125389099121094</text:p>
              </table:table-cell>
              <table:table-cell office:value-type="float" office:value="0.012863777081202">
                <text:p>0.0128637770812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15818977355957">
                <text:p>0.0115818977355957</text:p>
              </table:table-cell>
              <table:table-cell office:value-type="float" office:value="0.0135722488974257">
                <text:p>0.01357224889742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1570930480957">
                <text:p>0.011570930480957</text:p>
              </table:table-cell>
              <table:table-cell office:value-type="float" office:value="0.0139845814008242">
                <text:p>0.01398458140082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15740299224854">
                <text:p>0.0115740299224854</text:p>
              </table:table-cell>
              <table:table-cell office:value-type="float" office:value="0.0141770360035963">
                <text:p>0.0141770360035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15618705749512">
                <text:p>0.0115618705749512</text:p>
              </table:table-cell>
              <table:table-cell office:value-type="float" office:value="0.0142326298257232">
                <text:p>0.01423262982572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15618705749512">
                <text:p>0.0115618705749512</text:p>
              </table:table-cell>
              <table:table-cell office:value-type="float" office:value="0.0141856520449074">
                <text:p>0.01418565204490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25081539154053">
                <text:p>0.0125081539154053</text:p>
              </table:table-cell>
              <table:table-cell office:value-type="float" office:value="0.014171846413735">
                <text:p>0.0141718464137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25129222869873">
                <text:p>0.0125129222869873</text:p>
              </table:table-cell>
              <table:table-cell office:value-type="float" office:value="0.0141161604957351">
                <text:p>0.0141161604957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25141143798828">
                <text:p>0.0125141143798828</text:p>
              </table:table-cell>
              <table:table-cell office:value-type="float" office:value="0.0140308565225318">
                <text:p>0.01403085652253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25210285186768">
                <text:p>0.0125210285186768</text:p>
              </table:table-cell>
              <table:table-cell office:value-type="float" office:value="0.0139352560043025">
                <text:p>0.01393525600430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25229358673096">
                <text:p>0.0125229358673096</text:p>
              </table:table-cell>
              <table:table-cell office:value-type="float" office:value="0.0138304693225006">
                <text:p>0.01383046932250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15599632263184">
                <text:p>0.0115599632263184</text:p>
              </table:table-cell>
              <table:table-cell office:value-type="float" office:value="0.014066856998068">
                <text:p>0.0140668569980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1559009552002">
                <text:p>0.011559009552002</text:p>
              </table:table-cell>
              <table:table-cell office:value-type="float" office:value="0.0141444804448188">
                <text:p>0.0141444804448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15549564361572">
                <text:p>0.0115549564361572</text:p>
              </table:table-cell>
              <table:table-cell office:value-type="float" office:value="0.0141181713427126">
                <text:p>0.01411817134271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15561485290527">
                <text:p>0.0115561485290527</text:p>
              </table:table-cell>
              <table:table-cell office:value-type="float" office:value="0.014019762447342">
                <text:p>0.0140197624473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15530490875244">
                <text:p>0.0115530490875244</text:p>
              </table:table-cell>
              <table:table-cell office:value-type="float" office:value="0.0138809056861457">
                <text:p>0.01388090568614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155686378479">
                <text:p>0.01155686378479</text:p>
              </table:table-cell>
              <table:table-cell office:value-type="float" office:value="0.0137136975577964">
                <text:p>0.01371369755779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15621089935303">
                <text:p>0.0115621089935303</text:p>
              </table:table-cell>
              <table:table-cell office:value-type="float" office:value="0.013531976610513">
                <text:p>0.0135319766105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15630626678467">
                <text:p>0.0115630626678467</text:p>
              </table:table-cell>
              <table:table-cell office:value-type="float" office:value="0.0133503294108007">
                <text:p>0.01335032941080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14810466766357">
                <text:p>0.0114810466766357</text:p>
              </table:table-cell>
              <table:table-cell office:value-type="float" office:value="0.0138143647356449">
                <text:p>0.01381436473564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14550590515137">
                <text:p>0.0114550590515137</text:p>
              </table:table-cell>
              <table:table-cell office:value-type="float" office:value="0.0132697745145635">
                <text:p>0.01326977451456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24499797821045">
                <text:p>0.0124499797821045</text:p>
              </table:table-cell>
              <table:table-cell office:value-type="float" office:value="0.013667744359804">
                <text:p>0.0136677443598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24499797821045">
                <text:p>0.0124499797821045</text:p>
              </table:table-cell>
              <table:table-cell office:value-type="float" office:value="0.0138908569276899">
                <text:p>0.0138908569276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24480724334717">
                <text:p>0.0124480724334717</text:p>
              </table:table-cell>
              <table:table-cell office:value-type="float" office:value="0.0139901013723536">
                <text:p>0.0139901013723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14908218383789">
                <text:p>0.0114908218383789</text:p>
              </table:table-cell>
              <table:table-cell office:value-type="float" office:value="0.0139247552690938">
                <text:p>0.01392475526909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15218162536621">
                <text:p>0.0115218162536621</text:p>
              </table:table-cell>
              <table:table-cell office:value-type="float" office:value="0.013633331378827">
                <text:p>0.0136333313788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15230083465576">
                <text:p>0.0115230083465576</text:p>
              </table:table-cell>
              <table:table-cell office:value-type="float" office:value="0.0134475003094703">
                <text:p>0.01344750030947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15289688110352">
                <text:p>0.0115289688110352</text:p>
              </table:table-cell>
              <table:table-cell office:value-type="float" office:value="0.0132601928899461">
                <text:p>0.01326019288994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15258693695068">
                <text:p>0.0115258693695068</text:p>
              </table:table-cell>
              <table:table-cell office:value-type="float" office:value="0.0130858836547546">
                <text:p>0.01308588365475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15170478820801">
                <text:p>0.0115170478820801</text:p>
              </table:table-cell>
              <table:table-cell office:value-type="float" office:value="0.0129304615742447">
                <text:p>0.01293046157424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15170478820801">
                <text:p>0.0115170478820801</text:p>
              </table:table-cell>
              <table:table-cell office:value-type="float" office:value="0.0127842966560298">
                <text:p>0.0127842966560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15199089050293">
                <text:p>0.0115199089050293</text:p>
              </table:table-cell>
              <table:table-cell office:value-type="float" office:value="0.0126462710091849">
                <text:p>0.01264627100918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1523962020874">
                <text:p>0.011523962020874</text:p>
              </table:table-cell>
              <table:table-cell office:value-type="float" office:value="0.0125169463863239">
                <text:p>0.01251694638632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15268230438232">
                <text:p>0.0115268230438232</text:p>
              </table:table-cell>
              <table:table-cell office:value-type="float" office:value="0.0123985429460705">
                <text:p>0.01239854294607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15370750427246">
                <text:p>0.0115370750427246</text:p>
              </table:table-cell>
              <table:table-cell office:value-type="float" office:value="0.0122846289424202">
                <text:p>0.01228462894242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15039348602295">
                <text:p>0.0115039348602295</text:p>
              </table:table-cell>
              <table:table-cell office:value-type="float" office:value="0.0122155094778425">
                <text:p>0.01221550947784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14998817443848">
                <text:p>0.0114998817443848</text:p>
              </table:table-cell>
              <table:table-cell office:value-type="float" office:value="0.0121514595987771">
                <text:p>0.01215145959877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1497974395752">
                <text:p>0.011497974395752</text:p>
              </table:table-cell>
              <table:table-cell office:value-type="float" office:value="0.0120907339877444">
                <text:p>0.01209073398774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14917755126953">
                <text:p>0.0114917755126953</text:p>
              </table:table-cell>
              <table:table-cell office:value-type="float" office:value="0.012037783090929">
                <text:p>0.0120377830909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14982128143311">
                <text:p>0.0114982128143311</text:p>
              </table:table-cell>
              <table:table-cell office:value-type="float" office:value="0.0119803386891428">
                <text:p>0.01198033868914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14898681640625">
                <text:p>0.0114898681640625</text:p>
              </table:table-cell>
              <table:table-cell office:value-type="float" office:value="0.0119348759358677">
                <text:p>0.01193487593586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14870071411133">
                <text:p>0.0114870071411133</text:p>
              </table:table-cell>
              <table:table-cell office:value-type="float" office:value="0.0118936379062426">
                <text:p>0.01189363790624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14879608154297">
                <text:p>0.0114879608154297</text:p>
              </table:table-cell>
              <table:table-cell office:value-type="float" office:value="0.011853033772864">
                <text:p>0.0118530337728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14870071411133">
                <text:p>0.0114870071411133</text:p>
              </table:table-cell>
              <table:table-cell office:value-type="float" office:value="0.0118158132454413">
                <text:p>0.0118158132454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242995262146">
                <text:p>0.01242995262146</text:p>
              </table:table-cell>
              <table:table-cell office:value-type="float" office:value="0.0127574806570377">
                <text:p>0.01275748065703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14798545837402">
                <text:p>0.0114798545837402</text:p>
              </table:table-cell>
              <table:table-cell office:value-type="float" office:value="0.0126202852926073">
                <text:p>0.01262028529260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1476993560791">
                <text:p>0.011476993560791</text:p>
              </table:table-cell>
              <table:table-cell office:value-type="float" office:value="0.0124971157701283">
                <text:p>0.01249711577012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14829540252686">
                <text:p>0.0114829540252686</text:p>
              </table:table-cell>
              <table:table-cell office:value-type="float" office:value="0.0123791915455418">
                <text:p>0.01237919154554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0806999206543">
                <text:p>0.00050806999206543</text:p>
              </table:table-cell>
              <table:table-cell office:value-type="float" office:value="0.0218768198797012">
                <text:p>0.02187681987970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24731063842773">
                <text:p>0.0124731063842773</text:p>
              </table:table-cell>
              <table:table-cell office:value-type="float" office:value="0.0188316791605174">
                <text:p>0.01883167916051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25350952148438">
                <text:p>0.0125350952148438</text:p>
              </table:table-cell>
              <table:table-cell office:value-type="float" office:value="0.0215816326250304">
                <text:p>0.02158163262503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14850997924805">
                <text:p>0.0114850997924805</text:p>
              </table:table-cell>
              <table:table-cell office:value-type="float" office:value="0.0199239668449258">
                <text:p>0.01992396684492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24580860137939">
                <text:p>0.0124580860137939</text:p>
              </table:table-cell>
              <table:table-cell office:value-type="float" office:value="0.0196670185803208">
                <text:p>0.01966701858032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24759674072266">
                <text:p>0.0124759674072266</text:p>
              </table:table-cell>
              <table:table-cell office:value-type="float" office:value="0.0192932337065815">
                <text:p>0.0192932337065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24361515045166">
                <text:p>0.0124361515045166</text:p>
              </table:table-cell>
              <table:table-cell office:value-type="float" office:value="0.0182885043506745">
                <text:p>0.01828850435067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24549865722656">
                <text:p>0.0124549865722656</text:p>
              </table:table-cell>
              <table:table-cell office:value-type="float" office:value="0.0177703493064903">
                <text:p>0.01777034930649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16560459136963">
                <text:p>0.0116560459136963</text:p>
              </table:table-cell>
              <table:table-cell office:value-type="float" office:value="0.0163653967324094">
                <text:p>0.01636539673240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26340389251709">
                <text:p>0.0126340389251709</text:p>
              </table:table-cell>
              <table:table-cell office:value-type="float" office:value="0.016396471530493">
                <text:p>0.0163964715304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26268863677979">
                <text:p>0.0126268863677979</text:p>
              </table:table-cell>
              <table:table-cell office:value-type="float" office:value="0.0162912417207743">
                <text:p>0.01629124172077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61305809021">
                <text:p>0.01261305809021</text:p>
              </table:table-cell>
              <table:table-cell office:value-type="float" office:value="0.0160921167410796">
                <text:p>0.0160921167410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25482082366943">
                <text:p>0.0125482082366943</text:p>
              </table:table-cell>
              <table:table-cell office:value-type="float" office:value="0.0157797643051101">
                <text:p>0.01577976430511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15160942077637">
                <text:p>0.0115160942077637</text:p>
              </table:table-cell>
              <table:table-cell office:value-type="float" office:value="0.0152296472869278">
                <text:p>0.01522964728692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24721527099609">
                <text:p>0.0124721527099609</text:p>
              </table:table-cell>
              <table:table-cell office:value-type="float" office:value="0.015025793932087">
                <text:p>0.0150257939320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24630928039551">
                <text:p>0.0124630928039551</text:p>
              </table:table-cell>
              <table:table-cell office:value-type="float" office:value="0.0148020214855247">
                <text:p>0.01480202148552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24800205230713">
                <text:p>0.0124800205230713</text:p>
              </table:table-cell>
              <table:table-cell office:value-type="float" office:value="0.0146011229801749">
                <text:p>0.01460112298017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2624979019165">
                <text:p>0.012624979019165</text:p>
              </table:table-cell>
              <table:table-cell office:value-type="float" office:value="0.0145660771923601">
                <text:p>0.0145660771923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16488933563232">
                <text:p>0.0116488933563232</text:p>
              </table:table-cell>
              <table:table-cell office:value-type="float" office:value="0.0144185136263056">
                <text:p>0.0144185136263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24590396881104">
                <text:p>0.0124590396881104</text:p>
              </table:table-cell>
              <table:table-cell office:value-type="float" office:value="0.0142416219701985">
                <text:p>0.01424162197019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24650001525879">
                <text:p>0.0124650001525879</text:p>
              </table:table-cell>
              <table:table-cell office:value-type="float" office:value="0.0140765366471003">
                <text:p>0.0140765366471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24619007110596">
                <text:p>0.0124619007110596</text:p>
              </table:table-cell>
              <table:table-cell office:value-type="float" office:value="0.0139143520166442">
                <text:p>0.01391435201664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24759674072266">
                <text:p>0.0124759674072266</text:p>
              </table:table-cell>
              <table:table-cell office:value-type="float" office:value="0.0137783542827957">
                <text:p>0.01377835428279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14519596099854">
                <text:p>0.0114519596099854</text:p>
              </table:table-cell>
              <table:table-cell office:value-type="float" office:value="0.0140972161656703">
                <text:p>0.01409721616567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24630928039551">
                <text:p>0.0124630928039551</text:p>
              </table:table-cell>
              <table:table-cell office:value-type="float" office:value="0.0139606134393708">
                <text:p>0.01396061343937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24619007110596">
                <text:p>0.0124619007110596</text:p>
              </table:table-cell>
              <table:table-cell office:value-type="float" office:value="0.0138228292758726">
                <text:p>0.01382282927587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24621391296387">
                <text:p>0.0124621391296387</text:p>
              </table:table-cell>
              <table:table-cell office:value-type="float" office:value="0.013690147621828">
                <text:p>0.0136901476218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15089416503906">
                <text:p>0.0115089416503906</text:p>
              </table:table-cell>
              <table:table-cell office:value-type="float" office:value="0.0139837660502946">
                <text:p>0.01398376605029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16579532623291">
                <text:p>0.0116579532623291</text:p>
              </table:table-cell>
              <table:table-cell office:value-type="float" office:value="0.0139687297210327">
                <text:p>0.01396872972103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25999450683594">
                <text:p>0.0125999450683594</text:p>
              </table:table-cell>
              <table:table-cell office:value-type="float" office:value="0.0140652982420472">
                <text:p>0.01406529824204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26039981842041">
                <text:p>0.0126039981842041</text:p>
              </table:table-cell>
              <table:table-cell office:value-type="float" office:value="0.0140874388026105">
                <text:p>0.01408743880261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16360187530518">
                <text:p>0.0116360187530518</text:p>
              </table:table-cell>
              <table:table-cell office:value-type="float" office:value="0.0141276618783651">
                <text:p>0.01412766187836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16360187530518">
                <text:p>0.0116360187530518</text:p>
              </table:table-cell>
              <table:table-cell office:value-type="float" office:value="0.014076194424163">
                <text:p>0.0140761944241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16300582885742">
                <text:p>0.0116300582885742</text:p>
              </table:table-cell>
              <table:table-cell office:value-type="float" office:value="0.0139713788240385">
                <text:p>0.01397137882403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25918388366699">
                <text:p>0.0125918388366699</text:p>
              </table:table-cell>
              <table:table-cell office:value-type="float" office:value="0.0141232017615737">
                <text:p>0.01412320176157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25970840454102">
                <text:p>0.0125970840454102</text:p>
              </table:table-cell>
              <table:table-cell office:value-type="float" office:value="0.0141808813327607">
                <text:p>0.01418088133276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41713856533343">
                <text:p>0.01417138565333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26149654388428">
                <text:p>0.0126149654388428</text:p>
              </table:table-cell>
              <table:table-cell office:value-type="float" office:value="0.0141339875935077">
                <text:p>0.01413398759350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16579532623291">
                <text:p>0.0116579532623291</text:p>
              </table:table-cell>
              <table:table-cell office:value-type="float" office:value="0.0141959473412701">
                <text:p>0.01419594734127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2627124786377">
                <text:p>0.012627124786377</text:p>
              </table:table-cell>
              <table:table-cell office:value-type="float" office:value="0.0141883300055707">
                <text:p>0.0141883300055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26399993896484">
                <text:p>0.0126399993896484</text:p>
              </table:table-cell>
              <table:table-cell office:value-type="float" office:value="0.0141490273945986">
                <text:p>0.01414902739459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26421451568604">
                <text:p>0.0126421451568604</text:p>
              </table:table-cell>
              <table:table-cell office:value-type="float" office:value="0.0140784919191068">
                <text:p>0.01407849191910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26380920410156">
                <text:p>0.0126380920410156</text:p>
              </table:table-cell>
              <table:table-cell office:value-type="float" office:value="0.0139827574216699">
                <text:p>0.01398275742166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26421451568604">
                <text:p>0.0126421451568604</text:p>
              </table:table-cell>
              <table:table-cell office:value-type="float" office:value="0.0138824706199067">
                <text:p>0.01388247061990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27339363098145">
                <text:p>0.0127339363098145</text:p>
              </table:table-cell>
              <table:table-cell office:value-type="float" office:value="0.0138811622826028">
                <text:p>0.01388116228260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27270221710205">
                <text:p>0.0127270221710205</text:p>
              </table:table-cell>
              <table:table-cell office:value-type="float" office:value="0.0138366744684543">
                <text:p>0.01383667446845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27329826354981">
                <text:p>0.0127329826354981</text:p>
              </table:table-cell>
              <table:table-cell office:value-type="float" office:value="0.0137795082286618">
                <text:p>0.01377950822866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27439498901367">
                <text:p>0.0127439498901367</text:p>
              </table:table-cell>
              <table:table-cell office:value-type="float" office:value="0.0137216271204801">
                <text:p>0.01372162712048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2721061706543">
                <text:p>0.012721061706543</text:p>
              </table:table-cell>
              <table:table-cell office:value-type="float" office:value="0.0136273410232446">
                <text:p>0.01362734102324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25770568847656">
                <text:p>0.0125770568847656</text:p>
              </table:table-cell>
              <table:table-cell office:value-type="float" office:value="0.0133751391187874">
                <text:p>0.01337513911878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25758647918701">
                <text:p>0.0125758647918701</text:p>
              </table:table-cell>
              <table:table-cell office:value-type="float" office:value="0.0131833504446668">
                <text:p>0.01318335044466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255202293396">
                <text:p>0.01255202293396</text:p>
              </table:table-cell>
              <table:table-cell office:value-type="float" office:value="0.0130433070110792">
                <text:p>0.01304330701107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25348567962646">
                <text:p>0.0125348567962646</text:p>
              </table:table-cell>
              <table:table-cell office:value-type="float" office:value="0.0129510712508609">
                <text:p>0.01295107125086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25348567962646">
                <text:p>0.0125348567962646</text:p>
              </table:table-cell>
              <table:table-cell office:value-type="float" office:value="0.0128775348315114">
                <text:p>0.0128775348315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24239921569824">
                <text:p>0.0124239921569824</text:p>
              </table:table-cell>
              <table:table-cell office:value-type="float" office:value="0.0129155744270838">
                <text:p>0.01291557442708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24201774597168">
                <text:p>0.0124201774597168</text:p>
              </table:table-cell>
              <table:table-cell office:value-type="float" office:value="0.012928513825845">
                <text:p>0.0129285138258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24280452728271">
                <text:p>0.0124280452728271</text:p>
              </table:table-cell>
              <table:table-cell office:value-type="float" office:value="0.0129142354583689">
                <text:p>0.01291423545836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24309062957764">
                <text:p>0.0124309062957764</text:p>
              </table:table-cell>
              <table:table-cell office:value-type="float" office:value="0.012887168441334">
                <text:p>0.0128871684413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4340057373047">
                <text:p>0.0124340057373047</text:p>
              </table:table-cell>
              <table:table-cell office:value-type="float" office:value="0.0128524355080189">
                <text:p>0.01285243550801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15931034088135">
                <text:p>0.0115931034088135</text:p>
              </table:table-cell>
              <table:table-cell office:value-type="float" office:value="0.0135523556276258">
                <text:p>0.0135523556276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15928649902344">
                <text:p>0.0115928649902344</text:p>
              </table:table-cell>
              <table:table-cell office:value-type="float" office:value="0.0139506601905367">
                <text:p>0.01395066019053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15962028503418">
                <text:p>0.0115962028503418</text:p>
              </table:table-cell>
              <table:table-cell office:value-type="float" office:value="0.0141354458323435">
                <text:p>0.01413544583234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1605978012085">
                <text:p>0.011605978012085</text:p>
              </table:table-cell>
              <table:table-cell office:value-type="float" office:value="0.0141688068000665">
                <text:p>0.01416880680006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16090774536133">
                <text:p>0.0116090774536133</text:p>
              </table:table-cell>
              <table:table-cell office:value-type="float" office:value="0.0141078995241729">
                <text:p>0.01410789952417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25629901885986">
                <text:p>0.0125629901885986</text:p>
              </table:table-cell>
              <table:table-cell office:value-type="float" office:value="0.0141622871115128">
                <text:p>0.01416228711151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25670433044434">
                <text:p>0.0125670433044434</text:p>
              </table:table-cell>
              <table:table-cell office:value-type="float" office:value="0.0141525606921889">
                <text:p>0.01415256069218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25689506530762">
                <text:p>0.0125689506530762</text:p>
              </table:table-cell>
              <table:table-cell office:value-type="float" office:value="0.0140987760783524">
                <text:p>0.01409877607835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25629901885986">
                <text:p>0.0125629901885986</text:p>
              </table:table-cell>
              <table:table-cell office:value-type="float" office:value="0.0140089673584451">
                <text:p>0.01400896735844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2566089630127">
                <text:p>0.012566089630127</text:p>
              </table:table-cell>
              <table:table-cell office:value-type="float" office:value="0.0139083304711676">
                <text:p>0.01390833047116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25429630279541">
                <text:p>0.0125429630279541</text:p>
              </table:table-cell>
              <table:table-cell office:value-type="float" office:value="0.0137743250601647">
                <text:p>0.01377432506016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24630928039551">
                <text:p>0.0124630928039551</text:p>
              </table:table-cell>
              <table:table-cell office:value-type="float" office:value="0.0140492304749851">
                <text:p>0.01404923047498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24168395996094">
                <text:p>0.0124168395996094</text:p>
              </table:table-cell>
              <table:table-cell office:value-type="float" office:value="0.0135060150887997">
                <text:p>0.0135060150887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2423038482666">
                <text:p>0.012423038482666</text:p>
              </table:table-cell>
              <table:table-cell office:value-type="float" office:value="0.013302873679493">
                <text:p>0.0133028736794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24950408935547">
                <text:p>0.0124950408935547</text:p>
              </table:table-cell>
              <table:table-cell office:value-type="float" office:value="0.0132230699919843">
                <text:p>0.01322306999198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15180015563965">
                <text:p>0.0115180015563965</text:p>
              </table:table-cell>
              <table:table-cell office:value-type="float" office:value="0.0137585483147924">
                <text:p>0.01375854831479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15151405334473">
                <text:p>0.0115151405334473</text:p>
              </table:table-cell>
              <table:table-cell office:value-type="float" office:value="0.014042442273016">
                <text:p>0.0140424422730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15220546722412">
                <text:p>0.0115220546722412</text:p>
              </table:table-cell>
              <table:table-cell office:value-type="float" office:value="0.0141437196322939">
                <text:p>0.01414371963229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537956237793">
                <text:p>0.012537956237793</text:p>
              </table:table-cell>
              <table:table-cell office:value-type="float" office:value="0.0140218765263491">
                <text:p>0.01402187652634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1584997177124">
                <text:p>0.011584997177124</text:p>
              </table:table-cell>
              <table:table-cell office:value-type="float" office:value="0.0140904629453006">
                <text:p>0.01409046294530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15911960601807">
                <text:p>0.0115911960601807</text:p>
              </table:table-cell>
              <table:table-cell office:value-type="float" office:value="0.0140517529548074">
                <text:p>0.01405175295480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15890502929688">
                <text:p>0.0115890502929688</text:p>
              </table:table-cell>
              <table:table-cell office:value-type="float" office:value="0.0139513346668996">
                <text:p>0.0139513346668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15950107574463">
                <text:p>0.0115950107574463</text:p>
              </table:table-cell>
              <table:table-cell office:value-type="float" office:value="0.013806398372357">
                <text:p>0.0138063983723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15959644317627">
                <text:p>0.0115959644317627</text:p>
              </table:table-cell>
              <table:table-cell office:value-type="float" office:value="0.0136413436010705">
                <text:p>0.0136413436010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25298500061035">
                <text:p>0.0125298500061035</text:p>
              </table:table-cell>
              <table:table-cell office:value-type="float" office:value="0.0139168682468319">
                <text:p>0.01391686824683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15671157836914">
                <text:p>0.0115671157836914</text:p>
              </table:table-cell>
              <table:table-cell office:value-type="float" office:value="0.0137899333311944">
                <text:p>0.01378993333119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15659236907959">
                <text:p>0.0115659236907959</text:p>
              </table:table-cell>
              <table:table-cell office:value-type="float" office:value="0.0136382123257313">
                <text:p>0.01363821232573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5718841552734">
                <text:p>0.0115718841552734</text:p>
              </table:table-cell>
              <table:table-cell office:value-type="float" office:value="0.0134686709896366">
                <text:p>0.01346867098963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15821361541748">
                <text:p>0.0115821361541748</text:p>
              </table:table-cell>
              <table:table-cell office:value-type="float" office:value="0.0132891644002119">
                <text:p>0.0132891644002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15900039672852">
                <text:p>0.0115900039672852</text:p>
              </table:table-cell>
              <table:table-cell office:value-type="float" office:value="0.0131111342317417">
                <text:p>0.01311113423174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15931034088135">
                <text:p>0.0115931034088135</text:p>
              </table:table-cell>
              <table:table-cell office:value-type="float" office:value="0.0129440546015816">
                <text:p>0.01294405460158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16031169891357">
                <text:p>0.0116031169891357</text:p>
              </table:table-cell>
              <table:table-cell office:value-type="float" office:value="0.0127834294867331">
                <text:p>0.01278342948673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1613130569458">
                <text:p>0.011613130569458</text:p>
              </table:table-cell>
              <table:table-cell office:value-type="float" office:value="0.0126323726067818">
                <text:p>0.01263237260678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16050243377686">
                <text:p>0.0116050243377686</text:p>
              </table:table-cell>
              <table:table-cell office:value-type="float" office:value="0.0125084831683757">
                <text:p>0.01250848316837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15478038787842">
                <text:p>0.0115478038787842</text:p>
              </table:table-cell>
              <table:table-cell office:value-type="float" office:value="0.0124490155375766">
                <text:p>0.01244901553757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15580558776856">
                <text:p>0.0115580558776856</text:p>
              </table:table-cell>
              <table:table-cell office:value-type="float" office:value="0.0123728565414886">
                <text:p>0.01237285654148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15420818328857">
                <text:p>0.0115420818328857</text:p>
              </table:table-cell>
              <table:table-cell office:value-type="float" office:value="0.0123113919687619">
                <text:p>0.01231139196876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15230083465576">
                <text:p>0.0115230083465576</text:p>
              </table:table-cell>
              <table:table-cell office:value-type="float" office:value="0.012263704201701">
                <text:p>0.0122637042017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15048885345459">
                <text:p>0.0115048885345459</text:p>
              </table:table-cell>
              <table:table-cell office:value-type="float" office:value="0.0122251171946043">
                <text:p>0.01222511719460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14259719848633">
                <text:p>0.0114259719848633</text:p>
              </table:table-cell>
              <table:table-cell office:value-type="float" office:value="0.0122463393065426">
                <text:p>0.01224633930654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14130973815918">
                <text:p>0.0114130973815918</text:p>
              </table:table-cell>
              <table:table-cell office:value-type="float" office:value="0.0122458951165621">
                <text:p>0.01224589511656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14090442657471">
                <text:p>0.0114090442657471</text:p>
              </table:table-cell>
              <table:table-cell office:value-type="float" office:value="0.0122231251640338">
                <text:p>0.01222312516403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14030838012695">
                <text:p>0.0114030838012695</text:p>
              </table:table-cell>
              <table:table-cell office:value-type="float" office:value="0.0121879577610334">
                <text:p>0.01218795776103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14109516143799">
                <text:p>0.0114109516143799</text:p>
              </table:table-cell>
              <table:table-cell office:value-type="float" office:value="0.0121334675051003">
                <text:p>0.01213346750510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13880634307861">
                <text:p>0.0113880634307861</text:p>
              </table:table-cell>
              <table:table-cell office:value-type="float" office:value="0.0120951568137036">
                <text:p>0.01209515681370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13930702209473">
                <text:p>0.0113930702209473</text:p>
              </table:table-cell>
              <table:table-cell office:value-type="float" office:value="0.0120435378128674">
                <text:p>0.01204353781286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23300552368164">
                <text:p>0.0123300552368164</text:p>
              </table:table-cell>
              <table:table-cell office:value-type="float" office:value="0.0128507064227361">
                <text:p>0.01285070642273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23341083526611">
                <text:p>0.0123341083526611</text:p>
              </table:table-cell>
              <table:table-cell office:value-type="float" office:value="0.0133687002287278">
                <text:p>0.01336870022872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2319803237915">
                <text:p>0.012319803237915</text:p>
              </table:table-cell>
              <table:table-cell office:value-type="float" office:value="0.0136602094136934">
                <text:p>0.01366020941369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14820003509521">
                <text:p>0.0114820003509521</text:p>
              </table:table-cell>
              <table:table-cell office:value-type="float" office:value="0.0134352352840889">
                <text:p>0.01343523528408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24478340148926">
                <text:p>0.0124478340148926</text:p>
              </table:table-cell>
              <table:table-cell office:value-type="float" office:value="0.0138159987467938">
                <text:p>0.01381599874679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24480724334717">
                <text:p>0.0124480724334717</text:p>
              </table:table-cell>
              <table:table-cell office:value-type="float" office:value="0.0140233878422234">
                <text:p>0.01402338784222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24549865722656">
                <text:p>0.0124549865722656</text:p>
              </table:table-cell>
              <table:table-cell office:value-type="float" office:value="0.0141180367357188">
                <text:p>0.01411803673571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24688148498535">
                <text:p>0.0124688148498535</text:p>
              </table:table-cell>
              <table:table-cell office:value-type="float" office:value="0.0141437365667536">
                <text:p>0.01414373656675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23369693756104">
                <text:p>0.0123369693756104</text:p>
              </table:table-cell>
              <table:table-cell office:value-type="float" office:value="0.0139599346186935">
                <text:p>0.01395993461869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23109817504883">
                <text:p>0.0123109817504883</text:p>
              </table:table-cell>
              <table:table-cell office:value-type="float" office:value="0.0137593608481704">
                <text:p>0.01375936084817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23159885406494">
                <text:p>0.0123159885406494</text:p>
              </table:table-cell>
              <table:table-cell office:value-type="float" office:value="0.0135881051033933">
                <text:p>0.01358810510339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23019218444824">
                <text:p>0.0123019218444824</text:p>
              </table:table-cell>
              <table:table-cell office:value-type="float" office:value="0.0134201398451098">
                <text:p>0.01342013984510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23090744018555">
                <text:p>0.0123090744018555</text:p>
              </table:table-cell>
              <table:table-cell office:value-type="float" office:value="0.0132830149588862">
                <text:p>0.01328301495888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23419761657715">
                <text:p>0.0123419761657715</text:p>
              </table:table-cell>
              <table:table-cell office:value-type="float" office:value="0.0131996055943004">
                <text:p>0.01319960559430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23589038848877">
                <text:p>0.0123589038848877</text:p>
              </table:table-cell>
              <table:table-cell office:value-type="float" office:value="0.0131371109631551">
                <text:p>0.01313711096315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23610496520996">
                <text:p>0.0123610496520996</text:p>
              </table:table-cell>
              <table:table-cell office:value-type="float" office:value="0.0130741938783835">
                <text:p>0.01307419387838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23641490936279">
                <text:p>0.0123641490936279</text:p>
              </table:table-cell>
              <table:table-cell office:value-type="float" office:value="0.0130141056561502">
                <text:p>0.01301410565615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23660564422607">
                <text:p>0.0123660564422607</text:p>
              </table:table-cell>
              <table:table-cell office:value-type="float" office:value="0.0129565073849427">
                <text:p>0.01295650738494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23231410980225">
                <text:p>0.0123231410980225</text:p>
              </table:table-cell>
              <table:table-cell office:value-type="float" office:value="0.0128519771652359">
                <text:p>0.01285197716523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13699436187744">
                <text:p>0.0113699436187744</text:p>
              </table:table-cell>
              <table:table-cell office:value-type="float" office:value="0.0134932781717484">
                <text:p>0.01349327817174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22931003570557">
                <text:p>0.0122931003570557</text:p>
              </table:table-cell>
              <table:table-cell office:value-type="float" office:value="0.0133124033604148">
                <text:p>0.01331240336041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2296199798584">
                <text:p>0.012296199798584</text:p>
              </table:table-cell>
              <table:table-cell office:value-type="float" office:value="0.0131653379183415">
                <text:p>0.01316533791834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23059749603271">
                <text:p>0.0123059749603271</text:p>
              </table:table-cell>
              <table:table-cell office:value-type="float" office:value="0.0130526627126996">
                <text:p>0.01305266271269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14049911499023">
                <text:p>0.0114049911499023</text:p>
              </table:table-cell>
              <table:table-cell office:value-type="float" office:value="0.0135394153831338">
                <text:p>0.01353941538313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14071369171143">
                <text:p>0.0114071369171143</text:p>
              </table:table-cell>
              <table:table-cell office:value-type="float" office:value="0.0137902685195074">
                <text:p>0.01379026851950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23488903045654">
                <text:p>0.0123488903045654</text:p>
              </table:table-cell>
              <table:table-cell office:value-type="float" office:value="0.0137204551951938">
                <text:p>0.01372045519519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23500823974609">
                <text:p>0.0123500823974609</text:p>
              </table:table-cell>
              <table:table-cell office:value-type="float" office:value="0.0136331199027884">
                <text:p>0.01363311990278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23379230499268">
                <text:p>0.0123379230499268</text:p>
              </table:table-cell>
              <table:table-cell office:value-type="float" office:value="0.0135220319291299">
                <text:p>0.01352203192912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23209953308106">
                <text:p>0.0123209953308106</text:p>
              </table:table-cell>
              <table:table-cell office:value-type="float" office:value="0.0133930833599356">
                <text:p>0.01339308335993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23269557952881">
                <text:p>0.0123269557952881</text:p>
              </table:table-cell>
              <table:table-cell office:value-type="float" office:value="0.013281663633029">
                <text:p>0.0132816636330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23250484466553">
                <text:p>0.0123250484466553</text:p>
              </table:table-cell>
              <table:table-cell office:value-type="float" office:value="0.0131765640501052">
                <text:p>0.01317656405010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23248100280762">
                <text:p>0.0123248100280762</text:p>
              </table:table-cell>
              <table:table-cell office:value-type="float" office:value="0.0130807143653021">
                <text:p>0.01308071436530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23248100280762">
                <text:p>0.0123248100280762</text:p>
              </table:table-cell>
              <table:table-cell office:value-type="float" office:value="0.0129941909991118">
                <text:p>0.01299419099911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23140811920166">
                <text:p>0.0123140811920166</text:p>
              </table:table-cell>
              <table:table-cell office:value-type="float" office:value="0.0129044219441375">
                <text:p>0.0129044219441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23171806335449">
                <text:p>0.0123171806335449</text:p>
              </table:table-cell>
              <table:table-cell office:value-type="float" office:value="0.0128305497250263">
                <text:p>0.01283054972502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13658905029297">
                <text:p>0.0113658905029297</text:p>
              </table:table-cell>
              <table:table-cell office:value-type="float" office:value="0.0134525309443403">
                <text:p>0.01345253094434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13651752471924">
                <text:p>0.0113651752471924</text:p>
              </table:table-cell>
              <table:table-cell office:value-type="float" office:value="0.0137961244544912">
                <text:p>0.01379612445449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1361837387085">
                <text:p>0.011361837387085</text:p>
              </table:table-cell>
              <table:table-cell office:value-type="float" office:value="0.0139485611603936">
                <text:p>0.01394856116039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22809410095215">
                <text:p>0.0122809410095215</text:p>
              </table:table-cell>
              <table:table-cell office:value-type="float" office:value="0.01381796324835">
                <text:p>0.013817963248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22840404510498">
                <text:p>0.0122840404510498</text:p>
              </table:table-cell>
              <table:table-cell office:value-type="float" office:value="0.0136877132953273">
                <text:p>0.01368771329532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22830867767334">
                <text:p>0.0122830867767334</text:p>
              </table:table-cell>
              <table:table-cell office:value-type="float" office:value="0.0135572991036665">
                <text:p>0.01355729910366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22919082641602">
                <text:p>0.0122919082641602</text:p>
              </table:table-cell>
              <table:table-cell office:value-type="float" office:value="0.0134418198285276">
                <text:p>0.01344181982852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22940540313721">
                <text:p>0.0122940540313721</text:p>
              </table:table-cell>
              <table:table-cell office:value-type="float" office:value="0.0133325158059446">
                <text:p>0.01333251580594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13592147827148">
                <text:p>0.0113592147827148</text:p>
              </table:table-cell>
              <table:table-cell office:value-type="float" office:value="0.0136910425998324">
                <text:p>0.01369104259983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22849941253662">
                <text:p>0.0122849941253662</text:p>
              </table:table-cell>
              <table:table-cell office:value-type="float" office:value="0.0135698547611043">
                <text:p>0.01356985476110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22978687286377">
                <text:p>0.0122978687286377</text:p>
              </table:table-cell>
              <table:table-cell office:value-type="float" office:value="0.0134646572757526">
                <text:p>0.01346465727575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23021602630615">
                <text:p>0.0123021602630615</text:p>
              </table:table-cell>
              <table:table-cell office:value-type="float" office:value="0.01336398726012">
                <text:p>0.013363987260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22971534729004">
                <text:p>0.0122971534729004</text:p>
              </table:table-cell>
              <table:table-cell office:value-type="float" office:value="0.0132591078297718">
                <text:p>0.01325910782977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22878551483154">
                <text:p>0.0122878551483154</text:p>
              </table:table-cell>
              <table:table-cell office:value-type="float" office:value="0.0131497590147954">
                <text:p>0.01314975901479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22971534729004">
                <text:p>0.0122971534729004</text:p>
              </table:table-cell>
              <table:table-cell office:value-type="float" office:value="0.0130615249742978">
                <text:p>0.01306152497429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22840404510498">
                <text:p>0.0122840404510498</text:p>
              </table:table-cell>
              <table:table-cell office:value-type="float" office:value="0.0129649826262206">
                <text:p>0.01296498262622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22749805450439">
                <text:p>0.0122749805450439</text:p>
              </table:table-cell>
              <table:table-cell office:value-type="float" office:value="0.0128701548730643">
                <text:p>0.01287015487306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22759342193604">
                <text:p>0.0122759342193604</text:p>
              </table:table-cell>
              <table:table-cell office:value-type="float" office:value="0.0127903978459108">
                <text:p>0.01279039784591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23028755187988">
                <text:p>0.0123028755187988</text:p>
              </table:table-cell>
              <table:table-cell office:value-type="float" office:value="0.0127522892703799">
                <text:p>0.01275228927037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22919082641602">
                <text:p>0.0122919082641602</text:p>
              </table:table-cell>
              <table:table-cell office:value-type="float" office:value="0.0127008981764823">
                <text:p>0.01270089817648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14541053771973">
                <text:p>0.0114541053771973</text:p>
              </table:table-cell>
              <table:table-cell office:value-type="float" office:value="0.0132600610471298">
                <text:p>0.01326006104712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14741325378418">
                <text:p>0.0114741325378418</text:p>
              </table:table-cell>
              <table:table-cell office:value-type="float" office:value="0.0135530518007428">
                <text:p>0.01355305180074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14650726318359">
                <text:p>0.0114650726318359</text:p>
              </table:table-cell>
              <table:table-cell office:value-type="float" office:value="0.0136882881735908">
                <text:p>0.01368828817359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23810768127441">
                <text:p>0.0123810768127441</text:p>
              </table:table-cell>
              <table:table-cell office:value-type="float" office:value="0.013715706670998">
                <text:p>0.0137157066709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14531517028809">
                <text:p>0.0114531517028809</text:p>
              </table:table-cell>
              <table:table-cell office:value-type="float" office:value="0.0137954846727437">
                <text:p>0.01379548467274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22740268707275">
                <text:p>0.0122740268707275</text:p>
              </table:table-cell>
              <table:table-cell office:value-type="float" office:value="0.0136941440434809">
                <text:p>0.01369414404348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22661590576172">
                <text:p>0.0122661590576172</text:p>
              </table:table-cell>
              <table:table-cell office:value-type="float" office:value="0.0135744093041294">
                <text:p>0.01357440930412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22709274291992">
                <text:p>0.0122709274291992</text:p>
              </table:table-cell>
              <table:table-cell office:value-type="float" office:value="0.0134603149792563">
                <text:p>0.01346031497925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22599601745606">
                <text:p>0.0122599601745606</text:p>
              </table:table-cell>
              <table:table-cell office:value-type="float" office:value="0.0133359340561505">
                <text:p>0.01333593405615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25308036804199">
                <text:p>0.0125308036804199</text:p>
              </table:table-cell>
              <table:table-cell office:value-type="float" office:value="0.0130726896869292">
                <text:p>0.01307268968692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22151374816895">
                <text:p>0.0122151374816895</text:p>
              </table:table-cell>
              <table:table-cell office:value-type="float" office:value="0.0131702593620827">
                <text:p>0.01317025936208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22208595275879">
                <text:p>0.0122208595275879</text:p>
              </table:table-cell>
              <table:table-cell office:value-type="float" office:value="0.0130381250869741">
                <text:p>0.01303812508697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22189521789551">
                <text:p>0.0122189521789551</text:p>
              </table:table-cell>
              <table:table-cell office:value-type="float" office:value="0.0129237266529914">
                <text:p>0.01292372665299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21889114379883">
                <text:p>0.0121889114379883</text:p>
              </table:table-cell>
              <table:table-cell office:value-type="float" office:value="0.012792832644789">
                <text:p>0.0127928326447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26619338989258">
                <text:p>0.0126619338989258</text:p>
              </table:table-cell>
              <table:table-cell office:value-type="float" office:value="0.0133869334289494">
                <text:p>0.01338693342894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26590728759766">
                <text:p>0.0126590728759766</text:p>
              </table:table-cell>
              <table:table-cell office:value-type="float" office:value="0.013567280998519">
                <text:p>0.0135672809985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26669406890869">
                <text:p>0.0126669406890869</text:p>
              </table:table-cell>
              <table:table-cell office:value-type="float" office:value="0.0136661038769688">
                <text:p>0.01366610387696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267409324646">
                <text:p>0.01267409324646</text:p>
              </table:table-cell>
              <table:table-cell office:value-type="float" office:value="0.0137077791683748">
                <text:p>0.01370777916837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22990608215332">
                <text:p>0.0122990608215332</text:p>
              </table:table-cell>
              <table:table-cell office:value-type="float" office:value="0.0134516233670446">
                <text:p>0.01345162336704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22718811035156">
                <text:p>0.0122718811035156</text:p>
              </table:table-cell>
              <table:table-cell office:value-type="float" office:value="0.0132712857961398">
                <text:p>0.01327128579613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22699737548828">
                <text:p>0.0122699737548828</text:p>
              </table:table-cell>
              <table:table-cell office:value-type="float" office:value="0.0131233767986428">
                <text:p>0.01312337679864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22702121734619">
                <text:p>0.0122702121734619</text:p>
              </table:table-cell>
              <table:table-cell office:value-type="float" office:value="0.0129994340576611">
                <text:p>0.01299943405766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22859477996826">
                <text:p>0.0122859477996826</text:p>
              </table:table-cell>
              <table:table-cell office:value-type="float" office:value="0.0128815397770675">
                <text:p>0.01288153977706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2799873352051">
                <text:p>0.0122799873352051</text:p>
              </table:table-cell>
              <table:table-cell office:value-type="float" office:value="0.0127907748125526">
                <text:p>0.01279077481255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22790336608887">
                <text:p>0.0122790336608887</text:p>
              </table:table-cell>
              <table:table-cell office:value-type="float" office:value="0.0127160826609494">
                <text:p>0.01271608266094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22849941253662">
                <text:p>0.0122849941253662</text:p>
              </table:table-cell>
              <table:table-cell office:value-type="float" office:value="0.0126481927487901">
                <text:p>0.01264819274879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22880935668945">
                <text:p>0.0122880935668945</text:p>
              </table:table-cell>
              <table:table-cell office:value-type="float" office:value="0.0125895780256162">
                <text:p>0.01258957802561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22339725494385">
                <text:p>0.0122339725494385</text:p>
              </table:table-cell>
              <table:table-cell office:value-type="float" office:value="0.0125890466144724">
                <text:p>0.01258904661447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22377872467041">
                <text:p>0.0122377872467041</text:p>
              </table:table-cell>
              <table:table-cell office:value-type="float" office:value="0.0125742639512695">
                <text:p>0.01257426395126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22311115264893">
                <text:p>0.0122311115264893</text:p>
              </table:table-cell>
              <table:table-cell office:value-type="float" office:value="0.0125598891867129">
                <text:p>0.01255988918671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22301578521729">
                <text:p>0.0122301578521729</text:p>
              </table:table-cell>
              <table:table-cell office:value-type="float" office:value="0.0125410159106176">
                <text:p>0.01254101591061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22339725494385">
                <text:p>0.0122339725494385</text:p>
              </table:table-cell>
              <table:table-cell office:value-type="float" office:value="0.0125155781487461">
                <text:p>0.01251557814874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22551918029785">
                <text:p>0.0122551918029785</text:p>
              </table:table-cell>
              <table:table-cell office:value-type="float" office:value="0.0124715175956921">
                <text:p>0.01247151759569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2239933013916">
                <text:p>0.012239933013916</text:p>
              </table:table-cell>
              <table:table-cell office:value-type="float" office:value="0.0124491941171578">
                <text:p>0.01244919411715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22411251068115">
                <text:p>0.0122411251068115</text:p>
              </table:table-cell>
              <table:table-cell office:value-type="float" office:value="0.0124269618436098">
                <text:p>0.01242696184360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22420787811279">
                <text:p>0.0122420787811279</text:p>
              </table:table-cell>
              <table:table-cell office:value-type="float" office:value="0.0124057300510421">
                <text:p>0.01240573005104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480890274047852">
                <text:p>0.000480890274047852</text:p>
              </table:table-cell>
              <table:table-cell office:value-type="float" office:value="0.0226777225286798">
                <text:p>0.02267772252867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23488903045654">
                <text:p>0.0123488903045654</text:p>
              </table:table-cell>
              <table:table-cell office:value-type="float" office:value="0.0177973112643055">
                <text:p>0.01779731126430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2315034866333">
                <text:p>0.012315034866333</text:p>
              </table:table-cell>
              <table:table-cell office:value-type="float" office:value="0.0214223865942256">
                <text:p>0.02142238659422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23279094696045">
                <text:p>0.0123279094696045</text:p>
              </table:table-cell>
              <table:table-cell office:value-type="float" office:value="0.0203284515744238">
                <text:p>0.02032845157442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23410224914551">
                <text:p>0.0123410224914551</text:p>
              </table:table-cell>
              <table:table-cell office:value-type="float" office:value="0.0193752919264851">
                <text:p>0.01937529192648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23500823974609">
                <text:p>0.0123500823974609</text:p>
              </table:table-cell>
              <table:table-cell office:value-type="float" office:value="0.0185401523819373">
                <text:p>0.01854015238193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22909545898438">
                <text:p>0.0122909545898438</text:p>
              </table:table-cell>
              <table:table-cell office:value-type="float" office:value="0.0170743809468058">
                <text:p>0.01707438094680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22640132904053">
                <text:p>0.0122640132904053</text:p>
              </table:table-cell>
              <table:table-cell office:value-type="float" office:value="0.0164201668904233">
                <text:p>0.01642016689042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22709274291992">
                <text:p>0.0122709274291992</text:p>
              </table:table-cell>
              <table:table-cell office:value-type="float" office:value="0.0158687375220649">
                <text:p>0.01586873752206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22709274291992">
                <text:p>0.0122709274291992</text:p>
              </table:table-cell>
              <table:table-cell office:value-type="float" office:value="0.0153944304336777">
                <text:p>0.01539443043367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22690200805664">
                <text:p>0.0122690200805664</text:p>
              </table:table-cell>
              <table:table-cell office:value-type="float" office:value="0.0149834111708217">
                <text:p>0.01498341117082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22458934783936">
                <text:p>0.0122458934783936</text:p>
              </table:table-cell>
              <table:table-cell office:value-type="float" office:value="0.0146028376305575">
                <text:p>0.01460283763055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22621059417725">
                <text:p>0.0122621059417725</text:p>
              </table:table-cell>
              <table:table-cell office:value-type="float" office:value="0.0142976707613053">
                <text:p>0.01429767076130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22570991516113">
                <text:p>0.0122570991516113</text:p>
              </table:table-cell>
              <table:table-cell office:value-type="float" office:value="0.0140281609638168">
                <text:p>0.01402816096381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22580528259277">
                <text:p>0.0122580528259277</text:p>
              </table:table-cell>
              <table:table-cell office:value-type="float" office:value="0.0137970223611896">
                <text:p>0.01379702236118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22599601745606">
                <text:p>0.0122599601745606</text:p>
              </table:table-cell>
              <table:table-cell office:value-type="float" office:value="0.0135993906224504">
                <text:p>0.01359939062245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13470554351807">
                <text:p>0.0113470554351807</text:p>
              </table:table-cell>
              <table:table-cell office:value-type="float" office:value="0.0138533616235275">
                <text:p>0.01385336162352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22449398040771">
                <text:p>0.0122449398040771</text:p>
              </table:table-cell>
              <table:table-cell office:value-type="float" office:value="0.0136808538095489">
                <text:p>0.01368085380954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22489929199219">
                <text:p>0.0122489929199219</text:p>
              </table:table-cell>
              <table:table-cell office:value-type="float" office:value="0.0135273329992798">
                <text:p>0.01352733299927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2239933013916">
                <text:p>0.012239933013916</text:p>
              </table:table-cell>
              <table:table-cell office:value-type="float" office:value="0.0133764444458041">
                <text:p>0.01337644444580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22389793395996">
                <text:p>0.0122389793395996</text:p>
              </table:table-cell>
              <table:table-cell office:value-type="float" office:value="0.0132408349667333">
                <text:p>0.0132408349667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22349262237549">
                <text:p>0.0122349262237549</text:p>
              </table:table-cell>
              <table:table-cell office:value-type="float" office:value="0.0131159735024198">
                <text:p>0.01311597350241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2239933013916">
                <text:p>0.012239933013916</text:p>
              </table:table-cell>
              <table:table-cell office:value-type="float" office:value="0.0130121330779371">
                <text:p>0.01301213307793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22299194335938">
                <text:p>0.0122299194335938</text:p>
              </table:table-cell>
              <table:table-cell office:value-type="float" office:value="0.0129085912695071">
                <text:p>0.012908591269507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22349262237549">
                <text:p>0.0122349262237549</text:p>
              </table:table-cell>
              <table:table-cell office:value-type="float" office:value="0.0128250661017839">
                <text:p>0.01282506610178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27620032335337">
                <text:p>0.01276200323353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22458934783936">
                <text:p>0.0122458934783936</text:p>
              </table:table-cell>
              <table:table-cell office:value-type="float" office:value="0.0127065759589635">
                <text:p>0.01270657595896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2221097946167">
                <text:p>0.012221097946167</text:p>
              </table:table-cell>
              <table:table-cell office:value-type="float" office:value="0.0126279105087542">
                <text:p>0.0126279105087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22230052947998">
                <text:p>0.0122230052947998</text:p>
              </table:table-cell>
              <table:table-cell office:value-type="float" office:value="0.0125657191816853">
                <text:p>0.01256571918168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22280120849609">
                <text:p>0.0122280120849609</text:p>
              </table:table-cell>
              <table:table-cell office:value-type="float" office:value="0.0125198289532625">
                <text:p>0.01251982895326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31521224975586">
                <text:p>0.0131521224975586</text:p>
              </table:table-cell>
              <table:table-cell office:value-type="float" office:value="0.013520218427898">
                <text:p>0.0135202184278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5340576171875">
                <text:p>0.0005340576171875</text:p>
              </table:table-cell>
              <table:table-cell office:value-type="float" office:value="0.0235213956160062">
                <text:p>0.02352139561600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3600234985352">
                <text:p>0.0133600234985352</text:p>
              </table:table-cell>
              <table:table-cell office:value-type="float" office:value="0.019203675621355">
                <text:p>0.0192036756213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23858451843262">
                <text:p>0.0123858451843262</text:p>
              </table:table-cell>
              <table:table-cell office:value-type="float" office:value="0.0220920144606033">
                <text:p>0.02209201446060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23867988586426">
                <text:p>0.0123867988586426</text:p>
              </table:table-cell>
              <table:table-cell office:value-type="float" office:value="0.0208517381710924">
                <text:p>0.02085173817109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24728679656982">
                <text:p>0.0124728679656982</text:p>
              </table:table-cell>
              <table:table-cell office:value-type="float" office:value="0.0198701052480245">
                <text:p>0.01987010524802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24580860137939">
                <text:p>0.0124580860137939</text:p>
              </table:table-cell>
              <table:table-cell office:value-type="float" office:value="0.0189781152812961">
                <text:p>0.01897811528129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32660865783691">
                <text:p>0.0132660865783691</text:p>
              </table:table-cell>
              <table:table-cell office:value-type="float" office:value="0.0190634064304938">
                <text:p>0.01906340643049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23298168182373">
                <text:p>0.0123298168182373</text:p>
              </table:table-cell>
              <table:table-cell office:value-type="float" office:value="0.0177368850484639">
                <text:p>0.01773688504846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22630596160889">
                <text:p>0.0122630596160889</text:p>
              </table:table-cell>
              <table:table-cell office:value-type="float" office:value="0.0166222826568952">
                <text:p>0.01662228265689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22358798980713">
                <text:p>0.0122358798980713</text:p>
              </table:table-cell>
              <table:table-cell office:value-type="float" office:value="0.0157240219346333">
                <text:p>0.01572402193463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22411251068115">
                <text:p>0.0122411251068115</text:p>
              </table:table-cell>
              <table:table-cell office:value-type="float" office:value="0.0150314347568391">
                <text:p>0.01503143475683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22518539428711">
                <text:p>0.0122518539428711</text:p>
              </table:table-cell>
              <table:table-cell office:value-type="float" office:value="0.0145017971854153">
                <text:p>0.01450179718541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2260913848877">
                <text:p>0.012260913848877</text:p>
              </table:table-cell>
              <table:table-cell office:value-type="float" office:value="0.0140941041970956">
                <text:p>0.01409410419709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22590065002441">
                <text:p>0.0122590065002441</text:p>
              </table:table-cell>
              <table:table-cell office:value-type="float" office:value="0.013767122707917">
                <text:p>0.0137671227079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2530460357666">
                <text:p>0.0122530460357666</text:p>
              </table:table-cell>
              <table:table-cell office:value-type="float" office:value="0.0134987069516165">
                <text:p>0.01349870695161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13270282745361">
                <text:p>0.0113270282745361</text:p>
              </table:table-cell>
              <table:table-cell office:value-type="float" office:value="0.0138736909255264">
                <text:p>0.01387369092552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22168064117432">
                <text:p>0.0122168064117432</text:p>
              </table:table-cell>
              <table:table-cell office:value-type="float" office:value="0.0136133412433059">
                <text:p>0.01361334124330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21769905090332">
                <text:p>0.0121769905090332</text:p>
              </table:table-cell>
              <table:table-cell office:value-type="float" office:value="0.0133540521603137">
                <text:p>0.01335405216031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1748447418213">
                <text:p>0.0121748447418213</text:p>
              </table:table-cell>
              <table:table-cell office:value-type="float" office:value="0.0131446965348841">
                <text:p>0.01314469653488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21769905090332">
                <text:p>0.0121769905090332</text:p>
              </table:table-cell>
              <table:table-cell office:value-type="float" office:value="0.0129794130252761">
                <text:p>0.01297941302527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218581199646">
                <text:p>0.01218581199646</text:p>
              </table:table-cell>
              <table:table-cell office:value-type="float" office:value="0.0128557941918184">
                <text:p>0.01285579419181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22001171112061">
                <text:p>0.0122001171112061</text:p>
              </table:table-cell>
              <table:table-cell office:value-type="float" office:value="0.0127698256428462">
                <text:p>0.01276982564284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22361183166504">
                <text:p>0.0122361183166504</text:p>
              </table:table-cell>
              <table:table-cell office:value-type="float" office:value="0.0127361067470943">
                <text:p>0.01273610674709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22330188751221">
                <text:p>0.0122330188751221</text:p>
              </table:table-cell>
              <table:table-cell office:value-type="float" office:value="0.0126948672115864">
                <text:p>0.01269486721158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22349262237549">
                <text:p>0.0122349262237549</text:p>
              </table:table-cell>
              <table:table-cell office:value-type="float" office:value="0.0126555167731067">
                <text:p>0.01265551677310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22380256652832">
                <text:p>0.0122380256652832</text:p>
              </table:table-cell>
              <table:table-cell office:value-type="float" office:value="0.0126200364649065">
                <text:p>0.01262003646490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13010406494141">
                <text:p>0.0113010406494141</text:p>
              </table:table-cell>
              <table:table-cell office:value-type="float" office:value="0.013266891626536">
                <text:p>0.0132668916265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21779441833496">
                <text:p>0.0121779441833496</text:p>
              </table:table-cell>
              <table:table-cell office:value-type="float" office:value="0.0130973120015493">
                <text:p>0.01309731200154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30949020385742">
                <text:p>0.0130949020385742</text:p>
              </table:table-cell>
              <table:table-cell office:value-type="float" office:value="0.0139888727154607">
                <text:p>0.01398887271546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468015670776367">
                <text:p>0.000468015670776367</text:p>
              </table:table-cell>
              <table:table-cell office:value-type="float" office:value="0.0238102220128251">
                <text:p>0.02381022201282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32207870483398">
                <text:p>0.0132207870483398</text:p>
              </table:table-cell>
              <table:table-cell office:value-type="float" office:value="0.0237782835971497">
                <text:p>0.02377828359714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456094741821289">
                <text:p>0.000456094741821289</text:p>
              </table:table-cell>
              <table:table-cell office:value-type="float" office:value="0.0295364693538672">
                <text:p>0.02953646935386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40731334686279">
                <text:p>0.0140731334686279</text:p>
              </table:table-cell>
              <table:table-cell office:value-type="float" office:value="0.023713263463033">
                <text:p>0.0237132634630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23159885406494">
                <text:p>0.0123159885406494</text:p>
              </table:table-cell>
              <table:table-cell office:value-type="float" office:value="0.0277382815192477">
                <text:p>0.02773828151924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14080905914307">
                <text:p>0.0114080905914307</text:p>
              </table:table-cell>
              <table:table-cell office:value-type="float" office:value="0.0250548889043263">
                <text:p>0.02505488890432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23138427734375">
                <text:p>0.0123138427734375</text:p>
              </table:table-cell>
              <table:table-cell office:value-type="float" office:value="0.0238864212582639">
                <text:p>0.02388642125826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31628513336182">
                <text:p>0.0131628513336182</text:p>
              </table:table-cell>
              <table:table-cell office:value-type="float" office:value="0.0233122188108313">
                <text:p>0.02331221881083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40190124511719">
                <text:p>0.0140190124511719</text:p>
              </table:table-cell>
              <table:table-cell office:value-type="float" office:value="0.0236143088090771">
                <text:p>0.02361430880907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40218734741211">
                <text:p>0.0140218734741211</text:p>
              </table:table-cell>
              <table:table-cell office:value-type="float" office:value="0.0232527354570519">
                <text:p>0.02325273545705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21979713439941">
                <text:p>0.0121979713439941</text:p>
              </table:table-cell>
              <table:table-cell office:value-type="float" office:value="0.0206750986114259">
                <text:p>0.02067509861142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21870040893555">
                <text:p>0.0121870040893555</text:p>
              </table:table-cell>
              <table:table-cell office:value-type="float" office:value="0.0187062760429081">
                <text:p>0.01870627604290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3045072555542">
                <text:p>0.013045072555542</text:p>
              </table:table-cell>
              <table:table-cell office:value-type="float" office:value="0.0143313334315415">
                <text:p>0.01433133343154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1995792388916">
                <text:p>0.011995792388916</text:p>
              </table:table-cell>
              <table:table-cell office:value-type="float" office:value="0.0170714170976547">
                <text:p>0.01707141709765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19919776916504">
                <text:p>0.0119919776916504</text:p>
              </table:table-cell>
              <table:table-cell office:value-type="float" office:value="0.0158432655027914">
                <text:p>0.01584326550279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2005090713501">
                <text:p>0.012005090713501</text:p>
              </table:table-cell>
              <table:table-cell office:value-type="float" office:value="0.014905464380445">
                <text:p>0.0149054643804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20499134063721">
                <text:p>0.0120499134063721</text:p>
              </table:table-cell>
              <table:table-cell office:value-type="float" office:value="0.0142159994629969">
                <text:p>0.01421599946299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21190547943115">
                <text:p>0.0121190547943115</text:p>
              </table:table-cell>
              <table:table-cell office:value-type="float" office:value="0.0137736319830839">
                <text:p>0.01377363198308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2117862701416">
                <text:p>0.012117862701416</text:p>
              </table:table-cell>
              <table:table-cell office:value-type="float" office:value="0.0134302816827344">
                <text:p>0.01343028168273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12829208374023">
                <text:p>0.0112829208374023</text:p>
              </table:table-cell>
              <table:table-cell office:value-type="float" office:value="0.0137533350458408">
                <text:p>0.01375333504584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21371746063232">
                <text:p>0.0121371746063232</text:p>
              </table:table-cell>
              <table:table-cell office:value-type="float" office:value="0.0135115616344959">
                <text:p>0.01351156163449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39278907919738">
                <text:p>0.01392789079197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23860836029053">
                <text:p>0.0123860836029053</text:p>
              </table:table-cell>
              <table:table-cell office:value-type="float" office:value="0.0137703691963509">
                <text:p>0.01377036919635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2160062789917">
                <text:p>0.012160062789917</text:p>
              </table:table-cell>
              <table:table-cell office:value-type="float" office:value="0.0133694633098164">
                <text:p>0.01336946330981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21469497680664">
                <text:p>0.0121469497680664</text:p>
              </table:table-cell>
              <table:table-cell office:value-type="float" office:value="0.0130767075195026">
                <text:p>0.01307670751950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21510028839111">
                <text:p>0.0121510028839111</text:p>
              </table:table-cell>
              <table:table-cell office:value-type="float" office:value="0.0128519851260126">
                <text:p>0.01285198512601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21309757232666">
                <text:p>0.0121309757232666</text:p>
              </table:table-cell>
              <table:table-cell office:value-type="float" office:value="0.0127001291257831">
                <text:p>0.01270012912578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1328830718994">
                <text:p>0.0121328830718994</text:p>
              </table:table-cell>
              <table:table-cell office:value-type="float" office:value="0.0125810186517502">
                <text:p>0.01258101865175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21259689331055">
                <text:p>0.0121259689331055</text:p>
              </table:table-cell>
              <table:table-cell office:value-type="float" office:value="0.0124948980377404">
                <text:p>0.01249489803774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21338367462158">
                <text:p>0.0121338367462158</text:p>
              </table:table-cell>
              <table:table-cell office:value-type="float" office:value="0.0124199680138051">
                <text:p>0.01241996801380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21421813964844">
                <text:p>0.0121421813964844</text:p>
              </table:table-cell>
              <table:table-cell office:value-type="float" office:value="0.0123545520145004">
                <text:p>0.01235455201450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3049840927124">
                <text:p>0.013049840927124</text:p>
              </table:table-cell>
              <table:table-cell office:value-type="float" office:value="0.0133198332472959">
                <text:p>0.0133198332472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21481418609619">
                <text:p>0.0121481418609619</text:p>
              </table:table-cell>
              <table:table-cell office:value-type="float" office:value="0.0131509304699253">
                <text:p>0.01315093046992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21481418609619">
                <text:p>0.0121481418609619</text:p>
              </table:table-cell>
              <table:table-cell office:value-type="float" office:value="0.0130087508782457">
                <text:p>0.01300875087824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1221170425415">
                <text:p>0.011221170425415</text:p>
              </table:table-cell>
              <table:table-cell office:value-type="float" office:value="0.0136996514955193">
                <text:p>0.01369965149551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1214017868042">
                <text:p>0.011214017868042</text:p>
              </table:table-cell>
              <table:table-cell office:value-type="float" office:value="0.0140818609798658">
                <text:p>0.01408186097986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19619369506836">
                <text:p>0.0119619369506836</text:p>
              </table:table-cell>
              <table:table-cell office:value-type="float" office:value="0.0135886366594123">
                <text:p>0.01358863665941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19647979736328">
                <text:p>0.0119647979736328</text:p>
              </table:table-cell>
              <table:table-cell office:value-type="float" office:value="0.0132116204381364">
                <text:p>0.01321162043813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1962890625">
                <text:p>0.011962890625</text:p>
              </table:table-cell>
              <table:table-cell office:value-type="float" office:value="0.012926909270962">
                <text:p>0.0129269092709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19888782501221">
                <text:p>0.0119888782501221</text:p>
              </table:table-cell>
              <table:table-cell office:value-type="float" office:value="0.0126964449513536">
                <text:p>0.01269644495135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19950771331787">
                <text:p>0.0119950771331787</text:p>
              </table:table-cell>
              <table:table-cell office:value-type="float" office:value="0.0125300650256358">
                <text:p>0.01253006502563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21490955352783">
                <text:p>0.0121490955352783</text:p>
              </table:table-cell>
              <table:table-cell office:value-type="float" office:value="0.0125774305301063">
                <text:p>0.01257743053010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21409893035889">
                <text:p>0.0121409893035889</text:p>
              </table:table-cell>
              <table:table-cell office:value-type="float" office:value="0.0125860091631761">
                <text:p>0.0125860091631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21519565582275">
                <text:p>0.0121519565582275</text:p>
              </table:table-cell>
              <table:table-cell office:value-type="float" office:value="0.0125900701819845">
                <text:p>0.01259007018198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21350288391113">
                <text:p>0.0121350288391113</text:p>
              </table:table-cell>
              <table:table-cell office:value-type="float" office:value="0.0125600004908294">
                <text:p>0.01256000049082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21300220489502">
                <text:p>0.0121300220489502</text:p>
              </table:table-cell>
              <table:table-cell office:value-type="float" office:value="0.0125213542529614">
                <text:p>0.01252135425296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21161937713623">
                <text:p>0.0121161937713623</text:p>
              </table:table-cell>
              <table:table-cell office:value-type="float" office:value="0.0124682067156988">
                <text:p>0.01246820671569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21228694915771">
                <text:p>0.0121228694915771</text:p>
              </table:table-cell>
              <table:table-cell office:value-type="float" office:value="0.0124298384251014">
                <text:p>0.01242983842510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21190547943115">
                <text:p>0.0121190547943115</text:p>
              </table:table-cell>
              <table:table-cell office:value-type="float" office:value="0.0123907749208004">
                <text:p>0.01239077492080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21099948883057">
                <text:p>0.0121099948883057</text:p>
              </table:table-cell>
              <table:table-cell office:value-type="float" office:value="0.0123464558478935">
                <text:p>0.01234645584789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21140480041504">
                <text:p>0.0121140480041504</text:p>
              </table:table-cell>
              <table:table-cell office:value-type="float" office:value="0.0123145418066365">
                <text:p>0.01231454180663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1275053024292">
                <text:p>0.011275053024292</text:p>
              </table:table-cell>
              <table:table-cell office:value-type="float" office:value="0.0129690775537524">
                <text:p>0.01296907755375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12879276275635">
                <text:p>0.0112879276275635</text:p>
              </table:table-cell>
              <table:table-cell office:value-type="float" office:value="0.013334413093389">
                <text:p>0.0133344130933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13070011138916">
                <text:p>0.0113070011138916</text:p>
              </table:table-cell>
              <table:table-cell office:value-type="float" office:value="0.0134935225699314">
                <text:p>0.01349352256993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22270584106445">
                <text:p>0.0122270584106445</text:p>
              </table:table-cell>
              <table:table-cell office:value-type="float" office:value="0.0135287322050543">
                <text:p>0.01352873220505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22358798980713">
                <text:p>0.0122358798980713</text:p>
              </table:table-cell>
              <table:table-cell office:value-type="float" office:value="0.0135210853953836">
                <text:p>0.01352108539538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22129917144775">
                <text:p>0.0122129917144775</text:p>
              </table:table-cell>
              <table:table-cell office:value-type="float" office:value="0.0134501552982031">
                <text:p>0.01345015529820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22170448303223">
                <text:p>0.0122170448303223</text:p>
              </table:table-cell>
              <table:table-cell office:value-type="float" office:value="0.0133695058152624">
                <text:p>0.01336950581526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22108459472656">
                <text:p>0.0122108459472656</text:p>
              </table:table-cell>
              <table:table-cell office:value-type="float" office:value="0.0132735914428644">
                <text:p>0.01327359144286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12788677215576">
                <text:p>0.0112788677215576</text:p>
              </table:table-cell>
              <table:table-cell office:value-type="float" office:value="0.0136054165975328">
                <text:p>0.01360541659753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0.0135027578179706">
                <text:p>0.01350275781797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22079849243164">
                <text:p>0.0122079849243164</text:p>
              </table:table-cell>
              <table:table-cell office:value-type="float" office:value="0.0133959694222397">
                <text:p>0.01339596942223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21779441833496">
                <text:p>0.0121779441833496</text:p>
              </table:table-cell>
              <table:table-cell office:value-type="float" office:value="0.0132549691883936">
                <text:p>0.01325496918839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21829509735107">
                <text:p>0.0121829509735107</text:p>
              </table:table-cell>
              <table:table-cell office:value-type="float" office:value="0.0131344133924557">
                <text:p>0.01313441339245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21760368347168">
                <text:p>0.0121760368347168</text:p>
              </table:table-cell>
              <table:table-cell office:value-type="float" office:value="0.0130177870446363">
                <text:p>0.01301778704463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21369361877441">
                <text:p>0.0121369361877441</text:p>
              </table:table-cell>
              <table:table-cell office:value-type="float" office:value="0.0128709580819755">
                <text:p>0.01287095808197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29761695861816">
                <text:p>0.0129761695861816</text:p>
              </table:table-cell>
              <table:table-cell office:value-type="float" office:value="0.0136958009642769">
                <text:p>0.01369580096427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29759311676025">
                <text:p>0.0129759311676025</text:p>
              </table:table-cell>
              <table:table-cell office:value-type="float" office:value="0.0142143474043202">
                <text:p>0.01421434740432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29668712615967">
                <text:p>0.0129668712615967</text:p>
              </table:table-cell>
              <table:table-cell office:value-type="float" office:value="0.0145057506039446">
                <text:p>0.01450575060394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2070894241333">
                <text:p>0.012070894241333</text:p>
              </table:table-cell>
              <table:table-cell office:value-type="float" office:value="0.0142263293963699">
                <text:p>0.01422632939636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29859447479248">
                <text:p>0.0129859447479248</text:p>
              </table:table-cell>
              <table:table-cell office:value-type="float" office:value="0.0144928003265427">
                <text:p>0.01449280032654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42391199866532">
                <text:p>0.01423911998665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21121406555176">
                <text:p>0.0121121406555176</text:p>
              </table:table-cell>
              <table:table-cell office:value-type="float" office:value="0.0139988278870342">
                <text:p>0.01399882788703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37892701734027">
                <text:p>0.01378927017340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20968818664551">
                <text:p>0.0120968818664551</text:p>
              </table:table-cell>
              <table:table-cell office:value-type="float" office:value="0.0136053427943591">
                <text:p>0.01360534279435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20799541473389">
                <text:p>0.0120799541473389</text:p>
              </table:table-cell>
              <table:table-cell office:value-type="float" office:value="0.0134523128020915">
                <text:p>0.01345231280209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20670795440674">
                <text:p>0.0120670795440674</text:p>
              </table:table-cell>
              <table:table-cell office:value-type="float" office:value="0.0133202659395674">
                <text:p>0.01332026593956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20608806610107">
                <text:p>0.0120608806610107</text:p>
              </table:table-cell>
              <table:table-cell office:value-type="float" office:value="0.0131998721338512">
                <text:p>0.01319987213385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20649337768555">
                <text:p>0.0120649337768555</text:p>
              </table:table-cell>
              <table:table-cell office:value-type="float" office:value="0.0130817237389595">
                <text:p>0.01308172373895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20751857757568">
                <text:p>0.0120751857757568</text:p>
              </table:table-cell>
              <table:table-cell office:value-type="float" office:value="0.0129634436694573">
                <text:p>0.01296344366945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20840072631836">
                <text:p>0.0120840072631836</text:p>
              </table:table-cell>
              <table:table-cell office:value-type="float" office:value="0.01285034551317">
                <text:p>0.012850345513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20799541473389">
                <text:p>0.0120799541473389</text:p>
              </table:table-cell>
              <table:table-cell office:value-type="float" office:value="0.0127557232541585">
                <text:p>0.01275572325415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20828151702881">
                <text:p>0.0120828151702881</text:p>
              </table:table-cell>
              <table:table-cell office:value-type="float" office:value="0.0126700062170136">
                <text:p>0.01267000621701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20871067047119">
                <text:p>0.0120871067047119</text:p>
              </table:table-cell>
              <table:table-cell office:value-type="float" office:value="0.0125916495985562">
                <text:p>0.01259164959855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20711326599121">
                <text:p>0.0120711326599121</text:p>
              </table:table-cell>
              <table:table-cell office:value-type="float" office:value="0.0125384383914607">
                <text:p>0.01253843839146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20561122894287">
                <text:p>0.0120561122894287</text:p>
              </table:table-cell>
              <table:table-cell office:value-type="float" office:value="0.0125020580568663">
                <text:p>0.01250205805686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20489597320557">
                <text:p>0.0120489597320557</text:p>
              </table:table-cell>
              <table:table-cell office:value-type="float" office:value="0.0124705061447578">
                <text:p>0.01247050614475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20410919189453">
                <text:p>0.0120410919189453</text:p>
              </table:table-cell>
              <table:table-cell office:value-type="float" office:value="0.0124435112135112">
                <text:p>0.0124435112135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20601654052734">
                <text:p>0.0120601654052734</text:p>
              </table:table-cell>
              <table:table-cell office:value-type="float" office:value="0.0123965308863883">
                <text:p>0.01239653088638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20549201965332">
                <text:p>0.0120549201965332</text:p>
              </table:table-cell>
              <table:table-cell office:value-type="float" office:value="0.0123597781830768">
                <text:p>0.01235977818307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20630264282227">
                <text:p>0.0120630264282227</text:p>
              </table:table-cell>
              <table:table-cell office:value-type="float" office:value="0.0123190394567208">
                <text:p>0.01231903945672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20909214019775">
                <text:p>0.0120909214019775</text:p>
              </table:table-cell>
              <table:table-cell office:value-type="float" office:value="0.0122636539977716">
                <text:p>0.01226365399777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20928287506104">
                <text:p>0.0120928287506104</text:p>
              </table:table-cell>
              <table:table-cell office:value-type="float" office:value="0.0122240551639296">
                <text:p>0.01222405516392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0849609375">
                <text:p>0.0120849609375</text:p>
              </table:table-cell>
              <table:table-cell office:value-type="float" office:value="0.0121946369843795">
                <text:p>0.01219463698437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20878219604492">
                <text:p>0.0120878219604492</text:p>
              </table:table-cell>
              <table:table-cell office:value-type="float" office:value="0.0121694005325043">
                <text:p>0.01216940053250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2113094329834">
                <text:p>0.012113094329834</text:p>
              </table:table-cell>
              <table:table-cell office:value-type="float" office:value="0.0121764387230865">
                <text:p>0.01217643872308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21071338653564">
                <text:p>0.0121071338653564</text:p>
              </table:table-cell>
              <table:table-cell office:value-type="float" office:value="0.0121723725008296">
                <text:p>0.01217237250082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21068954467773">
                <text:p>0.0121068954467773</text:p>
              </table:table-cell>
              <table:table-cell office:value-type="float" office:value="0.0121673971142136">
                <text:p>0.01216739711421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21009349822998">
                <text:p>0.0121009349822998</text:p>
              </table:table-cell>
              <table:table-cell office:value-type="float" office:value="0.0121555358171021">
                <text:p>0.01215553581710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20959281921387">
                <text:p>0.0120959281921387</text:p>
              </table:table-cell>
              <table:table-cell office:value-type="float" office:value="0.0121409180344421">
                <text:p>0.01214091803444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11789703369141">
                <text:p>0.0111789703369141</text:p>
              </table:table-cell>
              <table:table-cell office:value-type="float" office:value="0.0129322573053211">
                <text:p>0.01293225730532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20489597320557">
                <text:p>0.0120489597320557</text:p>
              </table:table-cell>
              <table:table-cell office:value-type="float" office:value="0.012770458583201">
                <text:p>0.0127704585832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20429992675781">
                <text:p>0.0120429992675781</text:p>
              </table:table-cell>
              <table:table-cell office:value-type="float" office:value="0.0126350258101742">
                <text:p>0.01263502581017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20429992675781">
                <text:p>0.0120429992675781</text:p>
              </table:table-cell>
              <table:table-cell office:value-type="float" office:value="0.0125276472234193">
                <text:p>0.01252764722341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20410919189453">
                <text:p>0.0120410919189453</text:p>
              </table:table-cell>
              <table:table-cell office:value-type="float" office:value="0.0124398890100294">
                <text:p>0.01243988901002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20310783386231">
                <text:p>0.0120310783386231</text:p>
              </table:table-cell>
              <table:table-cell office:value-type="float" office:value="0.0123585699955333">
                <text:p>0.01235856999553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20341777801514">
                <text:p>0.0120341777801514</text:p>
              </table:table-cell>
              <table:table-cell office:value-type="float" office:value="0.0122984571497112">
                <text:p>0.0122984571497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20360851287842">
                <text:p>0.0120360851287842</text:p>
              </table:table-cell>
              <table:table-cell office:value-type="float" office:value="0.0122528951315536">
                <text:p>0.01225289513155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20501518249512">
                <text:p>0.0120501518249512</text:p>
              </table:table-cell>
              <table:table-cell office:value-type="float" office:value="0.012232044777739">
                <text:p>0.0122320447777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20489597320557">
                <text:p>0.0120489597320557</text:p>
              </table:table-cell>
              <table:table-cell office:value-type="float" office:value="0.0122113364737661">
                <text:p>0.01221133647376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447988510131836">
                <text:p>0.000447988510131836</text:p>
              </table:table-cell>
              <table:table-cell office:value-type="float" office:value="0.0222933962803929">
                <text:p>0.02229339628039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19869709014893">
                <text:p>0.0119869709014893</text:p>
              </table:table-cell>
              <table:table-cell office:value-type="float" office:value="0.0179296932025228">
                <text:p>0.01792969320252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19290351867676">
                <text:p>0.0119290351867676</text:p>
              </table:table-cell>
              <table:table-cell office:value-type="float" office:value="0.0163960981972461">
                <text:p>0.01639609819724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20120048522949">
                <text:p>0.0120120048522949</text:p>
              </table:table-cell>
              <table:table-cell office:value-type="float" office:value="0.0209787579577718">
                <text:p>0.02097875795777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20031833648682">
                <text:p>0.0120031833648682</text:p>
              </table:table-cell>
              <table:table-cell office:value-type="float" office:value="0.0198258913506504">
                <text:p>0.01982589135065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19938850402832">
                <text:p>0.0119938850402832</text:p>
              </table:table-cell>
              <table:table-cell office:value-type="float" office:value="0.0188144024000132">
                <text:p>0.01881440240001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19359493255615">
                <text:p>0.0119359493255615</text:p>
              </table:table-cell>
              <table:table-cell office:value-type="float" office:value="0.0171059934468437">
                <text:p>0.01710599344684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20549201965332">
                <text:p>0.0120549201965332</text:p>
              </table:table-cell>
              <table:table-cell office:value-type="float" office:value="0.0159322543566065">
                <text:p>0.01593225435660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20589733123779">
                <text:p>0.0120589733123779</text:p>
              </table:table-cell>
              <table:table-cell office:value-type="float" office:value="0.0155112498990098">
                <text:p>0.01551124989900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20658874511719">
                <text:p>0.0120658874511719</text:p>
              </table:table-cell>
              <table:table-cell office:value-type="float" office:value="0.0151348604865229">
                <text:p>0.01513486048652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20580196380615">
                <text:p>0.0120580196380615</text:p>
              </table:table-cell>
              <table:table-cell office:value-type="float" office:value="0.0147830982374745">
                <text:p>0.01478309823747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20739936828613">
                <text:p>0.0120739936828613</text:p>
              </table:table-cell>
              <table:table-cell office:value-type="float" office:value="0.0144850663557046">
                <text:p>0.01448506635570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20608806610107">
                <text:p>0.0120608806610107</text:p>
              </table:table-cell>
              <table:table-cell office:value-type="float" office:value="0.0141993847626849">
                <text:p>0.01419938476268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20599269866943">
                <text:p>0.0120599269866943</text:p>
              </table:table-cell>
              <table:table-cell office:value-type="float" office:value="0.0139440050804824">
                <text:p>0.01394400508048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19149684906006">
                <text:p>0.0119149684906006</text:p>
              </table:table-cell>
              <table:table-cell office:value-type="float" office:value="0.0135544564155007">
                <text:p>0.01355445641550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1897087097168">
                <text:p>0.011897087097168</text:p>
              </table:table-cell>
              <table:table-cell office:value-type="float" office:value="0.0132274645388416">
                <text:p>0.01322746453884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18858814239502">
                <text:p>0.0118858814239502</text:p>
              </table:table-cell>
              <table:table-cell office:value-type="float" office:value="0.0129586954423618">
                <text:p>0.01295869544236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18889808654785">
                <text:p>0.0118889808654785</text:p>
              </table:table-cell>
              <table:table-cell office:value-type="float" office:value="0.0127522771564409">
                <text:p>0.01275227715644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19140148162842">
                <text:p>0.0119140148162842</text:p>
              </table:table-cell>
              <table:table-cell office:value-type="float" office:value="0.0126180003418691">
                <text:p>0.01261800034186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29499435424805">
                <text:p>0.0129499435424805</text:p>
              </table:table-cell>
              <table:table-cell office:value-type="float" office:value="0.0136733014516027">
                <text:p>0.01367330145160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20561122894287">
                <text:p>0.0120561122894287</text:p>
              </table:table-cell>
              <table:table-cell office:value-type="float" office:value="0.013337677710522">
                <text:p>0.0133376777105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20608806610107">
                <text:p>0.0120608806610107</text:p>
              </table:table-cell>
              <table:table-cell office:value-type="float" office:value="0.0130827401290585">
                <text:p>0.01308274012905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29339694976807">
                <text:p>0.0129339694976807</text:p>
              </table:table-cell>
              <table:table-cell office:value-type="float" office:value="0.0138657291741002">
                <text:p>0.01386572917410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29389762878418">
                <text:p>0.0129389762878418</text:p>
              </table:table-cell>
              <table:table-cell office:value-type="float" office:value="0.014356080883952">
                <text:p>0.0143560808839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21140480041504">
                <text:p>0.0121140480041504</text:p>
              </table:table-cell>
              <table:table-cell office:value-type="float" office:value="0.013911322060311">
                <text:p>0.0139113220603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2113094329834">
                <text:p>0.012113094329834</text:p>
              </table:table-cell>
              <table:table-cell office:value-type="float" office:value="0.0135641187330684">
                <text:p>0.01356411873306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21181011199951">
                <text:p>0.0121181011199951</text:p>
              </table:table-cell>
              <table:table-cell office:value-type="float" office:value="0.0132865410955734">
                <text:p>0.01328654109557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21290683746338">
                <text:p>0.0121290683746338</text:p>
              </table:table-cell>
              <table:table-cell office:value-type="float" office:value="0.0130582706739217">
                <text:p>0.01305827067392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21138095855713">
                <text:p>0.0121138095855713</text:p>
              </table:table-cell>
              <table:table-cell office:value-type="float" office:value="0.0128927820782896">
                <text:p>0.01289278207828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20508670806885">
                <text:p>0.0120508670806885</text:p>
              </table:table-cell>
              <table:table-cell office:value-type="float" office:value="0.0128149119887811">
                <text:p>0.01281491198878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0508670806885">
                <text:p>0.0120508670806885</text:p>
              </table:table-cell>
              <table:table-cell office:value-type="float" office:value="0.0127399333391633">
                <text:p>0.01273993333916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20489597320557">
                <text:p>0.0120489597320557</text:p>
              </table:table-cell>
              <table:table-cell office:value-type="float" office:value="0.0126708642098279">
                <text:p>0.01267086420982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29280090332031">
                <text:p>0.0129280090332031</text:p>
              </table:table-cell>
              <table:table-cell office:value-type="float" office:value="0.0134337624520975">
                <text:p>0.01343376245209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29389762878418">
                <text:p>0.0129389762878418</text:p>
              </table:table-cell>
              <table:table-cell office:value-type="float" office:value="0.0139309477907149">
                <text:p>0.01393094779071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20170116424561">
                <text:p>0.0120170116424561</text:p>
              </table:table-cell>
              <table:table-cell office:value-type="float" office:value="0.0137911818650676">
                <text:p>0.01379118186506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20129585266113">
                <text:p>0.0120129585266113</text:p>
              </table:table-cell>
              <table:table-cell office:value-type="float" office:value="0.0136475641332691">
                <text:p>0.01364756413326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18629932403564">
                <text:p>0.0118629932403564</text:p>
              </table:table-cell>
              <table:table-cell office:value-type="float" office:value="0.0136334531970413">
                <text:p>0.0136334531970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27599239349365">
                <text:p>0.0127599239349365</text:p>
              </table:table-cell>
              <table:table-cell office:value-type="float" office:value="0.013905863606453">
                <text:p>0.0139058636064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7749443054199">
                <text:p>0.0127749443054199</text:p>
              </table:table-cell>
              <table:table-cell office:value-type="float" office:value="0.0140657202396883">
                <text:p>0.01406572023968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1890172958374">
                <text:p>0.011890172958374</text:p>
              </table:table-cell>
              <table:table-cell office:value-type="float" office:value="0.0140192914189811">
                <text:p>0.01401929141898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18911266326904">
                <text:p>0.0118911266326904</text:p>
              </table:table-cell>
              <table:table-cell office:value-type="float" office:value="0.0139214530884711">
                <text:p>0.01392145308847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2037992477417">
                <text:p>0.012037992477417</text:p>
              </table:table-cell>
              <table:table-cell office:value-type="float" office:value="0.0136652913681951">
                <text:p>0.01366529136819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20220184326172">
                <text:p>0.0120220184326172</text:p>
              </table:table-cell>
              <table:table-cell office:value-type="float" office:value="0.0134603094381269">
                <text:p>0.01346030943812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20160579681396">
                <text:p>0.0120160579681396</text:p>
              </table:table-cell>
              <table:table-cell office:value-type="float" office:value="0.0132860588590154">
                <text:p>0.01328605885901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20151042938232">
                <text:p>0.0120151042938232</text:p>
              </table:table-cell>
              <table:table-cell office:value-type="float" office:value="0.0131328538536604">
                <text:p>0.01313285385366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20141506195068">
                <text:p>0.0120141506195068</text:p>
              </table:table-cell>
              <table:table-cell office:value-type="float" office:value="0.0129982178601781">
                <text:p>0.01299821786017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20201110839844">
                <text:p>0.0120201110839844</text:p>
              </table:table-cell>
              <table:table-cell office:value-type="float" office:value="0.0128738954817666">
                <text:p>0.01287389548176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20069980621338">
                <text:p>0.0120069980621338</text:p>
              </table:table-cell>
              <table:table-cell office:value-type="float" office:value="0.0127771020526226">
                <text:p>0.01277710205262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0110511779785">
                <text:p>0.0120110511779785</text:p>
              </table:table-cell>
              <table:table-cell office:value-type="float" office:value="0.0126859691386799">
                <text:p>0.01268596913867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20310783386231">
                <text:p>0.0120310783386231</text:p>
              </table:table-cell>
              <table:table-cell office:value-type="float" office:value="0.0125875482120691">
                <text:p>0.01258754821206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20198726654053">
                <text:p>0.0120198726654053</text:p>
              </table:table-cell>
              <table:table-cell office:value-type="float" office:value="0.0125153747595012">
                <text:p>0.01251537475950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20170116424561">
                <text:p>0.0120170116424561</text:p>
              </table:table-cell>
              <table:table-cell office:value-type="float" office:value="0.0124550298858935">
                <text:p>0.01245502988589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20301246643066">
                <text:p>0.0120301246643066</text:p>
              </table:table-cell>
              <table:table-cell office:value-type="float" office:value="0.0123902665983618">
                <text:p>0.01239026659836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20530128479004">
                <text:p>0.0120530128479004</text:p>
              </table:table-cell>
              <table:table-cell office:value-type="float" office:value="0.0123164840948354">
                <text:p>0.01231648409483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29129886627197">
                <text:p>0.0129129886627197</text:p>
              </table:table-cell>
              <table:table-cell office:value-type="float" office:value="0.013210922189074">
                <text:p>0.0132109221890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20339393615723">
                <text:p>0.0120339393615723</text:p>
              </table:table-cell>
              <table:table-cell office:value-type="float" office:value="0.0130671309996885">
                <text:p>0.01306713099968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20160579681396">
                <text:p>0.0120160579681396</text:p>
              </table:table-cell>
              <table:table-cell office:value-type="float" office:value="0.0129561270122167">
                <text:p>0.01295612701221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19881629943848">
                <text:p>0.0119881629943848</text:p>
              </table:table-cell>
              <table:table-cell office:value-type="float" office:value="0.0128783115898464">
                <text:p>0.01287831158984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19948387145996">
                <text:p>0.0119948387145996</text:p>
              </table:table-cell>
              <table:table-cell office:value-type="float" office:value="0.0127935868201198">
                <text:p>0.01279358682011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19991302490234">
                <text:p>0.0119991302490234</text:p>
              </table:table-cell>
              <table:table-cell office:value-type="float" office:value="0.0127092702190683">
                <text:p>0.01270927021906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20041370391846">
                <text:p>0.0120041370391846</text:p>
              </table:table-cell>
              <table:table-cell office:value-type="float" office:value="0.0126273646341734">
                <text:p>0.01262736463417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20170116424561">
                <text:p>0.0120170116424561</text:p>
              </table:table-cell>
              <table:table-cell office:value-type="float" office:value="0.0125428729538801">
                <text:p>0.01254287295388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19869709014893">
                <text:p>0.0119869709014893</text:p>
              </table:table-cell>
              <table:table-cell office:value-type="float" office:value="0.0124972777710516">
                <text:p>0.01249727777105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8650665283203">
                <text:p>0.0128650665283203</text:p>
              </table:table-cell>
              <table:table-cell office:value-type="float" office:value="0.0132940081313017">
                <text:p>0.01329400813130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19748115539551">
                <text:p>0.0119748115539551</text:p>
              </table:table-cell>
              <table:table-cell office:value-type="float" office:value="0.0131728647658264">
                <text:p>0.01317286476582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19688510894775">
                <text:p>0.0119688510894775</text:p>
              </table:table-cell>
              <table:table-cell office:value-type="float" office:value="0.0130611406757802">
                <text:p>0.01306114067578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19922161102295">
                <text:p>0.0119922161102295</text:p>
              </table:table-cell>
              <table:table-cell office:value-type="float" office:value="0.0129332432989575">
                <text:p>0.01293324329895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19960308074951">
                <text:p>0.0119960308074951</text:p>
              </table:table-cell>
              <table:table-cell office:value-type="float" office:value="0.0128165656856624">
                <text:p>0.01281656568566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20079517364502">
                <text:p>0.0120079517364502</text:p>
              </table:table-cell>
              <table:table-cell office:value-type="float" office:value="0.012703923474159">
                <text:p>0.0127039234741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2059211730957">
                <text:p>0.012059211730957</text:p>
              </table:table-cell>
              <table:table-cell office:value-type="float" office:value="0.0125634004108631">
                <text:p>0.01256340041086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20899677276611">
                <text:p>0.0120899677276611</text:p>
              </table:table-cell>
              <table:table-cell office:value-type="float" office:value="0.0124578969489464">
                <text:p>0.01245789694894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20749473571777">
                <text:p>0.0120749473571777</text:p>
              </table:table-cell>
              <table:table-cell office:value-type="float" office:value="0.0123645959203038">
                <text:p>0.01236459592030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29721164703369">
                <text:p>0.0129721164703369</text:p>
              </table:table-cell>
              <table:table-cell office:value-type="float" office:value="0.0132998409471642">
                <text:p>0.01329984094716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20868682861328">
                <text:p>0.0120868682861328</text:p>
              </table:table-cell>
              <table:table-cell office:value-type="float" office:value="0.0131112164886148">
                <text:p>0.01311121648861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20458602905273">
                <text:p>0.0120458602905273</text:p>
              </table:table-cell>
              <table:table-cell office:value-type="float" office:value="0.012991302802519">
                <text:p>0.0129913028025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20148658752441">
                <text:p>0.0120148658752441</text:p>
              </table:table-cell>
              <table:table-cell office:value-type="float" office:value="0.0129101844808917">
                <text:p>0.01291018448089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436782836914063">
                <text:p>0.000436782836914063</text:p>
              </table:table-cell>
              <table:table-cell office:value-type="float" office:value="0.0229597945344362">
                <text:p>0.02295979453443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20549201965332">
                <text:p>0.0120549201965332</text:p>
              </table:table-cell>
              <table:table-cell office:value-type="float" office:value="0.0173148113605316">
                <text:p>0.01731481136053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20809078216553">
                <text:p>0.0120809078216553</text:p>
              </table:table-cell>
              <table:table-cell office:value-type="float" office:value="0.0214671535684117">
                <text:p>0.02146715356841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20649337768555">
                <text:p>0.0120649337768555</text:p>
              </table:table-cell>
              <table:table-cell office:value-type="float" office:value="0.0201763169544722">
                <text:p>0.02017631695447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20680332183838">
                <text:p>0.0120680332183838</text:p>
              </table:table-cell>
              <table:table-cell office:value-type="float" office:value="0.0190792115739932">
                <text:p>0.01907921157399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20618343353271">
                <text:p>0.0120618343353271</text:p>
              </table:table-cell>
              <table:table-cell office:value-type="float" office:value="0.0181331631010024">
                <text:p>0.01813316310100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20000839233398">
                <text:p>0.0120000839233398</text:p>
              </table:table-cell>
              <table:table-cell office:value-type="float" office:value="0.0165517056246302">
                <text:p>0.01655170562463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19879245758057">
                <text:p>0.0119879245758057</text:p>
              </table:table-cell>
              <table:table-cell office:value-type="float" office:value="0.0158950000413036">
                <text:p>0.01589500004130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19869709014893">
                <text:p>0.0119869709014893</text:p>
              </table:table-cell>
              <table:table-cell office:value-type="float" office:value="0.0153408680103428">
                <text:p>0.01534086801034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19860172271729">
                <text:p>0.0119860172271729</text:p>
              </table:table-cell>
              <table:table-cell office:value-type="float" office:value="0.0148713366967671">
                <text:p>0.01487133669676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19979381561279">
                <text:p>0.0119979381561279</text:p>
              </table:table-cell>
              <table:table-cell office:value-type="float" office:value="0.0144864515838827">
                <text:p>0.01448645158388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19509696960449">
                <text:p>0.0119509696960449</text:p>
              </table:table-cell>
              <table:table-cell office:value-type="float" office:value="0.0141032651663416">
                <text:p>0.01410326516634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19500160217285">
                <text:p>0.0119500160217285</text:p>
              </table:table-cell>
              <table:table-cell office:value-type="float" office:value="0.0137834669627775">
                <text:p>0.01378346696277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19640827178955">
                <text:p>0.0119640827178955</text:p>
              </table:table-cell>
              <table:table-cell office:value-type="float" office:value="0.0135321290829687">
                <text:p>0.01353212908296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28688812255859">
                <text:p>0.0128688812255859</text:p>
              </table:table-cell>
              <table:table-cell office:value-type="float" office:value="0.0143360854715873">
                <text:p>0.01433608547158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2861967086792">
                <text:p>0.012861967086792</text:p>
              </table:table-cell>
              <table:table-cell office:value-type="float" office:value="0.0148100533127876">
                <text:p>0.01481005331278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19760036468506">
                <text:p>0.0119760036468506</text:p>
              </table:table-cell>
              <table:table-cell office:value-type="float" office:value="0.0141504401491634">
                <text:p>0.01415044014916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19779109954834">
                <text:p>0.0119779109954834</text:p>
              </table:table-cell>
              <table:table-cell office:value-type="float" office:value="0.0136479489397841">
                <text:p>0.01364794893978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19750499725342">
                <text:p>0.0119750499725342</text:p>
              </table:table-cell>
              <table:table-cell office:value-type="float" office:value="0.0132685037929501">
                <text:p>0.0132685037929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19500160217285">
                <text:p>0.0119500160217285</text:p>
              </table:table-cell>
              <table:table-cell office:value-type="float" office:value="0.0130009771904072">
                <text:p>0.01300097719040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19431018829346">
                <text:p>0.0119431018829346</text:p>
              </table:table-cell>
              <table:table-cell office:value-type="float" office:value="0.012798620192412">
                <text:p>0.0127986201924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19378566741943">
                <text:p>0.0119378566741943</text:p>
              </table:table-cell>
              <table:table-cell office:value-type="float" office:value="0.0126436780229541">
                <text:p>0.01264367802295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28090381622314">
                <text:p>0.0128090381622314</text:p>
              </table:table-cell>
              <table:table-cell office:value-type="float" office:value="0.0134062992654347">
                <text:p>0.01340629926543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28049850463867">
                <text:p>0.0128049850463867</text:p>
              </table:table-cell>
              <table:table-cell office:value-type="float" office:value="0.0138835452910121">
                <text:p>0.01388354529101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26669406890869">
                <text:p>0.0126669406890869</text:p>
              </table:table-cell>
              <table:table-cell office:value-type="float" office:value="0.0141260389053969">
                <text:p>0.0141260389053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17278099060059">
                <text:p>0.0117278099060059</text:p>
              </table:table-cell>
              <table:table-cell office:value-type="float" office:value="0.0138504120748072">
                <text:p>0.01385041207480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26769542694092">
                <text:p>0.0126769542694092</text:p>
              </table:table-cell>
              <table:table-cell office:value-type="float" office:value="0.0140433235126538">
                <text:p>0.01404332351265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26779079437256">
                <text:p>0.0126779079437256</text:p>
              </table:table-cell>
              <table:table-cell office:value-type="float" office:value="0.0141282954884953">
                <text:p>0.01412829548849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26750469207764">
                <text:p>0.0126750469207764</text:p>
              </table:table-cell>
              <table:table-cell office:value-type="float" office:value="0.0141355150860493">
                <text:p>0.01413551508604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1803150177002">
                <text:p>0.011803150177002</text:p>
              </table:table-cell>
              <table:table-cell office:value-type="float" office:value="0.0141164594886145">
                <text:p>0.01411645948861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28068923950195">
                <text:p>0.0128068923950195</text:p>
              </table:table-cell>
              <table:table-cell office:value-type="float" office:value="0.0142441742475749">
                <text:p>0.01424417424757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19199752807617">
                <text:p>0.0119199752807617</text:p>
              </table:table-cell>
              <table:table-cell office:value-type="float" office:value="0.0141569940434178">
                <text:p>0.0141569940434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19349956512451">
                <text:p>0.0119349956512451</text:p>
              </table:table-cell>
              <table:table-cell office:value-type="float" office:value="0.0140167323739337">
                <text:p>0.01401673237393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28018856048584">
                <text:p>0.0128018856048584</text:p>
              </table:table-cell>
              <table:table-cell office:value-type="float" office:value="0.0141889569119182">
                <text:p>0.01418895691191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27551555633545">
                <text:p>0.0127551555633545</text:p>
              </table:table-cell>
              <table:table-cell office:value-type="float" office:value="0.014206061989933">
                <text:p>0.0142060619899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18122100830078">
                <text:p>0.0118122100830078</text:p>
              </table:table-cell>
              <table:table-cell office:value-type="float" office:value="0.0142459128365415">
                <text:p>0.01424591283654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18188858032227">
                <text:p>0.0118188858032227</text:p>
              </table:table-cell>
              <table:table-cell office:value-type="float" office:value="0.0141901704883924">
                <text:p>0.01419017048839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18110179901123">
                <text:p>0.0118110179901123</text:p>
              </table:table-cell>
              <table:table-cell office:value-type="float" office:value="0.0140863712624796">
                <text:p>0.01408637126247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1807918548584">
                <text:p>0.011807918548584</text:p>
              </table:table-cell>
              <table:table-cell office:value-type="float" office:value="0.0139498602420501">
                <text:p>0.01394986024205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19619369506836">
                <text:p>0.0119619369506836</text:p>
              </table:table-cell>
              <table:table-cell office:value-type="float" office:value="0.0136585731051352">
                <text:p>0.01365857310513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19409561157227">
                <text:p>0.0119409561157227</text:p>
              </table:table-cell>
              <table:table-cell office:value-type="float" office:value="0.0134327542722991">
                <text:p>0.0134327542722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28068923950195">
                <text:p>0.0128068923950195</text:p>
              </table:table-cell>
              <table:table-cell office:value-type="float" office:value="0.0138954318624843">
                <text:p>0.01389543186248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27990245819092">
                <text:p>0.0127990245819092</text:p>
              </table:table-cell>
              <table:table-cell office:value-type="float" office:value="0.014156195882936">
                <text:p>0.0141561958829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19190216064453">
                <text:p>0.0119190216064453</text:p>
              </table:table-cell>
              <table:table-cell office:value-type="float" office:value="0.0139851815905403">
                <text:p>0.01398518159054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19199752807617">
                <text:p>0.0119199752807617</text:p>
              </table:table-cell>
              <table:table-cell office:value-type="float" office:value="0.0138075514966258">
                <text:p>0.01380755149662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27809047698975">
                <text:p>0.0127809047698975</text:p>
              </table:table-cell>
              <table:table-cell office:value-type="float" office:value="0.0140737183583128">
                <text:p>0.01407371835831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19009017944336">
                <text:p>0.0119009017944336</text:p>
              </table:table-cell>
              <table:table-cell office:value-type="float" office:value="0.0139323354534496">
                <text:p>0.01393233545344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19040012359619">
                <text:p>0.0119040012359619</text:p>
              </table:table-cell>
              <table:table-cell office:value-type="float" office:value="0.0137733586089516">
                <text:p>0.01377335860895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27799510955811">
                <text:p>0.0127799510955811</text:p>
              </table:table-cell>
              <table:table-cell office:value-type="float" office:value="0.0140545569024449">
                <text:p>0.01405455690244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27809047698975">
                <text:p>0.0127809047698975</text:p>
              </table:table-cell>
              <table:table-cell office:value-type="float" office:value="0.0142003347346913">
                <text:p>0.01420033473469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27811431884766">
                <text:p>0.0127811431884766</text:p>
              </table:table-cell>
              <table:table-cell office:value-type="float" office:value="0.0142519124716046">
                <text:p>0.01425191247160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19049549102783">
                <text:p>0.0119049549102783</text:p>
              </table:table-cell>
              <table:table-cell office:value-type="float" office:value="0.0141937123178456">
                <text:p>0.01419371231784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19080543518066">
                <text:p>0.0119080543518066</text:p>
              </table:table-cell>
              <table:table-cell office:value-type="float" office:value="0.0140812827866175">
                <text:p>0.01408128278661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27830505371094">
                <text:p>0.0127830505371094</text:p>
              </table:table-cell>
              <table:table-cell office:value-type="float" office:value="0.0142099816217443">
                <text:p>0.01420998162174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27789974212646">
                <text:p>0.0127789974212646</text:p>
              </table:table-cell>
              <table:table-cell office:value-type="float" office:value="0.014245288880576">
                <text:p>0.0142452888805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19030475616455">
                <text:p>0.0119030475616455</text:p>
              </table:table-cell>
              <table:table-cell office:value-type="float" office:value="0.0142029871703443">
                <text:p>0.014202987170344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2761116027832">
                <text:p>0.012761116027832</text:p>
              </table:table-cell>
              <table:table-cell office:value-type="float" office:value="0.0142236116210247">
                <text:p>0.01422361162102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27661228179932">
                <text:p>0.0127661228179932</text:p>
              </table:table-cell>
              <table:table-cell office:value-type="float" office:value="0.0141970760684276">
                <text:p>0.01419707606842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1897087097168">
                <text:p>0.011897087097168</text:p>
              </table:table-cell>
              <table:table-cell office:value-type="float" office:value="0.0142196777823601">
                <text:p>0.01421967778236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18958950042725">
                <text:p>0.0118958950042725</text:p>
              </table:table-cell>
              <table:table-cell office:value-type="float" office:value="0.0141629722794996">
                <text:p>0.01416297227949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20091438293457">
                <text:p>0.0120091438293457</text:p>
              </table:table-cell>
              <table:table-cell office:value-type="float" office:value="0.0139558204064575">
                <text:p>0.01395582040645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20069980621338">
                <text:p>0.0120069980621338</text:p>
              </table:table-cell>
              <table:table-cell office:value-type="float" office:value="0.0137609208930492">
                <text:p>0.01376092089304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28769874572754">
                <text:p>0.0128769874572754</text:p>
              </table:table-cell>
              <table:table-cell office:value-type="float" office:value="0.0141022477331746">
                <text:p>0.01410224773317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2019157409668">
                <text:p>0.012019157409668</text:p>
              </table:table-cell>
              <table:table-cell office:value-type="float" office:value="0.0139139349819038">
                <text:p>0.01391393498190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20210647583008">
                <text:p>0.0120210647583008</text:p>
              </table:table-cell>
              <table:table-cell office:value-type="float" office:value="0.0137294740096963">
                <text:p>0.01372947400969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27730369567871">
                <text:p>0.0127730369567871</text:p>
              </table:table-cell>
              <table:table-cell office:value-type="float" office:value="0.0139518255229089">
                <text:p>0.01395182552290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19090080261231">
                <text:p>0.0119090080261231</text:p>
              </table:table-cell>
              <table:table-cell office:value-type="float" office:value="0.0138940103222146">
                <text:p>0.01389401032221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19140148162842">
                <text:p>0.0119140148162842</text:p>
              </table:table-cell>
              <table:table-cell office:value-type="float" office:value="0.0137896568336152">
                <text:p>0.01378965683361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27699375152588">
                <text:p>0.0127699375152588</text:p>
              </table:table-cell>
              <table:table-cell office:value-type="float" office:value="0.0140178034766528">
                <text:p>0.01401780347665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27689838409424">
                <text:p>0.0127689838409424</text:p>
              </table:table-cell>
              <table:table-cell office:value-type="float" office:value="0.0141274560162468">
                <text:p>0.01412745601624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18858814239502">
                <text:p>0.0118858814239502</text:p>
              </table:table-cell>
              <table:table-cell office:value-type="float" office:value="0.0140859629577021">
                <text:p>0.01408596295770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18949413299561">
                <text:p>0.0118949413299561</text:p>
              </table:table-cell>
              <table:table-cell office:value-type="float" office:value="0.0139820531723473">
                <text:p>0.01398205317234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18980407714844">
                <text:p>0.0118980407714844</text:p>
              </table:table-cell>
              <table:table-cell office:value-type="float" office:value="0.0138459281192962">
                <text:p>0.01384592811929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18927955627441">
                <text:p>0.0118927955627441</text:p>
              </table:table-cell>
              <table:table-cell office:value-type="float" office:value="0.01370031413126">
                <text:p>0.013700314131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18920803070068">
                <text:p>0.0118920803070068</text:p>
              </table:table-cell>
              <table:table-cell office:value-type="float" office:value="0.0135488958451152">
                <text:p>0.01354889584511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18908882141113">
                <text:p>0.0118908882141113</text:p>
              </table:table-cell>
              <table:table-cell office:value-type="float" office:value="0.0133987951905504">
                <text:p>0.0133987951905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18789672851563">
                <text:p>0.0118789672851563</text:p>
              </table:table-cell>
              <table:table-cell office:value-type="float" office:value="0.0132636003558143">
                <text:p>0.01326360035581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27401351928711">
                <text:p>0.0127401351928711</text:p>
              </table:table-cell>
              <table:table-cell office:value-type="float" office:value="0.013719681749065">
                <text:p>0.01371968174906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18701457977295">
                <text:p>0.0118701457977295</text:p>
              </table:table-cell>
              <table:table-cell office:value-type="float" office:value="0.0135757196862806">
                <text:p>0.01357571968628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18730068206787">
                <text:p>0.0118730068206787</text:p>
              </table:table-cell>
              <table:table-cell office:value-type="float" office:value="0.0134254420034805">
                <text:p>0.01342544200348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27449035644531">
                <text:p>0.0127449035644531</text:p>
              </table:table-cell>
              <table:table-cell office:value-type="float" office:value="0.0138307916813816">
                <text:p>0.01383079168138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18751525878906">
                <text:p>0.0118751525878906</text:p>
              </table:table-cell>
              <table:table-cell office:value-type="float" office:value="0.0136729319330265">
                <text:p>0.01367293193302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27489566802979">
                <text:p>0.0127489566802979</text:p>
              </table:table-cell>
              <table:table-cell office:value-type="float" office:value="0.0139812187670081">
                <text:p>0.01398121876700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27549171447754">
                <text:p>0.0127549171447754</text:p>
              </table:table-cell>
              <table:table-cell office:value-type="float" office:value="0.014151729334136">
                <text:p>0.0141517293341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27558708190918">
                <text:p>0.0127558708190918</text:p>
              </table:table-cell>
              <table:table-cell office:value-type="float" office:value="0.0142210493965022">
                <text:p>0.01422104939650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2761116027832">
                <text:p>0.012761116027832</text:p>
              </table:table-cell>
              <table:table-cell office:value-type="float" office:value="0.0142266547167186">
                <text:p>0.01422665471671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18918418884277">
                <text:p>0.0118918418884277</text:p>
              </table:table-cell>
              <table:table-cell office:value-type="float" office:value="0.0142039726712937">
                <text:p>0.01420397267129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19121074676514">
                <text:p>0.0119121074676514</text:p>
              </table:table-cell>
              <table:table-cell office:value-type="float" office:value="0.0140991011101984">
                <text:p>0.01409910111019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27878189086914">
                <text:p>0.0127878189086914</text:p>
              </table:table-cell>
              <table:table-cell office:value-type="float" office:value="0.0142189635950241">
                <text:p>0.01421896359502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27949714660645">
                <text:p>0.0127949714660645</text:p>
              </table:table-cell>
              <table:table-cell office:value-type="float" office:value="0.0142609467062877">
                <text:p>0.01426094670628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19171142578125">
                <text:p>0.0119171142578125</text:p>
              </table:table-cell>
              <table:table-cell office:value-type="float" office:value="0.0142148491670109">
                <text:p>0.01421484916701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19149684906006">
                <text:p>0.0119149684906006</text:p>
              </table:table-cell>
              <table:table-cell office:value-type="float" office:value="0.0141146709872584">
                <text:p>0.01411467098725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18899345397949">
                <text:p>0.0118899345397949</text:p>
              </table:table-cell>
              <table:table-cell office:value-type="float" office:value="0.0140020930607303">
                <text:p>0.014002093060730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18839740753174">
                <text:p>0.0118839740753174</text:p>
              </table:table-cell>
              <table:table-cell office:value-type="float" office:value="0.0138674242490848">
                <text:p>0.01386742424908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27570629119873">
                <text:p>0.0127570629119873</text:p>
              </table:table-cell>
              <table:table-cell office:value-type="float" office:value="0.0140850618441094">
                <text:p>0.01408506184410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18670463562012">
                <text:p>0.0118670463562012</text:p>
              </table:table-cell>
              <table:table-cell office:value-type="float" office:value="0.0139746951769304">
                <text:p>0.01397469517693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18691921234131">
                <text:p>0.0118691921234131</text:p>
              </table:table-cell>
              <table:table-cell office:value-type="float" office:value="0.013834525479636">
                <text:p>0.0138345254796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27151012420654">
                <text:p>0.0127151012420654</text:p>
              </table:table-cell>
              <table:table-cell office:value-type="float" office:value="0.0140320052152008">
                <text:p>0.01403200521520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18489265441895">
                <text:p>0.0118489265441895</text:p>
              </table:table-cell>
              <table:table-cell office:value-type="float" office:value="0.0139236793132313">
                <text:p>0.01392367931323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18741989135742">
                <text:p>0.0118741989135742</text:p>
              </table:table-cell>
              <table:table-cell office:value-type="float" office:value="0.0137656410928196">
                <text:p>0.01376564109281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27580165863037">
                <text:p>0.0127580165863037</text:p>
              </table:table-cell>
              <table:table-cell office:value-type="float" office:value="0.014045932900723">
                <text:p>0.0140459329007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2753963470459">
                <text:p>0.012753963470459</text:p>
              </table:table-cell>
              <table:table-cell office:value-type="float" office:value="0.0141850672595087">
                <text:p>0.01418506725950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28219127655029">
                <text:p>0.0128219127655029</text:p>
              </table:table-cell>
              <table:table-cell office:value-type="float" office:value="0.0143080951459785">
                <text:p>0.01430809514597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19509696960449">
                <text:p>0.0119509696960449</text:p>
              </table:table-cell>
              <table:table-cell office:value-type="float" office:value="0.0141768311629177">
                <text:p>0.01417683116291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19359493255615">
                <text:p>0.0119359493255615</text:p>
              </table:table-cell>
              <table:table-cell office:value-type="float" office:value="0.0140342738273673">
                <text:p>0.014034273827367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27878189086914">
                <text:p>0.0127878189086914</text:p>
              </table:table-cell>
              <table:table-cell office:value-type="float" office:value="0.014183803023692">
                <text:p>0.0141838030236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27830505371094">
                <text:p>0.0127830505371094</text:p>
              </table:table-cell>
              <table:table-cell office:value-type="float" office:value="0.0142329426371564">
                <text:p>0.01423294263715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18560791015625">
                <text:p>0.0118560791015625</text:p>
              </table:table-cell>
              <table:table-cell office:value-type="float" office:value="0.0142323259162493">
                <text:p>0.01423232591624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18529796600342">
                <text:p>0.0118529796600342</text:p>
              </table:table-cell>
              <table:table-cell office:value-type="float" office:value="0.0141603754915323">
                <text:p>0.01416037549153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27081871032715">
                <text:p>0.0127081871032715</text:p>
              </table:table-cell>
              <table:table-cell office:value-type="float" office:value="0.0141897818402511">
                <text:p>0.01418978184025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18451118469238">
                <text:p>0.0118451118469238</text:p>
              </table:table-cell>
              <table:table-cell office:value-type="float" office:value="0.0141330638788034">
                <text:p>0.01413306387880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18429660797119">
                <text:p>0.0118429660797119</text:p>
              </table:table-cell>
              <table:table-cell office:value-type="float" office:value="0.0140262217619175">
                <text:p>0.01402622176191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18339061737061">
                <text:p>0.0118339061737061</text:p>
              </table:table-cell>
              <table:table-cell office:value-type="float" office:value="0.0138958073003974">
                <text:p>0.01389580730039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18441581726074">
                <text:p>0.0118441581726074</text:p>
              </table:table-cell>
              <table:table-cell office:value-type="float" office:value="0.013736817900777">
                <text:p>0.0137368179007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27170085906982">
                <text:p>0.0127170085906982</text:p>
              </table:table-cell>
              <table:table-cell office:value-type="float" office:value="0.0140047455052808">
                <text:p>0.01400474550528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18448734283447">
                <text:p>0.0118448734283447</text:p>
              </table:table-cell>
              <table:table-cell office:value-type="float" office:value="0.013857689620168">
                <text:p>0.0138576896201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18398666381836">
                <text:p>0.0118398666381836</text:p>
              </table:table-cell>
              <table:table-cell office:value-type="float" office:value="0.0137026646309593">
                <text:p>0.01370266463095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27038955688477">
                <text:p>0.0127038955688477</text:p>
              </table:table-cell>
              <table:table-cell office:value-type="float" office:value="0.0139711906372891">
                <text:p>0.01397119063728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27110481262207">
                <text:p>0.0127110481262207</text:p>
              </table:table-cell>
              <table:table-cell office:value-type="float" office:value="0.0141158544850989">
                <text:p>0.01411585448509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18370056152344">
                <text:p>0.0118370056152344</text:p>
              </table:table-cell>
              <table:table-cell office:value-type="float" office:value="0.0140122781824684">
                <text:p>0.01401227818246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18401050567627">
                <text:p>0.0118401050567627</text:p>
              </table:table-cell>
              <table:table-cell office:value-type="float" office:value="0.0138736169548037">
                <text:p>0.01387361695480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18300914764404">
                <text:p>0.0118300914764404</text:p>
              </table:table-cell>
              <table:table-cell office:value-type="float" office:value="0.013727835160117">
                <text:p>0.0137278351601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27370357513428">
                <text:p>0.0127370357513428</text:p>
              </table:table-cell>
              <table:table-cell office:value-type="float" office:value="0.014025241004431">
                <text:p>0.0140252410044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25689506530762">
                <text:p>0.0125689506530762</text:p>
              </table:table-cell>
              <table:table-cell office:value-type="float" office:value="0.0140194853100484">
                <text:p>0.01401948531004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16589069366455">
                <text:p>0.0116589069366455</text:p>
              </table:table-cell>
              <table:table-cell office:value-type="float" office:value="0.014033308495448">
                <text:p>0.0140333084954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26090049743652">
                <text:p>0.0126090049743652</text:p>
              </table:table-cell>
              <table:table-cell office:value-type="float" office:value="0.0141004725733181">
                <text:p>0.014100472573318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26159191131592">
                <text:p>0.0126159191131592</text:p>
              </table:table-cell>
              <table:table-cell office:value-type="float" office:value="0.0141057190430963">
                <text:p>0.01410571904309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25839710235596">
                <text:p>0.0125839710235596</text:p>
              </table:table-cell>
              <table:table-cell office:value-type="float" office:value="0.0140266641902781">
                <text:p>0.01402666419027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17161273956299">
                <text:p>0.0117161273956299</text:p>
              </table:table-cell>
              <table:table-cell office:value-type="float" office:value="0.0140862991519627">
                <text:p>0.01408629915196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27279758453369">
                <text:p>0.0127279758453369</text:p>
              </table:table-cell>
              <table:table-cell office:value-type="float" office:value="0.0141092128595551">
                <text:p>0.01410921285955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27379894256592">
                <text:p>0.0127379894256592</text:p>
              </table:table-cell>
              <table:table-cell office:value-type="float" office:value="0.0141361981850872">
                <text:p>0.01413619818508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27131938934326">
                <text:p>0.0127131938934326</text:p>
              </table:table-cell>
              <table:table-cell office:value-type="float" office:value="0.0140823183074805">
                <text:p>0.01408231830748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27120018005371">
                <text:p>0.0127120018005371</text:p>
              </table:table-cell>
              <table:table-cell office:value-type="float" office:value="0.0140028333953547">
                <text:p>0.01400283339535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27050876617432">
                <text:p>0.0127050876617432</text:p>
              </table:table-cell>
              <table:table-cell office:value-type="float" office:value="0.013902554528291">
                <text:p>0.0139025545282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18260383605957">
                <text:p>0.0118260383605957</text:p>
              </table:table-cell>
              <table:table-cell office:value-type="float" office:value="0.0141201786880265">
                <text:p>0.014120178688026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18257999420166">
                <text:p>0.0118257999420166</text:p>
              </table:table-cell>
              <table:table-cell office:value-type="float" office:value="0.0141915112738775">
                <text:p>0.01419151127387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18439197540283">
                <text:p>0.0118439197540283</text:p>
              </table:table-cell>
              <table:table-cell office:value-type="float" office:value="0.0141485399687113">
                <text:p>0.01414853996871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27120018005371">
                <text:p>0.0127120018005371</text:p>
              </table:table-cell>
              <table:table-cell office:value-type="float" office:value="0.0141788049650712">
                <text:p>0.01417880496507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27239227294922">
                <text:p>0.0127239227294922</text:p>
              </table:table-cell>
              <table:table-cell office:value-type="float" office:value="0.0141662398151151">
                <text:p>0.01416623981511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18629932403564">
                <text:p>0.0118629932403564</text:p>
              </table:table-cell>
              <table:table-cell office:value-type="float" office:value="0.0141639240116471">
                <text:p>0.01416392401164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1876106262207">
                <text:p>0.011876106262207</text:p>
              </table:table-cell>
              <table:table-cell office:value-type="float" office:value="0.0140790262848992">
                <text:p>0.0140790262848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18408203125">
                <text:p>0.0118408203125</text:p>
              </table:table-cell>
              <table:table-cell office:value-type="float" office:value="0.0139853461070054">
                <text:p>0.01398534610700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26719474792481">
                <text:p>0.0126719474792481</text:p>
              </table:table-cell>
              <table:table-cell office:value-type="float" office:value="0.0140671814092332">
                <text:p>0.01406718140923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26609802246094">
                <text:p>0.0126609802246094</text:p>
              </table:table-cell>
              <table:table-cell office:value-type="float" office:value="0.0140649466045396">
                <text:p>0.01406494660453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26578807830811">
                <text:p>0.0126578807830811</text:p>
              </table:table-cell>
              <table:table-cell office:value-type="float" office:value="0.0140161191928673">
                <text:p>0.01401611919286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26569271087646">
                <text:p>0.0126569271087646</text:p>
              </table:table-cell>
              <table:table-cell office:value-type="float" office:value="0.0139405583700456">
                <text:p>0.01394055837004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17878913879395">
                <text:p>0.0117878913879395</text:p>
              </table:table-cell>
              <table:table-cell office:value-type="float" office:value="0.014082789962468">
                <text:p>0.0140827899624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26399993896484">
                <text:p>0.0126399993896484</text:p>
              </table:table-cell>
              <table:table-cell office:value-type="float" office:value="0.0140046379518765">
                <text:p>0.01400463795187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26428604125977">
                <text:p>0.0126428604125977</text:p>
              </table:table-cell>
              <table:table-cell office:value-type="float" office:value="0.0139139243906742">
                <text:p>0.01391392439067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26309394836426">
                <text:p>0.0126309394836426</text:p>
              </table:table-cell>
              <table:table-cell office:value-type="float" office:value="0.0138012618217457">
                <text:p>0.01380126182174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2631893157959">
                <text:p>0.012631893157959</text:p>
              </table:table-cell>
              <table:table-cell office:value-type="float" office:value="0.0136918273214267">
                <text:p>0.01369182732142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26168727874756">
                <text:p>0.0126168727874756</text:p>
              </table:table-cell>
              <table:table-cell office:value-type="float" office:value="0.0135699900711901">
                <text:p>0.01356999007119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2627124786377">
                <text:p>0.012627124786377</text:p>
              </table:table-cell>
              <table:table-cell office:value-type="float" office:value="0.0134717829593704">
                <text:p>0.013471782959370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26268863677979">
                <text:p>0.0126268863677979</text:p>
              </table:table-cell>
              <table:table-cell office:value-type="float" office:value="0.0133806707534311">
                <text:p>0.01338067075343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26299858093262">
                <text:p>0.0126299858093262</text:p>
              </table:table-cell>
              <table:table-cell office:value-type="float" office:value="0.0133008094779518">
                <text:p>0.01330080947795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26338005065918">
                <text:p>0.0126338005065918</text:p>
              </table:table-cell>
              <table:table-cell office:value-type="float" office:value="0.0132317288106977">
                <text:p>0.013231728810697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26399993896484">
                <text:p>0.0126399993896484</text:p>
              </table:table-cell>
              <table:table-cell office:value-type="float" office:value="0.0131746831067477">
                <text:p>0.01317468310674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17712020874023">
                <text:p>0.0117712020874023</text:p>
              </table:table-cell>
              <table:table-cell office:value-type="float" office:value="0.0136989623342119">
                <text:p>0.01369896233421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26330852508545">
                <text:p>0.0126330852508545</text:p>
              </table:table-cell>
              <table:table-cell office:value-type="float" office:value="0.013591052989272">
                <text:p>0.0135910529892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26321315765381">
                <text:p>0.0126321315765381</text:p>
              </table:table-cell>
              <table:table-cell office:value-type="float" office:value="0.0134892281062236">
                <text:p>0.01348922810622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26378536224365">
                <text:p>0.0126378536224365</text:p>
              </table:table-cell>
              <table:table-cell office:value-type="float" office:value="0.0134020585618063">
                <text:p>0.01340205856180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26380920410156">
                <text:p>0.0126380920410156</text:p>
              </table:table-cell>
              <table:table-cell office:value-type="float" office:value="0.0133212403648285">
                <text:p>0.01332124036482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17700099945068">
                <text:p>0.0117700099945068</text:p>
              </table:table-cell>
              <table:table-cell office:value-type="float" office:value="0.0137860799621981">
                <text:p>0.01378607996219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17647647857666">
                <text:p>0.0117647647857666</text:p>
              </table:table-cell>
              <table:table-cell office:value-type="float" office:value="0.0140327183191292">
                <text:p>0.01403271831912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26240253448486">
                <text:p>0.0126240253448486</text:p>
              </table:table-cell>
              <table:table-cell office:value-type="float" office:value="0.013920642642521">
                <text:p>0.0139206426425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26101970672607">
                <text:p>0.0126101970672607</text:p>
              </table:table-cell>
              <table:table-cell office:value-type="float" office:value="0.0137910168769082">
                <text:p>0.01379101687690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26149654388428">
                <text:p>0.0126149654388428</text:p>
              </table:table-cell>
              <table:table-cell office:value-type="float" office:value="0.0136744137672031">
                <text:p>0.01367441376720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17669105529785">
                <text:p>0.0117669105529785</text:p>
              </table:table-cell>
              <table:table-cell office:value-type="float" office:value="0.0139520137417066">
                <text:p>0.01395201374170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17669105529785">
                <text:p>0.0117669105529785</text:p>
              </table:table-cell>
              <table:table-cell office:value-type="float" office:value="0.0140659042503267">
                <text:p>0.01406590425032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2624979019165">
                <text:p>0.012624979019165</text:p>
              </table:table-cell>
              <table:table-cell office:value-type="float" office:value="0.0140072030034453">
                <text:p>0.01400720300344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26259326934814">
                <text:p>0.0126259326934814</text:p>
              </table:table-cell>
              <table:table-cell office:value-type="float" office:value="0.0139265586942765">
                <text:p>0.01392655869427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26259326934814">
                <text:p>0.0126259326934814</text:p>
              </table:table-cell>
              <table:table-cell office:value-type="float" office:value="0.0138329913038596">
                <text:p>0.01383299130385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26149654388428">
                <text:p>0.0126149654388428</text:p>
              </table:table-cell>
              <table:table-cell office:value-type="float" office:value="0.0137215289608558">
                <text:p>0.01372152896085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17518901824951">
                <text:p>0.0117518901824951</text:p>
              </table:table-cell>
              <table:table-cell office:value-type="float" office:value="0.0139829042910001">
                <text:p>0.01398290429100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26571655273438">
                <text:p>0.0126571655273438</text:p>
              </table:table-cell>
              <table:table-cell office:value-type="float" office:value="0.0139305929405509">
                <text:p>0.01393059294055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26800537109375">
                <text:p>0.0126800537109375</text:p>
              </table:table-cell>
              <table:table-cell office:value-type="float" office:value="0.0138822182166989">
                <text:p>0.01388221821669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18279457092285">
                <text:p>0.0118279457092285</text:p>
              </table:table-cell>
              <table:table-cell office:value-type="float" office:value="0.0140299789977587">
                <text:p>0.014029978997758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26779079437256">
                <text:p>0.0126779079437256</text:p>
              </table:table-cell>
              <table:table-cell office:value-type="float" office:value="0.0139856071270959">
                <text:p>0.01398560712709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26888751983643">
                <text:p>0.0126888751983643</text:p>
              </table:table-cell>
              <table:table-cell office:value-type="float" office:value="0.0139279606489616">
                <text:p>0.01392796064896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26440525054932">
                <text:p>0.0126440525054932</text:p>
              </table:table-cell>
              <table:table-cell office:value-type="float" office:value="0.0138009831978749">
                <text:p>0.013800983197874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2627124786377">
                <text:p>0.012627124786377</text:p>
              </table:table-cell>
              <table:table-cell office:value-type="float" office:value="0.0136624564774565">
                <text:p>0.01366245647745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1768102645874">
                <text:p>0.011768102645874</text:p>
              </table:table-cell>
              <table:table-cell office:value-type="float" office:value="0.0139809628098635">
                <text:p>0.01398096280986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2624979019165">
                <text:p>0.012624979019165</text:p>
              </table:table-cell>
              <table:table-cell office:value-type="float" office:value="0.0138526691787515">
                <text:p>0.01385266917875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26240253448486">
                <text:p>0.0126240253448486</text:p>
              </table:table-cell>
              <table:table-cell office:value-type="float" office:value="0.0137290382822411">
                <text:p>0.01372903828224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26209259033203">
                <text:p>0.0126209259033203</text:p>
              </table:table-cell>
              <table:table-cell office:value-type="float" office:value="0.0136098869803934">
                <text:p>0.01360988698039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26121044158936">
                <text:p>0.0126121044158936</text:p>
              </table:table-cell>
              <table:table-cell office:value-type="float" office:value="0.0134908647315421">
                <text:p>0.01349086473154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17561817169189">
                <text:p>0.0117561817169189</text:p>
              </table:table-cell>
              <table:table-cell office:value-type="float" office:value="0.0138733806979248">
                <text:p>0.01387338069792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25961303710938">
                <text:p>0.0125961303710938</text:p>
              </table:table-cell>
              <table:table-cell office:value-type="float" office:value="0.0137335627819271">
                <text:p>0.01373356278192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2592077255249">
                <text:p>0.012592077255249</text:p>
              </table:table-cell>
              <table:table-cell office:value-type="float" office:value="0.0136017027563898">
                <text:p>0.01360170275638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25808715820313">
                <text:p>0.0125808715820313</text:p>
              </table:table-cell>
              <table:table-cell office:value-type="float" office:value="0.0134710124353503">
                <text:p>0.01347101243535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25851631164551">
                <text:p>0.0125851631164551</text:p>
              </table:table-cell>
              <table:table-cell office:value-type="float" office:value="0.0133622579867287">
                <text:p>0.01336225798672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25889778137207">
                <text:p>0.0125889778137207</text:p>
              </table:table-cell>
              <table:table-cell office:value-type="float" office:value="0.0132708951995485">
                <text:p>0.01327089519954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25761032104492">
                <text:p>0.0125761032104492</text:p>
              </table:table-cell>
              <table:table-cell office:value-type="float" office:value="0.013175144523474">
                <text:p>0.0131751445234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25908851623535">
                <text:p>0.0125908851623535</text:p>
              </table:table-cell>
              <table:table-cell office:value-type="float" office:value="0.0131102177971604">
                <text:p>0.01311021779716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26018524169922">
                <text:p>0.0126018524169922</text:p>
              </table:table-cell>
              <table:table-cell office:value-type="float" office:value="0.0130637186496479">
                <text:p>0.013063718649647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25858783721924">
                <text:p>0.0125858783721924</text:p>
              </table:table-cell>
              <table:table-cell office:value-type="float" office:value="0.0130007994639226">
                <text:p>0.01300079946392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25930309295654">
                <text:p>0.0125930309295654</text:p>
              </table:table-cell>
              <table:table-cell office:value-type="float" office:value="0.0129545890912184">
                <text:p>0.01295458909121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25579833984375">
                <text:p>0.0125579833984375</text:p>
              </table:table-cell>
              <table:table-cell office:value-type="float" office:value="0.0128735363690607">
                <text:p>0.01287353636906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25679969787598">
                <text:p>0.0125679969787598</text:p>
              </table:table-cell>
              <table:table-cell office:value-type="float" office:value="0.0128217497676753">
                <text:p>0.01282174976767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25420093536377">
                <text:p>0.0125420093536377</text:p>
              </table:table-cell>
              <table:table-cell office:value-type="float" office:value="0.0127533777154647">
                <text:p>0.01275337771546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25460624694824">
                <text:p>0.0125460624694824</text:p>
              </table:table-cell>
              <table:table-cell office:value-type="float" office:value="0.0127040316370883">
                <text:p>0.01270403163708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25470161437988">
                <text:p>0.0125470161437988</text:p>
              </table:table-cell>
              <table:table-cell office:value-type="float" office:value="0.012667784620272">
                <text:p>0.0126677846202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25691890716553">
                <text:p>0.0125691890716553</text:p>
              </table:table-cell>
              <table:table-cell office:value-type="float" office:value="0.0126651680444351">
                <text:p>0.01266516804443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25608444213867">
                <text:p>0.0125608444213867</text:p>
              </table:table-cell>
              <table:table-cell office:value-type="float" office:value="0.0126510638420906">
                <text:p>0.01265106384209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25570297241211">
                <text:p>0.0125570297241211</text:p>
              </table:table-cell>
              <table:table-cell office:value-type="float" office:value="0.0126346970679812">
                <text:p>0.01263469706798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25539302825928">
                <text:p>0.0125539302825928</text:p>
              </table:table-cell>
              <table:table-cell office:value-type="float" office:value="0.0126180423962569">
                <text:p>0.01261804239625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2563943862915">
                <text:p>0.012563943862915</text:p>
              </table:table-cell>
              <table:table-cell office:value-type="float" office:value="0.0126163745422484">
                <text:p>0.01261637454224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25560760498047">
                <text:p>0.0125560760498047</text:p>
              </table:table-cell>
              <table:table-cell office:value-type="float" office:value="0.012604790264577">
                <text:p>0.0126047902645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25620365142822">
                <text:p>0.0125620365142822</text:p>
              </table:table-cell>
              <table:table-cell office:value-type="float" office:value="0.0126023712856807">
                <text:p>0.01260237128568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255202293396">
                <text:p>0.01255202293396</text:p>
              </table:table-cell>
              <table:table-cell office:value-type="float" office:value="0.012591746334601">
                <text:p>0.0125917463346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25689506530762">
                <text:p>0.0125689506530762</text:p>
              </table:table-cell>
              <table:table-cell office:value-type="float" office:value="0.0125995238253121">
                <text:p>0.01259952382531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255202293396">
                <text:p>0.01255202293396</text:p>
              </table:table-cell>
              <table:table-cell office:value-type="float" office:value="0.0125915313240009">
                <text:p>0.01259153132400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25570297241211">
                <text:p>0.0125570297241211</text:p>
              </table:table-cell>
              <table:table-cell office:value-type="float" office:value="0.0125846444577162">
                <text:p>0.01258464445771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25548839569092">
                <text:p>0.0125548839569092</text:p>
              </table:table-cell>
              <table:table-cell office:value-type="float" office:value="0.012577662470232">
                <text:p>0.0125776624702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255202293396">
                <text:p>0.01255202293396</text:p>
              </table:table-cell>
              <table:table-cell office:value-type="float" office:value="0.0125748721074847">
                <text:p>0.01257487210748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25410556793213">
                <text:p>0.0125410556793213</text:p>
              </table:table-cell>
              <table:table-cell office:value-type="float" office:value="0.0125819232430679">
                <text:p>0.01258192324306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25410556793213">
                <text:p>0.0125410556793213</text:p>
              </table:table-cell>
              <table:table-cell office:value-type="float" office:value="0.0125852734394274">
                <text:p>0.012585273439427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25980377197266">
                <text:p>0.0125980377197266</text:p>
              </table:table-cell>
              <table:table-cell office:value-type="float" office:value="0.0126290906382247">
                <text:p>0.01262909063822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26018524169922">
                <text:p>0.0126018524169922</text:p>
              </table:table-cell>
              <table:table-cell office:value-type="float" office:value="0.0126611668056562">
                <text:p>0.01266116680565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25799179077148">
                <text:p>0.0125799179077148</text:p>
              </table:table-cell>
              <table:table-cell office:value-type="float" office:value="0.0126556868929504">
                <text:p>0.01265568689295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25818252563477">
                <text:p>0.0125818252563477</text:p>
              </table:table-cell>
              <table:table-cell office:value-type="float" office:value="0.0126518686866605">
                <text:p>0.01265186868666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17318630218506">
                <text:p>0.0117318630218506</text:p>
              </table:table-cell>
              <table:table-cell office:value-type="float" office:value="0.0133615966810488">
                <text:p>0.01336159668104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23720169067383">
                <text:p>0.0123720169067383</text:p>
              </table:table-cell>
              <table:table-cell office:value-type="float" office:value="0.012824101272234">
                <text:p>0.0128241012722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23600959777832">
                <text:p>0.0123600959777832</text:p>
              </table:table-cell>
              <table:table-cell office:value-type="float" office:value="0.0132267226640752">
                <text:p>0.01322672266407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23600959777832">
                <text:p>0.0123600959777832</text:p>
              </table:table-cell>
              <table:table-cell office:value-type="float" office:value="0.0131111295064896">
                <text:p>0.01311112950648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2380838394165">
                <text:p>0.012380838394165</text:p>
              </table:table-cell>
              <table:table-cell office:value-type="float" office:value="0.0129936520847179">
                <text:p>0.01299365208471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23841762542725">
                <text:p>0.0123841762542725</text:p>
              </table:table-cell>
              <table:table-cell office:value-type="float" office:value="0.0128944864712565">
                <text:p>0.01289448647125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25439167022705">
                <text:p>0.0125439167022705</text:p>
              </table:table-cell>
              <table:table-cell office:value-type="float" office:value="0.0128634760978721">
                <text:p>0.01286347609787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25348567962646">
                <text:p>0.0125348567962646</text:p>
              </table:table-cell>
              <table:table-cell office:value-type="float" office:value="0.0128691372018279">
                <text:p>0.01286913720182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2537956237793">
                <text:p>0.012537956237793</text:p>
              </table:table-cell>
              <table:table-cell office:value-type="float" office:value="0.0128658929103444">
                <text:p>0.01286589291034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25398635864258">
                <text:p>0.0125398635864258</text:p>
              </table:table-cell>
              <table:table-cell office:value-type="float" office:value="0.012855661590253">
                <text:p>0.0128556615902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1713981628418">
                <text:p>0.011713981628418</text:p>
              </table:table-cell>
              <table:table-cell office:value-type="float" office:value="0.0134191732903037">
                <text:p>0.01341917329030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17208957672119">
                <text:p>0.0117208957672119</text:p>
              </table:table-cell>
              <table:table-cell office:value-type="float" office:value="0.0137296407325834">
                <text:p>0.01372964073258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17180347442627">
                <text:p>0.0117180347442627</text:p>
              </table:table-cell>
              <table:table-cell office:value-type="float" office:value="0.0138731151064921">
                <text:p>0.01387311510649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17228031158447">
                <text:p>0.0117228031158447</text:p>
              </table:table-cell>
              <table:table-cell office:value-type="float" office:value="0.0138957515779157">
                <text:p>0.01389575157791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17001533508301">
                <text:p>0.0117001533508301</text:p>
              </table:table-cell>
              <table:table-cell office:value-type="float" office:value="0.0138625206672356">
                <text:p>0.01386252066723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25370025634766">
                <text:p>0.0125370025634766</text:p>
              </table:table-cell>
              <table:table-cell office:value-type="float" office:value="0.0139124430404383">
                <text:p>0.013912443040438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25348567962646">
                <text:p>0.0125348567962646</text:p>
              </table:table-cell>
              <table:table-cell office:value-type="float" office:value="0.0138998080948341">
                <text:p>0.01389980809483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25441551208496">
                <text:p>0.0125441551208496</text:p>
              </table:table-cell>
              <table:table-cell office:value-type="float" office:value="0.0138593222988591">
                <text:p>0.01385932229885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25470161437988">
                <text:p>0.0125470161437988</text:p>
              </table:table-cell>
              <table:table-cell office:value-type="float" office:value="0.0137948731717556">
                <text:p>0.01379487317175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25558376312256">
                <text:p>0.0125558376312256</text:p>
              </table:table-cell>
              <table:table-cell office:value-type="float" office:value="0.0137235070733254">
                <text:p>0.013723507073325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2531042098999">
                <text:p>0.012531042098999</text:p>
              </table:table-cell>
              <table:table-cell office:value-type="float" office:value="0.0136122884274101">
                <text:p>0.01361228842741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25319957733154">
                <text:p>0.0125319957733154</text:p>
              </table:table-cell>
              <table:table-cell office:value-type="float" office:value="0.0135065851268712">
                <text:p>0.01350658512687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125339031219482">
                <text:p>0.0125339031219482</text:p>
              </table:table-cell>
              <table:table-cell office:value-type="float" office:value="0.0134089071858059">
                <text:p>0.013408907185805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25360488891602">
                <text:p>0.0125360488891602</text:p>
              </table:table-cell>
              <table:table-cell office:value-type="float" office:value="0.0133198761480997">
                <text:p>0.01331987614809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25279426574707">
                <text:p>0.0125279426574707</text:p>
              </table:table-cell>
              <table:table-cell office:value-type="float" office:value="0.0132278354171124">
                <text:p>0.013227835417112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115270614624023">
                <text:p>0.0115270614624023</text:p>
              </table:table-cell>
              <table:table-cell office:value-type="float" office:value="0.0138094478010081">
                <text:p>0.01380944780100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15339756011963">
                <text:p>0.0115339756011963</text:p>
              </table:table-cell>
              <table:table-cell office:value-type="float" office:value="0.0141137564834134">
                <text:p>0.014113756483413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23851299285889">
                <text:p>0.0123851299285889</text:p>
              </table:table-cell>
              <table:table-cell office:value-type="float" office:value="0.0138321146049875">
                <text:p>0.01383211460498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23839378356934">
                <text:p>0.0123839378356934</text:p>
              </table:table-cell>
              <table:table-cell office:value-type="float" office:value="0.0136007277466256">
                <text:p>0.01360072774662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123789310455322">
                <text:p>0.0123789310455322</text:p>
              </table:table-cell>
              <table:table-cell office:value-type="float" office:value="0.0134052227971777">
                <text:p>0.01340522279717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16679668426514">
                <text:p>0.0116679668426514</text:p>
              </table:table-cell>
              <table:table-cell office:value-type="float" office:value="0.0136470562827335">
                <text:p>0.01364705628273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16698741912842">
                <text:p>0.0116698741912842</text:p>
              </table:table-cell>
              <table:table-cell office:value-type="float" office:value="0.0137422440325732">
                <text:p>0.01374224403257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16519927978516">
                <text:p>0.0116519927978516</text:p>
              </table:table-cell>
              <table:table-cell office:value-type="float" office:value="0.0137555956551187">
                <text:p>0.013755595655118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16519927978516">
                <text:p>0.0116519927978516</text:p>
              </table:table-cell>
              <table:table-cell office:value-type="float" office:value="0.0136986200681247">
                <text:p>0.013698620068124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116510391235352">
                <text:p>0.0116510391235352</text:p>
              </table:table-cell>
              <table:table-cell office:value-type="float" office:value="0.0135981072019906">
                <text:p>0.01359810720199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24912261962891">
                <text:p>0.0124912261962891</text:p>
              </table:table-cell>
              <table:table-cell office:value-type="float" office:value="0.0137765820818547">
                <text:p>0.013776582081854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24490261077881">
                <text:p>0.0124490261077881</text:p>
              </table:table-cell>
              <table:table-cell office:value-type="float" office:value="0.013806063750778">
                <text:p>0.01380606375077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115170478820801">
                <text:p>0.0115170478820801</text:p>
              </table:table-cell>
              <table:table-cell office:value-type="float" office:value="0.0138757432922801">
                <text:p>0.01387574329228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15170478820801">
                <text:p>0.0115170478820801</text:p>
              </table:table-cell>
              <table:table-cell office:value-type="float" office:value="0.0138477612598221">
                <text:p>0.01384776125982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15180015563965">
                <text:p>0.0115180015563965</text:p>
              </table:table-cell>
              <table:table-cell office:value-type="float" office:value="0.0137557287929402">
                <text:p>0.013755728792940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123538970947266">
                <text:p>0.0123538970947266</text:p>
              </table:table-cell>
              <table:table-cell office:value-type="float" office:value="0.0138029299437346">
                <text:p>0.01380292994373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124950408935547">
                <text:p>0.0124950408935547</text:p>
              </table:table-cell>
              <table:table-cell office:value-type="float" office:value="0.0139474101960936">
                <text:p>0.013947410196093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1652946472168">
                <text:p>0.011652946472168</text:p>
              </table:table-cell>
              <table:table-cell office:value-type="float" office:value="0.0137907664099053">
                <text:p>0.01379076640990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16620063781738">
                <text:p>0.0116620063781738</text:p>
              </table:table-cell>
              <table:table-cell office:value-type="float" office:value="0.0136132346344098">
                <text:p>0.013613234634409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116448402404785">
                <text:p>0.0116448402404785</text:p>
              </table:table-cell>
              <table:table-cell office:value-type="float" office:value="0.013450773894217">
                <text:p>0.0134507738942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16479396820068">
                <text:p>0.0116479396820068</text:p>
              </table:table-cell>
              <table:table-cell office:value-type="float" office:value="0.0132850115954488">
                <text:p>0.013285011595448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116510391235352">
                <text:p>0.0116510391235352</text:p>
              </table:table-cell>
              <table:table-cell office:value-type="float" office:value="0.0131223595782498">
                <text:p>0.01312235957824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124847888946533">
                <text:p>0.0124847888946533</text:p>
              </table:table-cell>
              <table:table-cell office:value-type="float" office:value="0.0135251894301597">
                <text:p>0.013525189430159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124821662902832">
                <text:p>0.0124821662902832</text:p>
              </table:table-cell>
              <table:table-cell office:value-type="float" office:value="0.0137540835738247">
                <text:p>0.01375408357382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24838352203369">
                <text:p>0.0124838352203369</text:p>
              </table:table-cell>
              <table:table-cell office:value-type="float" office:value="0.0138664254868045">
                <text:p>0.013866425486804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1660099029541">
                <text:p>0.011660099029541</text:p>
              </table:table-cell>
              <table:table-cell office:value-type="float" office:value="0.0137579050856133">
                <text:p>0.01375790508561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16689205169678">
                <text:p>0.0116689205169678</text:p>
              </table:table-cell>
              <table:table-cell office:value-type="float" office:value="0.0136134133315808">
                <text:p>0.013613413331580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125010013580322">
                <text:p>0.0125010013580322</text:p>
              </table:table-cell>
              <table:table-cell office:value-type="float" office:value="0.0138062982266484">
                <text:p>0.013806298226648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125100612640381">
                <text:p>0.0125100612640381</text:p>
              </table:table-cell>
              <table:table-cell office:value-type="float" office:value="0.0139022808061489">
                <text:p>0.013902280806148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125000476837158">
                <text:p>0.0125000476837158</text:p>
              </table:table-cell>
              <table:table-cell office:value-type="float" office:value="0.0139104972353926">
                <text:p>0.013910497235392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125079154968262">
                <text:p>0.0125079154968262</text:p>
              </table:table-cell>
              <table:table-cell office:value-type="float" office:value="0.013880664008343">
                <text:p>0.0138806640083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125000476837158">
                <text:p>0.0125000476837158</text:p>
              </table:table-cell>
              <table:table-cell office:value-type="float" office:value="0.0138093362723576">
                <text:p>0.013809336272357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16329193115234">
                <text:p>0.0116329193115234</text:p>
              </table:table-cell>
              <table:table-cell office:value-type="float" office:value="0.0139326968125476">
                <text:p>0.01393269681254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11631965637207">
                <text:p>0.011631965637207</text:p>
              </table:table-cell>
              <table:table-cell office:value-type="float" office:value="0.0139426185851672">
                <text:p>0.01394261858516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11646032333374">
                <text:p>0.011646032333374</text:p>
              </table:table-cell>
              <table:table-cell office:value-type="float" office:value="0.0138646134846789">
                <text:p>0.01386461348467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124711990356445">
                <text:p>0.0124711990356445</text:p>
              </table:table-cell>
              <table:table-cell office:value-type="float" office:value="0.0139006289082884">
                <text:p>0.01390062890828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24709606170654">
                <text:p>0.0124709606170654</text:p>
              </table:table-cell>
              <table:table-cell office:value-type="float" office:value="0.0138793261256105">
                <text:p>0.01387932612561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123069286346436">
                <text:p>0.0123069286346436</text:p>
              </table:table-cell>
              <table:table-cell office:value-type="float" office:value="0.0136367987721115">
                <text:p>0.01363679877211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123040676116943">
                <text:p>0.0123040676116943</text:p>
              </table:table-cell>
              <table:table-cell office:value-type="float" office:value="0.013432863103764">
                <text:p>0.01343286310376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122981071472168">
                <text:p>0.0122981071472168</text:p>
              </table:table-cell>
              <table:table-cell office:value-type="float" office:value="0.0132570499397466">
                <text:p>0.01325704993974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114672183990479">
                <text:p>0.0114672183990479</text:p>
              </table:table-cell>
              <table:table-cell office:value-type="float" office:value="0.0136229815930027">
                <text:p>0.013622981593002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114679336547852">
                <text:p>0.0114679336547852</text:p>
              </table:table-cell>
              <table:table-cell office:value-type="float" office:value="0.0137951307918707">
                <text:p>0.013795130791870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114669799804688">
                <text:p>0.0114669799804688</text:p>
              </table:table-cell>
              <table:table-cell office:value-type="float" office:value="0.0138362132581208">
                <text:p>0.013836213258120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14750862121582">
                <text:p>0.0114750862121582</text:p>
              </table:table-cell>
              <table:table-cell office:value-type="float" office:value="0.0137820421339426">
                <text:p>0.01378204213394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114750862121582">
                <text:p>0.0114750862121582</text:p>
              </table:table-cell>
              <table:table-cell office:value-type="float" office:value="0.0136743999611448">
                <text:p>0.01367439996114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114779472351074">
                <text:p>0.0114779472351074</text:p>
              </table:table-cell>
              <table:table-cell office:value-type="float" office:value="0.0135325278355099">
                <text:p>0.01353252783550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114820003509521">
                <text:p>0.0114820003509521</text:p>
              </table:table-cell>
              <table:table-cell office:value-type="float" office:value="0.0133716721329353">
                <text:p>0.013371672132935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116019248962402">
                <text:p>0.0116019248962402</text:p>
              </table:table-cell>
              <table:table-cell office:value-type="float" office:value="0.0131021243578066">
                <text:p>0.013102124357806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115959644317627">
                <text:p>0.0115959644317627</text:p>
              </table:table-cell>
              <table:table-cell office:value-type="float" office:value="0.0128835678036223">
                <text:p>0.012883567803622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115928649902344">
                <text:p>0.0115928649902344</text:p>
              </table:table-cell>
              <table:table-cell office:value-type="float" office:value="0.0127026144709056">
                <text:p>0.012702614470905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116009712219238">
                <text:p>0.0116009712219238</text:p>
              </table:table-cell>
              <table:table-cell office:value-type="float" office:value="0.0125420912223109">
                <text:p>0.01254209122231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115988254547119">
                <text:p>0.0115988254547119</text:p>
              </table:table-cell>
              <table:table-cell office:value-type="float" office:value="0.012409215386719">
                <text:p>0.0124092153867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116000175476074">
                <text:p>0.0116000175476074</text:p>
              </table:table-cell>
              <table:table-cell office:value-type="float" office:value="0.0122956478529531">
                <text:p>0.012295647852953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116000175476074">
                <text:p>0.0116000175476074</text:p>
              </table:table-cell>
              <table:table-cell office:value-type="float" office:value="0.0121993807118771">
                <text:p>0.012199380711877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11605978012085">
                <text:p>0.011605978012085</text:p>
              </table:table-cell>
              <table:table-cell office:value-type="float" office:value="0.0121122598952447">
                <text:p>0.012112259895244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115950107574463">
                <text:p>0.0115950107574463</text:p>
              </table:table-cell>
              <table:table-cell office:value-type="float" office:value="0.0120488618982898">
                <text:p>0.012048861898289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115971565246582">
                <text:p>0.0115971565246582</text:p>
              </table:table-cell>
              <table:table-cell office:value-type="float" office:value="0.0119911965683264">
                <text:p>0.011991196568326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115780830383301">
                <text:p>0.0115780830383301</text:p>
              </table:table-cell>
              <table:table-cell office:value-type="float" office:value="0.0119577292447103">
                <text:p>0.011957729244710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115888118743896">
                <text:p>0.0115888118743896</text:p>
              </table:table-cell>
              <table:table-cell office:value-type="float" office:value="0.0119145146380858">
                <text:p>0.011914514638085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115959644317627">
                <text:p>0.0115959644317627</text:p>
              </table:table-cell>
              <table:table-cell office:value-type="float" office:value="0.0118697183534216">
                <text:p>0.01186971835342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11591911315918">
                <text:p>0.011591911315918</text:p>
              </table:table-cell>
              <table:table-cell office:value-type="float" office:value="0.0118353124579229">
                <text:p>0.011835312457922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115900039672852">
                <text:p>0.0115900039672852</text:p>
              </table:table-cell>
              <table:table-cell office:value-type="float" office:value="0.011806796233368">
                <text:p>0.01180679623336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375986099243164">
                <text:p>0.000375986099243164</text:p>
              </table:table-cell>
              <table:table-cell office:value-type="float" office:value="0.0215935733372255">
                <text:p>0.021593573337225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127339363098145">
                <text:p>0.0127339363098145</text:p>
              </table:table-cell>
              <table:table-cell office:value-type="float" office:value="0.0321902343762119">
                <text:p>0.03219023437621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373125076293945">
                <text:p>0.000373125076293945</text:p>
              </table:table-cell>
              <table:table-cell office:value-type="float" office:value="0.0273555996055256">
                <text:p>0.02735559960552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135321617126465">
                <text:p>0.0135321617126465</text:p>
              </table:table-cell>
              <table:table-cell office:value-type="float" office:value="0.032748787726698">
                <text:p>0.0327487877266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375032424926758">
                <text:p>0.000375032424926758</text:p>
              </table:table-cell>
              <table:table-cell office:value-type="float" office:value="0.0302920580850053">
                <text:p>0.03029205808500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151581764221191">
                <text:p>0.0151581764221191</text:p>
              </table:table-cell>
              <table:table-cell office:value-type="float" office:value="0.0334217459295888">
                <text:p>0.03342174592958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368118286132812">
                <text:p>0.000368118286132812</text:p>
              </table:table-cell>
              <table:table-cell office:value-type="float" office:value="0.0312902517817311">
                <text:p>0.03129025178173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25839710235596">
                <text:p>0.0125839710235596</text:p>
              </table:table-cell>
              <table:table-cell office:value-type="float" office:value="0.0300975172829628">
                <text:p>0.030097517282962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365972518920898">
                <text:p>0.000365972518920898</text:p>
              </table:table-cell>
              <table:table-cell office:value-type="float" office:value="0.0309808772697804">
                <text:p>0.030980877269780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126888751983643">
                <text:p>0.0126888751983643</text:p>
              </table:table-cell>
              <table:table-cell office:value-type="float" office:value="0.0323251719123512">
                <text:p>0.03232517191235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134890079498291">
                <text:p>0.0134890079498291</text:p>
              </table:table-cell>
              <table:table-cell office:value-type="float" office:value="0.0323777180587544">
                <text:p>0.032377718058754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5099048614502">
                <text:p>0.015099048614502</text:p>
              </table:table-cell>
              <table:table-cell office:value-type="float" office:value="0.0334696338891461">
                <text:p>0.033469633889146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125210285186768">
                <text:p>0.0125210285186768</text:p>
              </table:table-cell>
              <table:table-cell office:value-type="float" office:value="0.0272664571215555">
                <text:p>0.027266457121555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32980346679688">
                <text:p>0.0132980346679688</text:p>
              </table:table-cell>
              <table:table-cell office:value-type="float" office:value="0.0258219111647454">
                <text:p>0.025821911164745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11605978012085">
                <text:p>0.011605978012085</text:p>
              </table:table-cell>
              <table:table-cell office:value-type="float" office:value="0.0225789930021953">
                <text:p>0.022578993002195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15938186645508">
                <text:p>0.0115938186645508</text:p>
              </table:table-cell>
              <table:table-cell office:value-type="float" office:value="0.0200942419736049">
                <text:p>0.020094241973604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124149322509766">
                <text:p>0.0124149322509766</text:p>
              </table:table-cell>
              <table:table-cell office:value-type="float" office:value="0.0191217386674135">
                <text:p>0.01912173866741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115699768066406">
                <text:p>0.0115699768066406</text:p>
              </table:table-cell>
              <table:table-cell office:value-type="float" office:value="0.0173233707973338">
                <text:p>0.01732337079733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115752220153809">
                <text:p>0.0115752220153809</text:p>
              </table:table-cell>
              <table:table-cell office:value-type="float" office:value="0.0159692991802176">
                <text:p>0.015969299180217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15890502929688">
                <text:p>0.0115890502929688</text:p>
              </table:table-cell>
              <table:table-cell office:value-type="float" office:value="0.0149589315823704">
                <text:p>0.014958931582370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115809440612793">
                <text:p>0.0115809440612793</text:p>
              </table:table-cell>
              <table:table-cell office:value-type="float" office:value="0.0141814495453387">
                <text:p>0.014181449545338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123939514160156">
                <text:p>0.0123939514160156</text:p>
              </table:table-cell>
              <table:table-cell office:value-type="float" office:value="0.0145045944362381">
                <text:p>0.01450459443623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123929977416992">
                <text:p>0.0123929977416992</text:p>
              </table:table-cell>
              <table:table-cell office:value-type="float" office:value="0.014649627792903">
                <text:p>0.01464962779290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115537643432617">
                <text:p>0.0115537643432617</text:p>
              </table:table-cell>
              <table:table-cell office:value-type="float" office:value="0.0140627504071478">
                <text:p>0.014062750407147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123870372772217">
                <text:p>0.0123870372772217</text:p>
              </table:table-cell>
              <table:table-cell office:value-type="float" office:value="0.0142456118397132">
                <text:p>0.01424561183971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115530490875244">
                <text:p>0.0115530490875244</text:p>
              </table:table-cell>
              <table:table-cell office:value-type="float" office:value="0.0138336944356477">
                <text:p>0.013833694435647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115489959716797">
                <text:p>0.0115489959716797</text:p>
              </table:table-cell>
              <table:table-cell office:value-type="float" office:value="0.013495649948465">
                <text:p>0.0134956499484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115470886230469">
                <text:p>0.0115470886230469</text:p>
              </table:table-cell>
              <table:table-cell office:value-type="float" office:value="0.0132146442470305">
                <text:p>0.01321464424703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115599632263184">
                <text:p>0.0115599632263184</text:p>
              </table:table-cell>
              <table:table-cell office:value-type="float" office:value="0.0129668578643521">
                <text:p>0.01296685786435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115480422973633">
                <text:p>0.0115480422973633</text:p>
              </table:table-cell>
              <table:table-cell office:value-type="float" office:value="0.0127707134061165">
                <text:p>0.01277071340611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115489959716797">
                <text:p>0.0115489959716797</text:p>
              </table:table-cell>
              <table:table-cell office:value-type="float" office:value="0.012602950668224">
                <text:p>0.0126029506682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115401744842529">
                <text:p>0.0115401744842529</text:p>
              </table:table-cell>
              <table:table-cell office:value-type="float" office:value="0.0124676390887135">
                <text:p>0.012467639088713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15511417388916">
                <text:p>0.0115511417388916</text:p>
              </table:table-cell>
              <table:table-cell office:value-type="float" office:value="0.0123402612479615">
                <text:p>0.01234026124796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115489959716797">
                <text:p>0.0115489959716797</text:p>
              </table:table-cell>
              <table:table-cell office:value-type="float" office:value="0.01223388710162">
                <text:p>0.012233887101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15389823913574">
                <text:p>0.0115389823913574</text:p>
              </table:table-cell>
              <table:table-cell office:value-type="float" office:value="0.0121514381030547">
                <text:p>0.012151438103054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115330219268799">
                <text:p>0.0115330219268799</text:p>
              </table:table-cell>
              <table:table-cell office:value-type="float" office:value="0.0120834071131735">
                <text:p>0.012083407113173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115299224853516">
                <text:p>0.0115299224853516</text:p>
              </table:table-cell>
              <table:table-cell office:value-type="float" office:value="0.0120242742503296">
                <text:p>0.01202427425032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15249156951904">
                <text:p>0.0115249156951904</text:p>
              </table:table-cell>
              <table:table-cell office:value-type="float" office:value="0.0119744007578237">
                <text:p>0.011974400757823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15251541137695">
                <text:p>0.0115251541137695</text:p>
              </table:table-cell>
              <table:table-cell office:value-type="float" office:value="0.0119274162539027">
                <text:p>0.01192741625390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115129947662354">
                <text:p>0.0115129947662354</text:p>
              </table:table-cell>
              <table:table-cell office:value-type="float" office:value="0.0118946514104178">
                <text:p>0.011894651410417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15339756011963">
                <text:p>0.0115339756011963</text:p>
              </table:table-cell>
              <table:table-cell office:value-type="float" office:value="0.0118428644811593">
                <text:p>0.011842864481159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15702152252197">
                <text:p>0.0115702152252197</text:p>
              </table:table-cell>
              <table:table-cell office:value-type="float" office:value="0.0117802907391769">
                <text:p>0.01178029073917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115818977355957">
                <text:p>0.0115818977355957</text:p>
              </table:table-cell>
              <table:table-cell office:value-type="float" office:value="0.0117458046853628">
                <text:p>0.01174580468536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115880966186523">
                <text:p>0.0115880966186523</text:p>
              </table:table-cell>
              <table:table-cell office:value-type="float" office:value="0.0117250248638057">
                <text:p>0.01172502486380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15740299224854">
                <text:p>0.0115740299224854</text:p>
              </table:table-cell>
              <table:table-cell office:value-type="float" office:value="0.01169128406506">
                <text:p>0.0116912840650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115730762481689">
                <text:p>0.0115730762481689</text:p>
              </table:table-cell>
              <table:table-cell office:value-type="float" office:value="0.0116644045903217">
                <text:p>0.011664404590321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115339756011963">
                <text:p>0.0115339756011963</text:p>
              </table:table-cell>
              <table:table-cell office:value-type="float" office:value="0.0116727790314646">
                <text:p>0.01167277903146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15311145782471">
                <text:p>0.0115311145782471</text:p>
              </table:table-cell>
              <table:table-cell office:value-type="float" office:value="0.0116764405463492">
                <text:p>0.011676440546349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115349292755127">
                <text:p>0.0115349292755127</text:p>
              </table:table-cell>
              <table:table-cell office:value-type="float" office:value="0.0116709641188817">
                <text:p>0.01167096411888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115201473236084">
                <text:p>0.0115201473236084</text:p>
              </table:table-cell>
              <table:table-cell office:value-type="float" office:value="0.0116760533324171">
                <text:p>0.011676053332417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115220546722412">
                <text:p>0.0115220546722412</text:p>
              </table:table-cell>
              <table:table-cell office:value-type="float" office:value="0.0116728521359707">
                <text:p>0.01167285213597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115349292755127">
                <text:p>0.0115349292755127</text:p>
              </table:table-cell>
              <table:table-cell office:value-type="float" office:value="0.0116547736521987">
                <text:p>0.011654773652198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15430355072021">
                <text:p>0.0115430355072021</text:p>
              </table:table-cell>
              <table:table-cell office:value-type="float" office:value="0.0116320715577236">
                <text:p>0.011632071557723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115489959716797">
                <text:p>0.0115489959716797</text:p>
              </table:table-cell>
              <table:table-cell office:value-type="float" office:value="0.011612957100312">
                <text:p>0.01161295710031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115270614624023">
                <text:p>0.0115270614624023</text:p>
              </table:table-cell>
              <table:table-cell office:value-type="float" office:value="0.0116142982697848">
                <text:p>0.011614298269784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115280151367188">
                <text:p>0.0115280151367188</text:p>
              </table:table-cell>
              <table:table-cell office:value-type="float" office:value="0.0116116177969937">
                <text:p>0.01161161779699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115270614624023">
                <text:p>0.0115270614624023</text:p>
              </table:table-cell>
              <table:table-cell office:value-type="float" office:value="0.0116080806186178">
                <text:p>0.01160808061861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115089416503906">
                <text:p>0.0115089416503906</text:p>
              </table:table-cell>
              <table:table-cell office:value-type="float" office:value="0.0116190823321872">
                <text:p>0.01161908233218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115120410919189">
                <text:p>0.0115120410919189</text:p>
              </table:table-cell>
              <table:table-cell office:value-type="float" office:value="0.0116201482990737">
                <text:p>0.01162014829907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15070343017578">
                <text:p>0.0115070343017578</text:p>
              </table:table-cell>
              <table:table-cell office:value-type="float" office:value="0.0116218504310103">
                <text:p>0.011621850431010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115091800689697">
                <text:p>0.0115091800689697</text:p>
              </table:table-cell>
              <table:table-cell office:value-type="float" office:value="0.0116175019047442">
                <text:p>0.011617501904744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115189552307129">
                <text:p>0.0115189552307129</text:p>
              </table:table-cell>
              <table:table-cell office:value-type="float" office:value="0.0116027098604888">
                <text:p>0.011602709860488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115189552307129">
                <text:p>0.0115189552307129</text:p>
              </table:table-cell>
              <table:table-cell office:value-type="float" office:value="0.0115903852492657">
                <text:p>0.011590385249265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15158557891846">
                <text:p>0.0115158557891846</text:p>
              </table:table-cell>
              <table:table-cell office:value-type="float" office:value="0.0115827770464081">
                <text:p>0.01158277704640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114989280700684">
                <text:p>0.0114989280700684</text:p>
              </table:table-cell>
              <table:table-cell office:value-type="float" office:value="0.0115905046282212">
                <text:p>0.011590504628221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115079879760742">
                <text:p>0.0115079879760742</text:p>
              </table:table-cell>
              <table:table-cell office:value-type="float" office:value="0.0115847866685886">
                <text:p>0.01158478666858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363826751708984">
                <text:p>0.000363826751708984</text:p>
              </table:table-cell>
              <table:table-cell office:value-type="float" office:value="0.0213297753697583">
                <text:p>0.021329775369758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26237869262695">
                <text:p>0.0126237869262695</text:p>
              </table:table-cell>
              <table:table-cell office:value-type="float" office:value="0.0319066351186237">
                <text:p>0.031906635118623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365018844604492">
                <text:p>0.000365018844604492</text:p>
              </table:table-cell>
              <table:table-cell office:value-type="float" office:value="0.0270686952293033">
                <text:p>0.02706869522930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3416051864624">
                <text:p>0.013416051864624</text:p>
              </table:table-cell>
              <table:table-cell office:value-type="float" office:value="0.0324635568556458">
                <text:p>0.03246355685564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355958938598633">
                <text:p>0.000355958938598633</text:p>
              </table:table-cell>
              <table:table-cell office:value-type="float" office:value="0.0300082989178629">
                <text:p>0.030008298917862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150120258331299">
                <text:p>0.0150120258331299</text:p>
              </table:table-cell>
              <table:table-cell office:value-type="float" office:value="0.0337149057833318">
                <text:p>0.033714905783331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359058380126953">
                <text:p>0.000359058380126953</text:p>
              </table:table-cell>
              <table:table-cell office:value-type="float" office:value="0.0310080662027909">
                <text:p>0.03100806620279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24878883361816">
                <text:p>0.0124878883361816</text:p>
              </table:table-cell>
              <table:table-cell office:value-type="float" office:value="0.0300533209608339">
                <text:p>0.030053320960833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360965728759766">
                <text:p>0.000360965728759766</text:p>
              </table:table-cell>
              <table:table-cell office:value-type="float" office:value="0.030704713059013">
                <text:p>0.0307047130590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32629871368408">
                <text:p>0.0132629871368408</text:p>
              </table:table-cell>
              <table:table-cell office:value-type="float" office:value="0.0257333118161065">
                <text:p>0.025733311816106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25770568847656">
                <text:p>0.0125770568847656</text:p>
              </table:table-cell>
              <table:table-cell office:value-type="float" office:value="0.0320402361675403">
                <text:p>0.032040236167540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141880512237549">
                <text:p>0.0141880512237549</text:p>
              </table:table-cell>
              <table:table-cell office:value-type="float" office:value="0.0330146258052678">
                <text:p>0.033014625805267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49650573730469">
                <text:p>0.0149650573730469</text:p>
              </table:table-cell>
              <table:table-cell office:value-type="float" office:value="0.0335371600028991">
                <text:p>0.03353716000289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124390125274658">
                <text:p>0.0124390125274658</text:p>
              </table:table-cell>
              <table:table-cell office:value-type="float" office:value="0.027163146535153">
                <text:p>0.02716314653515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140440464019775">
                <text:p>0.0140440464019775</text:p>
              </table:table-cell>
              <table:table-cell office:value-type="float" office:value="0.025283976808784">
                <text:p>0.0252839768087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115640163421631">
                <text:p>0.0115640163421631</text:p>
              </table:table-cell>
              <table:table-cell office:value-type="float" office:value="0.0218619164949341">
                <text:p>0.021861916494934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123629570007324">
                <text:p>0.0123629570007324</text:p>
              </table:table-cell>
              <table:table-cell office:value-type="float" office:value="0.0201808530262782">
                <text:p>0.020180853026278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115358829498291">
                <text:p>0.0115358829498291</text:p>
              </table:table-cell>
              <table:table-cell office:value-type="float" office:value="0.0181696828589258">
                <text:p>0.01816968285892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115101337432861">
                <text:p>0.0115101337432861</text:p>
              </table:table-cell>
              <table:table-cell office:value-type="float" office:value="0.0166650767451666">
                <text:p>0.01666507674516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123319625854492">
                <text:p>0.0123319625854492</text:p>
              </table:table-cell>
              <table:table-cell office:value-type="float" office:value="0.0161918182047357">
                <text:p>0.016191818204735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15151405334473">
                <text:p>0.0115151405334473</text:p>
              </table:table-cell>
              <table:table-cell office:value-type="float" office:value="0.01525530109598">
                <text:p>0.015255301095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115280151367188">
                <text:p>0.0115280151367188</text:p>
              </table:table-cell>
              <table:table-cell office:value-type="float" office:value="0.0145125664479174">
                <text:p>0.014512566447917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15289688110352">
                <text:p>0.0115289688110352</text:p>
              </table:table-cell>
              <table:table-cell office:value-type="float" office:value="0.0139310451416245">
                <text:p>0.013931045141624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115218162536621">
                <text:p>0.0115218162536621</text:p>
              </table:table-cell>
              <table:table-cell office:value-type="float" office:value="0.0134806153867403">
                <text:p>0.013480615386740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11509895324707">
                <text:p>0.011509895324707</text:p>
              </table:table-cell>
              <table:table-cell office:value-type="float" office:value="0.0131342392000245">
                <text:p>0.013134239200024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115120410919189">
                <text:p>0.0115120410919189</text:p>
              </table:table-cell>
              <table:table-cell office:value-type="float" office:value="0.0128542915350782">
                <text:p>0.012854291535078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23038291931152">
                <text:p>0.0123038291931152</text:p>
              </table:table-cell>
              <table:table-cell office:value-type="float" office:value="0.0133240114931075">
                <text:p>0.013324011493107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23291015625">
                <text:p>0.0123291015625</text:p>
              </table:table-cell>
              <table:table-cell office:value-type="float" office:value="0.0136288159342473">
                <text:p>0.013628815934247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123169422149658">
                <text:p>0.0123169422149658</text:p>
              </table:table-cell>
              <table:table-cell office:value-type="float" office:value="0.0137745485086523">
                <text:p>0.01377454850865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115060806274414">
                <text:p>0.0115060806274414</text:p>
              </table:table-cell>
              <table:table-cell office:value-type="float" office:value="0.013586737194561">
                <text:p>0.01358673719456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123300552368164">
                <text:p>0.0123300552368164</text:p>
              </table:table-cell>
              <table:table-cell office:value-type="float" office:value="0.0137354059167396">
                <text:p>0.013735405916739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1505126953125">
                <text:p>0.011505126953125</text:p>
              </table:table-cell>
              <table:table-cell office:value-type="float" office:value="0.0135851863819222">
                <text:p>0.013585186381922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23231410980225">
                <text:p>0.0123231410980225</text:p>
              </table:table-cell>
              <table:table-cell office:value-type="float" office:value="0.0137082129919239">
                <text:p>0.01370821299192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123250484466553">
                <text:p>0.0123250484466553</text:p>
              </table:table-cell>
              <table:table-cell office:value-type="float" office:value="0.013747811475265">
                <text:p>0.0137478114752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114810466766357">
                <text:p>0.0114810466766357</text:p>
              </table:table-cell>
              <table:table-cell office:value-type="float" office:value="0.0136970589447641">
                <text:p>0.01369705894476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123200416564941">
                <text:p>0.0123200416564941</text:p>
              </table:table-cell>
              <table:table-cell office:value-type="float" office:value="0.0137358003024523">
                <text:p>0.01373580030245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122928619384766">
                <text:p>0.0122928619384766</text:p>
              </table:table-cell>
              <table:table-cell office:value-type="float" office:value="0.0136864046779793">
                <text:p>0.01368640467797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122928619384766">
                <text:p>0.0122928619384766</text:p>
              </table:table-cell>
              <table:table-cell office:value-type="float" office:value="0.0136104405888094">
                <text:p>0.01361044058880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22959613800049">
                <text:p>0.0122959613800049</text:p>
              </table:table-cell>
              <table:table-cell office:value-type="float" office:value="0.0135229016941881">
                <text:p>0.01352290169418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14779472351074">
                <text:p>0.0114779472351074</text:p>
              </table:table-cell>
              <table:table-cell office:value-type="float" office:value="0.0136607129714003">
                <text:p>0.013660712971400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122990608215332">
                <text:p>0.0122990608215332</text:p>
              </table:table-cell>
              <table:table-cell office:value-type="float" office:value="0.0135970598122347">
                <text:p>0.013597059812234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23050212860107">
                <text:p>0.0123050212860107</text:p>
              </table:table-cell>
              <table:table-cell office:value-type="float" office:value="0.0135214304806102">
                <text:p>0.013521430480610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123038291931152">
                <text:p>0.0123038291931152</text:p>
              </table:table-cell>
              <table:table-cell office:value-type="float" office:value="0.0134324448398929">
                <text:p>0.013432444839892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114850997924805">
                <text:p>0.0114850997924805</text:p>
              </table:table-cell>
              <table:table-cell office:value-type="float" office:value="0.0136243376374529">
                <text:p>0.013624337637452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114760398864746">
                <text:p>0.0114760398864746</text:p>
              </table:table-cell>
              <table:table-cell office:value-type="float" office:value="0.0136913435209514">
                <text:p>0.01369134352095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115008354187012">
                <text:p>0.0115008354187012</text:p>
              </table:table-cell>
              <table:table-cell office:value-type="float" office:value="0.0136443918027216">
                <text:p>0.01364439180272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128889083862305">
                <text:p>0.0128889083862305</text:p>
              </table:table-cell>
              <table:table-cell office:value-type="float" office:value="0.0135443427375755">
                <text:p>0.01354434273757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119140148162842">
                <text:p>0.0119140148162842</text:p>
              </table:table-cell>
              <table:table-cell office:value-type="float" office:value="0.0132325921670626">
                <text:p>0.013232592167062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19860172271729">
                <text:p>0.0119860172271729</text:p>
              </table:table-cell>
              <table:table-cell office:value-type="float" office:value="0.0130021458261993">
                <text:p>0.013002145826199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119879245758057">
                <text:p>0.0119879245758057</text:p>
              </table:table-cell>
              <table:table-cell office:value-type="float" office:value="0.0128213071635">
                <text:p>0.01282130716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119740962982178">
                <text:p>0.0119740962982178</text:p>
              </table:table-cell>
              <table:table-cell office:value-type="float" office:value="0.0126610317729519">
                <text:p>0.012661031772951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20849609375">
                <text:p>0.0120849609375</text:p>
              </table:table-cell>
              <table:table-cell office:value-type="float" office:value="0.0126591070335117">
                <text:p>0.012659107033511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130882263183594">
                <text:p>0.0130882263183594</text:p>
              </table:table-cell>
              <table:table-cell office:value-type="float" office:value="0.0143290290185328">
                <text:p>0.014329029018532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130879878997803">
                <text:p>0.0130879878997803</text:p>
              </table:table-cell>
              <table:table-cell office:value-type="float" office:value="0.0148049360851292">
                <text:p>0.014804936085129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122480392456055">
                <text:p>0.0122480392456055</text:p>
              </table:table-cell>
              <table:table-cell office:value-type="float" office:value="0.0142262158466248">
                <text:p>0.014226215846624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11458158493042">
                <text:p>0.011458158493042</text:p>
              </table:table-cell>
              <table:table-cell office:value-type="float" office:value="0.0144757583298176">
                <text:p>0.014475758329817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114538669586182">
                <text:p>0.0114538669586182</text:p>
              </table:table-cell>
              <table:table-cell office:value-type="float" office:value="0.0145489756821344">
                <text:p>0.014548975682134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122721195220947">
                <text:p>0.0122721195220947</text:p>
              </table:table-cell>
              <table:table-cell office:value-type="float" office:value="0.0141317629190454">
                <text:p>0.01413176291904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122840404510498">
                <text:p>0.0122840404510498</text:p>
              </table:table-cell>
              <table:table-cell office:value-type="float" office:value="0.013813264232188">
                <text:p>0.01381326423218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114650726318359">
                <text:p>0.0114650726318359</text:p>
              </table:table-cell>
              <table:table-cell office:value-type="float" office:value="0.0139861942073064">
                <text:p>0.01398619420730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122621059417725">
                <text:p>0.0122621059417725</text:p>
              </table:table-cell>
              <table:table-cell office:value-type="float" office:value="0.0137353691220463">
                <text:p>0.013735369122046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122649669647217">
                <text:p>0.0122649669647217</text:p>
              </table:table-cell>
              <table:table-cell office:value-type="float" office:value="0.0135279443362787">
                <text:p>0.013527944336278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122740268707275">
                <text:p>0.0122740268707275</text:p>
              </table:table-cell>
              <table:table-cell office:value-type="float" office:value="0.0133625461720142">
                <text:p>0.013362546172014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122549533843994">
                <text:p>0.0122549533843994</text:p>
              </table:table-cell>
              <table:table-cell office:value-type="float" office:value="0.0131985297264312">
                <text:p>0.01319852972643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114438533782959">
                <text:p>0.0114438533782959</text:p>
              </table:table-cell>
              <table:table-cell office:value-type="float" office:value="0.013545356176028">
                <text:p>0.01354535617602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122740268707275">
                <text:p>0.0122740268707275</text:p>
              </table:table-cell>
              <table:table-cell office:value-type="float" office:value="0.0134193523042625">
                <text:p>0.01341935230426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122559070587158">
                <text:p>0.0122559070587158</text:p>
              </table:table-cell>
              <table:table-cell office:value-type="float" office:value="0.0132804860551052">
                <text:p>0.01328048605510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122730731964111">
                <text:p>0.0122730731964111</text:p>
              </table:table-cell>
              <table:table-cell office:value-type="float" office:value="0.0131766488903658">
                <text:p>0.013176648890365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122780799865723">
                <text:p>0.0122780799865723</text:p>
              </table:table-cell>
              <table:table-cell office:value-type="float" office:value="0.0130859016495008">
                <text:p>0.013085901649500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114560127258301">
                <text:p>0.0114560127258301</text:p>
              </table:table-cell>
              <table:table-cell office:value-type="float" office:value="0.0134526232286993">
                <text:p>0.013452623228699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12253999710083">
                <text:p>0.012253999710083</text:p>
              </table:table-cell>
              <table:table-cell office:value-type="float" office:value="0.0133243240617153">
                <text:p>0.013324324061715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122601985931396">
                <text:p>0.0122601985931396</text:p>
              </table:table-cell>
              <table:table-cell office:value-type="float" office:value="0.0132136538408322">
                <text:p>0.013213653840832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114240646362305">
                <text:p>0.0114240646362305</text:p>
              </table:table-cell>
              <table:table-cell office:value-type="float" office:value="0.0135321259516611">
                <text:p>0.01353212595166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122311115264893">
                <text:p>0.0122311115264893</text:p>
              </table:table-cell>
              <table:table-cell office:value-type="float" office:value="0.013391821691192">
                <text:p>0.01339182169119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122280120849609">
                <text:p>0.0122280120849609</text:p>
              </table:table-cell>
              <table:table-cell office:value-type="float" office:value="0.0132599879558928">
                <text:p>0.013259987955892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122270584106445">
                <text:p>0.0122270584106445</text:p>
              </table:table-cell>
              <table:table-cell office:value-type="float" office:value="0.0131401499375301">
                <text:p>0.013140149937530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122230052947998">
                <text:p>0.0122230052947998</text:p>
              </table:table-cell>
              <table:table-cell office:value-type="float" office:value="0.0130284123724391">
                <text:p>0.01302841237243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122239589691162">
                <text:p>0.0122239589691162</text:p>
              </table:table-cell>
              <table:table-cell office:value-type="float" office:value="0.0129309885077778">
                <text:p>0.012930988507777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122299194335938">
                <text:p>0.0122299194335938</text:p>
              </table:table-cell>
              <table:table-cell office:value-type="float" office:value="0.0128516649460479">
                <text:p>0.01285166494604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122330188751221">
                <text:p>0.0122330188751221</text:p>
              </table:table-cell>
              <table:table-cell office:value-type="float" office:value="0.0127836661831179">
                <text:p>0.012783666183117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122101306915283">
                <text:p>0.0122101306915283</text:p>
              </table:table-cell>
              <table:table-cell office:value-type="float" office:value="0.0126960850600272">
                <text:p>0.012696085060027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122108459472656">
                <text:p>0.0122108459472656</text:p>
              </table:table-cell>
              <table:table-cell office:value-type="float" office:value="0.0126242285366878">
                <text:p>0.012624228536687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122020244598389">
                <text:p>0.0122020244598389</text:p>
              </table:table-cell>
              <table:table-cell office:value-type="float" office:value="0.0125542303139718">
                <text:p>0.012554230313971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122039318084717">
                <text:p>0.0122039318084717</text:p>
              </table:table-cell>
              <table:table-cell office:value-type="float" office:value="0.0124994333145846">
                <text:p>0.01249943331458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130081176757813">
                <text:p>0.0130081176757813</text:p>
              </table:table-cell>
              <table:table-cell office:value-type="float" office:value="0.0133589474623941">
                <text:p>0.01335894746239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114319324493408">
                <text:p>0.0114319324493408</text:p>
              </table:table-cell>
              <table:table-cell office:value-type="float" office:value="0.0138265161491772">
                <text:p>0.013826516149177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114400386810303">
                <text:p>0.0114400386810303</text:p>
              </table:table-cell>
              <table:table-cell office:value-type="float" office:value="0.0140514344065304">
                <text:p>0.014051434406530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114428997039795">
                <text:p>0.0114428997039795</text:p>
              </table:table-cell>
              <table:table-cell office:value-type="float" office:value="0.0141149275014161">
                <text:p>0.014114927501416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122530460357666">
                <text:p>0.0122530460357666</text:p>
              </table:table-cell>
              <table:table-cell office:value-type="float" office:value="0.0138713114009335">
                <text:p>0.013871311400933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12260913848877">
                <text:p>0.012260913848877</text:p>
              </table:table-cell>
              <table:table-cell office:value-type="float" office:value="0.0136697188320794">
                <text:p>0.013669718832079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114011764526367">
                <text:p>0.0114011764526367</text:p>
              </table:table-cell>
              <table:table-cell office:value-type="float" office:value="0.0138436551364339">
                <text:p>0.013843655136433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114040374755859">
                <text:p>0.0114040374755859</text:p>
              </table:table-cell>
              <table:table-cell office:value-type="float" office:value="0.0138789699822173">
                <text:p>0.013878969982217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114049911499023">
                <text:p>0.0114049911499023</text:p>
              </table:table-cell>
              <table:table-cell office:value-type="float" office:value="0.0138239692439036">
                <text:p>0.013823969243903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0.0137380308813675">
                <text:p>0.01373803088136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22041702270508">
                <text:p>0.0122041702270508</text:p>
              </table:table-cell>
              <table:table-cell office:value-type="float" office:value="0.0136305714416551">
                <text:p>0.013630571441655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114090442657471">
                <text:p>0.0114090442657471</text:p>
              </table:table-cell>
              <table:table-cell office:value-type="float" office:value="0.0136591999147946">
                <text:p>0.013659199914794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122089385986328">
                <text:p>0.0122089385986328</text:p>
              </table:table-cell>
              <table:table-cell office:value-type="float" office:value="0.0135990906952416">
                <text:p>0.013599090695241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122218132019043">
                <text:p>0.0122218132019043</text:p>
              </table:table-cell>
              <table:table-cell office:value-type="float" office:value="0.0135306856955712">
                <text:p>0.01353068569557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114209651947021">
                <text:p>0.0114209651947021</text:p>
              </table:table-cell>
              <table:table-cell office:value-type="float" office:value="0.0135938059080844">
                <text:p>0.013593805908084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122368335723877">
                <text:p>0.0122368335723877</text:p>
              </table:table-cell>
              <table:table-cell office:value-type="float" office:value="0.0135665453414574">
                <text:p>0.01356654534145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122141838073731">
                <text:p>0.0122141838073731</text:p>
              </table:table-cell>
              <table:table-cell office:value-type="float" office:value="0.0134816211161836">
                <text:p>0.013481621116183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122179985046387">
                <text:p>0.0122179985046387</text:p>
              </table:table-cell>
              <table:table-cell office:value-type="float" office:value="0.0133905737118711">
                <text:p>0.013390573711871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122389793395996">
                <text:p>0.0122389793395996</text:p>
              </table:table-cell>
              <table:table-cell office:value-type="float" office:value="0.0133177843168961">
                <text:p>0.013317784316896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114140510559082">
                <text:p>0.0114140510559082</text:p>
              </table:table-cell>
              <table:table-cell office:value-type="float" office:value="0.0135278974729475">
                <text:p>0.013527897472947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122170448303223">
                <text:p>0.0122170448303223</text:p>
              </table:table-cell>
              <table:table-cell office:value-type="float" office:value="0.0134359111274921">
                <text:p>0.013435911127492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122339725494385">
                <text:p>0.0122339725494385</text:p>
              </table:table-cell>
              <table:table-cell office:value-type="float" office:value="0.0133564992005062">
                <text:p>0.01335649920050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122289657592773">
                <text:p>0.0122289657592773</text:p>
              </table:table-cell>
              <table:table-cell office:value-type="float" office:value="0.0132636735266445">
                <text:p>0.013263673526644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122020244598389">
                <text:p>0.0122020244598389</text:p>
              </table:table-cell>
              <table:table-cell office:value-type="float" office:value="0.0131401130985743">
                <text:p>0.01314011309857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121941566467285">
                <text:p>0.0121941566467285</text:p>
              </table:table-cell>
              <table:table-cell office:value-type="float" office:value="0.0130208600079436">
                <text:p>0.013020860007943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11397123336792">
                <text:p>0.011397123336792</text:p>
              </table:table-cell>
              <table:table-cell office:value-type="float" office:value="0.0133796977887122">
                <text:p>0.013379697788712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113699436187744">
                <text:p>0.0113699436187744</text:p>
              </table:table-cell>
              <table:table-cell office:value-type="float" office:value="0.0135770118839845">
                <text:p>0.013577011883984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121879577636719">
                <text:p>0.0121879577636719</text:p>
              </table:table-cell>
              <table:table-cell office:value-type="float" office:value="0.0134692901855516">
                <text:p>0.01346929018555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121860504150391">
                <text:p>0.0121860504150391</text:p>
              </table:table-cell>
              <table:table-cell office:value-type="float" office:value="0.0133564104155594">
                <text:p>0.01335641041555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121860504150391">
                <text:p>0.0121860504150391</text:p>
              </table:table-cell>
              <table:table-cell office:value-type="float" office:value="0.0132457593164857">
                <text:p>0.013245759316485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113849639892578">
                <text:p>0.0113849639892578</text:p>
              </table:table-cell>
              <table:table-cell office:value-type="float" office:value="0.0134771014499942">
                <text:p>0.01347710144999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113828182220459">
                <text:p>0.0113828182220459</text:p>
              </table:table-cell>
              <table:table-cell office:value-type="float" office:value="0.0135654179757715">
                <text:p>0.01356541797577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121791362762451">
                <text:p>0.0121791362762451</text:p>
              </table:table-cell>
              <table:table-cell office:value-type="float" office:value="0.0134992025246273">
                <text:p>0.013499202524627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121951103210449">
                <text:p>0.0121951103210449</text:p>
              </table:table-cell>
              <table:table-cell office:value-type="float" office:value="0.0134324673649518">
                <text:p>0.013432467364951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113790035247803">
                <text:p>0.0113790035247803</text:p>
              </table:table-cell>
              <table:table-cell office:value-type="float" office:value="0.0135455226730841">
                <text:p>0.01354552267308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121760368347168">
                <text:p>0.0121760368347168</text:p>
              </table:table-cell>
              <table:table-cell office:value-type="float" office:value="0.013474240885512">
                <text:p>0.01347424088551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121750831604004">
                <text:p>0.0121750831604004</text:p>
              </table:table-cell>
              <table:table-cell office:value-type="float" office:value="0.0133858204522245">
                <text:p>0.013385820452224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113668441772461">
                <text:p>0.0113668441772461</text:p>
              </table:table-cell>
              <table:table-cell office:value-type="float" office:value="0.0135244301167893">
                <text:p>0.01352443011678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113608837127686">
                <text:p>0.0113608837127686</text:p>
              </table:table-cell>
              <table:table-cell office:value-type="float" office:value="0.013553183554967">
                <text:p>0.0135531835549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11354923248291">
                <text:p>0.011354923248291</text:p>
              </table:table-cell>
              <table:table-cell office:value-type="float" office:value="0.0135087590351203">
                <text:p>0.013508759035120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121469497680664">
                <text:p>0.0121469497680664</text:p>
              </table:table-cell>
              <table:table-cell office:value-type="float" office:value="0.0135175537108785">
                <text:p>0.013517553710878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121581554412842">
                <text:p>0.0121581554412842</text:p>
              </table:table-cell>
              <table:table-cell office:value-type="float" office:value="0.0134931002260019">
                <text:p>0.01349310022600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121490955352783">
                <text:p>0.0121490955352783</text:p>
              </table:table-cell>
              <table:table-cell office:value-type="float" office:value="0.0134251432077726">
                <text:p>0.013425143207772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121619701385498">
                <text:p>0.0121619701385498</text:p>
              </table:table-cell>
              <table:table-cell office:value-type="float" office:value="0.0133551538534746">
                <text:p>0.013355153853474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121650695800781">
                <text:p>0.0121650695800781</text:p>
              </table:table-cell>
              <table:table-cell office:value-type="float" office:value="0.0132754232203445">
                <text:p>0.013275423220344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11368989944458">
                <text:p>0.011368989944458</text:p>
              </table:table-cell>
              <table:table-cell office:value-type="float" office:value="0.0134493902518241">
                <text:p>0.013449390251824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120120048522949">
                <text:p>0.0120120048522949</text:p>
              </table:table-cell>
              <table:table-cell office:value-type="float" office:value="0.013209929277242">
                <text:p>0.01320992927724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1202392578125">
                <text:p>0.01202392578125</text:p>
              </table:table-cell>
              <table:table-cell office:value-type="float" office:value="0.0130287589194674">
                <text:p>0.013028758919467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120129585266113">
                <text:p>0.0120129585266113</text:p>
              </table:table-cell>
              <table:table-cell office:value-type="float" office:value="0.01286612667514">
                <text:p>0.012866126675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120170116424561">
                <text:p>0.0120170116424561</text:p>
              </table:table-cell>
              <table:table-cell office:value-type="float" office:value="0.0127372975154839">
                <text:p>0.012737297515483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120260715484619">
                <text:p>0.0120260715484619</text:p>
              </table:table-cell>
              <table:table-cell office:value-type="float" office:value="0.0126404368401841">
                <text:p>0.012640436840184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121760368347168">
                <text:p>0.0121760368347168</text:p>
              </table:table-cell>
              <table:table-cell office:value-type="float" office:value="0.012726384053689">
                <text:p>0.01272638405368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121560096740723">
                <text:p>0.0121560096740723</text:p>
              </table:table-cell>
              <table:table-cell office:value-type="float" office:value="0.0127430580062336">
                <text:p>0.01274305800623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121598243713379">
                <text:p>0.0121598243713379</text:p>
              </table:table-cell>
              <table:table-cell office:value-type="float" office:value="0.0127399465616348">
                <text:p>0.012739946561634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121569633483887">
                <text:p>0.0121569633483887</text:p>
              </table:table-cell>
              <table:table-cell office:value-type="float" office:value="0.0127165572068522">
                <text:p>0.012716557206852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121490955352783">
                <text:p>0.0121490955352783</text:p>
              </table:table-cell>
              <table:table-cell office:value-type="float" office:value="0.01267486934495">
                <text:p>0.0126748693449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113341808319092">
                <text:p>0.0113341808319092</text:p>
              </table:table-cell>
              <table:table-cell office:value-type="float" office:value="0.0131437765074899">
                <text:p>0.013143776507489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1214599609375">
                <text:p>0.01214599609375</text:p>
              </table:table-cell>
              <table:table-cell office:value-type="float" office:value="0.0130574491297045">
                <text:p>0.01305744912970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121359825134277">
                <text:p>0.0121359825134277</text:p>
              </table:table-cell>
              <table:table-cell office:value-type="float" office:value="0.0129610486027966">
                <text:p>0.012961048602796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121338367462158">
                <text:p>0.0121338367462158</text:p>
              </table:table-cell>
              <table:table-cell office:value-type="float" office:value="0.0128695884536072">
                <text:p>0.012869588453607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121259689331055">
                <text:p>0.0121259689331055</text:p>
              </table:table-cell>
              <table:table-cell office:value-type="float" office:value="0.0127777242000965">
                <text:p>0.012777724200096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127239227294922">
                <text:p>0.0127239227294922</text:p>
              </table:table-cell>
              <table:table-cell office:value-type="float" office:value="0.0131641389497716">
                <text:p>0.013164138949771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119240283966064">
                <text:p>0.0119240283966064</text:p>
              </table:table-cell>
              <table:table-cell office:value-type="float" office:value="0.0126856876478438">
                <text:p>0.012685687647843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119228363037109">
                <text:p>0.0119228363037109</text:p>
              </table:table-cell>
              <table:table-cell office:value-type="float" office:value="0.0126025298901104">
                <text:p>0.012602529890110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119240283966064">
                <text:p>0.0119240283966064</text:p>
              </table:table-cell>
              <table:table-cell office:value-type="float" office:value="0.0125256741057393">
                <text:p>0.012525674105739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119290351867676">
                <text:p>0.0119290351867676</text:p>
              </table:table-cell>
              <table:table-cell office:value-type="float" office:value="0.0124520551274443">
                <text:p>0.012452055127444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1214599609375">
                <text:p>0.01214599609375</text:p>
              </table:table-cell>
              <table:table-cell office:value-type="float" office:value="0.0129675197360801">
                <text:p>0.012967519736080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121469497680664">
                <text:p>0.0121469497680664</text:p>
              </table:table-cell>
              <table:table-cell office:value-type="float" office:value="0.0128138886468782">
                <text:p>0.012813888646878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121538639068604">
                <text:p>0.0121538639068604</text:p>
              </table:table-cell>
              <table:table-cell office:value-type="float" office:value="0.0127000048107698">
                <text:p>0.012700004810769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121588706970215">
                <text:p>0.0121588706970215</text:p>
              </table:table-cell>
              <table:table-cell office:value-type="float" office:value="0.0126138342790078">
                <text:p>0.012613834279007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121340751647949">
                <text:p>0.0121340751647949</text:p>
              </table:table-cell>
              <table:table-cell office:value-type="float" office:value="0.012515172281847">
                <text:p>0.01251517228184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113329887390137">
                <text:p>0.0113329887390137</text:p>
              </table:table-cell>
              <table:table-cell office:value-type="float" office:value="0.0130969111210761">
                <text:p>0.013096911121076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11340856552124">
                <text:p>0.011340856552124</text:p>
              </table:table-cell>
              <table:table-cell office:value-type="float" office:value="0.0134166703234092">
                <text:p>0.013416670323409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121569633483887">
                <text:p>0.0121569633483887</text:p>
              </table:table-cell>
              <table:table-cell office:value-type="float" office:value="0.0132994499516081">
                <text:p>0.013299449951608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122659206390381">
                <text:p>0.0122659206390381</text:p>
              </table:table-cell>
              <table:table-cell office:value-type="float" office:value="0.0133093983282436">
                <text:p>0.013309398328243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122780799865723">
                <text:p>0.0122780799865723</text:p>
              </table:table-cell>
              <table:table-cell office:value-type="float" office:value="0.0132969975385989">
                <text:p>0.013296997538598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122699737548828">
                <text:p>0.0122699737548828</text:p>
              </table:table-cell>
              <table:table-cell office:value-type="float" office:value="0.0132478988362431">
                <text:p>0.013247898836243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122509002685547">
                <text:p>0.0122509002685547</text:p>
              </table:table-cell>
              <table:table-cell office:value-type="float" office:value="0.0131636599819105">
                <text:p>0.01316365998191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122489929199219">
                <text:p>0.0122489929199219</text:p>
              </table:table-cell>
              <table:table-cell office:value-type="float" office:value="0.0130777087255004">
                <text:p>0.01307770872550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113279819488525">
                <text:p>0.0113279819488525</text:p>
              </table:table-cell>
              <table:table-cell office:value-type="float" office:value="0.0135158594260685">
                <text:p>0.013515859426068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121049880981445">
                <text:p>0.0121049880981445</text:p>
              </table:table-cell>
              <table:table-cell office:value-type="float" office:value="0.0132471395116378">
                <text:p>0.01324713951163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121090412139893">
                <text:p>0.0121090412139893</text:p>
              </table:table-cell>
              <table:table-cell office:value-type="float" office:value="0.0130396595914463">
                <text:p>0.013039659591446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121281147003174">
                <text:p>0.0121281147003174</text:p>
              </table:table-cell>
              <table:table-cell office:value-type="float" office:value="0.0128958767416443">
                <text:p>0.012895876741644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129289627075195">
                <text:p>0.0129289627075195</text:p>
              </table:table-cell>
              <table:table-cell office:value-type="float" office:value="0.0136784806907727">
                <text:p>0.013678480690772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121290683746338">
                <text:p>0.0121290683746338</text:p>
              </table:table-cell>
              <table:table-cell office:value-type="float" office:value="0.0133198847213674">
                <text:p>0.013319884721367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113351345062256">
                <text:p>0.0113351345062256</text:p>
              </table:table-cell>
              <table:table-cell office:value-type="float" office:value="0.013742035240467">
                <text:p>0.01374203524046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113329887390137">
                <text:p>0.0113329887390137</text:p>
              </table:table-cell>
              <table:table-cell office:value-type="float" office:value="0.0139457334169914">
                <text:p>0.013945733416991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112769603729248">
                <text:p>0.0112769603729248</text:p>
              </table:table-cell>
              <table:table-cell office:value-type="float" office:value="0.0140467868944766">
                <text:p>0.014046786894476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127730369567871">
                <text:p>0.0127730369567871</text:p>
              </table:table-cell>
              <table:table-cell office:value-type="float" office:value="0.0145145818350089">
                <text:p>0.014514581835008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127379894256592">
                <text:p>0.0127379894256592</text:p>
              </table:table-cell>
              <table:table-cell office:value-type="float" office:value="0.0147277205147699">
                <text:p>0.014727720514769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120248794555664">
                <text:p>0.0120248794555664</text:p>
              </table:table-cell>
              <table:table-cell office:value-type="float" office:value="0.0141148113364627">
                <text:p>0.0141148113364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